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ny_plane_module_percentage_data" table:style-name="ta1">
        <table:shapes>
          <draw:frame draw:z-index="0" draw:style-name="gr1" draw:text-style-name="P1" svg:width="11.2677in" svg:height="7.5815in" svg:x="3.4299in" svg:y="0.3453in">
            <draw:object draw:notify-on-update-of-ranges="tiny_plane_module_percentage_data.B97:tiny_plane_module_percentage_data.EA97 tiny_plane_module_percentage_data.B98:tiny_plane_module_percentage_data.EA98 tiny_plane_module_percentage_data.B98:tiny_plane_module_percentage_data.EA98 tiny_plane_module_percentage_data.B14:tiny_plane_module_percentage_data.EA14 tiny_plane_module_percentage_data.B27:tiny_plane_module_percentage_data.EA27 tiny_plane_module_percentage_data.B28:tiny_plane_module_percentage_data.EA28 tiny_plane_module_percentage_data.B28:tiny_plane_module_percentage_data.EA28 tiny_plane_module_percentage_data.B53:tiny_plane_module_percentage_data.EA53 tiny_plane_module_percentage_data.B54:tiny_plane_module_percentage_data.EA54 tiny_plane_module_percentage_data.B54:tiny_plane_module_percentage_data.EA54 tiny_plane_module_percentage_data.G66:tiny_plane_module_percentage_data.EA66 tiny_plane_module_percentage_data.G67:tiny_plane_module_percentage_data.EA67 tiny_plane_module_percentage_data.G67:tiny_plane_module_percentage_data.EA67 tiny_plane_module_percentage_data.B82:tiny_plane_module_percentage_data.EA82 tiny_plane_module_percentage_data.B83:tiny_plane_module_percentage_data.EA83 tiny_plane_module_percentage_data.B83:tiny_plane_module_percentage_data.EA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7" table:default-cell-style-name="Default"/>
        <table:table-column table:style-name="co1" table:number-columns-repeated="32" table:default-cell-style-name="Default"/>
        <table:table-column table:style-name="co2" table:number-columns-repeated="80" table:default-cell-style-name="Default"/>
        <table:table-row table:style-name="ro1" table:number-rows-repeated="3">
          <table:table-cell table:number-columns-repeated="131"/>
        </table:table-row>
        <table:table-row table:style-name="ro1"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66" office:value-type="float" office:value="100" calcext:value-type="float">
            <text:p>100</text:p>
          </table:table-cell>
          <table:table-cell table:number-columns-repeated="20" office:value-type="float" office:value="85.7142857142857" calcext:value-type="float">
            <text:p>85.7142857142857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57.1428571428571" calcext:value-type="float">
            <text:p>57.1428571428571</text:p>
          </table:table-cell>
          <table:table-cell table:number-columns-repeated="9" office:value-type="float" office:value="42.8571428571429" calcext:value-type="float">
            <text:p>42.8571428571429</text:p>
          </table:table-cell>
          <table:table-cell table:number-columns-repeated="12" office:value-type="float" office:value="28.5714285714286" calcext:value-type="float">
            <text:p>28.5714285714286</text:p>
          </table:table-cell>
          <table:table-cell table:number-columns-repeated="13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67"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11" office:value-type="float" office:value="57.1428571428571" calcext:value-type="float">
            <text:p>57.1428571428571</text:p>
          </table:table-cell>
          <table:table-cell table:number-columns-repeated="8" office:value-type="float" office:value="42.8571428571429" calcext:value-type="float">
            <text:p>42.8571428571429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6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58" office:value-type="float" office:value="100" calcext:value-type="float">
            <text:p>100</text:p>
          </table:table-cell>
          <table:table-cell table:number-columns-repeated="12" office:value-type="float" office:value="85.7142857142857" calcext:value-type="float">
            <text:p>85.7142857142857</text:p>
          </table:table-cell>
          <table:table-cell table:number-columns-repeated="3" office:value-type="float" office:value="71.4285714285714" calcext:value-type="float">
            <text:p>71.4285714285714</text:p>
          </table:table-cell>
          <table:table-cell table:number-columns-repeated="5" office:value-type="float" office:value="57.1428571428571" calcext:value-type="float">
            <text:p>57.1428571428571</text:p>
          </table:table-cell>
          <table:table-cell table:number-columns-repeated="9" office:value-type="float" office:value="42.8571428571429" calcext:value-type="float">
            <text:p>42.8571428571429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33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78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6" office:value-type="float" office:value="71.4285714285714" calcext:value-type="float">
            <text:p>71.4285714285714</text:p>
          </table:table-cell>
          <table:table-cell table:number-columns-repeated="2" office:value-type="float" office:value="57.1428571428571" calcext:value-type="float">
            <text:p>57.1428571428571</text:p>
          </table:table-cell>
          <table:table-cell table:number-columns-repeated="5" office:value-type="float" office:value="42.8571428571429" calcext:value-type="float">
            <text:p>42.8571428571429</text:p>
          </table:table-cell>
          <table:table-cell table:number-columns-repeated="6" office:value-type="float" office:value="28.5714285714286" calcext:value-type="float">
            <text:p>28.5714285714286</text:p>
          </table:table-cell>
          <table:table-cell table:number-columns-repeated="20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67" office:value-type="float" office:value="100" calcext:value-type="float">
            <text:p>100</text:p>
          </table:table-cell>
          <table:table-cell table:number-columns-repeated="10" office:value-type="float" office:value="85.7142857142857" calcext:value-type="float">
            <text:p>85.7142857142857</text:p>
          </table:table-cell>
          <table:table-cell table:number-columns-repeated="3" office:value-type="float" office:value="71.4285714285714" calcext:value-type="float">
            <text:p>71.4285714285714</text:p>
          </table:table-cell>
          <table:table-cell table:number-columns-repeated="7" office:value-type="float" office:value="57.1428571428571" calcext:value-type="float">
            <text:p>57.1428571428571</text:p>
          </table:table-cell>
          <table:table-cell table:number-columns-repeated="8" office:value-type="float" office:value="42.8571428571429" calcext:value-type="float">
            <text:p>42.8571428571429</text:p>
          </table:table-cell>
          <table:table-cell table:number-columns-repeated="8" office:value-type="float" office:value="28.5714285714286" calcext:value-type="float">
            <text:p>28.5714285714286</text:p>
          </table:table-cell>
          <table:table-cell table:number-columns-repeated="19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86" office:value-type="float" office:value="100" calcext:value-type="float">
            <text:p>100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table:number-columns-repeated="8" office:value-type="float" office:value="71.4285714285714" calcext:value-type="float">
            <text:p>71.4285714285714</text:p>
          </table:table-cell>
          <table:table-cell table:number-columns-repeated="5" office:value-type="float" office:value="57.1428571428571" calcext:value-type="float">
            <text:p>57.1428571428571</text:p>
          </table:table-cell>
          <table:table-cell table:number-columns-repeated="5" office:value-type="float" office:value="42.8571428571429" calcext:value-type="float">
            <text:p>42.8571428571429</text:p>
          </table:table-cell>
          <table:table-cell table:number-columns-repeated="17" office:value-type="float" office:value="28.5714285714286" calcext:value-type="float">
            <text:p>28.5714285714286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68"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7" office:value-type="float" office:value="71.4285714285714" calcext:value-type="float">
            <text:p>71.4285714285714</text:p>
          </table:table-cell>
          <table:table-cell table:number-columns-repeated="4" office:value-type="float" office:value="57.1428571428571" calcext:value-type="float">
            <text:p>57.1428571428571</text:p>
          </table:table-cell>
          <table:table-cell table:number-columns-repeated="8" office:value-type="float" office:value="42.8571428571429" calcext:value-type="float">
            <text:p>42.8571428571429</text:p>
          </table:table-cell>
          <table:table-cell table:number-columns-repeated="9" office:value-type="float" office:value="28.5714285714286" calcext:value-type="float">
            <text:p>28.5714285714286</text:p>
          </table:table-cell>
          <table:table-cell table:number-columns-repeated="21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59" office:value-type="float" office:value="100" calcext:value-type="float">
            <text:p>100</text:p>
          </table:table-cell>
          <table:table-cell table:number-columns-repeated="10" office:value-type="float" office:value="85.7142857142857" calcext:value-type="float">
            <text:p>85.7142857142857</text:p>
          </table:table-cell>
          <table:table-cell table:number-columns-repeated="3" office:value-type="float" office:value="71.4285714285714" calcext:value-type="float">
            <text:p>71.4285714285714</text:p>
          </table:table-cell>
          <table:table-cell table:number-columns-repeated="8" office:value-type="float" office:value="57.1428571428571" calcext:value-type="float">
            <text:p>57.1428571428571</text:p>
          </table:table-cell>
          <table:table-cell table:number-columns-repeated="6" office:value-type="float" office:value="42.8571428571429" calcext:value-type="float">
            <text:p>42.8571428571429</text:p>
          </table:table-cell>
          <table:table-cell table:number-columns-repeated="7" office:value-type="float" office:value="28.5714285714286" calcext:value-type="float">
            <text:p>28.5714285714286</text:p>
          </table:table-cell>
          <table:table-cell table:number-columns-repeated="29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65"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7" office:value-type="float" office:value="71.4285714285714" calcext:value-type="float">
            <text:p>71.4285714285714</text:p>
          </table:table-cell>
          <table:table-cell table:number-columns-repeated="6" office:value-type="float" office:value="57.1428571428571" calcext:value-type="float">
            <text:p>57.1428571428571</text:p>
          </table:table-cell>
          <table:table-cell table:number-columns-repeated="6" office:value-type="float" office:value="42.8571428571429" calcext:value-type="float">
            <text:p>42.8571428571429</text:p>
          </table:table-cell>
          <table:table-cell table:number-columns-repeated="12" office:value-type="float" office:value="28.5714285714286" calcext:value-type="float">
            <text:p>28.5714285714286</text:p>
          </table:table-cell>
          <table:table-cell table:number-columns-repeated="20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68"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6" office:value-type="float" office:value="71.4285714285714" calcext:value-type="float">
            <text:p>71.4285714285714</text:p>
          </table:table-cell>
          <table:table-cell table:number-columns-repeated="7" office:value-type="float" office:value="42.8571428571429" calcext:value-type="float">
            <text:p>42.8571428571429</text:p>
          </table:table-cell>
          <table:table-cell table:number-columns-repeated="11" office:value-type="float" office:value="28.5714285714286" calcext:value-type="float">
            <text:p>28.5714285714286</text:p>
          </table:table-cell>
          <table:table-cell table:number-columns-repeated="22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4:.B13])" office:value-type="float" office:value="100" calcext:value-type="float">
            <text:p>100</text:p>
          </table:table-cell>
          <table:table-cell table:formula="of:=AVERAGE([.C4:.C13])" office:value-type="float" office:value="100" calcext:value-type="float">
            <text:p>100</text:p>
          </table:table-cell>
          <table:table-cell table:formula="of:=AVERAGE([.D4:.D13])" office:value-type="float" office:value="90" calcext:value-type="float">
            <text:p>90</text:p>
          </table:table-cell>
          <table:table-cell table:formula="of:=AVERAGE([.E4:.E13])" office:value-type="float" office:value="88.5714285714286" calcext:value-type="float">
            <text:p>88.5714285714286</text:p>
          </table:table-cell>
          <table:table-cell table:formula="of:=AVERAGE([.F4:.F13])" office:value-type="float" office:value="85.7142857142857" calcext:value-type="float">
            <text:p>85.7142857142857</text:p>
          </table:table-cell>
          <table:table-cell table:formula="of:=AVERAGE([.G4:.G13])" office:value-type="float" office:value="85.7142857142857" calcext:value-type="float">
            <text:p>85.7142857142857</text:p>
          </table:table-cell>
          <table:table-cell table:formula="of:=AVERAGE([.H4:.H13])" office:value-type="float" office:value="85.7142857142857" calcext:value-type="float">
            <text:p>85.7142857142857</text:p>
          </table:table-cell>
          <table:table-cell table:formula="of:=AVERAGE([.I4:.I13])" office:value-type="float" office:value="91.4285714285714" calcext:value-type="float">
            <text:p>91.4285714285714</text:p>
          </table:table-cell>
          <table:table-cell table:formula="of:=AVERAGE([.J4:.J13])" office:value-type="float" office:value="97.1428571428571" calcext:value-type="float">
            <text:p>97.1428571428571</text:p>
          </table:table-cell>
          <table:table-cell table:formula="of:=AVERAGE([.K4:.K13])" office:value-type="float" office:value="100" calcext:value-type="float">
            <text:p>100</text:p>
          </table:table-cell>
          <table:table-cell table:formula="of:=AVERAGE([.L4:.L13])" office:value-type="float" office:value="100" calcext:value-type="float">
            <text:p>100</text:p>
          </table:table-cell>
          <table:table-cell table:formula="of:=AVERAGE([.M4:.M13])" office:value-type="float" office:value="100" calcext:value-type="float">
            <text:p>100</text:p>
          </table:table-cell>
          <table:table-cell table:formula="of:=AVERAGE([.N4:.N13])" office:value-type="float" office:value="100" calcext:value-type="float">
            <text:p>100</text:p>
          </table:table-cell>
          <table:table-cell table:formula="of:=AVERAGE([.O4:.O13])" office:value-type="float" office:value="100" calcext:value-type="float">
            <text:p>100</text:p>
          </table:table-cell>
          <table:table-cell table:formula="of:=AVERAGE([.P4:.P13])" office:value-type="float" office:value="100" calcext:value-type="float">
            <text:p>100</text:p>
          </table:table-cell>
          <table:table-cell table:formula="of:=AVERAGE([.Q4:.Q13])" office:value-type="float" office:value="100" calcext:value-type="float">
            <text:p>100</text:p>
          </table:table-cell>
          <table:table-cell table:formula="of:=AVERAGE([.R4:.R13])" office:value-type="float" office:value="100" calcext:value-type="float">
            <text:p>100</text:p>
          </table:table-cell>
          <table:table-cell table:formula="of:=AVERAGE([.S4:.S13])" office:value-type="float" office:value="100" calcext:value-type="float">
            <text:p>100</text:p>
          </table:table-cell>
          <table:table-cell table:formula="of:=AVERAGE([.T4:.T13])" office:value-type="float" office:value="100" calcext:value-type="float">
            <text:p>100</text:p>
          </table:table-cell>
          <table:table-cell table:formula="of:=AVERAGE([.U4:.U13])" office:value-type="float" office:value="100" calcext:value-type="float">
            <text:p>100</text:p>
          </table:table-cell>
          <table:table-cell table:formula="of:=AVERAGE([.V4:.V13])" office:value-type="float" office:value="100" calcext:value-type="float">
            <text:p>100</text:p>
          </table:table-cell>
          <table:table-cell table:formula="of:=AVERAGE([.W4:.W13])" office:value-type="float" office:value="100" calcext:value-type="float">
            <text:p>100</text:p>
          </table:table-cell>
          <table:table-cell table:formula="of:=AVERAGE([.X4:.X13])" office:value-type="float" office:value="100" calcext:value-type="float">
            <text:p>100</text:p>
          </table:table-cell>
          <table:table-cell table:formula="of:=AVERAGE([.Y4:.Y13])" office:value-type="float" office:value="100" calcext:value-type="float">
            <text:p>100</text:p>
          </table:table-cell>
          <table:table-cell table:formula="of:=AVERAGE([.Z4:.Z13])" office:value-type="float" office:value="100" calcext:value-type="float">
            <text:p>100</text:p>
          </table:table-cell>
          <table:table-cell table:formula="of:=AVERAGE([.AA4:.AA13])" office:value-type="float" office:value="100" calcext:value-type="float">
            <text:p>100</text:p>
          </table:table-cell>
          <table:table-cell table:formula="of:=AVERAGE([.AB4:.AB13])" office:value-type="float" office:value="100" calcext:value-type="float">
            <text:p>100</text:p>
          </table:table-cell>
          <table:table-cell table:formula="of:=AVERAGE([.AC4:.AC13])" office:value-type="float" office:value="100" calcext:value-type="float">
            <text:p>100</text:p>
          </table:table-cell>
          <table:table-cell table:formula="of:=AVERAGE([.AD4:.AD13])" office:value-type="float" office:value="100" calcext:value-type="float">
            <text:p>100</text:p>
          </table:table-cell>
          <table:table-cell table:formula="of:=AVERAGE([.AE4:.AE13])" office:value-type="float" office:value="100" calcext:value-type="float">
            <text:p>100</text:p>
          </table:table-cell>
          <table:table-cell table:formula="of:=AVERAGE([.AF4:.AF13])" office:value-type="float" office:value="100" calcext:value-type="float">
            <text:p>100</text:p>
          </table:table-cell>
          <table:table-cell table:formula="of:=AVERAGE([.AG4:.AG13])" office:value-type="float" office:value="100" calcext:value-type="float">
            <text:p>100</text:p>
          </table:table-cell>
          <table:table-cell table:formula="of:=AVERAGE([.AH4:.AH13])" office:value-type="float" office:value="100" calcext:value-type="float">
            <text:p>100</text:p>
          </table:table-cell>
          <table:table-cell table:formula="of:=AVERAGE([.AI4:.AI13])" office:value-type="float" office:value="100" calcext:value-type="float">
            <text:p>100</text:p>
          </table:table-cell>
          <table:table-cell table:formula="of:=AVERAGE([.AJ4:.AJ13])" office:value-type="float" office:value="100" calcext:value-type="float">
            <text:p>100</text:p>
          </table:table-cell>
          <table:table-cell table:formula="of:=AVERAGE([.AK4:.AK13])" office:value-type="float" office:value="100" calcext:value-type="float">
            <text:p>100</text:p>
          </table:table-cell>
          <table:table-cell table:formula="of:=AVERAGE([.AL4:.AL13])" office:value-type="float" office:value="100" calcext:value-type="float">
            <text:p>100</text:p>
          </table:table-cell>
          <table:table-cell table:formula="of:=AVERAGE([.AM4:.AM13])" office:value-type="float" office:value="100" calcext:value-type="float">
            <text:p>100</text:p>
          </table:table-cell>
          <table:table-cell table:formula="of:=AVERAGE([.AN4:.AN13])" office:value-type="float" office:value="100" calcext:value-type="float">
            <text:p>100</text:p>
          </table:table-cell>
          <table:table-cell table:formula="of:=AVERAGE([.AO4:.AO13])" office:value-type="float" office:value="100" calcext:value-type="float">
            <text:p>100</text:p>
          </table:table-cell>
          <table:table-cell table:formula="of:=AVERAGE([.AP4:.AP13])" office:value-type="float" office:value="100" calcext:value-type="float">
            <text:p>100</text:p>
          </table:table-cell>
          <table:table-cell table:formula="of:=AVERAGE([.AQ4:.AQ13])" office:value-type="float" office:value="100" calcext:value-type="float">
            <text:p>100</text:p>
          </table:table-cell>
          <table:table-cell table:formula="of:=AVERAGE([.AR4:.AR13])" office:value-type="float" office:value="100" calcext:value-type="float">
            <text:p>100</text:p>
          </table:table-cell>
          <table:table-cell table:formula="of:=AVERAGE([.AS4:.AS13])" office:value-type="float" office:value="100" calcext:value-type="float">
            <text:p>100</text:p>
          </table:table-cell>
          <table:table-cell table:formula="of:=AVERAGE([.AT4:.AT13])" office:value-type="float" office:value="100" calcext:value-type="float">
            <text:p>100</text:p>
          </table:table-cell>
          <table:table-cell table:formula="of:=AVERAGE([.AU4:.AU13])" office:value-type="float" office:value="100" calcext:value-type="float">
            <text:p>100</text:p>
          </table:table-cell>
          <table:table-cell table:formula="of:=AVERAGE([.AV4:.AV13])" office:value-type="float" office:value="100" calcext:value-type="float">
            <text:p>100</text:p>
          </table:table-cell>
          <table:table-cell table:formula="of:=AVERAGE([.AW4:.AW13])" office:value-type="float" office:value="100" calcext:value-type="float">
            <text:p>100</text:p>
          </table:table-cell>
          <table:table-cell table:formula="of:=AVERAGE([.AX4:.AX13])" office:value-type="float" office:value="100" calcext:value-type="float">
            <text:p>100</text:p>
          </table:table-cell>
          <table:table-cell table:formula="of:=AVERAGE([.AY4:.AY13])" office:value-type="float" office:value="100" calcext:value-type="float">
            <text:p>100</text:p>
          </table:table-cell>
          <table:table-cell table:formula="of:=AVERAGE([.AZ4:.AZ13])" office:value-type="float" office:value="100" calcext:value-type="float">
            <text:p>100</text:p>
          </table:table-cell>
          <table:table-cell table:formula="of:=AVERAGE([.BA4:.BA13])" office:value-type="float" office:value="100" calcext:value-type="float">
            <text:p>100</text:p>
          </table:table-cell>
          <table:table-cell table:formula="of:=AVERAGE([.BB4:.BB13])" office:value-type="float" office:value="100" calcext:value-type="float">
            <text:p>100</text:p>
          </table:table-cell>
          <table:table-cell table:formula="of:=AVERAGE([.BC4:.BC13])" office:value-type="float" office:value="100" calcext:value-type="float">
            <text:p>100</text:p>
          </table:table-cell>
          <table:table-cell table:formula="of:=AVERAGE([.BD4:.BD13])" office:value-type="float" office:value="100" calcext:value-type="float">
            <text:p>100</text:p>
          </table:table-cell>
          <table:table-cell table:formula="of:=AVERAGE([.BE4:.BE13])" office:value-type="float" office:value="100" calcext:value-type="float">
            <text:p>100</text:p>
          </table:table-cell>
          <table:table-cell table:formula="of:=AVERAGE([.BF4:.BF13])" office:value-type="float" office:value="100" calcext:value-type="float">
            <text:p>100</text:p>
          </table:table-cell>
          <table:table-cell table:formula="of:=AVERAGE([.BG4:.BG13])" office:value-type="float" office:value="100" calcext:value-type="float">
            <text:p>100</text:p>
          </table:table-cell>
          <table:table-cell table:formula="of:=AVERAGE([.BH4:.BH13])" office:value-type="float" office:value="100" calcext:value-type="float">
            <text:p>100</text:p>
          </table:table-cell>
          <table:table-cell table:formula="of:=AVERAGE([.BI4:.BI13])" office:value-type="float" office:value="100" calcext:value-type="float">
            <text:p>100</text:p>
          </table:table-cell>
          <table:table-cell table:formula="of:=AVERAGE([.BJ4:.BJ13])" office:value-type="float" office:value="100" calcext:value-type="float">
            <text:p>100</text:p>
          </table:table-cell>
          <table:table-cell table:formula="of:=AVERAGE([.BK4:.BK13])" office:value-type="float" office:value="100" calcext:value-type="float">
            <text:p>100</text:p>
          </table:table-cell>
          <table:table-cell table:formula="of:=AVERAGE([.BL4:.BL13])" office:value-type="float" office:value="100" calcext:value-type="float">
            <text:p>100</text:p>
          </table:table-cell>
          <table:table-cell table:formula="of:=AVERAGE([.BM4:.BM13])" office:value-type="float" office:value="100" calcext:value-type="float">
            <text:p>100</text:p>
          </table:table-cell>
          <table:table-cell table:formula="of:=AVERAGE([.BN4:.BN13])" office:value-type="float" office:value="100" calcext:value-type="float">
            <text:p>100</text:p>
          </table:table-cell>
          <table:table-cell table:formula="of:=AVERAGE([.BO4:.BO13])" office:value-type="float" office:value="100" calcext:value-type="float">
            <text:p>100</text:p>
          </table:table-cell>
          <table:table-cell table:formula="of:=AVERAGE([.BP4:.BP13])" office:value-type="float" office:value="100" calcext:value-type="float">
            <text:p>100</text:p>
          </table:table-cell>
          <table:table-cell table:formula="of:=AVERAGE([.BQ4:.BQ13])" office:value-type="float" office:value="97.1428571428571" calcext:value-type="float">
            <text:p>97.1428571428571</text:p>
          </table:table-cell>
          <table:table-cell table:formula="of:=AVERAGE([.BR4:.BR13])" office:value-type="float" office:value="97.1428571428571" calcext:value-type="float">
            <text:p>97.1428571428571</text:p>
          </table:table-cell>
          <table:table-cell table:formula="of:=AVERAGE([.BS4:.BS13])" office:value-type="float" office:value="97.1428571428571" calcext:value-type="float">
            <text:p>97.1428571428571</text:p>
          </table:table-cell>
          <table:table-cell table:formula="of:=AVERAGE([.BT4:.BT13])" office:value-type="float" office:value="97.1428571428571" calcext:value-type="float">
            <text:p>97.1428571428571</text:p>
          </table:table-cell>
          <table:table-cell table:formula="of:=AVERAGE([.BU4:.BU13])" office:value-type="float" office:value="97.1428571428571" calcext:value-type="float">
            <text:p>97.1428571428571</text:p>
          </table:table-cell>
          <table:table-cell table:formula="of:=AVERAGE([.BV4:.BV13])" office:value-type="float" office:value="95.7142857142857" calcext:value-type="float">
            <text:p>95.7142857142857</text:p>
          </table:table-cell>
          <table:table-cell table:formula="of:=AVERAGE([.BW4:.BW13])" office:value-type="float" office:value="94.2857142857143" calcext:value-type="float">
            <text:p>94.2857142857143</text:p>
          </table:table-cell>
          <table:table-cell table:formula="of:=AVERAGE([.BX4:.BX13])" office:value-type="float" office:value="94.2857142857143" calcext:value-type="float">
            <text:p>94.2857142857143</text:p>
          </table:table-cell>
          <table:table-cell table:formula="of:=AVERAGE([.BY4:.BY13])" office:value-type="float" office:value="91.4285714285714" calcext:value-type="float">
            <text:p>91.4285714285714</text:p>
          </table:table-cell>
          <table:table-cell table:formula="of:=AVERAGE([.BZ4:.BZ13])" office:value-type="float" office:value="90" calcext:value-type="float">
            <text:p>90</text:p>
          </table:table-cell>
          <table:table-cell table:formula="of:=AVERAGE([.CA4:.CA13])" office:value-type="float" office:value="87.1428571428571" calcext:value-type="float">
            <text:p>87.1428571428571</text:p>
          </table:table-cell>
          <table:table-cell table:formula="of:=AVERAGE([.CB4:.CB13])" office:value-type="float" office:value="87.1428571428571" calcext:value-type="float">
            <text:p>87.1428571428571</text:p>
          </table:table-cell>
          <table:table-cell table:formula="of:=AVERAGE([.CC4:.CC13])" office:value-type="float" office:value="84.2857142857143" calcext:value-type="float">
            <text:p>84.2857142857143</text:p>
          </table:table-cell>
          <table:table-cell table:formula="of:=AVERAGE([.CD4:.CD13])" office:value-type="float" office:value="82.8571428571428" calcext:value-type="float">
            <text:p>82.8571428571428</text:p>
          </table:table-cell>
          <table:table-cell table:formula="of:=AVERAGE([.CE4:.CE13])" office:value-type="float" office:value="81.4285714285714" calcext:value-type="float">
            <text:p>81.4285714285714</text:p>
          </table:table-cell>
          <table:table-cell table:formula="of:=AVERAGE([.CF4:.CF13])" office:value-type="float" office:value="78.5714285714286" calcext:value-type="float">
            <text:p>78.5714285714286</text:p>
          </table:table-cell>
          <table:table-cell table:formula="of:=AVERAGE([.CG4:.CG13])" office:value-type="float" office:value="77.1428571428571" calcext:value-type="float">
            <text:p>77.1428571428571</text:p>
          </table:table-cell>
          <table:table-cell table:formula="of:=AVERAGE([.CH4:.CH13])" office:value-type="float" office:value="75.7142857142857" calcext:value-type="float">
            <text:p>75.7142857142857</text:p>
          </table:table-cell>
          <table:table-cell table:formula="of:=AVERAGE([.CI4:.CI13])" office:value-type="float" office:value="72.8571428571428" calcext:value-type="float">
            <text:p>72.8571428571428</text:p>
          </table:table-cell>
          <table:table-cell table:formula="of:=AVERAGE([.CJ4:.CJ13])" office:value-type="float" office:value="71.4285714285714" calcext:value-type="float">
            <text:p>71.4285714285714</text:p>
          </table:table-cell>
          <table:table-cell table:formula="of:=AVERAGE([.CK4:.CK13])" office:value-type="float" office:value="70" calcext:value-type="float">
            <text:p>70</text:p>
          </table:table-cell>
          <table:table-cell table:formula="of:=AVERAGE([.CL4:.CL13])" office:value-type="float" office:value="65.7142857142857" calcext:value-type="float">
            <text:p>65.7142857142857</text:p>
          </table:table-cell>
          <table:table-cell table:formula="of:=AVERAGE([.CM4:.CM13])" office:value-type="float" office:value="65.7142857142857" calcext:value-type="float">
            <text:p>65.7142857142857</text:p>
          </table:table-cell>
          <table:table-cell table:formula="of:=AVERAGE([.CN4:.CN13])" office:value-type="float" office:value="62.8571428571429" calcext:value-type="float">
            <text:p>62.8571428571429</text:p>
          </table:table-cell>
          <table:table-cell table:formula="of:=AVERAGE([.CO4:.CO13])" office:value-type="float" office:value="61.4285714285714" calcext:value-type="float">
            <text:p>61.4285714285714</text:p>
          </table:table-cell>
          <table:table-cell table:formula="of:=AVERAGE([.CP4:.CP13])" office:value-type="float" office:value="58.5714285714286" calcext:value-type="float">
            <text:p>58.5714285714286</text:p>
          </table:table-cell>
          <table:table-cell table:formula="of:=AVERAGE([.CQ4:.CQ13])" office:value-type="float" office:value="55.7142857142857" calcext:value-type="float">
            <text:p>55.7142857142857</text:p>
          </table:table-cell>
          <table:table-cell table:formula="of:=AVERAGE([.CR4:.CR13])" office:value-type="float" office:value="51.4285714285714" calcext:value-type="float">
            <text:p>51.4285714285714</text:p>
          </table:table-cell>
          <table:table-cell table:formula="of:=AVERAGE([.CS4:.CS13])" office:value-type="float" office:value="48.5714285714286" calcext:value-type="float">
            <text:p>48.5714285714286</text:p>
          </table:table-cell>
          <table:table-cell table:formula="of:=AVERAGE([.CT4:.CT13])" office:value-type="float" office:value="45.7142857142857" calcext:value-type="float">
            <text:p>45.7142857142857</text:p>
          </table:table-cell>
          <table:table-cell table:formula="of:=AVERAGE([.CU4:.CU13])" office:value-type="float" office:value="41.4285714285715" calcext:value-type="float">
            <text:p>41.4285714285715</text:p>
          </table:table-cell>
          <table:table-cell table:formula="of:=AVERAGE([.CV4:.CV13])" office:value-type="float" office:value="40" calcext:value-type="float">
            <text:p>40</text:p>
          </table:table-cell>
          <table:table-cell table:formula="of:=AVERAGE([.CW4:.CW13])" office:value-type="float" office:value="38.5714285714286" calcext:value-type="float">
            <text:p>38.5714285714286</text:p>
          </table:table-cell>
          <table:table-cell table:formula="of:=AVERAGE([.CX4:.CX13])" office:value-type="float" office:value="37.1428571428572" calcext:value-type="float">
            <text:p>37.1428571428572</text:p>
          </table:table-cell>
          <table:table-cell table:formula="of:=AVERAGE([.CY4:.CY13])" office:value-type="float" office:value="35.7142857142857" calcext:value-type="float">
            <text:p>35.7142857142857</text:p>
          </table:table-cell>
          <table:table-cell table:formula="of:=AVERAGE([.CZ4:.CZ13])" office:value-type="float" office:value="34.2857142857143" calcext:value-type="float">
            <text:p>34.2857142857143</text:p>
          </table:table-cell>
          <table:table-cell table:formula="of:=AVERAGE([.DA4:.DA13])" office:value-type="float" office:value="31.4285714285714" calcext:value-type="float">
            <text:p>31.4285714285714</text:p>
          </table:table-cell>
          <table:table-cell table:formula="of:=AVERAGE([.DB4:.DB13])" office:value-type="float" office:value="28.5714285714286" calcext:value-type="float">
            <text:p>28.5714285714286</text:p>
          </table:table-cell>
          <table:table-cell table:formula="of:=AVERAGE([.DC4:.DC13])" office:value-type="float" office:value="27.1428571428572" calcext:value-type="float">
            <text:p>27.1428571428572</text:p>
          </table:table-cell>
          <table:table-cell table:formula="of:=AVERAGE([.DD4:.DD13])" office:value-type="float" office:value="27.1428571428572" calcext:value-type="float">
            <text:p>27.1428571428572</text:p>
          </table:table-cell>
          <table:table-cell table:formula="of:=AVERAGE([.DE4:.DE13])" office:value-type="float" office:value="27.1428571428572" calcext:value-type="float">
            <text:p>27.1428571428572</text:p>
          </table:table-cell>
          <table:table-cell table:formula="of:=AVERAGE([.DF4:.DF13])" office:value-type="float" office:value="24.2857142857143" calcext:value-type="float">
            <text:p>24.2857142857143</text:p>
          </table:table-cell>
          <table:table-cell table:formula="of:=AVERAGE([.DG4:.DG13])" office:value-type="float" office:value="22.8571428571429" calcext:value-type="float">
            <text:p>22.8571428571429</text:p>
          </table:table-cell>
          <table:table-cell table:formula="of:=AVERAGE([.DH4:.DH13])" office:value-type="float" office:value="20" calcext:value-type="float">
            <text:p>20</text:p>
          </table:table-cell>
          <table:table-cell table:formula="of:=AVERAGE([.DI4:.DI13])" office:value-type="float" office:value="18.5714285714286" calcext:value-type="float">
            <text:p>18.5714285714286</text:p>
          </table:table-cell>
          <table:table-cell table:formula="of:=AVERAGE([.DJ4:.DJ13])" office:value-type="float" office:value="18.5714285714286" calcext:value-type="float">
            <text:p>18.5714285714286</text:p>
          </table:table-cell>
          <table:table-cell table:formula="of:=AVERAGE([.DK4:.DK13])" office:value-type="float" office:value="17.1428571428572" calcext:value-type="float">
            <text:p>17.1428571428572</text:p>
          </table:table-cell>
          <table:table-cell table:formula="of:=AVERAGE([.DL4:.DL13])" office:value-type="float" office:value="17.1428571428572" calcext:value-type="float">
            <text:p>17.1428571428572</text:p>
          </table:table-cell>
          <table:table-cell table:formula="of:=AVERAGE([.DM4:.DM13])" office:value-type="float" office:value="17.1428571428572" calcext:value-type="float">
            <text:p>17.1428571428572</text:p>
          </table:table-cell>
          <table:table-cell table:formula="of:=AVERAGE([.DN4:.DN13])" office:value-type="float" office:value="17.1428571428572" calcext:value-type="float">
            <text:p>17.1428571428572</text:p>
          </table:table-cell>
          <table:table-cell table:formula="of:=AVERAGE([.DO4:.DO13])" office:value-type="float" office:value="15.7142857142857" calcext:value-type="float">
            <text:p>15.7142857142857</text:p>
          </table:table-cell>
          <table:table-cell table:formula="of:=AVERAGE([.DP4:.DP13])" office:value-type="float" office:value="15.7142857142857" calcext:value-type="float">
            <text:p>15.7142857142857</text:p>
          </table:table-cell>
          <table:table-cell table:formula="of:=AVERAGE([.DQ4:.DQ13])" office:value-type="float" office:value="15.7142857142857" calcext:value-type="float">
            <text:p>15.7142857142857</text:p>
          </table:table-cell>
          <table:table-cell table:formula="of:=AVERAGE([.DR4:.DR13])" office:value-type="float" office:value="15.7142857142857" calcext:value-type="float">
            <text:p>15.7142857142857</text:p>
          </table:table-cell>
          <table:table-cell table:formula="of:=AVERAGE([.DS4:.DS13])" office:value-type="float" office:value="15.7142857142857" calcext:value-type="float">
            <text:p>15.7142857142857</text:p>
          </table:table-cell>
          <table:table-cell table:formula="of:=AVERAGE([.DT4:.DT13])" office:value-type="float" office:value="15.7142857142857" calcext:value-type="float">
            <text:p>15.7142857142857</text:p>
          </table:table-cell>
          <table:table-cell table:formula="of:=AVERAGE([.DU4:.DU13])" office:value-type="float" office:value="15.7142857142857" calcext:value-type="float">
            <text:p>15.7142857142857</text:p>
          </table:table-cell>
          <table:table-cell table:formula="of:=AVERAGE([.DV4:.DV13])" office:value-type="float" office:value="15.7142857142857" calcext:value-type="float">
            <text:p>15.7142857142857</text:p>
          </table:table-cell>
          <table:table-cell table:formula="of:=AVERAGE([.DW4:.DW13])" office:value-type="float" office:value="15.7142857142857" calcext:value-type="float">
            <text:p>15.7142857142857</text:p>
          </table:table-cell>
          <table:table-cell table:formula="of:=AVERAGE([.DX4:.DX13])" office:value-type="float" office:value="15.7142857142857" calcext:value-type="float">
            <text:p>15.7142857142857</text:p>
          </table:table-cell>
          <table:table-cell table:formula="of:=AVERAGE([.DY4:.DY13])" office:value-type="float" office:value="15.7142857142857" calcext:value-type="float">
            <text:p>15.7142857142857</text:p>
          </table:table-cell>
          <table:table-cell table:formula="of:=AVERAGE([.DZ4:.DZ13])" office:value-type="float" office:value="15.7142857142857" calcext:value-type="float">
            <text:p>15.7142857142857</text:p>
          </table:table-cell>
          <table:table-cell table:formula="of:=AVERAGE([.EA4:.EA13])" office:value-type="float" office:value="15.7142857142857" calcext:value-type="float">
            <text:p>15.714285714285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4:.B13])" office:value-type="float" office:value="0" calcext:value-type="float">
            <text:p>0</text:p>
          </table:table-cell>
          <table:table-cell table:formula="of:=STDEV([.C4:.C13])" office:value-type="float" office:value="0" calcext:value-type="float">
            <text:p>0</text:p>
          </table:table-cell>
          <table:table-cell table:formula="of:=STDEV([.D4:.D13])" office:value-type="float" office:value="6.90065559342355" calcext:value-type="float">
            <text:p>6.90065559342355</text:p>
          </table:table-cell>
          <table:table-cell table:formula="of:=STDEV([.E4:.E13])" office:value-type="float" office:value="6.02338601936835" calcext:value-type="float">
            <text:p>6.02338601936835</text:p>
          </table:table-cell>
          <table:table-cell table:formula="of:=STDEV([.F4:.F13])" office:value-type="float" office:value="0" calcext:value-type="float">
            <text:p>0</text:p>
          </table:table-cell>
          <table:table-cell table:formula="of:=STDEV([.G4:.G13])" office:value-type="float" office:value="0" calcext:value-type="float">
            <text:p>0</text:p>
          </table:table-cell>
          <table:table-cell table:formula="of:=STDEV([.H4:.H13])" office:value-type="float" office:value="0" calcext:value-type="float">
            <text:p>0</text:p>
          </table:table-cell>
          <table:table-cell table:formula="of:=STDEV([.I4:.I13])" office:value-type="float" office:value="7.37711113563319" calcext:value-type="float">
            <text:p>7.37711113563319</text:p>
          </table:table-cell>
          <table:table-cell table:formula="of:=STDEV([.J4:.J13])" office:value-type="float" office:value="6.02338601936835" calcext:value-type="float">
            <text:p>6.02338601936835</text:p>
          </table:table-cell>
          <table:table-cell table:formula="of:=STDEV([.K4:.K13])" office:value-type="float" office:value="0" calcext:value-type="float">
            <text:p>0</text:p>
          </table:table-cell>
          <table:table-cell table:formula="of:=STDEV([.L4:.L13])" office:value-type="float" office:value="0" calcext:value-type="float">
            <text:p>0</text:p>
          </table:table-cell>
          <table:table-cell table:formula="of:=STDEV([.M4:.M13])" office:value-type="float" office:value="0" calcext:value-type="float">
            <text:p>0</text:p>
          </table:table-cell>
          <table:table-cell table:formula="of:=STDEV([.N4:.N13])" office:value-type="float" office:value="0" calcext:value-type="float">
            <text:p>0</text:p>
          </table:table-cell>
          <table:table-cell table:formula="of:=STDEV([.O4:.O13])" office:value-type="float" office:value="0" calcext:value-type="float">
            <text:p>0</text:p>
          </table:table-cell>
          <table:table-cell table:formula="of:=STDEV([.P4:.P13])" office:value-type="float" office:value="0" calcext:value-type="float">
            <text:p>0</text:p>
          </table:table-cell>
          <table:table-cell table:formula="of:=STDEV([.Q4:.Q13])" office:value-type="float" office:value="0" calcext:value-type="float">
            <text:p>0</text:p>
          </table:table-cell>
          <table:table-cell table:formula="of:=STDEV([.R4:.R13])" office:value-type="float" office:value="0" calcext:value-type="float">
            <text:p>0</text:p>
          </table:table-cell>
          <table:table-cell table:formula="of:=STDEV([.S4:.S13])" office:value-type="float" office:value="0" calcext:value-type="float">
            <text:p>0</text:p>
          </table:table-cell>
          <table:table-cell table:formula="of:=STDEV([.T4:.T13])" office:value-type="float" office:value="0" calcext:value-type="float">
            <text:p>0</text:p>
          </table:table-cell>
          <table:table-cell table:formula="of:=STDEV([.U4:.U13])" office:value-type="float" office:value="0" calcext:value-type="float">
            <text:p>0</text:p>
          </table:table-cell>
          <table:table-cell table:formula="of:=STDEV([.V4:.V13])" office:value-type="float" office:value="0" calcext:value-type="float">
            <text:p>0</text:p>
          </table:table-cell>
          <table:table-cell table:formula="of:=STDEV([.W4:.W13])" office:value-type="float" office:value="0" calcext:value-type="float">
            <text:p>0</text:p>
          </table:table-cell>
          <table:table-cell table:formula="of:=STDEV([.X4:.X13])" office:value-type="float" office:value="0" calcext:value-type="float">
            <text:p>0</text:p>
          </table:table-cell>
          <table:table-cell table:formula="of:=STDEV([.Y4:.Y13])" office:value-type="float" office:value="0" calcext:value-type="float">
            <text:p>0</text:p>
          </table:table-cell>
          <table:table-cell table:formula="of:=STDEV([.Z4:.Z13])" office:value-type="float" office:value="0" calcext:value-type="float">
            <text:p>0</text:p>
          </table:table-cell>
          <table:table-cell table:formula="of:=STDEV([.AA4:.AA13])" office:value-type="float" office:value="0" calcext:value-type="float">
            <text:p>0</text:p>
          </table:table-cell>
          <table:table-cell table:formula="of:=STDEV([.AB4:.AB13])" office:value-type="float" office:value="0" calcext:value-type="float">
            <text:p>0</text:p>
          </table:table-cell>
          <table:table-cell table:formula="of:=STDEV([.AC4:.AC13])" office:value-type="float" office:value="0" calcext:value-type="float">
            <text:p>0</text:p>
          </table:table-cell>
          <table:table-cell table:formula="of:=STDEV([.AD4:.AD13])" office:value-type="float" office:value="0" calcext:value-type="float">
            <text:p>0</text:p>
          </table:table-cell>
          <table:table-cell table:formula="of:=STDEV([.AE4:.AE13])" office:value-type="float" office:value="0" calcext:value-type="float">
            <text:p>0</text:p>
          </table:table-cell>
          <table:table-cell table:formula="of:=STDEV([.AF4:.AF13])" office:value-type="float" office:value="0" calcext:value-type="float">
            <text:p>0</text:p>
          </table:table-cell>
          <table:table-cell table:formula="of:=STDEV([.AG4:.AG13])" office:value-type="float" office:value="0" calcext:value-type="float">
            <text:p>0</text:p>
          </table:table-cell>
          <table:table-cell table:formula="of:=STDEV([.AH4:.AH13])" office:value-type="float" office:value="0" calcext:value-type="float">
            <text:p>0</text:p>
          </table:table-cell>
          <table:table-cell table:formula="of:=STDEV([.AI4:.AI13])" office:value-type="float" office:value="0" calcext:value-type="float">
            <text:p>0</text:p>
          </table:table-cell>
          <table:table-cell table:formula="of:=STDEV([.AJ4:.AJ13])" office:value-type="float" office:value="0" calcext:value-type="float">
            <text:p>0</text:p>
          </table:table-cell>
          <table:table-cell table:formula="of:=STDEV([.AK4:.AK13])" office:value-type="float" office:value="0" calcext:value-type="float">
            <text:p>0</text:p>
          </table:table-cell>
          <table:table-cell table:formula="of:=STDEV([.AL4:.AL13])" office:value-type="float" office:value="0" calcext:value-type="float">
            <text:p>0</text:p>
          </table:table-cell>
          <table:table-cell table:formula="of:=STDEV([.AM4:.AM13])" office:value-type="float" office:value="0" calcext:value-type="float">
            <text:p>0</text:p>
          </table:table-cell>
          <table:table-cell table:formula="of:=STDEV([.AN4:.AN13])" office:value-type="float" office:value="0" calcext:value-type="float">
            <text:p>0</text:p>
          </table:table-cell>
          <table:table-cell table:formula="of:=STDEV([.AO4:.AO13])" office:value-type="float" office:value="0" calcext:value-type="float">
            <text:p>0</text:p>
          </table:table-cell>
          <table:table-cell table:formula="of:=STDEV([.AP4:.AP13])" office:value-type="float" office:value="0" calcext:value-type="float">
            <text:p>0</text:p>
          </table:table-cell>
          <table:table-cell table:formula="of:=STDEV([.AQ4:.AQ13])" office:value-type="float" office:value="0" calcext:value-type="float">
            <text:p>0</text:p>
          </table:table-cell>
          <table:table-cell table:formula="of:=STDEV([.AR4:.AR13])" office:value-type="float" office:value="0" calcext:value-type="float">
            <text:p>0</text:p>
          </table:table-cell>
          <table:table-cell table:formula="of:=STDEV([.AS4:.AS13])" office:value-type="float" office:value="0" calcext:value-type="float">
            <text:p>0</text:p>
          </table:table-cell>
          <table:table-cell table:formula="of:=STDEV([.AT4:.AT13])" office:value-type="float" office:value="0" calcext:value-type="float">
            <text:p>0</text:p>
          </table:table-cell>
          <table:table-cell table:formula="of:=STDEV([.AU4:.AU13])" office:value-type="float" office:value="0" calcext:value-type="float">
            <text:p>0</text:p>
          </table:table-cell>
          <table:table-cell table:formula="of:=STDEV([.AV4:.AV13])" office:value-type="float" office:value="0" calcext:value-type="float">
            <text:p>0</text:p>
          </table:table-cell>
          <table:table-cell table:formula="of:=STDEV([.AW4:.AW13])" office:value-type="float" office:value="0" calcext:value-type="float">
            <text:p>0</text:p>
          </table:table-cell>
          <table:table-cell table:formula="of:=STDEV([.AX4:.AX13])" office:value-type="float" office:value="0" calcext:value-type="float">
            <text:p>0</text:p>
          </table:table-cell>
          <table:table-cell table:formula="of:=STDEV([.AY4:.AY13])" office:value-type="float" office:value="0" calcext:value-type="float">
            <text:p>0</text:p>
          </table:table-cell>
          <table:table-cell table:formula="of:=STDEV([.AZ4:.AZ13])" office:value-type="float" office:value="0" calcext:value-type="float">
            <text:p>0</text:p>
          </table:table-cell>
          <table:table-cell table:formula="of:=STDEV([.BA4:.BA13])" office:value-type="float" office:value="0" calcext:value-type="float">
            <text:p>0</text:p>
          </table:table-cell>
          <table:table-cell table:formula="of:=STDEV([.BB4:.BB13])" office:value-type="float" office:value="0" calcext:value-type="float">
            <text:p>0</text:p>
          </table:table-cell>
          <table:table-cell table:formula="of:=STDEV([.BC4:.BC13])" office:value-type="float" office:value="0" calcext:value-type="float">
            <text:p>0</text:p>
          </table:table-cell>
          <table:table-cell table:formula="of:=STDEV([.BD4:.BD13])" office:value-type="float" office:value="0" calcext:value-type="float">
            <text:p>0</text:p>
          </table:table-cell>
          <table:table-cell table:formula="of:=STDEV([.BE4:.BE13])" office:value-type="float" office:value="0" calcext:value-type="float">
            <text:p>0</text:p>
          </table:table-cell>
          <table:table-cell table:formula="of:=STDEV([.BF4:.BF13])" office:value-type="float" office:value="0" calcext:value-type="float">
            <text:p>0</text:p>
          </table:table-cell>
          <table:table-cell table:formula="of:=STDEV([.BG4:.BG13])" office:value-type="float" office:value="0" calcext:value-type="float">
            <text:p>0</text:p>
          </table:table-cell>
          <table:table-cell table:formula="of:=STDEV([.BH4:.BH13])" office:value-type="float" office:value="0" calcext:value-type="float">
            <text:p>0</text:p>
          </table:table-cell>
          <table:table-cell table:formula="of:=STDEV([.BI4:.BI13])" office:value-type="float" office:value="0" calcext:value-type="float">
            <text:p>0</text:p>
          </table:table-cell>
          <table:table-cell table:formula="of:=STDEV([.BJ4:.BJ13])" office:value-type="float" office:value="0" calcext:value-type="float">
            <text:p>0</text:p>
          </table:table-cell>
          <table:table-cell table:formula="of:=STDEV([.BK4:.BK13])" office:value-type="float" office:value="0" calcext:value-type="float">
            <text:p>0</text:p>
          </table:table-cell>
          <table:table-cell table:formula="of:=STDEV([.BL4:.BL13])" office:value-type="float" office:value="0" calcext:value-type="float">
            <text:p>0</text:p>
          </table:table-cell>
          <table:table-cell table:formula="of:=STDEV([.BM4:.BM13])" office:value-type="float" office:value="0" calcext:value-type="float">
            <text:p>0</text:p>
          </table:table-cell>
          <table:table-cell table:formula="of:=STDEV([.BN4:.BN13])" office:value-type="float" office:value="0" calcext:value-type="float">
            <text:p>0</text:p>
          </table:table-cell>
          <table:table-cell table:formula="of:=STDEV([.BO4:.BO13])" office:value-type="float" office:value="0" calcext:value-type="float">
            <text:p>0</text:p>
          </table:table-cell>
          <table:table-cell table:formula="of:=STDEV([.BP4:.BP13])" office:value-type="float" office:value="0" calcext:value-type="float">
            <text:p>0</text:p>
          </table:table-cell>
          <table:table-cell table:formula="of:=STDEV([.BQ4:.BQ13])" office:value-type="float" office:value="6.02338601936835" calcext:value-type="float">
            <text:p>6.02338601936835</text:p>
          </table:table-cell>
          <table:table-cell table:formula="of:=STDEV([.BR4:.BR13])" office:value-type="float" office:value="6.02338601936835" calcext:value-type="float">
            <text:p>6.02338601936835</text:p>
          </table:table-cell>
          <table:table-cell table:formula="of:=STDEV([.BS4:.BS13])" office:value-type="float" office:value="6.02338601936835" calcext:value-type="float">
            <text:p>6.02338601936835</text:p>
          </table:table-cell>
          <table:table-cell table:formula="of:=STDEV([.BT4:.BT13])" office:value-type="float" office:value="6.02338601936835" calcext:value-type="float">
            <text:p>6.02338601936835</text:p>
          </table:table-cell>
          <table:table-cell table:formula="of:=STDEV([.BU4:.BU13])" office:value-type="float" office:value="6.02338601936835" calcext:value-type="float">
            <text:p>6.02338601936835</text:p>
          </table:table-cell>
          <table:table-cell table:formula="of:=STDEV([.BV4:.BV13])" office:value-type="float" office:value="6.90065559342355" calcext:value-type="float">
            <text:p>6.90065559342355</text:p>
          </table:table-cell>
          <table:table-cell table:formula="of:=STDEV([.BW4:.BW13])" office:value-type="float" office:value="7.37711113563319" calcext:value-type="float">
            <text:p>7.37711113563319</text:p>
          </table:table-cell>
          <table:table-cell table:formula="of:=STDEV([.BX4:.BX13])" office:value-type="float" office:value="7.37711113563319" calcext:value-type="float">
            <text:p>7.37711113563319</text:p>
          </table:table-cell>
          <table:table-cell table:formula="of:=STDEV([.BY4:.BY13])" office:value-type="float" office:value="7.37711113563319" calcext:value-type="float">
            <text:p>7.37711113563319</text:p>
          </table:table-cell>
          <table:table-cell table:formula="of:=STDEV([.BZ4:.BZ13])" office:value-type="float" office:value="6.90065559342355" calcext:value-type="float">
            <text:p>6.90065559342355</text:p>
          </table:table-cell>
          <table:table-cell table:formula="of:=STDEV([.CA4:.CA13])" office:value-type="float" office:value="8.1092316028221" calcext:value-type="float">
            <text:p>8.1092316028221</text:p>
          </table:table-cell>
          <table:table-cell table:formula="of:=STDEV([.CB4:.CB13])" office:value-type="float" office:value="8.1092316028221" calcext:value-type="float">
            <text:p>8.1092316028221</text:p>
          </table:table-cell>
          <table:table-cell table:formula="of:=STDEV([.CC4:.CC13])" office:value-type="float" office:value="10.5409255338946" calcext:value-type="float">
            <text:p>10.5409255338946</text:p>
          </table:table-cell>
          <table:table-cell table:formula="of:=STDEV([.CD4:.CD13])" office:value-type="float" office:value="13.1276654781812" calcext:value-type="float">
            <text:p>13.1276654781812</text:p>
          </table:table-cell>
          <table:table-cell table:formula="of:=STDEV([.CE4:.CE13])" office:value-type="float" office:value="13.5526185435788" calcext:value-type="float">
            <text:p>13.5526185435788</text:p>
          </table:table-cell>
          <table:table-cell table:formula="of:=STDEV([.CF4:.CF13])" office:value-type="float" office:value="15.4303349962092" calcext:value-type="float">
            <text:p>15.4303349962092</text:p>
          </table:table-cell>
          <table:table-cell table:formula="of:=STDEV([.CG4:.CG13])" office:value-type="float" office:value="16.7683970111038" calcext:value-type="float">
            <text:p>16.7683970111038</text:p>
          </table:table-cell>
          <table:table-cell table:formula="of:=STDEV([.CH4:.CH13])" office:value-type="float" office:value="16.564311553263" calcext:value-type="float">
            <text:p>16.564311553263</text:p>
          </table:table-cell>
          <table:table-cell table:formula="of:=STDEV([.CI4:.CI13])" office:value-type="float" office:value="14.2061275144536" calcext:value-type="float">
            <text:p>14.2061275144536</text:p>
          </table:table-cell>
          <table:table-cell table:formula="of:=STDEV([.CJ4:.CJ13])" office:value-type="float" office:value="15.0584650484209" calcext:value-type="float">
            <text:p>15.0584650484209</text:p>
          </table:table-cell>
          <table:table-cell table:formula="of:=STDEV([.CK4:.CK13])" office:value-type="float" office:value="17.1031285676838" calcext:value-type="float">
            <text:p>17.1031285676838</text:p>
          </table:table-cell>
          <table:table-cell table:formula="of:=STDEV([.CL4:.CL13])" office:value-type="float" office:value="19.2842445060158" calcext:value-type="float">
            <text:p>19.2842445060158</text:p>
          </table:table-cell>
          <table:table-cell table:formula="of:=STDEV([.CM4:.CM13])" office:value-type="float" office:value="19.2842445060158" calcext:value-type="float">
            <text:p>19.2842445060158</text:p>
          </table:table-cell>
          <table:table-cell table:formula="of:=STDEV([.CN4:.CN13])" office:value-type="float" office:value="20.4262957995497" calcext:value-type="float">
            <text:p>20.4262957995497</text:p>
          </table:table-cell>
          <table:table-cell table:formula="of:=STDEV([.CO4:.CO13])" office:value-type="float" office:value="19.1070501407037" calcext:value-type="float">
            <text:p>19.1070501407037</text:p>
          </table:table-cell>
          <table:table-cell table:formula="of:=STDEV([.CP4:.CP13])" office:value-type="float" office:value="20.7019667802706" calcext:value-type="float">
            <text:p>20.7019667802706</text:p>
          </table:table-cell>
          <table:table-cell table:formula="of:=STDEV([.CQ4:.CQ13])" office:value-type="float" office:value="15.721499065923" calcext:value-type="float">
            <text:p>15.721499065923</text:p>
          </table:table-cell>
          <table:table-cell table:formula="of:=STDEV([.CR4:.CR13])" office:value-type="float" office:value="16.7683970111038" calcext:value-type="float">
            <text:p>16.7683970111038</text:p>
          </table:table-cell>
          <table:table-cell table:formula="of:=STDEV([.CS4:.CS13])" office:value-type="float" office:value="13.8013111868471" calcext:value-type="float">
            <text:p>13.8013111868471</text:p>
          </table:table-cell>
          <table:table-cell table:formula="of:=STDEV([.CT4:.CT13])" office:value-type="float" office:value="14.7542222712663" calcext:value-type="float">
            <text:p>14.7542222712663</text:p>
          </table:table-cell>
          <table:table-cell table:formula="of:=STDEV([.CU4:.CU13])" office:value-type="float" office:value="15.721499065923" calcext:value-type="float">
            <text:p>15.721499065923</text:p>
          </table:table-cell>
          <table:table-cell table:formula="of:=STDEV([.CV4:.CV13])" office:value-type="float" office:value="16.2184632056442" calcext:value-type="float">
            <text:p>16.2184632056442</text:p>
          </table:table-cell>
          <table:table-cell table:formula="of:=STDEV([.CW4:.CW13])" office:value-type="float" office:value="15.1335700781626" calcext:value-type="float">
            <text:p>15.1335700781626</text:p>
          </table:table-cell>
          <table:table-cell table:formula="of:=STDEV([.CX4:.CX13])" office:value-type="float" office:value="15.3566814253306" calcext:value-type="float">
            <text:p>15.3566814253306</text:p>
          </table:table-cell>
          <table:table-cell table:formula="of:=STDEV([.CY4:.CY13])" office:value-type="float" office:value="16.8358757425368" calcext:value-type="float">
            <text:p>16.8358757425368</text:p>
          </table:table-cell>
          <table:table-cell table:formula="of:=STDEV([.CZ4:.CZ13])" office:value-type="float" office:value="16.7683970111038" calcext:value-type="float">
            <text:p>16.7683970111038</text:p>
          </table:table-cell>
          <table:table-cell table:formula="of:=STDEV([.DA4:.DA13])" office:value-type="float" office:value="13.1276654781812" calcext:value-type="float">
            <text:p>13.1276654781812</text:p>
          </table:table-cell>
          <table:table-cell table:formula="of:=STDEV([.DB4:.DB13])" office:value-type="float" office:value="13.4687005940295" calcext:value-type="float">
            <text:p>13.4687005940295</text:p>
          </table:table-cell>
          <table:table-cell table:formula="of:=STDEV([.DC4:.DC13])" office:value-type="float" office:value="12.508500511013" calcext:value-type="float">
            <text:p>12.508500511013</text:p>
          </table:table-cell>
          <table:table-cell table:formula="of:=STDEV([.DD4:.DD13])" office:value-type="float" office:value="12.508500511013" calcext:value-type="float">
            <text:p>12.508500511013</text:p>
          </table:table-cell>
          <table:table-cell table:formula="of:=STDEV([.DE4:.DE13])" office:value-type="float" office:value="12.508500511013" calcext:value-type="float">
            <text:p>12.508500511013</text:p>
          </table:table-cell>
          <table:table-cell table:formula="of:=STDEV([.DF4:.DF13])" office:value-type="float" office:value="9.64212225300791" calcext:value-type="float">
            <text:p>9.64212225300791</text:p>
          </table:table-cell>
          <table:table-cell table:formula="of:=STDEV([.DG4:.DG13])" office:value-type="float" office:value="9.9886556968586" calcext:value-type="float">
            <text:p>9.9886556968586</text:p>
          </table:table-cell>
          <table:table-cell table:formula="of:=STDEV([.DH4:.DH13])" office:value-type="float" office:value="9.9886556968586" calcext:value-type="float">
            <text:p>9.9886556968586</text:p>
          </table:table-cell>
          <table:table-cell table:formula="of:=STDEV([.DI4:.DI13])" office:value-type="float" office:value="9.64212225300791" calcext:value-type="float">
            <text:p>9.64212225300791</text:p>
          </table:table-cell>
          <table:table-cell table:formula="of:=STDEV([.DJ4:.DJ13])" office:value-type="float" office:value="9.64212225300791" calcext:value-type="float">
            <text:p>9.64212225300791</text:p>
          </table:table-cell>
          <table:table-cell table:formula="of:=STDEV([.DK4:.DK13])" office:value-type="float" office:value="6.02338601936835" calcext:value-type="float">
            <text:p>6.02338601936835</text:p>
          </table:table-cell>
          <table:table-cell table:formula="of:=STDEV([.DL4:.DL13])" office:value-type="float" office:value="6.02338601936835" calcext:value-type="float">
            <text:p>6.02338601936835</text:p>
          </table:table-cell>
          <table:table-cell table:formula="of:=STDEV([.DM4:.DM13])" office:value-type="float" office:value="6.02338601936835" calcext:value-type="float">
            <text:p>6.02338601936835</text:p>
          </table:table-cell>
          <table:table-cell table:formula="of:=STDEV([.DN4:.DN13])" office:value-type="float" office:value="6.02338601936835" calcext:value-type="float">
            <text:p>6.02338601936835</text:p>
          </table:table-cell>
          <table:table-cell table:formula="of:=STDEV([.DO4:.DO13])" office:value-type="float" office:value="4.51753951452626" calcext:value-type="float">
            <text:p>4.51753951452626</text:p>
          </table:table-cell>
          <table:table-cell table:formula="of:=STDEV([.DP4:.DP13])" office:value-type="float" office:value="4.51753951452626" calcext:value-type="float">
            <text:p>4.51753951452626</text:p>
          </table:table-cell>
          <table:table-cell table:formula="of:=STDEV([.DQ4:.DQ13])" office:value-type="float" office:value="4.51753951452626" calcext:value-type="float">
            <text:p>4.51753951452626</text:p>
          </table:table-cell>
          <table:table-cell table:formula="of:=STDEV([.DR4:.DR13])" office:value-type="float" office:value="4.51753951452626" calcext:value-type="float">
            <text:p>4.51753951452626</text:p>
          </table:table-cell>
          <table:table-cell table:formula="of:=STDEV([.DS4:.DS13])" office:value-type="float" office:value="4.51753951452626" calcext:value-type="float">
            <text:p>4.51753951452626</text:p>
          </table:table-cell>
          <table:table-cell table:formula="of:=STDEV([.DT4:.DT13])" office:value-type="float" office:value="4.51753951452626" calcext:value-type="float">
            <text:p>4.51753951452626</text:p>
          </table:table-cell>
          <table:table-cell table:formula="of:=STDEV([.DU4:.DU13])" office:value-type="float" office:value="4.51753951452626" calcext:value-type="float">
            <text:p>4.51753951452626</text:p>
          </table:table-cell>
          <table:table-cell table:formula="of:=STDEV([.DV4:.DV13])" office:value-type="float" office:value="4.51753951452626" calcext:value-type="float">
            <text:p>4.51753951452626</text:p>
          </table:table-cell>
          <table:table-cell table:formula="of:=STDEV([.DW4:.DW13])" office:value-type="float" office:value="4.51753951452626" calcext:value-type="float">
            <text:p>4.51753951452626</text:p>
          </table:table-cell>
          <table:table-cell table:formula="of:=STDEV([.DX4:.DX13])" office:value-type="float" office:value="4.51753951452626" calcext:value-type="float">
            <text:p>4.51753951452626</text:p>
          </table:table-cell>
          <table:table-cell table:formula="of:=STDEV([.DY4:.DY13])" office:value-type="float" office:value="4.51753951452626" calcext:value-type="float">
            <text:p>4.51753951452626</text:p>
          </table:table-cell>
          <table:table-cell table:formula="of:=STDEV([.DZ4:.DZ13])" office:value-type="float" office:value="4.51753951452626" calcext:value-type="float">
            <text:p>4.51753951452626</text:p>
          </table:table-cell>
          <table:table-cell table:formula="of:=STDEV([.EA4:.EA13])" office:value-type="float" office:value="4.51753951452626" calcext:value-type="float">
            <text:p>4.51753951452626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60" office:value-type="float" office:value="100" calcext:value-type="float">
            <text:p>100</text:p>
          </table:table-cell>
          <table:table-cell table:number-columns-repeated="2" office:value-type="float" office:value="83.3333333333333" calcext:value-type="float">
            <text:p>83.3333333333333</text:p>
          </table:table-cell>
          <table:table-cell table:number-columns-repeated="4" office:value-type="float" office:value="66.6666666666667" calcext:value-type="float">
            <text:p>66.6666666666667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3.3333333333333" calcext:value-type="float">
            <text:p>33.3333333333333</text:p>
          </table:table-cell>
          <table:table-cell table:number-columns-repeated="59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7" office:value-type="float" office:value="100" calcext:value-type="float">
            <text:p>100</text:p>
          </table:table-cell>
          <table:table-cell table:number-columns-repeated="2" office:value-type="float" office:value="83.3333333333333" calcext:value-type="float">
            <text:p>8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3.3333333333333" calcext:value-type="float">
            <text:p>33.3333333333333</text:p>
          </table:table-cell>
          <table:table-cell table:number-columns-repeated="66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8" office:value-type="float" office:value="100" calcext:value-type="float">
            <text:p>100</text:p>
          </table:table-cell>
          <table:table-cell table:number-columns-repeated="10" office:value-type="float" office:value="66.6666666666667" calcext:value-type="float">
            <text:p>6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61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9" office:value-type="float" office:value="100" calcext:value-type="float">
            <text:p>100</text:p>
          </table:table-cell>
          <table:table-cell table:number-columns-repeated="6" office:value-type="float" office:value="83.3333333333333" calcext:value-type="float">
            <text:p>83.3333333333333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3" office:value-type="float" office:value="33.3333333333333" calcext:value-type="float">
            <text:p>33.3333333333333</text:p>
          </table:table-cell>
          <table:table-cell table:number-columns-repeated="57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68" office:value-type="float" office:value="100" calcext:value-type="float">
            <text:p>100</text:p>
          </table:table-cell>
          <table:table-cell table:number-columns-repeated="5" office:value-type="float" office:value="83.3333333333333" calcext:value-type="float">
            <text:p>83.3333333333333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 office:value-type="float" office:value="33.3333333333333" calcext:value-type="float">
            <text:p>33.3333333333333</text:p>
          </table:table-cell>
          <table:table-cell table:number-columns-repeated="48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1" office:value-type="float" office:value="100" calcext:value-type="float">
            <text:p>100</text:p>
          </table:table-cell>
          <table:table-cell table:number-columns-repeated="6" office:value-type="float" office:value="83.3333333333333" calcext:value-type="float">
            <text:p>83.3333333333333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33.3333333333333" calcext:value-type="float">
            <text:p>33.3333333333333</text:p>
          </table:table-cell>
          <table:table-cell table:number-columns-repeated="64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62" office:value-type="float" office:value="100" calcext:value-type="float">
            <text:p>100</text:p>
          </table:table-cell>
          <table:table-cell table:number-columns-repeated="7" office:value-type="float" office:value="83.3333333333333" calcext:value-type="float">
            <text:p>83.3333333333333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7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62" office:value-type="float" office:value="100" calcext:value-type="float">
            <text:p>100</text:p>
          </table:table-cell>
          <table:table-cell table:number-columns-repeated="3" office:value-type="float" office:value="83.3333333333333" calcext:value-type="float">
            <text:p>83.3333333333333</text:p>
          </table:table-cell>
          <table:table-cell table:number-columns-repeated="5" office:value-type="float" office:value="66.6666666666667" calcext:value-type="float">
            <text:p>66.6666666666667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33.3333333333333" calcext:value-type="float">
            <text:p>33.3333333333333</text:p>
          </table:table-cell>
          <table:table-cell table:number-columns-repeated="52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5" office:value-type="float" office:value="100" calcext:value-type="float">
            <text:p>100</text:p>
          </table:table-cell>
          <table:table-cell table:number-columns-repeated="6" office:value-type="float" office:value="83.3333333333333" calcext:value-type="float">
            <text:p>8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63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table:number-columns-repeated="57" office:value-type="float" office:value="100" calcext:value-type="float">
            <text:p>100</text:p>
          </table:table-cell>
          <table:table-cell table:number-columns-repeated="4" office:value-type="float" office:value="83.3333333333333" calcext:value-type="float">
            <text:p>83.3333333333333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62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7:.B26])" office:value-type="float" office:value="100" calcext:value-type="float">
            <text:p>100</text:p>
          </table:table-cell>
          <table:table-cell table:formula="of:=AVERAGE([.C17:.C26])" office:value-type="float" office:value="100" calcext:value-type="float">
            <text:p>100</text:p>
          </table:table-cell>
          <table:table-cell table:formula="of:=AVERAGE([.D17:.D26])" office:value-type="float" office:value="100" calcext:value-type="float">
            <text:p>100</text:p>
          </table:table-cell>
          <table:table-cell table:formula="of:=AVERAGE([.E17:.E26])" office:value-type="float" office:value="100" calcext:value-type="float">
            <text:p>100</text:p>
          </table:table-cell>
          <table:table-cell table:formula="of:=AVERAGE([.F17:.F26])" office:value-type="float" office:value="100" calcext:value-type="float">
            <text:p>100</text:p>
          </table:table-cell>
          <table:table-cell table:formula="of:=AVERAGE([.G17:.G26])" office:value-type="float" office:value="100" calcext:value-type="float">
            <text:p>100</text:p>
          </table:table-cell>
          <table:table-cell table:formula="of:=AVERAGE([.H17:.H26])" office:value-type="float" office:value="100" calcext:value-type="float">
            <text:p>100</text:p>
          </table:table-cell>
          <table:table-cell table:formula="of:=AVERAGE([.I17:.I26])" office:value-type="float" office:value="100" calcext:value-type="float">
            <text:p>100</text:p>
          </table:table-cell>
          <table:table-cell table:formula="of:=AVERAGE([.J17:.J26])" office:value-type="float" office:value="100" calcext:value-type="float">
            <text:p>100</text:p>
          </table:table-cell>
          <table:table-cell table:formula="of:=AVERAGE([.K17:.K26])" office:value-type="float" office:value="100" calcext:value-type="float">
            <text:p>100</text:p>
          </table:table-cell>
          <table:table-cell table:formula="of:=AVERAGE([.L17:.L26])" office:value-type="float" office:value="100" calcext:value-type="float">
            <text:p>100</text:p>
          </table:table-cell>
          <table:table-cell table:formula="of:=AVERAGE([.M17:.M26])" office:value-type="float" office:value="100" calcext:value-type="float">
            <text:p>100</text:p>
          </table:table-cell>
          <table:table-cell table:formula="of:=AVERAGE([.N17:.N26])" office:value-type="float" office:value="100" calcext:value-type="float">
            <text:p>100</text:p>
          </table:table-cell>
          <table:table-cell table:formula="of:=AVERAGE([.O17:.O26])" office:value-type="float" office:value="100" calcext:value-type="float">
            <text:p>100</text:p>
          </table:table-cell>
          <table:table-cell table:formula="of:=AVERAGE([.P17:.P26])" office:value-type="float" office:value="100" calcext:value-type="float">
            <text:p>100</text:p>
          </table:table-cell>
          <table:table-cell table:formula="of:=AVERAGE([.Q17:.Q26])" office:value-type="float" office:value="100" calcext:value-type="float">
            <text:p>100</text:p>
          </table:table-cell>
          <table:table-cell table:formula="of:=AVERAGE([.R17:.R26])" office:value-type="float" office:value="100" calcext:value-type="float">
            <text:p>100</text:p>
          </table:table-cell>
          <table:table-cell table:formula="of:=AVERAGE([.S17:.S26])" office:value-type="float" office:value="100" calcext:value-type="float">
            <text:p>100</text:p>
          </table:table-cell>
          <table:table-cell table:formula="of:=AVERAGE([.T17:.T26])" office:value-type="float" office:value="100" calcext:value-type="float">
            <text:p>100</text:p>
          </table:table-cell>
          <table:table-cell table:formula="of:=AVERAGE([.U17:.U26])" office:value-type="float" office:value="100" calcext:value-type="float">
            <text:p>100</text:p>
          </table:table-cell>
          <table:table-cell table:formula="of:=AVERAGE([.V17:.V26])" office:value-type="float" office:value="100" calcext:value-type="float">
            <text:p>100</text:p>
          </table:table-cell>
          <table:table-cell table:formula="of:=AVERAGE([.W17:.W26])" office:value-type="float" office:value="100" calcext:value-type="float">
            <text:p>100</text:p>
          </table:table-cell>
          <table:table-cell table:formula="of:=AVERAGE([.X17:.X26])" office:value-type="float" office:value="100" calcext:value-type="float">
            <text:p>100</text:p>
          </table:table-cell>
          <table:table-cell table:formula="of:=AVERAGE([.Y17:.Y26])" office:value-type="float" office:value="100" calcext:value-type="float">
            <text:p>100</text:p>
          </table:table-cell>
          <table:table-cell table:formula="of:=AVERAGE([.Z17:.Z26])" office:value-type="float" office:value="100" calcext:value-type="float">
            <text:p>100</text:p>
          </table:table-cell>
          <table:table-cell table:formula="of:=AVERAGE([.AA17:.AA26])" office:value-type="float" office:value="100" calcext:value-type="float">
            <text:p>100</text:p>
          </table:table-cell>
          <table:table-cell table:formula="of:=AVERAGE([.AB17:.AB26])" office:value-type="float" office:value="100" calcext:value-type="float">
            <text:p>100</text:p>
          </table:table-cell>
          <table:table-cell table:formula="of:=AVERAGE([.AC17:.AC26])" office:value-type="float" office:value="100" calcext:value-type="float">
            <text:p>100</text:p>
          </table:table-cell>
          <table:table-cell table:formula="of:=AVERAGE([.AD17:.AD26])" office:value-type="float" office:value="100" calcext:value-type="float">
            <text:p>100</text:p>
          </table:table-cell>
          <table:table-cell table:formula="of:=AVERAGE([.AE17:.AE26])" office:value-type="float" office:value="100" calcext:value-type="float">
            <text:p>100</text:p>
          </table:table-cell>
          <table:table-cell table:formula="of:=AVERAGE([.AF17:.AF26])" office:value-type="float" office:value="100" calcext:value-type="float">
            <text:p>100</text:p>
          </table:table-cell>
          <table:table-cell table:formula="of:=AVERAGE([.AG17:.AG26])" office:value-type="float" office:value="100" calcext:value-type="float">
            <text:p>100</text:p>
          </table:table-cell>
          <table:table-cell table:formula="of:=AVERAGE([.AH17:.AH26])" office:value-type="float" office:value="100" calcext:value-type="float">
            <text:p>100</text:p>
          </table:table-cell>
          <table:table-cell table:formula="of:=AVERAGE([.AI17:.AI26])" office:value-type="float" office:value="100" calcext:value-type="float">
            <text:p>100</text:p>
          </table:table-cell>
          <table:table-cell table:formula="of:=AVERAGE([.AJ17:.AJ26])" office:value-type="float" office:value="100" calcext:value-type="float">
            <text:p>100</text:p>
          </table:table-cell>
          <table:table-cell table:formula="of:=AVERAGE([.AK17:.AK26])" office:value-type="float" office:value="100" calcext:value-type="float">
            <text:p>100</text:p>
          </table:table-cell>
          <table:table-cell table:formula="of:=AVERAGE([.AL17:.AL26])" office:value-type="float" office:value="100" calcext:value-type="float">
            <text:p>100</text:p>
          </table:table-cell>
          <table:table-cell table:formula="of:=AVERAGE([.AM17:.AM26])" office:value-type="float" office:value="100" calcext:value-type="float">
            <text:p>100</text:p>
          </table:table-cell>
          <table:table-cell table:formula="of:=AVERAGE([.AN17:.AN26])" office:value-type="float" office:value="100" calcext:value-type="float">
            <text:p>100</text:p>
          </table:table-cell>
          <table:table-cell table:formula="of:=AVERAGE([.AO17:.AO26])" office:value-type="float" office:value="100" calcext:value-type="float">
            <text:p>100</text:p>
          </table:table-cell>
          <table:table-cell table:formula="of:=AVERAGE([.AP17:.AP26])" office:value-type="float" office:value="100" calcext:value-type="float">
            <text:p>100</text:p>
          </table:table-cell>
          <table:table-cell table:formula="of:=AVERAGE([.AQ17:.AQ26])" office:value-type="float" office:value="100" calcext:value-type="float">
            <text:p>100</text:p>
          </table:table-cell>
          <table:table-cell table:formula="of:=AVERAGE([.AR17:.AR26])" office:value-type="float" office:value="100" calcext:value-type="float">
            <text:p>100</text:p>
          </table:table-cell>
          <table:table-cell table:formula="of:=AVERAGE([.AS17:.AS26])" office:value-type="float" office:value="100" calcext:value-type="float">
            <text:p>100</text:p>
          </table:table-cell>
          <table:table-cell table:formula="of:=AVERAGE([.AT17:.AT26])" office:value-type="float" office:value="100" calcext:value-type="float">
            <text:p>100</text:p>
          </table:table-cell>
          <table:table-cell table:formula="of:=AVERAGE([.AU17:.AU26])" office:value-type="float" office:value="100" calcext:value-type="float">
            <text:p>100</text:p>
          </table:table-cell>
          <table:table-cell table:formula="of:=AVERAGE([.AV17:.AV26])" office:value-type="float" office:value="100" calcext:value-type="float">
            <text:p>100</text:p>
          </table:table-cell>
          <table:table-cell table:formula="of:=AVERAGE([.AW17:.AW26])" office:value-type="float" office:value="100" calcext:value-type="float">
            <text:p>100</text:p>
          </table:table-cell>
          <table:table-cell table:formula="of:=AVERAGE([.AX17:.AX26])" office:value-type="float" office:value="100" calcext:value-type="float">
            <text:p>100</text:p>
          </table:table-cell>
          <table:table-cell table:formula="of:=AVERAGE([.AY17:.AY26])" office:value-type="float" office:value="100" calcext:value-type="float">
            <text:p>100</text:p>
          </table:table-cell>
          <table:table-cell table:formula="of:=AVERAGE([.AZ17:.AZ26])" office:value-type="float" office:value="100" calcext:value-type="float">
            <text:p>100</text:p>
          </table:table-cell>
          <table:table-cell table:formula="of:=AVERAGE([.BA17:.BA26])" office:value-type="float" office:value="98.3333333333333" calcext:value-type="float">
            <text:p>98.3333333333333</text:p>
          </table:table-cell>
          <table:table-cell table:formula="of:=AVERAGE([.BB17:.BB26])" office:value-type="float" office:value="98.3333333333333" calcext:value-type="float">
            <text:p>98.3333333333333</text:p>
          </table:table-cell>
          <table:table-cell table:formula="of:=AVERAGE([.BC17:.BC26])" office:value-type="float" office:value="98.3333333333333" calcext:value-type="float">
            <text:p>98.3333333333333</text:p>
          </table:table-cell>
          <table:table-cell table:formula="of:=AVERAGE([.BD17:.BD26])" office:value-type="float" office:value="98.3333333333333" calcext:value-type="float">
            <text:p>98.3333333333333</text:p>
          </table:table-cell>
          <table:table-cell table:formula="of:=AVERAGE([.BE17:.BE26])" office:value-type="float" office:value="96.6666666666667" calcext:value-type="float">
            <text:p>96.6666666666667</text:p>
          </table:table-cell>
          <table:table-cell table:formula="of:=AVERAGE([.BF17:.BF26])" office:value-type="float" office:value="96.6666666666667" calcext:value-type="float">
            <text:p>96.6666666666667</text:p>
          </table:table-cell>
          <table:table-cell table:formula="of:=AVERAGE([.BG17:.BG26])" office:value-type="float" office:value="91.6666666666667" calcext:value-type="float">
            <text:p>91.6666666666667</text:p>
          </table:table-cell>
          <table:table-cell table:formula="of:=AVERAGE([.BH17:.BH26])" office:value-type="float" office:value="88.3333333333333" calcext:value-type="float">
            <text:p>88.3333333333333</text:p>
          </table:table-cell>
          <table:table-cell table:formula="of:=AVERAGE([.BI17:.BI26])" office:value-type="float" office:value="85" calcext:value-type="float">
            <text:p>85</text:p>
          </table:table-cell>
          <table:table-cell table:formula="of:=AVERAGE([.BJ17:.BJ26])" office:value-type="float" office:value="80" calcext:value-type="float">
            <text:p>80</text:p>
          </table:table-cell>
          <table:table-cell table:formula="of:=AVERAGE([.BK17:.BK26])" office:value-type="float" office:value="71.6666666666667" calcext:value-type="float">
            <text:p>71.6666666666667</text:p>
          </table:table-cell>
          <table:table-cell table:formula="of:=AVERAGE([.BL17:.BL26])" office:value-type="float" office:value="65" calcext:value-type="float">
            <text:p>65</text:p>
          </table:table-cell>
          <table:table-cell table:formula="of:=AVERAGE([.BM17:.BM26])" office:value-type="float" office:value="65" calcext:value-type="float">
            <text:p>65</text:p>
          </table:table-cell>
          <table:table-cell table:formula="of:=AVERAGE([.BN17:.BN26])" office:value-type="float" office:value="63.3333333333333" calcext:value-type="float">
            <text:p>63.3333333333333</text:p>
          </table:table-cell>
          <table:table-cell table:formula="of:=AVERAGE([.BO17:.BO26])" office:value-type="float" office:value="58.3333333333333" calcext:value-type="float">
            <text:p>58.3333333333333</text:p>
          </table:table-cell>
          <table:table-cell table:formula="of:=AVERAGE([.BP17:.BP26])" office:value-type="float" office:value="53.3333333333333" calcext:value-type="float">
            <text:p>53.3333333333333</text:p>
          </table:table-cell>
          <table:table-cell table:formula="of:=AVERAGE([.BQ17:.BQ26])" office:value-type="float" office:value="48.3333333333333" calcext:value-type="float">
            <text:p>48.3333333333333</text:p>
          </table:table-cell>
          <table:table-cell table:formula="of:=AVERAGE([.BR17:.BR26])" office:value-type="float" office:value="41.6666666666667" calcext:value-type="float">
            <text:p>41.6666666666667</text:p>
          </table:table-cell>
          <table:table-cell table:formula="of:=AVERAGE([.BS17:.BS26])" office:value-type="float" office:value="38.3333333333333" calcext:value-type="float">
            <text:p>38.3333333333333</text:p>
          </table:table-cell>
          <table:table-cell table:formula="of:=AVERAGE([.BT17:.BT26])" office:value-type="float" office:value="35" calcext:value-type="float">
            <text:p>35</text:p>
          </table:table-cell>
          <table:table-cell table:formula="of:=AVERAGE([.BU17:.BU26])" office:value-type="float" office:value="31.6666666666667" calcext:value-type="float">
            <text:p>31.6666666666667</text:p>
          </table:table-cell>
          <table:table-cell table:formula="of:=AVERAGE([.BV17:.BV26])" office:value-type="float" office:value="31.6666666666667" calcext:value-type="float">
            <text:p>31.6666666666667</text:p>
          </table:table-cell>
          <table:table-cell table:formula="of:=AVERAGE([.BW17:.BW26])" office:value-type="float" office:value="23.3333333333334" calcext:value-type="float">
            <text:p>23.3333333333334</text:p>
          </table:table-cell>
          <table:table-cell table:formula="of:=AVERAGE([.BX17:.BX26])" office:value-type="float" office:value="21.6666666666667" calcext:value-type="float">
            <text:p>21.6666666666667</text:p>
          </table:table-cell>
          <table:table-cell table:formula="of:=AVERAGE([.BY17:.BY26])" office:value-type="float" office:value="21.6666666666667" calcext:value-type="float">
            <text:p>21.6666666666667</text:p>
          </table:table-cell>
          <table:table-cell table:formula="of:=AVERAGE([.BZ17:.BZ26])" office:value-type="float" office:value="20" calcext:value-type="float">
            <text:p>20</text:p>
          </table:table-cell>
          <table:table-cell table:formula="of:=AVERAGE([.CA17:.CA26])" office:value-type="float" office:value="20" calcext:value-type="float">
            <text:p>20</text:p>
          </table:table-cell>
          <table:table-cell table:formula="of:=AVERAGE([.CB17:.CB26])" office:value-type="float" office:value="18.3333333333334" calcext:value-type="float">
            <text:p>18.3333333333334</text:p>
          </table:table-cell>
          <table:table-cell table:formula="of:=AVERAGE([.CC17:.CC26])" office:value-type="float" office:value="18.3333333333334" calcext:value-type="float">
            <text:p>18.3333333333334</text:p>
          </table:table-cell>
          <table:table-cell table:formula="of:=AVERAGE([.CD17:.CD26])" office:value-type="float" office:value="18.3333333333334" calcext:value-type="float">
            <text:p>18.3333333333334</text:p>
          </table:table-cell>
          <table:table-cell table:formula="of:=AVERAGE([.CE17:.CE26])" office:value-type="float" office:value="18.3333333333334" calcext:value-type="float">
            <text:p>18.3333333333334</text:p>
          </table:table-cell>
          <table:table-cell table:formula="of:=AVERAGE([.CF17:.CF26])" office:value-type="float" office:value="16.6666666666667" calcext:value-type="float">
            <text:p>16.6666666666667</text:p>
          </table:table-cell>
          <table:table-cell table:formula="of:=AVERAGE([.CG17:.CG26])" office:value-type="float" office:value="16.6666666666667" calcext:value-type="float">
            <text:p>16.6666666666667</text:p>
          </table:table-cell>
          <table:table-cell table:formula="of:=AVERAGE([.CH17:.CH26])" office:value-type="float" office:value="16.6666666666667" calcext:value-type="float">
            <text:p>16.6666666666667</text:p>
          </table:table-cell>
          <table:table-cell table:formula="of:=AVERAGE([.CI17:.CI26])" office:value-type="float" office:value="16.6666666666667" calcext:value-type="float">
            <text:p>16.6666666666667</text:p>
          </table:table-cell>
          <table:table-cell table:formula="of:=AVERAGE([.CJ17:.CJ26])" office:value-type="float" office:value="16.6666666666667" calcext:value-type="float">
            <text:p>16.6666666666667</text:p>
          </table:table-cell>
          <table:table-cell table:formula="of:=AVERAGE([.CK17:.CK26])" office:value-type="float" office:value="16.6666666666667" calcext:value-type="float">
            <text:p>16.6666666666667</text:p>
          </table:table-cell>
          <table:table-cell table:formula="of:=AVERAGE([.CL17:.CL26])" office:value-type="float" office:value="16.6666666666667" calcext:value-type="float">
            <text:p>16.6666666666667</text:p>
          </table:table-cell>
          <table:table-cell table:formula="of:=AVERAGE([.CM17:.CM26])" office:value-type="float" office:value="16.6666666666667" calcext:value-type="float">
            <text:p>16.6666666666667</text:p>
          </table:table-cell>
          <table:table-cell table:formula="of:=AVERAGE([.CN17:.CN26])" office:value-type="float" office:value="16.6666666666667" calcext:value-type="float">
            <text:p>16.6666666666667</text:p>
          </table:table-cell>
          <table:table-cell table:formula="of:=AVERAGE([.CO17:.CO26])" office:value-type="float" office:value="16.6666666666667" calcext:value-type="float">
            <text:p>16.6666666666667</text:p>
          </table:table-cell>
          <table:table-cell table:formula="of:=AVERAGE([.CP17:.CP26])" office:value-type="float" office:value="16.6666666666667" calcext:value-type="float">
            <text:p>16.6666666666667</text:p>
          </table:table-cell>
          <table:table-cell table:formula="of:=AVERAGE([.CQ17:.CQ26])" office:value-type="float" office:value="16.6666666666667" calcext:value-type="float">
            <text:p>16.6666666666667</text:p>
          </table:table-cell>
          <table:table-cell table:formula="of:=AVERAGE([.CR17:.CR26])" office:value-type="float" office:value="16.6666666666667" calcext:value-type="float">
            <text:p>16.6666666666667</text:p>
          </table:table-cell>
          <table:table-cell table:formula="of:=AVERAGE([.CS17:.CS26])" office:value-type="float" office:value="16.6666666666667" calcext:value-type="float">
            <text:p>16.6666666666667</text:p>
          </table:table-cell>
          <table:table-cell table:formula="of:=AVERAGE([.CT17:.CT26])" office:value-type="float" office:value="16.6666666666667" calcext:value-type="float">
            <text:p>16.6666666666667</text:p>
          </table:table-cell>
          <table:table-cell table:formula="of:=AVERAGE([.CU17:.CU26])" office:value-type="float" office:value="16.6666666666667" calcext:value-type="float">
            <text:p>16.6666666666667</text:p>
          </table:table-cell>
          <table:table-cell table:formula="of:=AVERAGE([.CV17:.CV26])" office:value-type="float" office:value="16.6666666666667" calcext:value-type="float">
            <text:p>16.6666666666667</text:p>
          </table:table-cell>
          <table:table-cell table:formula="of:=AVERAGE([.CW17:.CW26])" office:value-type="float" office:value="16.6666666666667" calcext:value-type="float">
            <text:p>16.6666666666667</text:p>
          </table:table-cell>
          <table:table-cell table:formula="of:=AVERAGE([.CX17:.CX26])" office:value-type="float" office:value="16.6666666666667" calcext:value-type="float">
            <text:p>16.6666666666667</text:p>
          </table:table-cell>
          <table:table-cell table:formula="of:=AVERAGE([.CY17:.CY26])" office:value-type="float" office:value="16.6666666666667" calcext:value-type="float">
            <text:p>16.6666666666667</text:p>
          </table:table-cell>
          <table:table-cell table:formula="of:=AVERAGE([.CZ17:.CZ26])" office:value-type="float" office:value="16.6666666666667" calcext:value-type="float">
            <text:p>16.6666666666667</text:p>
          </table:table-cell>
          <table:table-cell table:formula="of:=AVERAGE([.DA17:.DA26])" office:value-type="float" office:value="16.6666666666667" calcext:value-type="float">
            <text:p>16.6666666666667</text:p>
          </table:table-cell>
          <table:table-cell table:formula="of:=AVERAGE([.DB17:.DB26])" office:value-type="float" office:value="16.6666666666667" calcext:value-type="float">
            <text:p>16.6666666666667</text:p>
          </table:table-cell>
          <table:table-cell table:formula="of:=AVERAGE([.DC17:.DC26])" office:value-type="float" office:value="16.6666666666667" calcext:value-type="float">
            <text:p>16.6666666666667</text:p>
          </table:table-cell>
          <table:table-cell table:formula="of:=AVERAGE([.DD17:.DD26])" office:value-type="float" office:value="16.6666666666667" calcext:value-type="float">
            <text:p>16.6666666666667</text:p>
          </table:table-cell>
          <table:table-cell table:formula="of:=AVERAGE([.DE17:.DE26])" office:value-type="float" office:value="16.6666666666667" calcext:value-type="float">
            <text:p>16.6666666666667</text:p>
          </table:table-cell>
          <table:table-cell table:formula="of:=AVERAGE([.DF17:.DF26])" office:value-type="float" office:value="16.6666666666667" calcext:value-type="float">
            <text:p>16.6666666666667</text:p>
          </table:table-cell>
          <table:table-cell table:formula="of:=AVERAGE([.DG17:.DG26])" office:value-type="float" office:value="16.6666666666667" calcext:value-type="float">
            <text:p>16.6666666666667</text:p>
          </table:table-cell>
          <table:table-cell table:formula="of:=AVERAGE([.DH17:.DH26])" office:value-type="float" office:value="16.6666666666667" calcext:value-type="float">
            <text:p>16.6666666666667</text:p>
          </table:table-cell>
          <table:table-cell table:formula="of:=AVERAGE([.DI17:.DI26])" office:value-type="float" office:value="16.6666666666667" calcext:value-type="float">
            <text:p>16.6666666666667</text:p>
          </table:table-cell>
          <table:table-cell table:formula="of:=AVERAGE([.DJ17:.DJ26])" office:value-type="float" office:value="16.6666666666667" calcext:value-type="float">
            <text:p>16.6666666666667</text:p>
          </table:table-cell>
          <table:table-cell table:formula="of:=AVERAGE([.DK17:.DK26])" office:value-type="float" office:value="16.6666666666667" calcext:value-type="float">
            <text:p>16.6666666666667</text:p>
          </table:table-cell>
          <table:table-cell table:formula="of:=AVERAGE([.DL17:.DL26])" office:value-type="float" office:value="16.6666666666667" calcext:value-type="float">
            <text:p>16.6666666666667</text:p>
          </table:table-cell>
          <table:table-cell table:formula="of:=AVERAGE([.DM17:.DM26])" office:value-type="float" office:value="16.6666666666667" calcext:value-type="float">
            <text:p>16.6666666666667</text:p>
          </table:table-cell>
          <table:table-cell table:formula="of:=AVERAGE([.DN17:.DN26])" office:value-type="float" office:value="16.6666666666667" calcext:value-type="float">
            <text:p>16.6666666666667</text:p>
          </table:table-cell>
          <table:table-cell table:formula="of:=AVERAGE([.DO17:.DO26])" office:value-type="float" office:value="16.6666666666667" calcext:value-type="float">
            <text:p>16.6666666666667</text:p>
          </table:table-cell>
          <table:table-cell table:formula="of:=AVERAGE([.DP17:.DP26])" office:value-type="float" office:value="16.6666666666667" calcext:value-type="float">
            <text:p>16.6666666666667</text:p>
          </table:table-cell>
          <table:table-cell table:formula="of:=AVERAGE([.DQ17:.DQ26])" office:value-type="float" office:value="16.6666666666667" calcext:value-type="float">
            <text:p>16.6666666666667</text:p>
          </table:table-cell>
          <table:table-cell table:formula="of:=AVERAGE([.DR17:.DR26])" office:value-type="float" office:value="16.6666666666667" calcext:value-type="float">
            <text:p>16.6666666666667</text:p>
          </table:table-cell>
          <table:table-cell table:formula="of:=AVERAGE([.DS17:.DS26])" office:value-type="float" office:value="16.6666666666667" calcext:value-type="float">
            <text:p>16.6666666666667</text:p>
          </table:table-cell>
          <table:table-cell table:formula="of:=AVERAGE([.DT17:.DT26])" office:value-type="float" office:value="16.6666666666667" calcext:value-type="float">
            <text:p>16.6666666666667</text:p>
          </table:table-cell>
          <table:table-cell table:formula="of:=AVERAGE([.DU17:.DU26])" office:value-type="float" office:value="16.6666666666667" calcext:value-type="float">
            <text:p>16.6666666666667</text:p>
          </table:table-cell>
          <table:table-cell table:formula="of:=AVERAGE([.DV17:.DV26])" office:value-type="float" office:value="16.6666666666667" calcext:value-type="float">
            <text:p>16.6666666666667</text:p>
          </table:table-cell>
          <table:table-cell table:formula="of:=AVERAGE([.DW17:.DW26])" office:value-type="float" office:value="16.6666666666667" calcext:value-type="float">
            <text:p>16.6666666666667</text:p>
          </table:table-cell>
          <table:table-cell table:formula="of:=AVERAGE([.DX17:.DX26])" office:value-type="float" office:value="16.6666666666667" calcext:value-type="float">
            <text:p>16.6666666666667</text:p>
          </table:table-cell>
          <table:table-cell table:formula="of:=AVERAGE([.DY17:.DY26])" office:value-type="float" office:value="16.6666666666667" calcext:value-type="float">
            <text:p>16.6666666666667</text:p>
          </table:table-cell>
          <table:table-cell table:formula="of:=AVERAGE([.DZ17:.DZ26])" office:value-type="float" office:value="16.6666666666667" calcext:value-type="float">
            <text:p>16.6666666666667</text:p>
          </table:table-cell>
          <table:table-cell table:formula="of:=AVERAGE([.EA17:.EA26]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7:.B26])" office:value-type="float" office:value="0" calcext:value-type="float">
            <text:p>0</text:p>
          </table:table-cell>
          <table:table-cell table:formula="of:=STDEV([.C17:.C26])" office:value-type="float" office:value="0" calcext:value-type="float">
            <text:p>0</text:p>
          </table:table-cell>
          <table:table-cell table:formula="of:=STDEV([.D17:.D26])" office:value-type="float" office:value="0" calcext:value-type="float">
            <text:p>0</text:p>
          </table:table-cell>
          <table:table-cell table:formula="of:=STDEV([.E17:.E26])" office:value-type="float" office:value="0" calcext:value-type="float">
            <text:p>0</text:p>
          </table:table-cell>
          <table:table-cell table:formula="of:=STDEV([.F17:.F26])" office:value-type="float" office:value="0" calcext:value-type="float">
            <text:p>0</text:p>
          </table:table-cell>
          <table:table-cell table:formula="of:=STDEV([.G17:.G26])" office:value-type="float" office:value="0" calcext:value-type="float">
            <text:p>0</text:p>
          </table:table-cell>
          <table:table-cell table:formula="of:=STDEV([.H17:.H26])" office:value-type="float" office:value="0" calcext:value-type="float">
            <text:p>0</text:p>
          </table:table-cell>
          <table:table-cell table:formula="of:=STDEV([.I17:.I26])" office:value-type="float" office:value="0" calcext:value-type="float">
            <text:p>0</text:p>
          </table:table-cell>
          <table:table-cell table:formula="of:=STDEV([.J17:.J26])" office:value-type="float" office:value="0" calcext:value-type="float">
            <text:p>0</text:p>
          </table:table-cell>
          <table:table-cell table:formula="of:=STDEV([.K17:.K26])" office:value-type="float" office:value="0" calcext:value-type="float">
            <text:p>0</text:p>
          </table:table-cell>
          <table:table-cell table:formula="of:=STDEV([.L17:.L26])" office:value-type="float" office:value="0" calcext:value-type="float">
            <text:p>0</text:p>
          </table:table-cell>
          <table:table-cell table:formula="of:=STDEV([.M17:.M26])" office:value-type="float" office:value="0" calcext:value-type="float">
            <text:p>0</text:p>
          </table:table-cell>
          <table:table-cell table:formula="of:=STDEV([.N17:.N26])" office:value-type="float" office:value="0" calcext:value-type="float">
            <text:p>0</text:p>
          </table:table-cell>
          <table:table-cell table:formula="of:=STDEV([.O17:.O26])" office:value-type="float" office:value="0" calcext:value-type="float">
            <text:p>0</text:p>
          </table:table-cell>
          <table:table-cell table:formula="of:=STDEV([.P17:.P26])" office:value-type="float" office:value="0" calcext:value-type="float">
            <text:p>0</text:p>
          </table:table-cell>
          <table:table-cell table:formula="of:=STDEV([.Q17:.Q26])" office:value-type="float" office:value="0" calcext:value-type="float">
            <text:p>0</text:p>
          </table:table-cell>
          <table:table-cell table:formula="of:=STDEV([.R17:.R26])" office:value-type="float" office:value="0" calcext:value-type="float">
            <text:p>0</text:p>
          </table:table-cell>
          <table:table-cell table:formula="of:=STDEV([.S17:.S26])" office:value-type="float" office:value="0" calcext:value-type="float">
            <text:p>0</text:p>
          </table:table-cell>
          <table:table-cell table:formula="of:=STDEV([.T17:.T26])" office:value-type="float" office:value="0" calcext:value-type="float">
            <text:p>0</text:p>
          </table:table-cell>
          <table:table-cell table:formula="of:=STDEV([.U17:.U26])" office:value-type="float" office:value="0" calcext:value-type="float">
            <text:p>0</text:p>
          </table:table-cell>
          <table:table-cell table:formula="of:=STDEV([.V17:.V26])" office:value-type="float" office:value="0" calcext:value-type="float">
            <text:p>0</text:p>
          </table:table-cell>
          <table:table-cell table:formula="of:=STDEV([.W17:.W26])" office:value-type="float" office:value="0" calcext:value-type="float">
            <text:p>0</text:p>
          </table:table-cell>
          <table:table-cell table:formula="of:=STDEV([.X17:.X26])" office:value-type="float" office:value="0" calcext:value-type="float">
            <text:p>0</text:p>
          </table:table-cell>
          <table:table-cell table:formula="of:=STDEV([.Y17:.Y26])" office:value-type="float" office:value="0" calcext:value-type="float">
            <text:p>0</text:p>
          </table:table-cell>
          <table:table-cell table:formula="of:=STDEV([.Z17:.Z26])" office:value-type="float" office:value="0" calcext:value-type="float">
            <text:p>0</text:p>
          </table:table-cell>
          <table:table-cell table:formula="of:=STDEV([.AA17:.AA26])" office:value-type="float" office:value="0" calcext:value-type="float">
            <text:p>0</text:p>
          </table:table-cell>
          <table:table-cell table:formula="of:=STDEV([.AB17:.AB26])" office:value-type="float" office:value="0" calcext:value-type="float">
            <text:p>0</text:p>
          </table:table-cell>
          <table:table-cell table:formula="of:=STDEV([.AC17:.AC26])" office:value-type="float" office:value="0" calcext:value-type="float">
            <text:p>0</text:p>
          </table:table-cell>
          <table:table-cell table:formula="of:=STDEV([.AD17:.AD26])" office:value-type="float" office:value="0" calcext:value-type="float">
            <text:p>0</text:p>
          </table:table-cell>
          <table:table-cell table:formula="of:=STDEV([.AE17:.AE26])" office:value-type="float" office:value="0" calcext:value-type="float">
            <text:p>0</text:p>
          </table:table-cell>
          <table:table-cell table:formula="of:=STDEV([.AF17:.AF26])" office:value-type="float" office:value="0" calcext:value-type="float">
            <text:p>0</text:p>
          </table:table-cell>
          <table:table-cell table:formula="of:=STDEV([.AG17:.AG26])" office:value-type="float" office:value="0" calcext:value-type="float">
            <text:p>0</text:p>
          </table:table-cell>
          <table:table-cell table:formula="of:=STDEV([.AH17:.AH26])" office:value-type="float" office:value="0" calcext:value-type="float">
            <text:p>0</text:p>
          </table:table-cell>
          <table:table-cell table:formula="of:=STDEV([.AI17:.AI26])" office:value-type="float" office:value="0" calcext:value-type="float">
            <text:p>0</text:p>
          </table:table-cell>
          <table:table-cell table:formula="of:=STDEV([.AJ17:.AJ26])" office:value-type="float" office:value="0" calcext:value-type="float">
            <text:p>0</text:p>
          </table:table-cell>
          <table:table-cell table:formula="of:=STDEV([.AK17:.AK26])" office:value-type="float" office:value="0" calcext:value-type="float">
            <text:p>0</text:p>
          </table:table-cell>
          <table:table-cell table:formula="of:=STDEV([.AL17:.AL26])" office:value-type="float" office:value="0" calcext:value-type="float">
            <text:p>0</text:p>
          </table:table-cell>
          <table:table-cell table:formula="of:=STDEV([.AM17:.AM26])" office:value-type="float" office:value="0" calcext:value-type="float">
            <text:p>0</text:p>
          </table:table-cell>
          <table:table-cell table:formula="of:=STDEV([.AN17:.AN26])" office:value-type="float" office:value="0" calcext:value-type="float">
            <text:p>0</text:p>
          </table:table-cell>
          <table:table-cell table:formula="of:=STDEV([.AO17:.AO26])" office:value-type="float" office:value="0" calcext:value-type="float">
            <text:p>0</text:p>
          </table:table-cell>
          <table:table-cell table:formula="of:=STDEV([.AP17:.AP26])" office:value-type="float" office:value="0" calcext:value-type="float">
            <text:p>0</text:p>
          </table:table-cell>
          <table:table-cell table:formula="of:=STDEV([.AQ17:.AQ26])" office:value-type="float" office:value="0" calcext:value-type="float">
            <text:p>0</text:p>
          </table:table-cell>
          <table:table-cell table:formula="of:=STDEV([.AR17:.AR26])" office:value-type="float" office:value="0" calcext:value-type="float">
            <text:p>0</text:p>
          </table:table-cell>
          <table:table-cell table:formula="of:=STDEV([.AS17:.AS26])" office:value-type="float" office:value="0" calcext:value-type="float">
            <text:p>0</text:p>
          </table:table-cell>
          <table:table-cell table:formula="of:=STDEV([.AT17:.AT26])" office:value-type="float" office:value="0" calcext:value-type="float">
            <text:p>0</text:p>
          </table:table-cell>
          <table:table-cell table:formula="of:=STDEV([.AU17:.AU26])" office:value-type="float" office:value="0" calcext:value-type="float">
            <text:p>0</text:p>
          </table:table-cell>
          <table:table-cell table:formula="of:=STDEV([.AV17:.AV26])" office:value-type="float" office:value="0" calcext:value-type="float">
            <text:p>0</text:p>
          </table:table-cell>
          <table:table-cell table:formula="of:=STDEV([.AW17:.AW26])" office:value-type="float" office:value="0" calcext:value-type="float">
            <text:p>0</text:p>
          </table:table-cell>
          <table:table-cell table:formula="of:=STDEV([.AX17:.AX26])" office:value-type="float" office:value="0" calcext:value-type="float">
            <text:p>0</text:p>
          </table:table-cell>
          <table:table-cell table:formula="of:=STDEV([.AY17:.AY26])" office:value-type="float" office:value="0" calcext:value-type="float">
            <text:p>0</text:p>
          </table:table-cell>
          <table:table-cell table:formula="of:=STDEV([.AZ17:.AZ26])" office:value-type="float" office:value="0" calcext:value-type="float">
            <text:p>0</text:p>
          </table:table-cell>
          <table:table-cell table:formula="of:=STDEV([.BA17:.BA26])" office:value-type="float" office:value="5.27046276694731" calcext:value-type="float">
            <text:p>5.27046276694731</text:p>
          </table:table-cell>
          <table:table-cell table:formula="of:=STDEV([.BB17:.BB26])" office:value-type="float" office:value="5.27046276694731" calcext:value-type="float">
            <text:p>5.27046276694731</text:p>
          </table:table-cell>
          <table:table-cell table:formula="of:=STDEV([.BC17:.BC26])" office:value-type="float" office:value="5.27046276694731" calcext:value-type="float">
            <text:p>5.27046276694731</text:p>
          </table:table-cell>
          <table:table-cell table:formula="of:=STDEV([.BD17:.BD26])" office:value-type="float" office:value="5.27046276694731" calcext:value-type="float">
            <text:p>5.27046276694731</text:p>
          </table:table-cell>
          <table:table-cell table:formula="of:=STDEV([.BE17:.BE26])" office:value-type="float" office:value="7.02728368926308" calcext:value-type="float">
            <text:p>7.02728368926308</text:p>
          </table:table-cell>
          <table:table-cell table:formula="of:=STDEV([.BF17:.BF26])" office:value-type="float" office:value="7.02728368926308" calcext:value-type="float">
            <text:p>7.02728368926308</text:p>
          </table:table-cell>
          <table:table-cell table:formula="of:=STDEV([.BG17:.BG26])" office:value-type="float" office:value="11.7851130197758" calcext:value-type="float">
            <text:p>11.7851130197758</text:p>
          </table:table-cell>
          <table:table-cell table:formula="of:=STDEV([.BH17:.BH26])" office:value-type="float" office:value="13.7212100391427" calcext:value-type="float">
            <text:p>13.7212100391427</text:p>
          </table:table-cell>
          <table:table-cell table:formula="of:=STDEV([.BI17:.BI26])" office:value-type="float" office:value="14.5932505961819" calcext:value-type="float">
            <text:p>14.5932505961819</text:p>
          </table:table-cell>
          <table:table-cell table:formula="of:=STDEV([.BJ17:.BJ26])" office:value-type="float" office:value="18.9215404065849" calcext:value-type="float">
            <text:p>18.9215404065849</text:p>
          </table:table-cell>
          <table:table-cell table:formula="of:=STDEV([.BK17:.BK26])" office:value-type="float" office:value="26.1170206078737" calcext:value-type="float">
            <text:p>26.1170206078737</text:p>
          </table:table-cell>
          <table:table-cell table:formula="of:=STDEV([.BL17:.BL26])" office:value-type="float" office:value="22.838671990105" calcext:value-type="float">
            <text:p>22.838671990105</text:p>
          </table:table-cell>
          <table:table-cell table:formula="of:=STDEV([.BM17:.BM26])" office:value-type="float" office:value="22.838671990105" calcext:value-type="float">
            <text:p>22.838671990105</text:p>
          </table:table-cell>
          <table:table-cell table:formula="of:=STDEV([.BN17:.BN26])" office:value-type="float" office:value="25.8198889747161" calcext:value-type="float">
            <text:p>25.8198889747161</text:p>
          </table:table-cell>
          <table:table-cell table:formula="of:=STDEV([.BO17:.BO26])" office:value-type="float" office:value="23.8953479640073" calcext:value-type="float">
            <text:p>23.8953479640073</text:p>
          </table:table-cell>
          <table:table-cell table:formula="of:=STDEV([.BP17:.BP26])" office:value-type="float" office:value="26.9887951144247" calcext:value-type="float">
            <text:p>26.9887951144247</text:p>
          </table:table-cell>
          <table:table-cell table:formula="of:=STDEV([.BQ17:.BQ26])" office:value-type="float" office:value="29.865955679368" calcext:value-type="float">
            <text:p>29.865955679368</text:p>
          </table:table-cell>
          <table:table-cell table:formula="of:=STDEV([.BR17:.BR26])" office:value-type="float" office:value="27.4985970461435" calcext:value-type="float">
            <text:p>27.4985970461435</text:p>
          </table:table-cell>
          <table:table-cell table:formula="of:=STDEV([.BS17:.BS26])" office:value-type="float" office:value="26.1170206078737" calcext:value-type="float">
            <text:p>26.1170206078737</text:p>
          </table:table-cell>
          <table:table-cell table:formula="of:=STDEV([.BT17:.BT26])" office:value-type="float" office:value="24.1522945769824" calcext:value-type="float">
            <text:p>24.1522945769824</text:p>
          </table:table-cell>
          <table:table-cell table:formula="of:=STDEV([.BU17:.BU26])" office:value-type="float" office:value="22.8386719901049" calcext:value-type="float">
            <text:p>22.8386719901049</text:p>
          </table:table-cell>
          <table:table-cell table:formula="of:=STDEV([.BV17:.BV26])" office:value-type="float" office:value="22.8386719901049" calcext:value-type="float">
            <text:p>22.8386719901049</text:p>
          </table:table-cell>
          <table:table-cell table:formula="of:=STDEV([.BW17:.BW26])" office:value-type="float" office:value="14.0545673785261" calcext:value-type="float">
            <text:p>14.0545673785261</text:p>
          </table:table-cell>
          <table:table-cell table:formula="of:=STDEV([.BX17:.BX26])" office:value-type="float" office:value="11.2491426285092" calcext:value-type="float">
            <text:p>11.2491426285092</text:p>
          </table:table-cell>
          <table:table-cell table:formula="of:=STDEV([.BY17:.BY26])" office:value-type="float" office:value="11.2491426285092" calcext:value-type="float">
            <text:p>11.2491426285092</text:p>
          </table:table-cell>
          <table:table-cell table:formula="of:=STDEV([.BZ17:.BZ26])" office:value-type="float" office:value="7.02728368926304" calcext:value-type="float">
            <text:p>7.02728368926304</text:p>
          </table:table-cell>
          <table:table-cell table:formula="of:=STDEV([.CA17:.CA26])" office:value-type="float" office:value="7.02728368926304" calcext:value-type="float">
            <text:p>7.02728368926304</text:p>
          </table:table-cell>
          <table:table-cell table:formula="of:=STDEV([.CB17:.CB26])" office:value-type="float" office:value="5.27046276694728" calcext:value-type="float">
            <text:p>5.27046276694728</text:p>
          </table:table-cell>
          <table:table-cell table:formula="of:=STDEV([.CC17:.CC26])" office:value-type="float" office:value="5.27046276694728" calcext:value-type="float">
            <text:p>5.27046276694728</text:p>
          </table:table-cell>
          <table:table-cell table:formula="of:=STDEV([.CD17:.CD26])" office:value-type="float" office:value="5.27046276694728" calcext:value-type="float">
            <text:p>5.27046276694728</text:p>
          </table:table-cell>
          <table:table-cell table:formula="of:=STDEV([.CE17:.CE26])" office:value-type="float" office:value="5.27046276694728" calcext:value-type="float">
            <text:p>5.27046276694728</text:p>
          </table:table-cell>
          <table:table-cell table:formula="of:=STDEV([.CF17:.CF26])" office:value-type="float" office:value="0" calcext:value-type="float">
            <text:p>0</text:p>
          </table:table-cell>
          <table:table-cell table:formula="of:=STDEV([.CG17:.CG26])" office:value-type="float" office:value="0" calcext:value-type="float">
            <text:p>0</text:p>
          </table:table-cell>
          <table:table-cell table:formula="of:=STDEV([.CH17:.CH26])" office:value-type="float" office:value="0" calcext:value-type="float">
            <text:p>0</text:p>
          </table:table-cell>
          <table:table-cell table:formula="of:=STDEV([.CI17:.CI26])" office:value-type="float" office:value="0" calcext:value-type="float">
            <text:p>0</text:p>
          </table:table-cell>
          <table:table-cell table:formula="of:=STDEV([.CJ17:.CJ26])" office:value-type="float" office:value="0" calcext:value-type="float">
            <text:p>0</text:p>
          </table:table-cell>
          <table:table-cell table:formula="of:=STDEV([.CK17:.CK26])" office:value-type="float" office:value="0" calcext:value-type="float">
            <text:p>0</text:p>
          </table:table-cell>
          <table:table-cell table:formula="of:=STDEV([.CL17:.CL26])" office:value-type="float" office:value="0" calcext:value-type="float">
            <text:p>0</text:p>
          </table:table-cell>
          <table:table-cell table:formula="of:=STDEV([.CM17:.CM26])" office:value-type="float" office:value="0" calcext:value-type="float">
            <text:p>0</text:p>
          </table:table-cell>
          <table:table-cell table:formula="of:=STDEV([.CN17:.CN26])" office:value-type="float" office:value="0" calcext:value-type="float">
            <text:p>0</text:p>
          </table:table-cell>
          <table:table-cell table:formula="of:=STDEV([.CO17:.CO26])" office:value-type="float" office:value="0" calcext:value-type="float">
            <text:p>0</text:p>
          </table:table-cell>
          <table:table-cell table:formula="of:=STDEV([.CP17:.CP26])" office:value-type="float" office:value="0" calcext:value-type="float">
            <text:p>0</text:p>
          </table:table-cell>
          <table:table-cell table:formula="of:=STDEV([.CQ17:.CQ26])" office:value-type="float" office:value="0" calcext:value-type="float">
            <text:p>0</text:p>
          </table:table-cell>
          <table:table-cell table:formula="of:=STDEV([.CR17:.CR26])" office:value-type="float" office:value="0" calcext:value-type="float">
            <text:p>0</text:p>
          </table:table-cell>
          <table:table-cell table:formula="of:=STDEV([.CS17:.CS26])" office:value-type="float" office:value="0" calcext:value-type="float">
            <text:p>0</text:p>
          </table:table-cell>
          <table:table-cell table:formula="of:=STDEV([.CT17:.CT26])" office:value-type="float" office:value="0" calcext:value-type="float">
            <text:p>0</text:p>
          </table:table-cell>
          <table:table-cell table:formula="of:=STDEV([.CU17:.CU26])" office:value-type="float" office:value="0" calcext:value-type="float">
            <text:p>0</text:p>
          </table:table-cell>
          <table:table-cell table:formula="of:=STDEV([.CV17:.CV26])" office:value-type="float" office:value="0" calcext:value-type="float">
            <text:p>0</text:p>
          </table:table-cell>
          <table:table-cell table:formula="of:=STDEV([.CW17:.CW26])" office:value-type="float" office:value="0" calcext:value-type="float">
            <text:p>0</text:p>
          </table:table-cell>
          <table:table-cell table:formula="of:=STDEV([.CX17:.CX26])" office:value-type="float" office:value="0" calcext:value-type="float">
            <text:p>0</text:p>
          </table:table-cell>
          <table:table-cell table:formula="of:=STDEV([.CY17:.CY26])" office:value-type="float" office:value="0" calcext:value-type="float">
            <text:p>0</text:p>
          </table:table-cell>
          <table:table-cell table:formula="of:=STDEV([.CZ17:.CZ26])" office:value-type="float" office:value="0" calcext:value-type="float">
            <text:p>0</text:p>
          </table:table-cell>
          <table:table-cell table:formula="of:=STDEV([.DA17:.DA26])" office:value-type="float" office:value="0" calcext:value-type="float">
            <text:p>0</text:p>
          </table:table-cell>
          <table:table-cell table:formula="of:=STDEV([.DB17:.DB26])" office:value-type="float" office:value="0" calcext:value-type="float">
            <text:p>0</text:p>
          </table:table-cell>
          <table:table-cell table:formula="of:=STDEV([.DC17:.DC26])" office:value-type="float" office:value="0" calcext:value-type="float">
            <text:p>0</text:p>
          </table:table-cell>
          <table:table-cell table:formula="of:=STDEV([.DD17:.DD26])" office:value-type="float" office:value="0" calcext:value-type="float">
            <text:p>0</text:p>
          </table:table-cell>
          <table:table-cell table:formula="of:=STDEV([.DE17:.DE26])" office:value-type="float" office:value="0" calcext:value-type="float">
            <text:p>0</text:p>
          </table:table-cell>
          <table:table-cell table:formula="of:=STDEV([.DF17:.DF26])" office:value-type="float" office:value="0" calcext:value-type="float">
            <text:p>0</text:p>
          </table:table-cell>
          <table:table-cell table:formula="of:=STDEV([.DG17:.DG26])" office:value-type="float" office:value="0" calcext:value-type="float">
            <text:p>0</text:p>
          </table:table-cell>
          <table:table-cell table:formula="of:=STDEV([.DH17:.DH26])" office:value-type="float" office:value="0" calcext:value-type="float">
            <text:p>0</text:p>
          </table:table-cell>
          <table:table-cell table:formula="of:=STDEV([.DI17:.DI26])" office:value-type="float" office:value="0" calcext:value-type="float">
            <text:p>0</text:p>
          </table:table-cell>
          <table:table-cell table:formula="of:=STDEV([.DJ17:.DJ26])" office:value-type="float" office:value="0" calcext:value-type="float">
            <text:p>0</text:p>
          </table:table-cell>
          <table:table-cell table:formula="of:=STDEV([.DK17:.DK26])" office:value-type="float" office:value="0" calcext:value-type="float">
            <text:p>0</text:p>
          </table:table-cell>
          <table:table-cell table:formula="of:=STDEV([.DL17:.DL26])" office:value-type="float" office:value="0" calcext:value-type="float">
            <text:p>0</text:p>
          </table:table-cell>
          <table:table-cell table:formula="of:=STDEV([.DM17:.DM26])" office:value-type="float" office:value="0" calcext:value-type="float">
            <text:p>0</text:p>
          </table:table-cell>
          <table:table-cell table:formula="of:=STDEV([.DN17:.DN26])" office:value-type="float" office:value="0" calcext:value-type="float">
            <text:p>0</text:p>
          </table:table-cell>
          <table:table-cell table:formula="of:=STDEV([.DO17:.DO26])" office:value-type="float" office:value="0" calcext:value-type="float">
            <text:p>0</text:p>
          </table:table-cell>
          <table:table-cell table:formula="of:=STDEV([.DP17:.DP26])" office:value-type="float" office:value="0" calcext:value-type="float">
            <text:p>0</text:p>
          </table:table-cell>
          <table:table-cell table:formula="of:=STDEV([.DQ17:.DQ26])" office:value-type="float" office:value="0" calcext:value-type="float">
            <text:p>0</text:p>
          </table:table-cell>
          <table:table-cell table:formula="of:=STDEV([.DR17:.DR26])" office:value-type="float" office:value="0" calcext:value-type="float">
            <text:p>0</text:p>
          </table:table-cell>
          <table:table-cell table:formula="of:=STDEV([.DS17:.DS26])" office:value-type="float" office:value="0" calcext:value-type="float">
            <text:p>0</text:p>
          </table:table-cell>
          <table:table-cell table:formula="of:=STDEV([.DT17:.DT26])" office:value-type="float" office:value="0" calcext:value-type="float">
            <text:p>0</text:p>
          </table:table-cell>
          <table:table-cell table:formula="of:=STDEV([.DU17:.DU26])" office:value-type="float" office:value="0" calcext:value-type="float">
            <text:p>0</text:p>
          </table:table-cell>
          <table:table-cell table:formula="of:=STDEV([.DV17:.DV26])" office:value-type="float" office:value="0" calcext:value-type="float">
            <text:p>0</text:p>
          </table:table-cell>
          <table:table-cell table:formula="of:=STDEV([.DW17:.DW26])" office:value-type="float" office:value="0" calcext:value-type="float">
            <text:p>0</text:p>
          </table:table-cell>
          <table:table-cell table:formula="of:=STDEV([.DX17:.DX26])" office:value-type="float" office:value="0" calcext:value-type="float">
            <text:p>0</text:p>
          </table:table-cell>
          <table:table-cell table:formula="of:=STDEV([.DY17:.DY26])" office:value-type="float" office:value="0" calcext:value-type="float">
            <text:p>0</text:p>
          </table:table-cell>
          <table:table-cell table:formula="of:=STDEV([.DZ17:.DZ26])" office:value-type="float" office:value="0" calcext:value-type="float">
            <text:p>0</text:p>
          </table:table-cell>
          <table:table-cell table:formula="of:=STDEV([.EA17:.EA26])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69" office:value-type="float" office:value="100" calcext:value-type="float">
            <text:p>100</text:p>
          </table:table-cell>
          <table:table-cell table:number-columns-repeated="8" office:value-type="float" office:value="87.5" calcext:value-type="float">
            <text:p>87.5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1" office:value-type="float" office:value="62.5" calcext:value-type="float">
            <text:p>62.5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15" office:value-type="float" office:value="37.5" calcext:value-type="float">
            <text:p>37.5</text:p>
          </table:table-cell>
          <table:table-cell table:number-columns-repeated="9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70" office:value-type="float" office:value="100" calcext:value-type="float">
            <text:p>100</text:p>
          </table:table-cell>
          <table:table-cell table:number-columns-repeated="15" office:value-type="float" office:value="87.5" calcext:value-type="float">
            <text:p>87.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8" office:value-type="float" office:value="62.5" calcext:value-type="float">
            <text:p>62.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8" office:value-type="float" office:value="37.5" calcext:value-type="float">
            <text:p>37.5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57" office:value-type="float" office:value="100" calcext:value-type="float">
            <text:p>100</text:p>
          </table:table-cell>
          <table:table-cell table:number-columns-repeated="12" office:value-type="float" office:value="87.5" calcext:value-type="float">
            <text:p>87.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" office:value-type="float" office:value="62.5" calcext:value-type="float">
            <text:p>62.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1" office:value-type="float" office:value="37.5" calcext:value-type="float">
            <text:p>37.5</text:p>
          </table:table-cell>
          <table:table-cell table:number-columns-repeated="25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87.5" calcext:value-type="float">
            <text:p>87.5</text:p>
          </table:table-cell>
          <table:table-cell table:number-columns-repeated="66" office:value-type="float" office:value="100" calcext:value-type="float">
            <text:p>100</text:p>
          </table:table-cell>
          <table:table-cell table:number-columns-repeated="14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62.5" calcext:value-type="float">
            <text:p>62.5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24" office:value-type="float" office:value="37.5" calcext:value-type="float">
            <text:p>37.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78" office:value-type="float" office:value="100" calcext:value-type="float">
            <text:p>100</text:p>
          </table:table-cell>
          <table:table-cell table:number-columns-repeated="12" office:value-type="float" office:value="87.5" calcext:value-type="float">
            <text:p>87.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4" office:value-type="float" office:value="37.5" calcext:value-type="float">
            <text:p>37.5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87.5" calcext:value-type="float">
            <text:p>87.5</text:p>
          </table:table-cell>
          <table:table-cell table:number-columns-repeated="73" office:value-type="float" office:value="100" calcext:value-type="float">
            <text:p>100</text:p>
          </table:table-cell>
          <table:table-cell table:number-columns-repeated="5" office:value-type="float" office:value="87.5" calcext:value-type="float">
            <text:p>87.5</text:p>
          </table:table-cell>
          <table:table-cell table:number-columns-repeated="8" office:value-type="float" office:value="75" calcext:value-type="float">
            <text:p>75</text:p>
          </table:table-cell>
          <table:table-cell table:number-columns-repeated="3" office:value-type="float" office:value="62.5" calcext:value-type="float">
            <text:p>62.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5" office:value-type="float" office:value="37.5" calcext:value-type="float">
            <text:p>37.5</text:p>
          </table:table-cell>
          <table:table-cell table:number-columns-repeated="15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74" office:value-type="float" office:value="100" calcext:value-type="float">
            <text:p>100</text:p>
          </table:table-cell>
          <table:table-cell table:number-columns-repeated="9" office:value-type="float" office:value="87.5" calcext:value-type="float">
            <text:p>87.5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0" office:value-type="float" office:value="37.5" calcext:value-type="float">
            <text:p>37.5</text:p>
          </table:table-cell>
          <table:table-cell table:number-columns-repeated="8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71" office:value-type="float" office:value="100" calcext:value-type="float">
            <text:p>100</text:p>
          </table:table-cell>
          <table:table-cell table:number-columns-repeated="13" office:value-type="float" office:value="87.5" calcext:value-type="float">
            <text:p>87.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7" office:value-type="float" office:value="62.5" calcext:value-type="float">
            <text:p>62.5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4" office:value-type="float" office:value="37.5" calcext:value-type="float">
            <text:p>37.5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87.5" calcext:value-type="float">
            <text:p>87.5</text:p>
          </table:table-cell>
          <table:table-cell table:number-columns-repeated="73" office:value-type="float" office:value="100" calcext:value-type="float">
            <text:p>100</text:p>
          </table:table-cell>
          <table:table-cell table:number-columns-repeated="10" office:value-type="float" office:value="87.5" calcext:value-type="float">
            <text:p>87.5</text:p>
          </table:table-cell>
          <table:table-cell table:number-columns-repeated="10" office:value-type="float" office:value="62.5" calcext:value-type="float">
            <text:p>62.5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6" office:value-type="float" office:value="37.5" calcext:value-type="float">
            <text:p>37.5</text:p>
          </table:table-cell>
          <table:table-cell table:number-columns-repeated="15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 office:value-type="float" office:value="87.5" calcext:value-type="float">
            <text:p>87.5</text:p>
          </table:table-cell>
          <table:table-cell table:number-columns-repeated="74" office:value-type="float" office:value="100" calcext:value-type="float">
            <text:p>100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"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37.5" calcext:value-type="float">
            <text:p>37.5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30:.B39])" office:value-type="float" office:value="100" calcext:value-type="float">
            <text:p>100</text:p>
          </table:table-cell>
          <table:table-cell table:formula="of:=AVERAGE([.C30:.C39])" office:value-type="float" office:value="95" calcext:value-type="float">
            <text:p>95</text:p>
          </table:table-cell>
          <table:table-cell table:formula="of:=AVERAGE([.D30:.D39])" office:value-type="float" office:value="88.75" calcext:value-type="float">
            <text:p>88.75</text:p>
          </table:table-cell>
          <table:table-cell table:formula="of:=AVERAGE([.E30:.E39])" office:value-type="float" office:value="87.5" calcext:value-type="float">
            <text:p>87.5</text:p>
          </table:table-cell>
          <table:table-cell table:formula="of:=AVERAGE([.F30:.F39])" office:value-type="float" office:value="87.5" calcext:value-type="float">
            <text:p>87.5</text:p>
          </table:table-cell>
          <table:table-cell table:formula="of:=AVERAGE([.G30:.G39])" office:value-type="float" office:value="87.5" calcext:value-type="float">
            <text:p>87.5</text:p>
          </table:table-cell>
          <table:table-cell table:formula="of:=AVERAGE([.H30:.H39])" office:value-type="float" office:value="88.75" calcext:value-type="float">
            <text:p>88.75</text:p>
          </table:table-cell>
          <table:table-cell table:formula="of:=AVERAGE([.I30:.I39])" office:value-type="float" office:value="92.5" calcext:value-type="float">
            <text:p>92.5</text:p>
          </table:table-cell>
          <table:table-cell table:formula="of:=AVERAGE([.J30:.J39])" office:value-type="float" office:value="96.25" calcext:value-type="float">
            <text:p>96.25</text:p>
          </table:table-cell>
          <table:table-cell table:formula="of:=AVERAGE([.K30:.K39])" office:value-type="float" office:value="98.75" calcext:value-type="float">
            <text:p>98.75</text:p>
          </table:table-cell>
          <table:table-cell table:formula="of:=AVERAGE([.L30:.L39])" office:value-type="float" office:value="100" calcext:value-type="float">
            <text:p>100</text:p>
          </table:table-cell>
          <table:table-cell table:formula="of:=AVERAGE([.M30:.M39])" office:value-type="float" office:value="100" calcext:value-type="float">
            <text:p>100</text:p>
          </table:table-cell>
          <table:table-cell table:formula="of:=AVERAGE([.N30:.N39])" office:value-type="float" office:value="100" calcext:value-type="float">
            <text:p>100</text:p>
          </table:table-cell>
          <table:table-cell table:formula="of:=AVERAGE([.O30:.O39])" office:value-type="float" office:value="100" calcext:value-type="float">
            <text:p>100</text:p>
          </table:table-cell>
          <table:table-cell table:formula="of:=AVERAGE([.P30:.P39])" office:value-type="float" office:value="100" calcext:value-type="float">
            <text:p>100</text:p>
          </table:table-cell>
          <table:table-cell table:formula="of:=AVERAGE([.Q30:.Q39])" office:value-type="float" office:value="100" calcext:value-type="float">
            <text:p>100</text:p>
          </table:table-cell>
          <table:table-cell table:formula="of:=AVERAGE([.R30:.R39])" office:value-type="float" office:value="100" calcext:value-type="float">
            <text:p>100</text:p>
          </table:table-cell>
          <table:table-cell table:formula="of:=AVERAGE([.S30:.S39])" office:value-type="float" office:value="100" calcext:value-type="float">
            <text:p>100</text:p>
          </table:table-cell>
          <table:table-cell table:formula="of:=AVERAGE([.T30:.T39])" office:value-type="float" office:value="100" calcext:value-type="float">
            <text:p>100</text:p>
          </table:table-cell>
          <table:table-cell table:formula="of:=AVERAGE([.U30:.U39])" office:value-type="float" office:value="100" calcext:value-type="float">
            <text:p>100</text:p>
          </table:table-cell>
          <table:table-cell table:formula="of:=AVERAGE([.V30:.V39])" office:value-type="float" office:value="100" calcext:value-type="float">
            <text:p>100</text:p>
          </table:table-cell>
          <table:table-cell table:formula="of:=AVERAGE([.W30:.W39])" office:value-type="float" office:value="100" calcext:value-type="float">
            <text:p>100</text:p>
          </table:table-cell>
          <table:table-cell table:formula="of:=AVERAGE([.X30:.X39])" office:value-type="float" office:value="100" calcext:value-type="float">
            <text:p>100</text:p>
          </table:table-cell>
          <table:table-cell table:formula="of:=AVERAGE([.Y30:.Y39])" office:value-type="float" office:value="100" calcext:value-type="float">
            <text:p>100</text:p>
          </table:table-cell>
          <table:table-cell table:formula="of:=AVERAGE([.Z30:.Z39])" office:value-type="float" office:value="100" calcext:value-type="float">
            <text:p>100</text:p>
          </table:table-cell>
          <table:table-cell table:formula="of:=AVERAGE([.AA30:.AA39])" office:value-type="float" office:value="100" calcext:value-type="float">
            <text:p>100</text:p>
          </table:table-cell>
          <table:table-cell table:formula="of:=AVERAGE([.AB30:.AB39])" office:value-type="float" office:value="100" calcext:value-type="float">
            <text:p>100</text:p>
          </table:table-cell>
          <table:table-cell table:formula="of:=AVERAGE([.AC30:.AC39])" office:value-type="float" office:value="100" calcext:value-type="float">
            <text:p>100</text:p>
          </table:table-cell>
          <table:table-cell table:formula="of:=AVERAGE([.AD30:.AD39])" office:value-type="float" office:value="100" calcext:value-type="float">
            <text:p>100</text:p>
          </table:table-cell>
          <table:table-cell table:formula="of:=AVERAGE([.AE30:.AE39])" office:value-type="float" office:value="100" calcext:value-type="float">
            <text:p>100</text:p>
          </table:table-cell>
          <table:table-cell table:formula="of:=AVERAGE([.AF30:.AF39])" office:value-type="float" office:value="100" calcext:value-type="float">
            <text:p>100</text:p>
          </table:table-cell>
          <table:table-cell table:formula="of:=AVERAGE([.AG30:.AG39])" office:value-type="float" office:value="100" calcext:value-type="float">
            <text:p>100</text:p>
          </table:table-cell>
          <table:table-cell table:formula="of:=AVERAGE([.AH30:.AH39])" office:value-type="float" office:value="100" calcext:value-type="float">
            <text:p>100</text:p>
          </table:table-cell>
          <table:table-cell table:formula="of:=AVERAGE([.AI30:.AI39])" office:value-type="float" office:value="100" calcext:value-type="float">
            <text:p>100</text:p>
          </table:table-cell>
          <table:table-cell table:formula="of:=AVERAGE([.AJ30:.AJ39])" office:value-type="float" office:value="100" calcext:value-type="float">
            <text:p>100</text:p>
          </table:table-cell>
          <table:table-cell table:formula="of:=AVERAGE([.AK30:.AK39])" office:value-type="float" office:value="100" calcext:value-type="float">
            <text:p>100</text:p>
          </table:table-cell>
          <table:table-cell table:formula="of:=AVERAGE([.AL30:.AL39])" office:value-type="float" office:value="100" calcext:value-type="float">
            <text:p>100</text:p>
          </table:table-cell>
          <table:table-cell table:formula="of:=AVERAGE([.AM30:.AM39])" office:value-type="float" office:value="100" calcext:value-type="float">
            <text:p>100</text:p>
          </table:table-cell>
          <table:table-cell table:formula="of:=AVERAGE([.AN30:.AN39])" office:value-type="float" office:value="100" calcext:value-type="float">
            <text:p>100</text:p>
          </table:table-cell>
          <table:table-cell table:formula="of:=AVERAGE([.AO30:.AO39])" office:value-type="float" office:value="100" calcext:value-type="float">
            <text:p>100</text:p>
          </table:table-cell>
          <table:table-cell table:formula="of:=AVERAGE([.AP30:.AP39])" office:value-type="float" office:value="100" calcext:value-type="float">
            <text:p>100</text:p>
          </table:table-cell>
          <table:table-cell table:formula="of:=AVERAGE([.AQ30:.AQ39])" office:value-type="float" office:value="100" calcext:value-type="float">
            <text:p>100</text:p>
          </table:table-cell>
          <table:table-cell table:formula="of:=AVERAGE([.AR30:.AR39])" office:value-type="float" office:value="100" calcext:value-type="float">
            <text:p>100</text:p>
          </table:table-cell>
          <table:table-cell table:formula="of:=AVERAGE([.AS30:.AS39])" office:value-type="float" office:value="100" calcext:value-type="float">
            <text:p>100</text:p>
          </table:table-cell>
          <table:table-cell table:formula="of:=AVERAGE([.AT30:.AT39])" office:value-type="float" office:value="100" calcext:value-type="float">
            <text:p>100</text:p>
          </table:table-cell>
          <table:table-cell table:formula="of:=AVERAGE([.AU30:.AU39])" office:value-type="float" office:value="100" calcext:value-type="float">
            <text:p>100</text:p>
          </table:table-cell>
          <table:table-cell table:formula="of:=AVERAGE([.AV30:.AV39])" office:value-type="float" office:value="100" calcext:value-type="float">
            <text:p>100</text:p>
          </table:table-cell>
          <table:table-cell table:formula="of:=AVERAGE([.AW30:.AW39])" office:value-type="float" office:value="100" calcext:value-type="float">
            <text:p>100</text:p>
          </table:table-cell>
          <table:table-cell table:formula="of:=AVERAGE([.AX30:.AX39])" office:value-type="float" office:value="100" calcext:value-type="float">
            <text:p>100</text:p>
          </table:table-cell>
          <table:table-cell table:formula="of:=AVERAGE([.AY30:.AY39])" office:value-type="float" office:value="100" calcext:value-type="float">
            <text:p>100</text:p>
          </table:table-cell>
          <table:table-cell table:formula="of:=AVERAGE([.AZ30:.AZ39])" office:value-type="float" office:value="100" calcext:value-type="float">
            <text:p>100</text:p>
          </table:table-cell>
          <table:table-cell table:formula="of:=AVERAGE([.BA30:.BA39])" office:value-type="float" office:value="100" calcext:value-type="float">
            <text:p>100</text:p>
          </table:table-cell>
          <table:table-cell table:formula="of:=AVERAGE([.BB30:.BB39])" office:value-type="float" office:value="100" calcext:value-type="float">
            <text:p>100</text:p>
          </table:table-cell>
          <table:table-cell table:formula="of:=AVERAGE([.BC30:.BC39])" office:value-type="float" office:value="100" calcext:value-type="float">
            <text:p>100</text:p>
          </table:table-cell>
          <table:table-cell table:formula="of:=AVERAGE([.BD30:.BD39])" office:value-type="float" office:value="100" calcext:value-type="float">
            <text:p>100</text:p>
          </table:table-cell>
          <table:table-cell table:formula="of:=AVERAGE([.BE30:.BE39])" office:value-type="float" office:value="100" calcext:value-type="float">
            <text:p>100</text:p>
          </table:table-cell>
          <table:table-cell table:formula="of:=AVERAGE([.BF30:.BF39])" office:value-type="float" office:value="100" calcext:value-type="float">
            <text:p>100</text:p>
          </table:table-cell>
          <table:table-cell table:formula="of:=AVERAGE([.BG30:.BG39])" office:value-type="float" office:value="100" calcext:value-type="float">
            <text:p>100</text:p>
          </table:table-cell>
          <table:table-cell table:formula="of:=AVERAGE([.BH30:.BH39])" office:value-type="float" office:value="100" calcext:value-type="float">
            <text:p>100</text:p>
          </table:table-cell>
          <table:table-cell table:formula="of:=AVERAGE([.BI30:.BI39])" office:value-type="float" office:value="100" calcext:value-type="float">
            <text:p>100</text:p>
          </table:table-cell>
          <table:table-cell table:formula="of:=AVERAGE([.BJ30:.BJ39])" office:value-type="float" office:value="100" calcext:value-type="float">
            <text:p>100</text:p>
          </table:table-cell>
          <table:table-cell table:formula="of:=AVERAGE([.BK30:.BK39])" office:value-type="float" office:value="100" calcext:value-type="float">
            <text:p>100</text:p>
          </table:table-cell>
          <table:table-cell table:formula="of:=AVERAGE([.BL30:.BL39])" office:value-type="float" office:value="100" calcext:value-type="float">
            <text:p>100</text:p>
          </table:table-cell>
          <table:table-cell table:formula="of:=AVERAGE([.BM30:.BM39])" office:value-type="float" office:value="100" calcext:value-type="float">
            <text:p>100</text:p>
          </table:table-cell>
          <table:table-cell table:formula="of:=AVERAGE([.BN30:.BN39])" office:value-type="float" office:value="100" calcext:value-type="float">
            <text:p>100</text:p>
          </table:table-cell>
          <table:table-cell table:formula="of:=AVERAGE([.BO30:.BO39])" office:value-type="float" office:value="100" calcext:value-type="float">
            <text:p>100</text:p>
          </table:table-cell>
          <table:table-cell table:formula="of:=AVERAGE([.BP30:.BP39])" office:value-type="float" office:value="98.75" calcext:value-type="float">
            <text:p>98.75</text:p>
          </table:table-cell>
          <table:table-cell table:formula="of:=AVERAGE([.BQ30:.BQ39])" office:value-type="float" office:value="98.75" calcext:value-type="float">
            <text:p>98.75</text:p>
          </table:table-cell>
          <table:table-cell table:formula="of:=AVERAGE([.BR30:.BR39])" office:value-type="float" office:value="98.75" calcext:value-type="float">
            <text:p>98.75</text:p>
          </table:table-cell>
          <table:table-cell table:formula="of:=AVERAGE([.BS30:.BS39])" office:value-type="float" office:value="98.75" calcext:value-type="float">
            <text:p>98.75</text:p>
          </table:table-cell>
          <table:table-cell table:formula="of:=AVERAGE([.BT30:.BT39])" office:value-type="float" office:value="98.75" calcext:value-type="float">
            <text:p>98.75</text:p>
          </table:table-cell>
          <table:table-cell table:formula="of:=AVERAGE([.BU30:.BU39])" office:value-type="float" office:value="98.75" calcext:value-type="float">
            <text:p>98.75</text:p>
          </table:table-cell>
          <table:table-cell table:formula="of:=AVERAGE([.BV30:.BV39])" office:value-type="float" office:value="98.75" calcext:value-type="float">
            <text:p>98.75</text:p>
          </table:table-cell>
          <table:table-cell table:formula="of:=AVERAGE([.BW30:.BW39])" office:value-type="float" office:value="97.5" calcext:value-type="float">
            <text:p>97.5</text:p>
          </table:table-cell>
          <table:table-cell table:formula="of:=AVERAGE([.BX30:.BX39])" office:value-type="float" office:value="97.5" calcext:value-type="float">
            <text:p>97.5</text:p>
          </table:table-cell>
          <table:table-cell table:formula="of:=AVERAGE([.BY30:.BY39])" office:value-type="float" office:value="97.5" calcext:value-type="float">
            <text:p>97.5</text:p>
          </table:table-cell>
          <table:table-cell table:formula="of:=AVERAGE([.BZ30:.BZ39])" office:value-type="float" office:value="97.5" calcext:value-type="float">
            <text:p>97.5</text:p>
          </table:table-cell>
          <table:table-cell table:formula="of:=AVERAGE([.CA30:.CA39])" office:value-type="float" office:value="97.5" calcext:value-type="float">
            <text:p>97.5</text:p>
          </table:table-cell>
          <table:table-cell table:formula="of:=AVERAGE([.CB30:.CB39])" office:value-type="float" office:value="93.75" calcext:value-type="float">
            <text:p>93.75</text:p>
          </table:table-cell>
          <table:table-cell table:formula="of:=AVERAGE([.CC30:.CC39])" office:value-type="float" office:value="92.5" calcext:value-type="float">
            <text:p>92.5</text:p>
          </table:table-cell>
          <table:table-cell table:formula="of:=AVERAGE([.CD30:.CD39])" office:value-type="float" office:value="87.5" calcext:value-type="float">
            <text:p>87.5</text:p>
          </table:table-cell>
          <table:table-cell table:formula="of:=AVERAGE([.CE30:.CE39])" office:value-type="float" office:value="87.5" calcext:value-type="float">
            <text:p>87.5</text:p>
          </table:table-cell>
          <table:table-cell table:formula="of:=AVERAGE([.CF30:.CF39])" office:value-type="float" office:value="87.5" calcext:value-type="float">
            <text:p>87.5</text:p>
          </table:table-cell>
          <table:table-cell table:formula="of:=AVERAGE([.CG30:.CG39])" office:value-type="float" office:value="87.5" calcext:value-type="float">
            <text:p>87.5</text:p>
          </table:table-cell>
          <table:table-cell table:formula="of:=AVERAGE([.CH30:.CH39])" office:value-type="float" office:value="86.25" calcext:value-type="float">
            <text:p>86.25</text:p>
          </table:table-cell>
          <table:table-cell table:formula="of:=AVERAGE([.CI30:.CI39])" office:value-type="float" office:value="85" calcext:value-type="float">
            <text:p>85</text:p>
          </table:table-cell>
          <table:table-cell table:formula="of:=AVERAGE([.CJ30:.CJ39])" office:value-type="float" office:value="82.5" calcext:value-type="float">
            <text:p>82.5</text:p>
          </table:table-cell>
          <table:table-cell table:formula="of:=AVERAGE([.CK30:.CK39])" office:value-type="float" office:value="80" calcext:value-type="float">
            <text:p>80</text:p>
          </table:table-cell>
          <table:table-cell table:formula="of:=AVERAGE([.CL30:.CL39])" office:value-type="float" office:value="78.75" calcext:value-type="float">
            <text:p>78.75</text:p>
          </table:table-cell>
          <table:table-cell table:formula="of:=AVERAGE([.CM30:.CM39])" office:value-type="float" office:value="75" calcext:value-type="float">
            <text:p>75</text:p>
          </table:table-cell>
          <table:table-cell table:formula="of:=AVERAGE([.CN30:.CN39])" office:value-type="float" office:value="71.25" calcext:value-type="float">
            <text:p>71.25</text:p>
          </table:table-cell>
          <table:table-cell table:formula="of:=AVERAGE([.CO30:.CO39])" office:value-type="float" office:value="71.25" calcext:value-type="float">
            <text:p>71.25</text:p>
          </table:table-cell>
          <table:table-cell table:formula="of:=AVERAGE([.CP30:.CP39])" office:value-type="float" office:value="70" calcext:value-type="float">
            <text:p>70</text:p>
          </table:table-cell>
          <table:table-cell table:formula="of:=AVERAGE([.CQ30:.CQ39])" office:value-type="float" office:value="67.5" calcext:value-type="float">
            <text:p>67.5</text:p>
          </table:table-cell>
          <table:table-cell table:formula="of:=AVERAGE([.CR30:.CR39])" office:value-type="float" office:value="65" calcext:value-type="float">
            <text:p>65</text:p>
          </table:table-cell>
          <table:table-cell table:formula="of:=AVERAGE([.CS30:.CS39])" office:value-type="float" office:value="63.75" calcext:value-type="float">
            <text:p>63.75</text:p>
          </table:table-cell>
          <table:table-cell table:formula="of:=AVERAGE([.CT30:.CT39])" office:value-type="float" office:value="60" calcext:value-type="float">
            <text:p>60</text:p>
          </table:table-cell>
          <table:table-cell table:formula="of:=AVERAGE([.CU30:.CU39])" office:value-type="float" office:value="60" calcext:value-type="float">
            <text:p>60</text:p>
          </table:table-cell>
          <table:table-cell table:formula="of:=AVERAGE([.CV30:.CV39])" office:value-type="float" office:value="57.5" calcext:value-type="float">
            <text:p>57.5</text:p>
          </table:table-cell>
          <table:table-cell table:formula="of:=AVERAGE([.CW30:.CW39])" office:value-type="float" office:value="56.25" calcext:value-type="float">
            <text:p>56.25</text:p>
          </table:table-cell>
          <table:table-cell table:formula="of:=AVERAGE([.CX30:.CX39])" office:value-type="float" office:value="51.25" calcext:value-type="float">
            <text:p>51.25</text:p>
          </table:table-cell>
          <table:table-cell table:formula="of:=AVERAGE([.CY30:.CY39])" office:value-type="float" office:value="48.75" calcext:value-type="float">
            <text:p>48.75</text:p>
          </table:table-cell>
          <table:table-cell table:formula="of:=AVERAGE([.CZ30:.CZ39])" office:value-type="float" office:value="46.25" calcext:value-type="float">
            <text:p>46.25</text:p>
          </table:table-cell>
          <table:table-cell table:formula="of:=AVERAGE([.DA30:.DA39])" office:value-type="float" office:value="45" calcext:value-type="float">
            <text:p>45</text:p>
          </table:table-cell>
          <table:table-cell table:formula="of:=AVERAGE([.DB30:.DB39])" office:value-type="float" office:value="45" calcext:value-type="float">
            <text:p>45</text:p>
          </table:table-cell>
          <table:table-cell table:formula="of:=AVERAGE([.DC30:.DC39])" office:value-type="float" office:value="43.75" calcext:value-type="float">
            <text:p>43.75</text:p>
          </table:table-cell>
          <table:table-cell table:formula="of:=AVERAGE([.DD30:.DD39])" office:value-type="float" office:value="38.75" calcext:value-type="float">
            <text:p>38.75</text:p>
          </table:table-cell>
          <table:table-cell table:formula="of:=AVERAGE([.DE30:.DE39])" office:value-type="float" office:value="38.75" calcext:value-type="float">
            <text:p>38.75</text:p>
          </table:table-cell>
          <table:table-cell table:formula="of:=AVERAGE([.DF30:.DF39])" office:value-type="float" office:value="38.75" calcext:value-type="float">
            <text:p>38.75</text:p>
          </table:table-cell>
          <table:table-cell table:formula="of:=AVERAGE([.DG30:.DG39])" office:value-type="float" office:value="37.5" calcext:value-type="float">
            <text:p>37.5</text:p>
          </table:table-cell>
          <table:table-cell table:formula="of:=AVERAGE([.DH30:.DH39])" office:value-type="float" office:value="37.5" calcext:value-type="float">
            <text:p>37.5</text:p>
          </table:table-cell>
          <table:table-cell table:formula="of:=AVERAGE([.DI30:.DI39])" office:value-type="float" office:value="36.25" calcext:value-type="float">
            <text:p>36.25</text:p>
          </table:table-cell>
          <table:table-cell table:formula="of:=AVERAGE([.DJ30:.DJ39])" office:value-type="float" office:value="35" calcext:value-type="float">
            <text:p>35</text:p>
          </table:table-cell>
          <table:table-cell table:formula="of:=AVERAGE([.DK30:.DK39])" office:value-type="float" office:value="35" calcext:value-type="float">
            <text:p>35</text:p>
          </table:table-cell>
          <table:table-cell table:formula="of:=AVERAGE([.DL30:.DL39])" office:value-type="float" office:value="35" calcext:value-type="float">
            <text:p>35</text:p>
          </table:table-cell>
          <table:table-cell table:formula="of:=AVERAGE([.DM30:.DM39])" office:value-type="float" office:value="32.5" calcext:value-type="float">
            <text:p>32.5</text:p>
          </table:table-cell>
          <table:table-cell table:formula="of:=AVERAGE([.DN30:.DN39])" office:value-type="float" office:value="32.5" calcext:value-type="float">
            <text:p>32.5</text:p>
          </table:table-cell>
          <table:table-cell table:formula="of:=AVERAGE([.DO30:.DO39])" office:value-type="float" office:value="32.5" calcext:value-type="float">
            <text:p>32.5</text:p>
          </table:table-cell>
          <table:table-cell table:formula="of:=AVERAGE([.DP30:.DP39])" office:value-type="float" office:value="32.5" calcext:value-type="float">
            <text:p>32.5</text:p>
          </table:table-cell>
          <table:table-cell table:formula="of:=AVERAGE([.DQ30:.DQ39])" office:value-type="float" office:value="32.5" calcext:value-type="float">
            <text:p>32.5</text:p>
          </table:table-cell>
          <table:table-cell table:formula="of:=AVERAGE([.DR30:.DR39])" office:value-type="float" office:value="31.25" calcext:value-type="float">
            <text:p>31.25</text:p>
          </table:table-cell>
          <table:table-cell table:formula="of:=AVERAGE([.DS30:.DS39])" office:value-type="float" office:value="30" calcext:value-type="float">
            <text:p>30</text:p>
          </table:table-cell>
          <table:table-cell table:formula="of:=AVERAGE([.DT30:.DT39])" office:value-type="float" office:value="28.75" calcext:value-type="float">
            <text:p>28.75</text:p>
          </table:table-cell>
          <table:table-cell table:formula="of:=AVERAGE([.DU30:.DU39])" office:value-type="float" office:value="28.75" calcext:value-type="float">
            <text:p>28.75</text:p>
          </table:table-cell>
          <table:table-cell table:formula="of:=AVERAGE([.DV30:.DV39])" office:value-type="float" office:value="27.5" calcext:value-type="float">
            <text:p>27.5</text:p>
          </table:table-cell>
          <table:table-cell table:formula="of:=AVERAGE([.DW30:.DW39])" office:value-type="float" office:value="26.25" calcext:value-type="float">
            <text:p>26.25</text:p>
          </table:table-cell>
          <table:table-cell table:formula="of:=AVERAGE([.DX30:.DX39])" office:value-type="float" office:value="26.25" calcext:value-type="float">
            <text:p>26.25</text:p>
          </table:table-cell>
          <table:table-cell table:formula="of:=AVERAGE([.DY30:.DY39])" office:value-type="float" office:value="26.25" calcext:value-type="float">
            <text:p>26.25</text:p>
          </table:table-cell>
          <table:table-cell table:formula="of:=AVERAGE([.DZ30:.DZ39])" office:value-type="float" office:value="26.25" calcext:value-type="float">
            <text:p>26.25</text:p>
          </table:table-cell>
          <table:table-cell table:formula="of:=AVERAGE([.EA30:.EA39])"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0:.B39])" office:value-type="float" office:value="0" calcext:value-type="float">
            <text:p>0</text:p>
          </table:table-cell>
          <table:table-cell table:formula="of:=STDEV([.C30:.C39])" office:value-type="float" office:value="6.45497224367903" calcext:value-type="float">
            <text:p>6.45497224367903</text:p>
          </table:table-cell>
          <table:table-cell table:formula="of:=STDEV([.D30:.D39])" office:value-type="float" office:value="3.95284707521047" calcext:value-type="float">
            <text:p>3.95284707521047</text:p>
          </table:table-cell>
          <table:table-cell table:formula="of:=STDEV([.E30:.E39])" office:value-type="float" office:value="0" calcext:value-type="float">
            <text:p>0</text:p>
          </table:table-cell>
          <table:table-cell table:formula="of:=STDEV([.F30:.F39])" office:value-type="float" office:value="0" calcext:value-type="float">
            <text:p>0</text:p>
          </table:table-cell>
          <table:table-cell table:formula="of:=STDEV([.G30:.G39])" office:value-type="float" office:value="0" calcext:value-type="float">
            <text:p>0</text:p>
          </table:table-cell>
          <table:table-cell table:formula="of:=STDEV([.H30:.H39])" office:value-type="float" office:value="3.95284707521047" calcext:value-type="float">
            <text:p>3.95284707521047</text:p>
          </table:table-cell>
          <table:table-cell table:formula="of:=STDEV([.I30:.I39])" office:value-type="float" office:value="6.45497224367903" calcext:value-type="float">
            <text:p>6.45497224367903</text:p>
          </table:table-cell>
          <table:table-cell table:formula="of:=STDEV([.J30:.J39])" office:value-type="float" office:value="6.0380736442456" calcext:value-type="float">
            <text:p>6.0380736442456</text:p>
          </table:table-cell>
          <table:table-cell table:formula="of:=STDEV([.K30:.K39])" office:value-type="float" office:value="3.95284707521047" calcext:value-type="float">
            <text:p>3.95284707521047</text:p>
          </table:table-cell>
          <table:table-cell table:formula="of:=STDEV([.L30:.L39])" office:value-type="float" office:value="0" calcext:value-type="float">
            <text:p>0</text:p>
          </table:table-cell>
          <table:table-cell table:formula="of:=STDEV([.M30:.M39])" office:value-type="float" office:value="0" calcext:value-type="float">
            <text:p>0</text:p>
          </table:table-cell>
          <table:table-cell table:formula="of:=STDEV([.N30:.N39])" office:value-type="float" office:value="0" calcext:value-type="float">
            <text:p>0</text:p>
          </table:table-cell>
          <table:table-cell table:formula="of:=STDEV([.O30:.O39])" office:value-type="float" office:value="0" calcext:value-type="float">
            <text:p>0</text:p>
          </table:table-cell>
          <table:table-cell table:formula="of:=STDEV([.P30:.P39])" office:value-type="float" office:value="0" calcext:value-type="float">
            <text:p>0</text:p>
          </table:table-cell>
          <table:table-cell table:formula="of:=STDEV([.Q30:.Q39])" office:value-type="float" office:value="0" calcext:value-type="float">
            <text:p>0</text:p>
          </table:table-cell>
          <table:table-cell table:formula="of:=STDEV([.R30:.R39])" office:value-type="float" office:value="0" calcext:value-type="float">
            <text:p>0</text:p>
          </table:table-cell>
          <table:table-cell table:formula="of:=STDEV([.S30:.S39])" office:value-type="float" office:value="0" calcext:value-type="float">
            <text:p>0</text:p>
          </table:table-cell>
          <table:table-cell table:formula="of:=STDEV([.T30:.T39])" office:value-type="float" office:value="0" calcext:value-type="float">
            <text:p>0</text:p>
          </table:table-cell>
          <table:table-cell table:formula="of:=STDEV([.U30:.U39])" office:value-type="float" office:value="0" calcext:value-type="float">
            <text:p>0</text:p>
          </table:table-cell>
          <table:table-cell table:formula="of:=STDEV([.V30:.V39])" office:value-type="float" office:value="0" calcext:value-type="float">
            <text:p>0</text:p>
          </table:table-cell>
          <table:table-cell table:formula="of:=STDEV([.W30:.W39])" office:value-type="float" office:value="0" calcext:value-type="float">
            <text:p>0</text:p>
          </table:table-cell>
          <table:table-cell table:formula="of:=STDEV([.X30:.X39])" office:value-type="float" office:value="0" calcext:value-type="float">
            <text:p>0</text:p>
          </table:table-cell>
          <table:table-cell table:formula="of:=STDEV([.Y30:.Y39])" office:value-type="float" office:value="0" calcext:value-type="float">
            <text:p>0</text:p>
          </table:table-cell>
          <table:table-cell table:formula="of:=STDEV([.Z30:.Z39])" office:value-type="float" office:value="0" calcext:value-type="float">
            <text:p>0</text:p>
          </table:table-cell>
          <table:table-cell table:formula="of:=STDEV([.AA30:.AA39])" office:value-type="float" office:value="0" calcext:value-type="float">
            <text:p>0</text:p>
          </table:table-cell>
          <table:table-cell table:formula="of:=STDEV([.AB30:.AB39])" office:value-type="float" office:value="0" calcext:value-type="float">
            <text:p>0</text:p>
          </table:table-cell>
          <table:table-cell table:formula="of:=STDEV([.AC30:.AC39])" office:value-type="float" office:value="0" calcext:value-type="float">
            <text:p>0</text:p>
          </table:table-cell>
          <table:table-cell table:formula="of:=STDEV([.AD30:.AD39])" office:value-type="float" office:value="0" calcext:value-type="float">
            <text:p>0</text:p>
          </table:table-cell>
          <table:table-cell table:formula="of:=STDEV([.AE30:.AE39])" office:value-type="float" office:value="0" calcext:value-type="float">
            <text:p>0</text:p>
          </table:table-cell>
          <table:table-cell table:formula="of:=STDEV([.AF30:.AF39])" office:value-type="float" office:value="0" calcext:value-type="float">
            <text:p>0</text:p>
          </table:table-cell>
          <table:table-cell table:formula="of:=STDEV([.AG30:.AG39])" office:value-type="float" office:value="0" calcext:value-type="float">
            <text:p>0</text:p>
          </table:table-cell>
          <table:table-cell table:formula="of:=STDEV([.AH30:.AH39])" office:value-type="float" office:value="0" calcext:value-type="float">
            <text:p>0</text:p>
          </table:table-cell>
          <table:table-cell table:formula="of:=STDEV([.AI30:.AI39])" office:value-type="float" office:value="0" calcext:value-type="float">
            <text:p>0</text:p>
          </table:table-cell>
          <table:table-cell table:formula="of:=STDEV([.AJ30:.AJ39])" office:value-type="float" office:value="0" calcext:value-type="float">
            <text:p>0</text:p>
          </table:table-cell>
          <table:table-cell table:formula="of:=STDEV([.AK30:.AK39])" office:value-type="float" office:value="0" calcext:value-type="float">
            <text:p>0</text:p>
          </table:table-cell>
          <table:table-cell table:formula="of:=STDEV([.AL30:.AL39])" office:value-type="float" office:value="0" calcext:value-type="float">
            <text:p>0</text:p>
          </table:table-cell>
          <table:table-cell table:formula="of:=STDEV([.AM30:.AM39])" office:value-type="float" office:value="0" calcext:value-type="float">
            <text:p>0</text:p>
          </table:table-cell>
          <table:table-cell table:formula="of:=STDEV([.AN30:.AN39])" office:value-type="float" office:value="0" calcext:value-type="float">
            <text:p>0</text:p>
          </table:table-cell>
          <table:table-cell table:formula="of:=STDEV([.AO30:.AO39])" office:value-type="float" office:value="0" calcext:value-type="float">
            <text:p>0</text:p>
          </table:table-cell>
          <table:table-cell table:formula="of:=STDEV([.AP30:.AP39])" office:value-type="float" office:value="0" calcext:value-type="float">
            <text:p>0</text:p>
          </table:table-cell>
          <table:table-cell table:formula="of:=STDEV([.AQ30:.AQ39])" office:value-type="float" office:value="0" calcext:value-type="float">
            <text:p>0</text:p>
          </table:table-cell>
          <table:table-cell table:formula="of:=STDEV([.AR30:.AR39])" office:value-type="float" office:value="0" calcext:value-type="float">
            <text:p>0</text:p>
          </table:table-cell>
          <table:table-cell table:formula="of:=STDEV([.AS30:.AS39])" office:value-type="float" office:value="0" calcext:value-type="float">
            <text:p>0</text:p>
          </table:table-cell>
          <table:table-cell table:formula="of:=STDEV([.AT30:.AT39])" office:value-type="float" office:value="0" calcext:value-type="float">
            <text:p>0</text:p>
          </table:table-cell>
          <table:table-cell table:formula="of:=STDEV([.AU30:.AU39])" office:value-type="float" office:value="0" calcext:value-type="float">
            <text:p>0</text:p>
          </table:table-cell>
          <table:table-cell table:formula="of:=STDEV([.AV30:.AV39])" office:value-type="float" office:value="0" calcext:value-type="float">
            <text:p>0</text:p>
          </table:table-cell>
          <table:table-cell table:formula="of:=STDEV([.AW30:.AW39])" office:value-type="float" office:value="0" calcext:value-type="float">
            <text:p>0</text:p>
          </table:table-cell>
          <table:table-cell table:formula="of:=STDEV([.AX30:.AX39])" office:value-type="float" office:value="0" calcext:value-type="float">
            <text:p>0</text:p>
          </table:table-cell>
          <table:table-cell table:formula="of:=STDEV([.AY30:.AY39])" office:value-type="float" office:value="0" calcext:value-type="float">
            <text:p>0</text:p>
          </table:table-cell>
          <table:table-cell table:formula="of:=STDEV([.AZ30:.AZ39])" office:value-type="float" office:value="0" calcext:value-type="float">
            <text:p>0</text:p>
          </table:table-cell>
          <table:table-cell table:formula="of:=STDEV([.BA30:.BA39])" office:value-type="float" office:value="0" calcext:value-type="float">
            <text:p>0</text:p>
          </table:table-cell>
          <table:table-cell table:formula="of:=STDEV([.BB30:.BB39])" office:value-type="float" office:value="0" calcext:value-type="float">
            <text:p>0</text:p>
          </table:table-cell>
          <table:table-cell table:formula="of:=STDEV([.BC30:.BC39])" office:value-type="float" office:value="0" calcext:value-type="float">
            <text:p>0</text:p>
          </table:table-cell>
          <table:table-cell table:formula="of:=STDEV([.BD30:.BD39])" office:value-type="float" office:value="0" calcext:value-type="float">
            <text:p>0</text:p>
          </table:table-cell>
          <table:table-cell table:formula="of:=STDEV([.BE30:.BE39])" office:value-type="float" office:value="0" calcext:value-type="float">
            <text:p>0</text:p>
          </table:table-cell>
          <table:table-cell table:formula="of:=STDEV([.BF30:.BF39])" office:value-type="float" office:value="0" calcext:value-type="float">
            <text:p>0</text:p>
          </table:table-cell>
          <table:table-cell table:formula="of:=STDEV([.BG30:.BG39])" office:value-type="float" office:value="0" calcext:value-type="float">
            <text:p>0</text:p>
          </table:table-cell>
          <table:table-cell table:formula="of:=STDEV([.BH30:.BH39])" office:value-type="float" office:value="0" calcext:value-type="float">
            <text:p>0</text:p>
          </table:table-cell>
          <table:table-cell table:formula="of:=STDEV([.BI30:.BI39])" office:value-type="float" office:value="0" calcext:value-type="float">
            <text:p>0</text:p>
          </table:table-cell>
          <table:table-cell table:formula="of:=STDEV([.BJ30:.BJ39])" office:value-type="float" office:value="0" calcext:value-type="float">
            <text:p>0</text:p>
          </table:table-cell>
          <table:table-cell table:formula="of:=STDEV([.BK30:.BK39])" office:value-type="float" office:value="0" calcext:value-type="float">
            <text:p>0</text:p>
          </table:table-cell>
          <table:table-cell table:formula="of:=STDEV([.BL30:.BL39])" office:value-type="float" office:value="0" calcext:value-type="float">
            <text:p>0</text:p>
          </table:table-cell>
          <table:table-cell table:formula="of:=STDEV([.BM30:.BM39])" office:value-type="float" office:value="0" calcext:value-type="float">
            <text:p>0</text:p>
          </table:table-cell>
          <table:table-cell table:formula="of:=STDEV([.BN30:.BN39])" office:value-type="float" office:value="0" calcext:value-type="float">
            <text:p>0</text:p>
          </table:table-cell>
          <table:table-cell table:formula="of:=STDEV([.BO30:.BO39])" office:value-type="float" office:value="0" calcext:value-type="float">
            <text:p>0</text:p>
          </table:table-cell>
          <table:table-cell table:formula="of:=STDEV([.BP30:.BP39])" office:value-type="float" office:value="3.95284707521047" calcext:value-type="float">
            <text:p>3.95284707521047</text:p>
          </table:table-cell>
          <table:table-cell table:formula="of:=STDEV([.BQ30:.BQ39])" office:value-type="float" office:value="3.95284707521047" calcext:value-type="float">
            <text:p>3.95284707521047</text:p>
          </table:table-cell>
          <table:table-cell table:formula="of:=STDEV([.BR30:.BR39])" office:value-type="float" office:value="3.95284707521047" calcext:value-type="float">
            <text:p>3.95284707521047</text:p>
          </table:table-cell>
          <table:table-cell table:formula="of:=STDEV([.BS30:.BS39])" office:value-type="float" office:value="3.95284707521047" calcext:value-type="float">
            <text:p>3.95284707521047</text:p>
          </table:table-cell>
          <table:table-cell table:formula="of:=STDEV([.BT30:.BT39])" office:value-type="float" office:value="3.95284707521047" calcext:value-type="float">
            <text:p>3.95284707521047</text:p>
          </table:table-cell>
          <table:table-cell table:formula="of:=STDEV([.BU30:.BU39])" office:value-type="float" office:value="3.95284707521047" calcext:value-type="float">
            <text:p>3.95284707521047</text:p>
          </table:table-cell>
          <table:table-cell table:formula="of:=STDEV([.BV30:.BV39])" office:value-type="float" office:value="3.95284707521047" calcext:value-type="float">
            <text:p>3.95284707521047</text:p>
          </table:table-cell>
          <table:table-cell table:formula="of:=STDEV([.BW30:.BW39])" office:value-type="float" office:value="5.2704627669473" calcext:value-type="float">
            <text:p>5.2704627669473</text:p>
          </table:table-cell>
          <table:table-cell table:formula="of:=STDEV([.BX30:.BX39])" office:value-type="float" office:value="5.2704627669473" calcext:value-type="float">
            <text:p>5.2704627669473</text:p>
          </table:table-cell>
          <table:table-cell table:formula="of:=STDEV([.BY30:.BY39])" office:value-type="float" office:value="5.2704627669473" calcext:value-type="float">
            <text:p>5.2704627669473</text:p>
          </table:table-cell>
          <table:table-cell table:formula="of:=STDEV([.BZ30:.BZ39])" office:value-type="float" office:value="5.2704627669473" calcext:value-type="float">
            <text:p>5.2704627669473</text:p>
          </table:table-cell>
          <table:table-cell table:formula="of:=STDEV([.CA30:.CA39])" office:value-type="float" office:value="5.2704627669473" calcext:value-type="float">
            <text:p>5.2704627669473</text:p>
          </table:table-cell>
          <table:table-cell table:formula="of:=STDEV([.CB30:.CB39])" office:value-type="float" office:value="8.83883476483184" calcext:value-type="float">
            <text:p>8.83883476483184</text:p>
          </table:table-cell>
          <table:table-cell table:formula="of:=STDEV([.CC30:.CC39])" office:value-type="float" office:value="8.74007373475126" calcext:value-type="float">
            <text:p>8.74007373475126</text:p>
          </table:table-cell>
          <table:table-cell table:formula="of:=STDEV([.CD30:.CD39])" office:value-type="float" office:value="10.2062072615966" calcext:value-type="float">
            <text:p>10.2062072615966</text:p>
          </table:table-cell>
          <table:table-cell table:formula="of:=STDEV([.CE30:.CE39])" office:value-type="float" office:value="10.2062072615966" calcext:value-type="float">
            <text:p>10.2062072615966</text:p>
          </table:table-cell>
          <table:table-cell table:formula="of:=STDEV([.CF30:.CF39])" office:value-type="float" office:value="10.2062072615966" calcext:value-type="float">
            <text:p>10.2062072615966</text:p>
          </table:table-cell>
          <table:table-cell table:formula="of:=STDEV([.CG30:.CG39])" office:value-type="float" office:value="10.2062072615966" calcext:value-type="float">
            <text:p>10.2062072615966</text:p>
          </table:table-cell>
          <table:table-cell table:formula="of:=STDEV([.CH30:.CH39])" office:value-type="float" office:value="9.22330984215777" calcext:value-type="float">
            <text:p>9.22330984215777</text:p>
          </table:table-cell>
          <table:table-cell table:formula="of:=STDEV([.CI30:.CI39])" office:value-type="float" office:value="9.86013297183269" calcext:value-type="float">
            <text:p>9.86013297183269</text:p>
          </table:table-cell>
          <table:table-cell table:formula="of:=STDEV([.CJ30:.CJ39])" office:value-type="float" office:value="8.74007373475126" calcext:value-type="float">
            <text:p>8.74007373475126</text:p>
          </table:table-cell>
          <table:table-cell table:formula="of:=STDEV([.CK30:.CK39])" office:value-type="float" office:value="8.74007373475126" calcext:value-type="float">
            <text:p>8.74007373475126</text:p>
          </table:table-cell>
          <table:table-cell table:formula="of:=STDEV([.CL30:.CL39])" office:value-type="float" office:value="10.2909075293571" calcext:value-type="float">
            <text:p>10.2909075293571</text:p>
          </table:table-cell>
          <table:table-cell table:formula="of:=STDEV([.CM30:.CM39])" office:value-type="float" office:value="11.7851130197758" calcext:value-type="float">
            <text:p>11.7851130197758</text:p>
          </table:table-cell>
          <table:table-cell table:formula="of:=STDEV([.CN30:.CN39])" office:value-type="float" office:value="13.2418738183923" calcext:value-type="float">
            <text:p>13.2418738183923</text:p>
          </table:table-cell>
          <table:table-cell table:formula="of:=STDEV([.CO30:.CO39])" office:value-type="float" office:value="13.2418738183923" calcext:value-type="float">
            <text:p>13.2418738183923</text:p>
          </table:table-cell>
          <table:table-cell table:formula="of:=STDEV([.CP30:.CP39])" office:value-type="float" office:value="12.0761472884912" calcext:value-type="float">
            <text:p>12.0761472884912</text:p>
          </table:table-cell>
          <table:table-cell table:formula="of:=STDEV([.CQ30:.CQ39])" office:value-type="float" office:value="10.5409255338946" calcext:value-type="float">
            <text:p>10.5409255338946</text:p>
          </table:table-cell>
          <table:table-cell table:formula="of:=STDEV([.CR30:.CR39])" office:value-type="float" office:value="12.9099444873581" calcext:value-type="float">
            <text:p>12.9099444873581</text:p>
          </table:table-cell>
          <table:table-cell table:formula="of:=STDEV([.CS30:.CS39])" office:value-type="float" office:value="12.4303615751469" calcext:value-type="float">
            <text:p>12.4303615751469</text:p>
          </table:table-cell>
          <table:table-cell table:formula="of:=STDEV([.CT30:.CT39])" office:value-type="float" office:value="12.9099444873581" calcext:value-type="float">
            <text:p>12.9099444873581</text:p>
          </table:table-cell>
          <table:table-cell table:formula="of:=STDEV([.CU30:.CU39])" office:value-type="float" office:value="12.9099444873581" calcext:value-type="float">
            <text:p>12.9099444873581</text:p>
          </table:table-cell>
          <table:table-cell table:formula="of:=STDEV([.CV30:.CV39])" office:value-type="float" office:value="10.5409255338946" calcext:value-type="float">
            <text:p>10.5409255338946</text:p>
          </table:table-cell>
          <table:table-cell table:formula="of:=STDEV([.CW30:.CW39])" office:value-type="float" office:value="10.622957319985" calcext:value-type="float">
            <text:p>10.622957319985</text:p>
          </table:table-cell>
          <table:table-cell table:formula="of:=STDEV([.CX30:.CX39])" office:value-type="float" office:value="12.4303615751469" calcext:value-type="float">
            <text:p>12.4303615751469</text:p>
          </table:table-cell>
          <table:table-cell table:formula="of:=STDEV([.CY30:.CY39])" office:value-type="float" office:value="9.22330984215777" calcext:value-type="float">
            <text:p>9.22330984215777</text:p>
          </table:table-cell>
          <table:table-cell table:formula="of:=STDEV([.CZ30:.CZ39])" office:value-type="float" office:value="8.43685697138191" calcext:value-type="float">
            <text:p>8.43685697138191</text:p>
          </table:table-cell>
          <table:table-cell table:formula="of:=STDEV([.DA30:.DA39])" office:value-type="float" office:value="6.45497224367903" calcext:value-type="float">
            <text:p>6.45497224367903</text:p>
          </table:table-cell>
          <table:table-cell table:formula="of:=STDEV([.DB30:.DB39])" office:value-type="float" office:value="6.45497224367903" calcext:value-type="float">
            <text:p>6.45497224367903</text:p>
          </table:table-cell>
          <table:table-cell table:formula="of:=STDEV([.DC30:.DC39])" office:value-type="float" office:value="8.83883476483184" calcext:value-type="float">
            <text:p>8.83883476483184</text:p>
          </table:table-cell>
          <table:table-cell table:formula="of:=STDEV([.DD30:.DD39])" office:value-type="float" office:value="7.09557765246933" calcext:value-type="float">
            <text:p>7.09557765246933</text:p>
          </table:table-cell>
          <table:table-cell table:formula="of:=STDEV([.DE30:.DE39])" office:value-type="float" office:value="7.09557765246933" calcext:value-type="float">
            <text:p>7.09557765246933</text:p>
          </table:table-cell>
          <table:table-cell table:formula="of:=STDEV([.DF30:.DF39])" office:value-type="float" office:value="7.09557765246933" calcext:value-type="float">
            <text:p>7.09557765246933</text:p>
          </table:table-cell>
          <table:table-cell table:formula="of:=STDEV([.DG30:.DG39])" office:value-type="float" office:value="5.8925565098879" calcext:value-type="float">
            <text:p>5.8925565098879</text:p>
          </table:table-cell>
          <table:table-cell table:formula="of:=STDEV([.DH30:.DH39])" office:value-type="float" office:value="5.8925565098879" calcext:value-type="float">
            <text:p>5.8925565098879</text:p>
          </table:table-cell>
          <table:table-cell table:formula="of:=STDEV([.DI30:.DI39])" office:value-type="float" office:value="3.95284707521047" calcext:value-type="float">
            <text:p>3.95284707521047</text:p>
          </table:table-cell>
          <table:table-cell table:formula="of:=STDEV([.DJ30:.DJ39])" office:value-type="float" office:value="5.2704627669473" calcext:value-type="float">
            <text:p>5.2704627669473</text:p>
          </table:table-cell>
          <table:table-cell table:formula="of:=STDEV([.DK30:.DK39])" office:value-type="float" office:value="5.2704627669473" calcext:value-type="float">
            <text:p>5.2704627669473</text:p>
          </table:table-cell>
          <table:table-cell table:formula="of:=STDEV([.DL30:.DL39])" office:value-type="float" office:value="5.2704627669473" calcext:value-type="float">
            <text:p>5.2704627669473</text:p>
          </table:table-cell>
          <table:table-cell table:formula="of:=STDEV([.DM30:.DM39])" office:value-type="float" office:value="6.45497224367903" calcext:value-type="float">
            <text:p>6.45497224367903</text:p>
          </table:table-cell>
          <table:table-cell table:formula="of:=STDEV([.DN30:.DN39])" office:value-type="float" office:value="6.45497224367903" calcext:value-type="float">
            <text:p>6.45497224367903</text:p>
          </table:table-cell>
          <table:table-cell table:formula="of:=STDEV([.DO30:.DO39])" office:value-type="float" office:value="6.45497224367903" calcext:value-type="float">
            <text:p>6.45497224367903</text:p>
          </table:table-cell>
          <table:table-cell table:formula="of:=STDEV([.DP30:.DP39])" office:value-type="float" office:value="6.45497224367903" calcext:value-type="float">
            <text:p>6.45497224367903</text:p>
          </table:table-cell>
          <table:table-cell table:formula="of:=STDEV([.DQ30:.DQ39])" office:value-type="float" office:value="6.45497224367903" calcext:value-type="float">
            <text:p>6.45497224367903</text:p>
          </table:table-cell>
          <table:table-cell table:formula="of:=STDEV([.DR30:.DR39])" office:value-type="float" office:value="6.58807845868412" calcext:value-type="float">
            <text:p>6.58807845868412</text:p>
          </table:table-cell>
          <table:table-cell table:formula="of:=STDEV([.DS30:.DS39])" office:value-type="float" office:value="6.45497224367903" calcext:value-type="float">
            <text:p>6.45497224367903</text:p>
          </table:table-cell>
          <table:table-cell table:formula="of:=STDEV([.DT30:.DT39])" office:value-type="float" office:value="6.0380736442456" calcext:value-type="float">
            <text:p>6.0380736442456</text:p>
          </table:table-cell>
          <table:table-cell table:formula="of:=STDEV([.DU30:.DU39])" office:value-type="float" office:value="6.0380736442456" calcext:value-type="float">
            <text:p>6.0380736442456</text:p>
          </table:table-cell>
          <table:table-cell table:formula="of:=STDEV([.DV30:.DV39])" office:value-type="float" office:value="5.2704627669473" calcext:value-type="float">
            <text:p>5.2704627669473</text:p>
          </table:table-cell>
          <table:table-cell table:formula="of:=STDEV([.DW30:.DW39])" office:value-type="float" office:value="3.95284707521047" calcext:value-type="float">
            <text:p>3.95284707521047</text:p>
          </table:table-cell>
          <table:table-cell table:formula="of:=STDEV([.DX30:.DX39])" office:value-type="float" office:value="3.95284707521047" calcext:value-type="float">
            <text:p>3.95284707521047</text:p>
          </table:table-cell>
          <table:table-cell table:formula="of:=STDEV([.DY30:.DY39])" office:value-type="float" office:value="3.95284707521047" calcext:value-type="float">
            <text:p>3.95284707521047</text:p>
          </table:table-cell>
          <table:table-cell table:formula="of:=STDEV([.DZ30:.DZ39])" office:value-type="float" office:value="3.95284707521047" calcext:value-type="float">
            <text:p>3.95284707521047</text:p>
          </table:table-cell>
          <table:table-cell table:formula="of:=STDEV([.EA30:.EA39])" office:value-type="float" office:value="3.95284707521047" calcext:value-type="float">
            <text:p>3.95284707521047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 office:value-type="float" office:value="85.7142857142857" calcext:value-type="float">
            <text:p>85.7142857142857</text:p>
          </table:table-cell>
          <table:table-cell table:number-columns-repeated="69" office:value-type="float" office:value="100" calcext:value-type="float">
            <text:p>100</text:p>
          </table:table-cell>
          <table:table-cell table:number-columns-repeated="13" office:value-type="float" office:value="85.7142857142857" calcext:value-type="float">
            <text:p>85.7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table:number-columns-repeated="8" office:value-type="float" office:value="57.1428571428571" calcext:value-type="float">
            <text:p>57.1428571428571</text:p>
          </table:table-cell>
          <table:table-cell table:number-columns-repeated="6" office:value-type="float" office:value="42.8571428571429" calcext:value-type="float">
            <text:p>42.8571428571429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0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86" office:value-type="float" office:value="100" calcext:value-type="float">
            <text:p>100</text:p>
          </table:table-cell>
          <table:table-cell table:number-columns-repeated="11" office:value-type="float" office:value="85.7142857142857" calcext:value-type="float">
            <text:p>85.7142857142857</text:p>
          </table:table-cell>
          <table:table-cell table:number-columns-repeated="6" office:value-type="float" office:value="71.4285714285714" calcext:value-type="float">
            <text:p>71.428571428571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9" office:value-type="float" office:value="42.8571428571429" calcext:value-type="float">
            <text:p>42.8571428571429</text:p>
          </table:table-cell>
          <table:table-cell table:number-columns-repeated="9" office:value-type="float" office:value="28.5714285714286" calcext:value-type="float">
            <text:p>28.5714285714286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67" office:value-type="float" office:value="100" calcext:value-type="float">
            <text:p>100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11" office:value-type="float" office:value="71.4285714285714" calcext:value-type="float">
            <text:p>71.4285714285714</text:p>
          </table:table-cell>
          <table:table-cell table:number-columns-repeated="6" office:value-type="float" office:value="57.1428571428571" calcext:value-type="float">
            <text:p>57.1428571428571</text:p>
          </table:table-cell>
          <table:table-cell table:number-columns-repeated="4" office:value-type="float" office:value="42.8571428571429" calcext:value-type="float">
            <text:p>42.8571428571429</text:p>
          </table:table-cell>
          <table:table-cell table:number-columns-repeated="7" office:value-type="float" office:value="28.5714285714286" calcext:value-type="float">
            <text:p>28.5714285714286</text:p>
          </table:table-cell>
          <table:table-cell table:number-columns-repeated="26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72" office:value-type="float" office:value="100" calcext:value-type="float">
            <text:p>100</text:p>
          </table:table-cell>
          <table:table-cell table:number-columns-repeated="11" office:value-type="float" office:value="85.7142857142857" calcext:value-type="float">
            <text:p>85.7142857142857</text:p>
          </table:table-cell>
          <table:table-cell table:number-columns-repeated="5" office:value-type="float" office:value="57.1428571428571" calcext:value-type="float">
            <text:p>57.1428571428571</text:p>
          </table:table-cell>
          <table:table-cell table:number-columns-repeated="3" office:value-type="float" office:value="42.8571428571429" calcext:value-type="float">
            <text:p>42.8571428571429</text:p>
          </table:table-cell>
          <table:table-cell table:number-columns-repeated="6" office:value-type="float" office:value="28.5714285714286" calcext:value-type="float">
            <text:p>28.5714285714286</text:p>
          </table:table-cell>
          <table:table-cell table:number-columns-repeated="28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67" office:value-type="float" office:value="100" calcext:value-type="float">
            <text:p>100</text:p>
          </table:table-cell>
          <table:table-cell table:number-columns-repeated="14" office:value-type="float" office:value="85.7142857142857" calcext:value-type="float">
            <text:p>85.7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table:number-columns-repeated="6" office:value-type="float" office:value="57.1428571428571" calcext:value-type="float">
            <text:p>57.1428571428571</text:p>
          </table:table-cell>
          <table:table-cell table:number-columns-repeated="11" office:value-type="float" office:value="42.8571428571429" calcext:value-type="float">
            <text:p>42.8571428571429</text:p>
          </table:table-cell>
          <table:table-cell table:number-columns-repeated="10" office:value-type="float" office:value="28.5714285714286" calcext:value-type="float">
            <text:p>28.5714285714286</text:p>
          </table:table-cell>
          <table:table-cell table:number-columns-repeated="11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64" office:value-type="float" office:value="100" calcext:value-type="float">
            <text:p>100</text:p>
          </table:table-cell>
          <table:table-cell table:number-columns-repeated="11" office:value-type="float" office:value="85.7142857142857" calcext:value-type="float">
            <text:p>85.7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table:number-columns-repeated="9" office:value-type="float" office:value="57.1428571428571" calcext:value-type="float">
            <text:p>57.1428571428571</text:p>
          </table:table-cell>
          <table:table-cell table:number-columns-repeated="5" office:value-type="float" office:value="42.8571428571429" calcext:value-type="float">
            <text:p>42.8571428571429</text:p>
          </table:table-cell>
          <table:table-cell table:number-columns-repeated="11" office:value-type="float" office:value="28.5714285714286" calcext:value-type="float">
            <text:p>28.5714285714286</text:p>
          </table:table-cell>
          <table:table-cell table:number-columns-repeated="19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59"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table:number-columns-repeated="8" office:value-type="float" office:value="57.1428571428571" calcext:value-type="float">
            <text:p>57.1428571428571</text:p>
          </table:table-cell>
          <table:table-cell table:number-columns-repeated="7" office:value-type="float" office:value="42.8571428571429" calcext:value-type="float">
            <text:p>42.8571428571429</text:p>
          </table:table-cell>
          <table:table-cell table:number-columns-repeated="12" office:value-type="float" office:value="28.5714285714286" calcext:value-type="float">
            <text:p>28.5714285714286</text:p>
          </table:table-cell>
          <table:table-cell table:number-columns-repeated="26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77" office:value-type="float" office:value="100" calcext:value-type="float">
            <text:p>100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4" office:value-type="float" office:value="71.4285714285714" calcext:value-type="float">
            <text:p>71.4285714285714</text:p>
          </table:table-cell>
          <table:table-cell table:number-columns-repeated="8" office:value-type="float" office:value="57.1428571428571" calcext:value-type="float">
            <text:p>57.1428571428571</text:p>
          </table:table-cell>
          <table:table-cell table:number-columns-repeated="2" office:value-type="float" office:value="42.8571428571429" calcext:value-type="float">
            <text:p>42.8571428571429</text:p>
          </table:table-cell>
          <table:table-cell table:number-columns-repeated="3" office:value-type="float" office:value="28.5714285714286" calcext:value-type="float">
            <text:p>28.5714285714286</text:p>
          </table:table-cell>
          <table:table-cell table:number-columns-repeated="23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64" office:value-type="float" office:value="100" calcext:value-type="float">
            <text:p>100</text:p>
          </table:table-cell>
          <table:table-cell table:number-columns-repeated="10" office:value-type="float" office:value="85.7142857142857" calcext:value-type="float">
            <text:p>85.7142857142857</text:p>
          </table:table-cell>
          <table:table-cell table:number-columns-repeated="4" office:value-type="float" office:value="71.4285714285714" calcext:value-type="float">
            <text:p>71.4285714285714</text:p>
          </table:table-cell>
          <table:table-cell table:number-columns-repeated="7" office:value-type="float" office:value="57.1428571428571" calcext:value-type="float">
            <text:p>57.1428571428571</text:p>
          </table:table-cell>
          <table:table-cell table:number-columns-repeated="7" office:value-type="float" office:value="42.8571428571429" calcext:value-type="float">
            <text:p>42.8571428571429</text:p>
          </table:table-cell>
          <table:table-cell table:number-columns-repeated="13" office:value-type="float" office:value="28.5714285714286" calcext:value-type="float">
            <text:p>28.5714285714286</text:p>
          </table:table-cell>
          <table:table-cell table:number-columns-repeated="17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68" office:value-type="float" office:value="100" calcext:value-type="float">
            <text:p>100</text:p>
          </table:table-cell>
          <table:table-cell table:number-columns-repeated="14" office:value-type="float" office:value="85.7142857142857" calcext:value-type="float">
            <text:p>85.7142857142857</text:p>
          </table:table-cell>
          <table:table-cell table:number-columns-repeated="5" office:value-type="float" office:value="71.4285714285714" calcext:value-type="float">
            <text:p>71.4285714285714</text:p>
          </table:table-cell>
          <table:table-cell table:number-columns-repeated="4" office:value-type="float" office:value="57.1428571428571" calcext:value-type="float">
            <text:p>57.1428571428571</text:p>
          </table:table-cell>
          <table:table-cell table:number-columns-repeated="12" office:value-type="float" office:value="42.8571428571429" calcext:value-type="float">
            <text:p>42.8571428571429</text:p>
          </table:table-cell>
          <table:table-cell table:number-columns-repeated="9" office:value-type="float" office:value="28.5714285714286" calcext:value-type="float">
            <text:p>28.5714285714286</text:p>
          </table:table-cell>
          <table:table-cell table:number-columns-repeated="8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43:.B52])" office:value-type="float" office:value="100" calcext:value-type="float">
            <text:p>100</text:p>
          </table:table-cell>
          <table:table-cell table:formula="of:=AVERAGE([.C43:.C52])" office:value-type="float" office:value="91.4285714285714" calcext:value-type="float">
            <text:p>91.4285714285714</text:p>
          </table:table-cell>
          <table:table-cell table:formula="of:=AVERAGE([.D43:.D52])" office:value-type="float" office:value="85.7142857142857" calcext:value-type="float">
            <text:p>85.7142857142857</text:p>
          </table:table-cell>
          <table:table-cell table:formula="of:=AVERAGE([.E43:.E52])" office:value-type="float" office:value="85.7142857142857" calcext:value-type="float">
            <text:p>85.7142857142857</text:p>
          </table:table-cell>
          <table:table-cell table:formula="of:=AVERAGE([.F43:.F52])" office:value-type="float" office:value="85.7142857142857" calcext:value-type="float">
            <text:p>85.7142857142857</text:p>
          </table:table-cell>
          <table:table-cell table:formula="of:=AVERAGE([.G43:.G52])" office:value-type="float" office:value="87.1428571428571" calcext:value-type="float">
            <text:p>87.1428571428571</text:p>
          </table:table-cell>
          <table:table-cell table:formula="of:=AVERAGE([.H43:.H52])" office:value-type="float" office:value="88.5714285714286" calcext:value-type="float">
            <text:p>88.5714285714286</text:p>
          </table:table-cell>
          <table:table-cell table:formula="of:=AVERAGE([.I43:.I52])" office:value-type="float" office:value="88.5714285714286" calcext:value-type="float">
            <text:p>88.5714285714286</text:p>
          </table:table-cell>
          <table:table-cell table:formula="of:=AVERAGE([.J43:.J52])" office:value-type="float" office:value="92.8571428571429" calcext:value-type="float">
            <text:p>92.8571428571429</text:p>
          </table:table-cell>
          <table:table-cell table:formula="of:=AVERAGE([.K43:.K52])" office:value-type="float" office:value="97.1428571428571" calcext:value-type="float">
            <text:p>97.1428571428571</text:p>
          </table:table-cell>
          <table:table-cell table:formula="of:=AVERAGE([.L43:.L52])" office:value-type="float" office:value="100" calcext:value-type="float">
            <text:p>100</text:p>
          </table:table-cell>
          <table:table-cell table:formula="of:=AVERAGE([.M43:.M52])" office:value-type="float" office:value="100" calcext:value-type="float">
            <text:p>100</text:p>
          </table:table-cell>
          <table:table-cell table:formula="of:=AVERAGE([.N43:.N52])" office:value-type="float" office:value="100" calcext:value-type="float">
            <text:p>100</text:p>
          </table:table-cell>
          <table:table-cell table:formula="of:=AVERAGE([.O43:.O52])" office:value-type="float" office:value="100" calcext:value-type="float">
            <text:p>100</text:p>
          </table:table-cell>
          <table:table-cell table:formula="of:=AVERAGE([.P43:.P52])" office:value-type="float" office:value="100" calcext:value-type="float">
            <text:p>100</text:p>
          </table:table-cell>
          <table:table-cell table:formula="of:=AVERAGE([.Q43:.Q52])" office:value-type="float" office:value="100" calcext:value-type="float">
            <text:p>100</text:p>
          </table:table-cell>
          <table:table-cell table:formula="of:=AVERAGE([.R43:.R52])" office:value-type="float" office:value="100" calcext:value-type="float">
            <text:p>100</text:p>
          </table:table-cell>
          <table:table-cell table:formula="of:=AVERAGE([.S43:.S52])" office:value-type="float" office:value="100" calcext:value-type="float">
            <text:p>100</text:p>
          </table:table-cell>
          <table:table-cell table:formula="of:=AVERAGE([.T43:.T52])" office:value-type="float" office:value="100" calcext:value-type="float">
            <text:p>100</text:p>
          </table:table-cell>
          <table:table-cell table:formula="of:=AVERAGE([.U43:.U52])" office:value-type="float" office:value="100" calcext:value-type="float">
            <text:p>100</text:p>
          </table:table-cell>
          <table:table-cell table:formula="of:=AVERAGE([.V43:.V52])" office:value-type="float" office:value="100" calcext:value-type="float">
            <text:p>100</text:p>
          </table:table-cell>
          <table:table-cell table:formula="of:=AVERAGE([.W43:.W52])" office:value-type="float" office:value="100" calcext:value-type="float">
            <text:p>100</text:p>
          </table:table-cell>
          <table:table-cell table:formula="of:=AVERAGE([.X43:.X52])" office:value-type="float" office:value="100" calcext:value-type="float">
            <text:p>100</text:p>
          </table:table-cell>
          <table:table-cell table:formula="of:=AVERAGE([.Y43:.Y52])" office:value-type="float" office:value="100" calcext:value-type="float">
            <text:p>100</text:p>
          </table:table-cell>
          <table:table-cell table:formula="of:=AVERAGE([.Z43:.Z52])" office:value-type="float" office:value="100" calcext:value-type="float">
            <text:p>100</text:p>
          </table:table-cell>
          <table:table-cell table:formula="of:=AVERAGE([.AA43:.AA52])" office:value-type="float" office:value="100" calcext:value-type="float">
            <text:p>100</text:p>
          </table:table-cell>
          <table:table-cell table:formula="of:=AVERAGE([.AB43:.AB52])" office:value-type="float" office:value="100" calcext:value-type="float">
            <text:p>100</text:p>
          </table:table-cell>
          <table:table-cell table:formula="of:=AVERAGE([.AC43:.AC52])" office:value-type="float" office:value="100" calcext:value-type="float">
            <text:p>100</text:p>
          </table:table-cell>
          <table:table-cell table:formula="of:=AVERAGE([.AD43:.AD52])" office:value-type="float" office:value="100" calcext:value-type="float">
            <text:p>100</text:p>
          </table:table-cell>
          <table:table-cell table:formula="of:=AVERAGE([.AE43:.AE52])" office:value-type="float" office:value="100" calcext:value-type="float">
            <text:p>100</text:p>
          </table:table-cell>
          <table:table-cell table:formula="of:=AVERAGE([.AF43:.AF52])" office:value-type="float" office:value="100" calcext:value-type="float">
            <text:p>100</text:p>
          </table:table-cell>
          <table:table-cell table:formula="of:=AVERAGE([.AG43:.AG52])" office:value-type="float" office:value="100" calcext:value-type="float">
            <text:p>100</text:p>
          </table:table-cell>
          <table:table-cell table:formula="of:=AVERAGE([.AH43:.AH52])" office:value-type="float" office:value="100" calcext:value-type="float">
            <text:p>100</text:p>
          </table:table-cell>
          <table:table-cell table:formula="of:=AVERAGE([.AI43:.AI52])" office:value-type="float" office:value="100" calcext:value-type="float">
            <text:p>100</text:p>
          </table:table-cell>
          <table:table-cell table:formula="of:=AVERAGE([.AJ43:.AJ52])" office:value-type="float" office:value="100" calcext:value-type="float">
            <text:p>100</text:p>
          </table:table-cell>
          <table:table-cell table:formula="of:=AVERAGE([.AK43:.AK52])" office:value-type="float" office:value="100" calcext:value-type="float">
            <text:p>100</text:p>
          </table:table-cell>
          <table:table-cell table:formula="of:=AVERAGE([.AL43:.AL52])" office:value-type="float" office:value="100" calcext:value-type="float">
            <text:p>100</text:p>
          </table:table-cell>
          <table:table-cell table:formula="of:=AVERAGE([.AM43:.AM52])" office:value-type="float" office:value="100" calcext:value-type="float">
            <text:p>100</text:p>
          </table:table-cell>
          <table:table-cell table:formula="of:=AVERAGE([.AN43:.AN52])" office:value-type="float" office:value="100" calcext:value-type="float">
            <text:p>100</text:p>
          </table:table-cell>
          <table:table-cell table:formula="of:=AVERAGE([.AO43:.AO52])" office:value-type="float" office:value="100" calcext:value-type="float">
            <text:p>100</text:p>
          </table:table-cell>
          <table:table-cell table:formula="of:=AVERAGE([.AP43:.AP52])" office:value-type="float" office:value="100" calcext:value-type="float">
            <text:p>100</text:p>
          </table:table-cell>
          <table:table-cell table:formula="of:=AVERAGE([.AQ43:.AQ52])" office:value-type="float" office:value="100" calcext:value-type="float">
            <text:p>100</text:p>
          </table:table-cell>
          <table:table-cell table:formula="of:=AVERAGE([.AR43:.AR52])" office:value-type="float" office:value="100" calcext:value-type="float">
            <text:p>100</text:p>
          </table:table-cell>
          <table:table-cell table:formula="of:=AVERAGE([.AS43:.AS52])" office:value-type="float" office:value="100" calcext:value-type="float">
            <text:p>100</text:p>
          </table:table-cell>
          <table:table-cell table:formula="of:=AVERAGE([.AT43:.AT52])" office:value-type="float" office:value="100" calcext:value-type="float">
            <text:p>100</text:p>
          </table:table-cell>
          <table:table-cell table:formula="of:=AVERAGE([.AU43:.AU52])" office:value-type="float" office:value="100" calcext:value-type="float">
            <text:p>100</text:p>
          </table:table-cell>
          <table:table-cell table:formula="of:=AVERAGE([.AV43:.AV52])" office:value-type="float" office:value="100" calcext:value-type="float">
            <text:p>100</text:p>
          </table:table-cell>
          <table:table-cell table:formula="of:=AVERAGE([.AW43:.AW52])" office:value-type="float" office:value="100" calcext:value-type="float">
            <text:p>100</text:p>
          </table:table-cell>
          <table:table-cell table:formula="of:=AVERAGE([.AX43:.AX52])" office:value-type="float" office:value="100" calcext:value-type="float">
            <text:p>100</text:p>
          </table:table-cell>
          <table:table-cell table:formula="of:=AVERAGE([.AY43:.AY52])" office:value-type="float" office:value="100" calcext:value-type="float">
            <text:p>100</text:p>
          </table:table-cell>
          <table:table-cell table:formula="of:=AVERAGE([.AZ43:.AZ52])" office:value-type="float" office:value="100" calcext:value-type="float">
            <text:p>100</text:p>
          </table:table-cell>
          <table:table-cell table:formula="of:=AVERAGE([.BA43:.BA52])" office:value-type="float" office:value="100" calcext:value-type="float">
            <text:p>100</text:p>
          </table:table-cell>
          <table:table-cell table:formula="of:=AVERAGE([.BB43:.BB52])" office:value-type="float" office:value="100" calcext:value-type="float">
            <text:p>100</text:p>
          </table:table-cell>
          <table:table-cell table:formula="of:=AVERAGE([.BC43:.BC52])" office:value-type="float" office:value="100" calcext:value-type="float">
            <text:p>100</text:p>
          </table:table-cell>
          <table:table-cell table:formula="of:=AVERAGE([.BD43:.BD52])" office:value-type="float" office:value="100" calcext:value-type="float">
            <text:p>100</text:p>
          </table:table-cell>
          <table:table-cell table:formula="of:=AVERAGE([.BE43:.BE52])" office:value-type="float" office:value="100" calcext:value-type="float">
            <text:p>100</text:p>
          </table:table-cell>
          <table:table-cell table:formula="of:=AVERAGE([.BF43:.BF52])" office:value-type="float" office:value="100" calcext:value-type="float">
            <text:p>100</text:p>
          </table:table-cell>
          <table:table-cell table:formula="of:=AVERAGE([.BG43:.BG52])" office:value-type="float" office:value="100" calcext:value-type="float">
            <text:p>100</text:p>
          </table:table-cell>
          <table:table-cell table:formula="of:=AVERAGE([.BH43:.BH52])" office:value-type="float" office:value="100" calcext:value-type="float">
            <text:p>100</text:p>
          </table:table-cell>
          <table:table-cell table:formula="of:=AVERAGE([.BI43:.BI52])" office:value-type="float" office:value="100" calcext:value-type="float">
            <text:p>100</text:p>
          </table:table-cell>
          <table:table-cell table:formula="of:=AVERAGE([.BJ43:.BJ52])" office:value-type="float" office:value="100" calcext:value-type="float">
            <text:p>100</text:p>
          </table:table-cell>
          <table:table-cell table:formula="of:=AVERAGE([.BK43:.BK52])" office:value-type="float" office:value="100" calcext:value-type="float">
            <text:p>100</text:p>
          </table:table-cell>
          <table:table-cell table:formula="of:=AVERAGE([.BL43:.BL52])" office:value-type="float" office:value="100" calcext:value-type="float">
            <text:p>100</text:p>
          </table:table-cell>
          <table:table-cell table:formula="of:=AVERAGE([.BM43:.BM52])" office:value-type="float" office:value="100" calcext:value-type="float">
            <text:p>100</text:p>
          </table:table-cell>
          <table:table-cell table:formula="of:=AVERAGE([.BN43:.BN52])" office:value-type="float" office:value="100" calcext:value-type="float">
            <text:p>100</text:p>
          </table:table-cell>
          <table:table-cell table:formula="of:=AVERAGE([.BO43:.BO52])" office:value-type="float" office:value="100" calcext:value-type="float">
            <text:p>100</text:p>
          </table:table-cell>
          <table:table-cell table:formula="of:=AVERAGE([.BP43:.BP52])" office:value-type="float" office:value="100" calcext:value-type="float">
            <text:p>100</text:p>
          </table:table-cell>
          <table:table-cell table:formula="of:=AVERAGE([.BQ43:.BQ52])" office:value-type="float" office:value="98.5714285714286" calcext:value-type="float">
            <text:p>98.5714285714286</text:p>
          </table:table-cell>
          <table:table-cell table:formula="of:=AVERAGE([.BR43:.BR52])" office:value-type="float" office:value="98.5714285714286" calcext:value-type="float">
            <text:p>98.5714285714286</text:p>
          </table:table-cell>
          <table:table-cell table:formula="of:=AVERAGE([.BS43:.BS52])" office:value-type="float" office:value="98.5714285714286" calcext:value-type="float">
            <text:p>98.5714285714286</text:p>
          </table:table-cell>
          <table:table-cell table:formula="of:=AVERAGE([.BT43:.BT52])" office:value-type="float" office:value="98.5714285714286" calcext:value-type="float">
            <text:p>98.5714285714286</text:p>
          </table:table-cell>
          <table:table-cell table:formula="of:=AVERAGE([.BU43:.BU52])" office:value-type="float" office:value="98.5714285714286" calcext:value-type="float">
            <text:p>98.5714285714286</text:p>
          </table:table-cell>
          <table:table-cell table:formula="of:=AVERAGE([.BV43:.BV52])" office:value-type="float" office:value="97.1428571428571" calcext:value-type="float">
            <text:p>97.1428571428571</text:p>
          </table:table-cell>
          <table:table-cell table:formula="of:=AVERAGE([.BW43:.BW52])" office:value-type="float" office:value="94.2857142857143" calcext:value-type="float">
            <text:p>94.2857142857143</text:p>
          </table:table-cell>
          <table:table-cell table:formula="of:=AVERAGE([.BX43:.BX52])" office:value-type="float" office:value="94.2857142857143" calcext:value-type="float">
            <text:p>94.2857142857143</text:p>
          </table:table-cell>
          <table:table-cell table:formula="of:=AVERAGE([.BY43:.BY52])" office:value-type="float" office:value="92.8571428571429" calcext:value-type="float">
            <text:p>92.8571428571429</text:p>
          </table:table-cell>
          <table:table-cell table:formula="of:=AVERAGE([.BZ43:.BZ52])" office:value-type="float" office:value="90" calcext:value-type="float">
            <text:p>90</text:p>
          </table:table-cell>
          <table:table-cell table:formula="of:=AVERAGE([.CA43:.CA52])" office:value-type="float" office:value="87.1428571428571" calcext:value-type="float">
            <text:p>87.1428571428571</text:p>
          </table:table-cell>
          <table:table-cell table:formula="of:=AVERAGE([.CB43:.CB52])" office:value-type="float" office:value="85.7142857142857" calcext:value-type="float">
            <text:p>85.7142857142857</text:p>
          </table:table-cell>
          <table:table-cell table:formula="of:=AVERAGE([.CC43:.CC52])" office:value-type="float" office:value="84.2857142857143" calcext:value-type="float">
            <text:p>84.2857142857143</text:p>
          </table:table-cell>
          <table:table-cell table:formula="of:=AVERAGE([.CD43:.CD52])" office:value-type="float" office:value="84.2857142857143" calcext:value-type="float">
            <text:p>84.2857142857143</text:p>
          </table:table-cell>
          <table:table-cell table:formula="of:=AVERAGE([.CE43:.CE52])" office:value-type="float" office:value="84.2857142857143" calcext:value-type="float">
            <text:p>84.2857142857143</text:p>
          </table:table-cell>
          <table:table-cell table:formula="of:=AVERAGE([.CF43:.CF52])" office:value-type="float" office:value="82.8571428571428" calcext:value-type="float">
            <text:p>82.8571428571428</text:p>
          </table:table-cell>
          <table:table-cell table:formula="of:=AVERAGE([.CG43:.CG52])" office:value-type="float" office:value="82.8571428571428" calcext:value-type="float">
            <text:p>82.8571428571428</text:p>
          </table:table-cell>
          <table:table-cell table:formula="of:=AVERAGE([.CH43:.CH52])" office:value-type="float" office:value="81.4285714285714" calcext:value-type="float">
            <text:p>81.4285714285714</text:p>
          </table:table-cell>
          <table:table-cell table:formula="of:=AVERAGE([.CI43:.CI52])" office:value-type="float" office:value="80" calcext:value-type="float">
            <text:p>80</text:p>
          </table:table-cell>
          <table:table-cell table:formula="of:=AVERAGE([.CJ43:.CJ52])" office:value-type="float" office:value="75.7142857142857" calcext:value-type="float">
            <text:p>75.7142857142857</text:p>
          </table:table-cell>
          <table:table-cell table:formula="of:=AVERAGE([.CK43:.CK52])" office:value-type="float" office:value="74.2857142857143" calcext:value-type="float">
            <text:p>74.2857142857143</text:p>
          </table:table-cell>
          <table:table-cell table:formula="of:=AVERAGE([.CL43:.CL52])" office:value-type="float" office:value="71.4285714285714" calcext:value-type="float">
            <text:p>71.4285714285714</text:p>
          </table:table-cell>
          <table:table-cell table:formula="of:=AVERAGE([.CM43:.CM52])" office:value-type="float" office:value="71.4285714285714" calcext:value-type="float">
            <text:p>71.4285714285714</text:p>
          </table:table-cell>
          <table:table-cell table:formula="of:=AVERAGE([.CN43:.CN52])" office:value-type="float" office:value="68.5714285714286" calcext:value-type="float">
            <text:p>68.5714285714286</text:p>
          </table:table-cell>
          <table:table-cell table:formula="of:=AVERAGE([.CO43:.CO52])" office:value-type="float" office:value="68.5714285714286" calcext:value-type="float">
            <text:p>68.5714285714286</text:p>
          </table:table-cell>
          <table:table-cell table:formula="of:=AVERAGE([.CP43:.CP52])" office:value-type="float" office:value="62.8571428571428" calcext:value-type="float">
            <text:p>62.8571428571428</text:p>
          </table:table-cell>
          <table:table-cell table:formula="of:=AVERAGE([.CQ43:.CQ52])" office:value-type="float" office:value="58.5714285714286" calcext:value-type="float">
            <text:p>58.5714285714286</text:p>
          </table:table-cell>
          <table:table-cell table:formula="of:=AVERAGE([.CR43:.CR52])" office:value-type="float" office:value="54.2857142857143" calcext:value-type="float">
            <text:p>54.2857142857143</text:p>
          </table:table-cell>
          <table:table-cell table:formula="of:=AVERAGE([.CS43:.CS52])" office:value-type="float" office:value="52.8571428571429" calcext:value-type="float">
            <text:p>52.8571428571429</text:p>
          </table:table-cell>
          <table:table-cell table:formula="of:=AVERAGE([.CT43:.CT52])" office:value-type="float" office:value="51.4285714285714" calcext:value-type="float">
            <text:p>51.4285714285714</text:p>
          </table:table-cell>
          <table:table-cell table:formula="of:=AVERAGE([.CU43:.CU52])" office:value-type="float" office:value="48.5714285714286" calcext:value-type="float">
            <text:p>48.5714285714286</text:p>
          </table:table-cell>
          <table:table-cell table:formula="of:=AVERAGE([.CV43:.CV52])" office:value-type="float" office:value="47.1428571428572" calcext:value-type="float">
            <text:p>47.1428571428572</text:p>
          </table:table-cell>
          <table:table-cell table:formula="of:=AVERAGE([.CW43:.CW52])" office:value-type="float" office:value="47.1428571428572" calcext:value-type="float">
            <text:p>47.1428571428572</text:p>
          </table:table-cell>
          <table:table-cell table:formula="of:=AVERAGE([.CX43:.CX52])" office:value-type="float" office:value="44.2857142857143" calcext:value-type="float">
            <text:p>44.2857142857143</text:p>
          </table:table-cell>
          <table:table-cell table:formula="of:=AVERAGE([.CY43:.CY52])" office:value-type="float" office:value="42.8571428571429" calcext:value-type="float">
            <text:p>42.8571428571429</text:p>
          </table:table-cell>
          <table:table-cell table:formula="of:=AVERAGE([.CZ43:.CZ52])" office:value-type="float" office:value="38.5714285714286" calcext:value-type="float">
            <text:p>38.5714285714286</text:p>
          </table:table-cell>
          <table:table-cell table:formula="of:=AVERAGE([.DA43:.DA52])" office:value-type="float" office:value="38.5714285714286" calcext:value-type="float">
            <text:p>38.5714285714286</text:p>
          </table:table-cell>
          <table:table-cell table:formula="of:=AVERAGE([.DB43:.DB52])" office:value-type="float" office:value="34.2857142857143" calcext:value-type="float">
            <text:p>34.2857142857143</text:p>
          </table:table-cell>
          <table:table-cell table:formula="of:=AVERAGE([.DC43:.DC52])" office:value-type="float" office:value="32.8571428571429" calcext:value-type="float">
            <text:p>32.8571428571429</text:p>
          </table:table-cell>
          <table:table-cell table:formula="of:=AVERAGE([.DD43:.DD52])" office:value-type="float" office:value="32.8571428571429" calcext:value-type="float">
            <text:p>32.8571428571429</text:p>
          </table:table-cell>
          <table:table-cell table:formula="of:=AVERAGE([.DE43:.DE52])" office:value-type="float" office:value="31.4285714285714" calcext:value-type="float">
            <text:p>31.4285714285714</text:p>
          </table:table-cell>
          <table:table-cell table:formula="of:=AVERAGE([.DF43:.DF52])" office:value-type="float" office:value="30" calcext:value-type="float">
            <text:p>30</text:p>
          </table:table-cell>
          <table:table-cell table:formula="of:=AVERAGE([.DG43:.DG52])" office:value-type="float" office:value="28.5714285714286" calcext:value-type="float">
            <text:p>28.5714285714286</text:p>
          </table:table-cell>
          <table:table-cell table:formula="of:=AVERAGE([.DH43:.DH52])" office:value-type="float" office:value="27.1428571428572" calcext:value-type="float">
            <text:p>27.1428571428572</text:p>
          </table:table-cell>
          <table:table-cell table:formula="of:=AVERAGE([.DI43:.DI52])" office:value-type="float" office:value="24.2857142857143" calcext:value-type="float">
            <text:p>24.2857142857143</text:p>
          </table:table-cell>
          <table:table-cell table:formula="of:=AVERAGE([.DJ43:.DJ52])" office:value-type="float" office:value="22.8571428571429" calcext:value-type="float">
            <text:p>22.8571428571429</text:p>
          </table:table-cell>
          <table:table-cell table:formula="of:=AVERAGE([.DK43:.DK52])" office:value-type="float" office:value="20" calcext:value-type="float">
            <text:p>20</text:p>
          </table:table-cell>
          <table:table-cell table:formula="of:=AVERAGE([.DL43:.DL52])" office:value-type="float" office:value="20" calcext:value-type="float">
            <text:p>20</text:p>
          </table:table-cell>
          <table:table-cell table:formula="of:=AVERAGE([.DM43:.DM52])" office:value-type="float" office:value="20" calcext:value-type="float">
            <text:p>20</text:p>
          </table:table-cell>
          <table:table-cell table:formula="of:=AVERAGE([.DN43:.DN52])" office:value-type="float" office:value="20" calcext:value-type="float">
            <text:p>20</text:p>
          </table:table-cell>
          <table:table-cell table:formula="of:=AVERAGE([.DO43:.DO52])" office:value-type="float" office:value="20" calcext:value-type="float">
            <text:p>20</text:p>
          </table:table-cell>
          <table:table-cell table:formula="of:=AVERAGE([.DP43:.DP52])" office:value-type="float" office:value="20" calcext:value-type="float">
            <text:p>20</text:p>
          </table:table-cell>
          <table:table-cell table:formula="of:=AVERAGE([.DQ43:.DQ52])" office:value-type="float" office:value="18.5714285714286" calcext:value-type="float">
            <text:p>18.5714285714286</text:p>
          </table:table-cell>
          <table:table-cell table:formula="of:=AVERAGE([.DR43:.DR52])" office:value-type="float" office:value="18.5714285714286" calcext:value-type="float">
            <text:p>18.5714285714286</text:p>
          </table:table-cell>
          <table:table-cell table:formula="of:=AVERAGE([.DS43:.DS52])" office:value-type="float" office:value="17.1428571428572" calcext:value-type="float">
            <text:p>17.1428571428572</text:p>
          </table:table-cell>
          <table:table-cell table:formula="of:=AVERAGE([.DT43:.DT52])" office:value-type="float" office:value="15.7142857142857" calcext:value-type="float">
            <text:p>15.7142857142857</text:p>
          </table:table-cell>
          <table:table-cell table:formula="of:=AVERAGE([.DU43:.DU52])" office:value-type="float" office:value="15.7142857142857" calcext:value-type="float">
            <text:p>15.7142857142857</text:p>
          </table:table-cell>
          <table:table-cell table:formula="of:=AVERAGE([.DV43:.DV52])" office:value-type="float" office:value="15.7142857142857" calcext:value-type="float">
            <text:p>15.7142857142857</text:p>
          </table:table-cell>
          <table:table-cell table:formula="of:=AVERAGE([.DW43:.DW52])" office:value-type="float" office:value="15.7142857142857" calcext:value-type="float">
            <text:p>15.7142857142857</text:p>
          </table:table-cell>
          <table:table-cell table:formula="of:=AVERAGE([.DX43:.DX52])" office:value-type="float" office:value="15.7142857142857" calcext:value-type="float">
            <text:p>15.7142857142857</text:p>
          </table:table-cell>
          <table:table-cell table:formula="of:=AVERAGE([.DY43:.DY52])" office:value-type="float" office:value="15.7142857142857" calcext:value-type="float">
            <text:p>15.7142857142857</text:p>
          </table:table-cell>
          <table:table-cell table:formula="of:=AVERAGE([.DZ43:.DZ52])" office:value-type="float" office:value="15.7142857142857" calcext:value-type="float">
            <text:p>15.7142857142857</text:p>
          </table:table-cell>
          <table:table-cell table:formula="of:=AVERAGE([.EA43:.EA52])" office:value-type="float" office:value="15.7142857142857" calcext:value-type="float">
            <text:p>15.714285714285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43:.B52])" office:value-type="float" office:value="0" calcext:value-type="float">
            <text:p>0</text:p>
          </table:table-cell>
          <table:table-cell table:formula="of:=STDEV([.C43:.C52])" office:value-type="float" office:value="7.37711113563319" calcext:value-type="float">
            <text:p>7.37711113563319</text:p>
          </table:table-cell>
          <table:table-cell table:formula="of:=STDEV([.D43:.D52])" office:value-type="float" office:value="0" calcext:value-type="float">
            <text:p>0</text:p>
          </table:table-cell>
          <table:table-cell table:formula="of:=STDEV([.E43:.E52])" office:value-type="float" office:value="0" calcext:value-type="float">
            <text:p>0</text:p>
          </table:table-cell>
          <table:table-cell table:formula="of:=STDEV([.F43:.F52])" office:value-type="float" office:value="0" calcext:value-type="float">
            <text:p>0</text:p>
          </table:table-cell>
          <table:table-cell table:formula="of:=STDEV([.G43:.G52])" office:value-type="float" office:value="4.51753951452626" calcext:value-type="float">
            <text:p>4.51753951452626</text:p>
          </table:table-cell>
          <table:table-cell table:formula="of:=STDEV([.H43:.H52])" office:value-type="float" office:value="6.02338601936835" calcext:value-type="float">
            <text:p>6.02338601936835</text:p>
          </table:table-cell>
          <table:table-cell table:formula="of:=STDEV([.I43:.I52])" office:value-type="float" office:value="6.02338601936835" calcext:value-type="float">
            <text:p>6.02338601936835</text:p>
          </table:table-cell>
          <table:table-cell table:formula="of:=STDEV([.J43:.J52])" office:value-type="float" office:value="7.52923252421044" calcext:value-type="float">
            <text:p>7.52923252421044</text:p>
          </table:table-cell>
          <table:table-cell table:formula="of:=STDEV([.K43:.K52])" office:value-type="float" office:value="6.02338601936835" calcext:value-type="float">
            <text:p>6.02338601936835</text:p>
          </table:table-cell>
          <table:table-cell table:formula="of:=STDEV([.L43:.L52])" office:value-type="float" office:value="0" calcext:value-type="float">
            <text:p>0</text:p>
          </table:table-cell>
          <table:table-cell table:formula="of:=STDEV([.M43:.M52])" office:value-type="float" office:value="0" calcext:value-type="float">
            <text:p>0</text:p>
          </table:table-cell>
          <table:table-cell table:formula="of:=STDEV([.N43:.N52])" office:value-type="float" office:value="0" calcext:value-type="float">
            <text:p>0</text:p>
          </table:table-cell>
          <table:table-cell table:formula="of:=STDEV([.O43:.O52])" office:value-type="float" office:value="0" calcext:value-type="float">
            <text:p>0</text:p>
          </table:table-cell>
          <table:table-cell table:formula="of:=STDEV([.P43:.P52])" office:value-type="float" office:value="0" calcext:value-type="float">
            <text:p>0</text:p>
          </table:table-cell>
          <table:table-cell table:formula="of:=STDEV([.Q43:.Q52])" office:value-type="float" office:value="0" calcext:value-type="float">
            <text:p>0</text:p>
          </table:table-cell>
          <table:table-cell table:formula="of:=STDEV([.R43:.R52])" office:value-type="float" office:value="0" calcext:value-type="float">
            <text:p>0</text:p>
          </table:table-cell>
          <table:table-cell table:formula="of:=STDEV([.S43:.S52])" office:value-type="float" office:value="0" calcext:value-type="float">
            <text:p>0</text:p>
          </table:table-cell>
          <table:table-cell table:formula="of:=STDEV([.T43:.T52])" office:value-type="float" office:value="0" calcext:value-type="float">
            <text:p>0</text:p>
          </table:table-cell>
          <table:table-cell table:formula="of:=STDEV([.U43:.U52])" office:value-type="float" office:value="0" calcext:value-type="float">
            <text:p>0</text:p>
          </table:table-cell>
          <table:table-cell table:formula="of:=STDEV([.V43:.V52])" office:value-type="float" office:value="0" calcext:value-type="float">
            <text:p>0</text:p>
          </table:table-cell>
          <table:table-cell table:formula="of:=STDEV([.W43:.W52])" office:value-type="float" office:value="0" calcext:value-type="float">
            <text:p>0</text:p>
          </table:table-cell>
          <table:table-cell table:formula="of:=STDEV([.X43:.X52])" office:value-type="float" office:value="0" calcext:value-type="float">
            <text:p>0</text:p>
          </table:table-cell>
          <table:table-cell table:formula="of:=STDEV([.Y43:.Y52])" office:value-type="float" office:value="0" calcext:value-type="float">
            <text:p>0</text:p>
          </table:table-cell>
          <table:table-cell table:formula="of:=STDEV([.Z43:.Z52])" office:value-type="float" office:value="0" calcext:value-type="float">
            <text:p>0</text:p>
          </table:table-cell>
          <table:table-cell table:formula="of:=STDEV([.AA43:.AA52])" office:value-type="float" office:value="0" calcext:value-type="float">
            <text:p>0</text:p>
          </table:table-cell>
          <table:table-cell table:formula="of:=STDEV([.AB43:.AB52])" office:value-type="float" office:value="0" calcext:value-type="float">
            <text:p>0</text:p>
          </table:table-cell>
          <table:table-cell table:formula="of:=STDEV([.AC43:.AC52])" office:value-type="float" office:value="0" calcext:value-type="float">
            <text:p>0</text:p>
          </table:table-cell>
          <table:table-cell table:formula="of:=STDEV([.AD43:.AD52])" office:value-type="float" office:value="0" calcext:value-type="float">
            <text:p>0</text:p>
          </table:table-cell>
          <table:table-cell table:formula="of:=STDEV([.AE43:.AE52])" office:value-type="float" office:value="0" calcext:value-type="float">
            <text:p>0</text:p>
          </table:table-cell>
          <table:table-cell table:formula="of:=STDEV([.AF43:.AF52])" office:value-type="float" office:value="0" calcext:value-type="float">
            <text:p>0</text:p>
          </table:table-cell>
          <table:table-cell table:formula="of:=STDEV([.AG43:.AG52])" office:value-type="float" office:value="0" calcext:value-type="float">
            <text:p>0</text:p>
          </table:table-cell>
          <table:table-cell table:formula="of:=STDEV([.AH43:.AH52])" office:value-type="float" office:value="0" calcext:value-type="float">
            <text:p>0</text:p>
          </table:table-cell>
          <table:table-cell table:formula="of:=STDEV([.AI43:.AI52])" office:value-type="float" office:value="0" calcext:value-type="float">
            <text:p>0</text:p>
          </table:table-cell>
          <table:table-cell table:formula="of:=STDEV([.AJ43:.AJ52])" office:value-type="float" office:value="0" calcext:value-type="float">
            <text:p>0</text:p>
          </table:table-cell>
          <table:table-cell table:formula="of:=STDEV([.AK43:.AK52])" office:value-type="float" office:value="0" calcext:value-type="float">
            <text:p>0</text:p>
          </table:table-cell>
          <table:table-cell table:formula="of:=STDEV([.AL43:.AL52])" office:value-type="float" office:value="0" calcext:value-type="float">
            <text:p>0</text:p>
          </table:table-cell>
          <table:table-cell table:formula="of:=STDEV([.AM43:.AM52])" office:value-type="float" office:value="0" calcext:value-type="float">
            <text:p>0</text:p>
          </table:table-cell>
          <table:table-cell table:formula="of:=STDEV([.AN43:.AN52])" office:value-type="float" office:value="0" calcext:value-type="float">
            <text:p>0</text:p>
          </table:table-cell>
          <table:table-cell table:formula="of:=STDEV([.AO43:.AO52])" office:value-type="float" office:value="0" calcext:value-type="float">
            <text:p>0</text:p>
          </table:table-cell>
          <table:table-cell table:formula="of:=STDEV([.AP43:.AP52])" office:value-type="float" office:value="0" calcext:value-type="float">
            <text:p>0</text:p>
          </table:table-cell>
          <table:table-cell table:formula="of:=STDEV([.AQ43:.AQ52])" office:value-type="float" office:value="0" calcext:value-type="float">
            <text:p>0</text:p>
          </table:table-cell>
          <table:table-cell table:formula="of:=STDEV([.AR43:.AR52])" office:value-type="float" office:value="0" calcext:value-type="float">
            <text:p>0</text:p>
          </table:table-cell>
          <table:table-cell table:formula="of:=STDEV([.AS43:.AS52])" office:value-type="float" office:value="0" calcext:value-type="float">
            <text:p>0</text:p>
          </table:table-cell>
          <table:table-cell table:formula="of:=STDEV([.AT43:.AT52])" office:value-type="float" office:value="0" calcext:value-type="float">
            <text:p>0</text:p>
          </table:table-cell>
          <table:table-cell table:formula="of:=STDEV([.AU43:.AU52])" office:value-type="float" office:value="0" calcext:value-type="float">
            <text:p>0</text:p>
          </table:table-cell>
          <table:table-cell table:formula="of:=STDEV([.AV43:.AV52])" office:value-type="float" office:value="0" calcext:value-type="float">
            <text:p>0</text:p>
          </table:table-cell>
          <table:table-cell table:formula="of:=STDEV([.AW43:.AW52])" office:value-type="float" office:value="0" calcext:value-type="float">
            <text:p>0</text:p>
          </table:table-cell>
          <table:table-cell table:formula="of:=STDEV([.AX43:.AX52])" office:value-type="float" office:value="0" calcext:value-type="float">
            <text:p>0</text:p>
          </table:table-cell>
          <table:table-cell table:formula="of:=STDEV([.AY43:.AY52])" office:value-type="float" office:value="0" calcext:value-type="float">
            <text:p>0</text:p>
          </table:table-cell>
          <table:table-cell table:formula="of:=STDEV([.AZ43:.AZ52])" office:value-type="float" office:value="0" calcext:value-type="float">
            <text:p>0</text:p>
          </table:table-cell>
          <table:table-cell table:formula="of:=STDEV([.BA43:.BA52])" office:value-type="float" office:value="0" calcext:value-type="float">
            <text:p>0</text:p>
          </table:table-cell>
          <table:table-cell table:formula="of:=STDEV([.BB43:.BB52])" office:value-type="float" office:value="0" calcext:value-type="float">
            <text:p>0</text:p>
          </table:table-cell>
          <table:table-cell table:formula="of:=STDEV([.BC43:.BC52])" office:value-type="float" office:value="0" calcext:value-type="float">
            <text:p>0</text:p>
          </table:table-cell>
          <table:table-cell table:formula="of:=STDEV([.BD43:.BD52])" office:value-type="float" office:value="0" calcext:value-type="float">
            <text:p>0</text:p>
          </table:table-cell>
          <table:table-cell table:formula="of:=STDEV([.BE43:.BE52])" office:value-type="float" office:value="0" calcext:value-type="float">
            <text:p>0</text:p>
          </table:table-cell>
          <table:table-cell table:formula="of:=STDEV([.BF43:.BF52])" office:value-type="float" office:value="0" calcext:value-type="float">
            <text:p>0</text:p>
          </table:table-cell>
          <table:table-cell table:formula="of:=STDEV([.BG43:.BG52])" office:value-type="float" office:value="0" calcext:value-type="float">
            <text:p>0</text:p>
          </table:table-cell>
          <table:table-cell table:formula="of:=STDEV([.BH43:.BH52])" office:value-type="float" office:value="0" calcext:value-type="float">
            <text:p>0</text:p>
          </table:table-cell>
          <table:table-cell table:formula="of:=STDEV([.BI43:.BI52])" office:value-type="float" office:value="0" calcext:value-type="float">
            <text:p>0</text:p>
          </table:table-cell>
          <table:table-cell table:formula="of:=STDEV([.BJ43:.BJ52])" office:value-type="float" office:value="0" calcext:value-type="float">
            <text:p>0</text:p>
          </table:table-cell>
          <table:table-cell table:formula="of:=STDEV([.BK43:.BK52])" office:value-type="float" office:value="0" calcext:value-type="float">
            <text:p>0</text:p>
          </table:table-cell>
          <table:table-cell table:formula="of:=STDEV([.BL43:.BL52])" office:value-type="float" office:value="0" calcext:value-type="float">
            <text:p>0</text:p>
          </table:table-cell>
          <table:table-cell table:formula="of:=STDEV([.BM43:.BM52])" office:value-type="float" office:value="0" calcext:value-type="float">
            <text:p>0</text:p>
          </table:table-cell>
          <table:table-cell table:formula="of:=STDEV([.BN43:.BN52])" office:value-type="float" office:value="0" calcext:value-type="float">
            <text:p>0</text:p>
          </table:table-cell>
          <table:table-cell table:formula="of:=STDEV([.BO43:.BO52])" office:value-type="float" office:value="0" calcext:value-type="float">
            <text:p>0</text:p>
          </table:table-cell>
          <table:table-cell table:formula="of:=STDEV([.BP43:.BP52])" office:value-type="float" office:value="0" calcext:value-type="float">
            <text:p>0</text:p>
          </table:table-cell>
          <table:table-cell table:formula="of:=STDEV([.BQ43:.BQ52])" office:value-type="float" office:value="4.51753951452626" calcext:value-type="float">
            <text:p>4.51753951452626</text:p>
          </table:table-cell>
          <table:table-cell table:formula="of:=STDEV([.BR43:.BR52])" office:value-type="float" office:value="4.51753951452626" calcext:value-type="float">
            <text:p>4.51753951452626</text:p>
          </table:table-cell>
          <table:table-cell table:formula="of:=STDEV([.BS43:.BS52])" office:value-type="float" office:value="4.51753951452626" calcext:value-type="float">
            <text:p>4.51753951452626</text:p>
          </table:table-cell>
          <table:table-cell table:formula="of:=STDEV([.BT43:.BT52])" office:value-type="float" office:value="4.51753951452626" calcext:value-type="float">
            <text:p>4.51753951452626</text:p>
          </table:table-cell>
          <table:table-cell table:formula="of:=STDEV([.BU43:.BU52])" office:value-type="float" office:value="4.51753951452626" calcext:value-type="float">
            <text:p>4.51753951452626</text:p>
          </table:table-cell>
          <table:table-cell table:formula="of:=STDEV([.BV43:.BV52])" office:value-type="float" office:value="6.02338601936835" calcext:value-type="float">
            <text:p>6.02338601936835</text:p>
          </table:table-cell>
          <table:table-cell table:formula="of:=STDEV([.BW43:.BW52])" office:value-type="float" office:value="7.37711113563319" calcext:value-type="float">
            <text:p>7.37711113563319</text:p>
          </table:table-cell>
          <table:table-cell table:formula="of:=STDEV([.BX43:.BX52])" office:value-type="float" office:value="7.37711113563319" calcext:value-type="float">
            <text:p>7.37711113563319</text:p>
          </table:table-cell>
          <table:table-cell table:formula="of:=STDEV([.BY43:.BY52])" office:value-type="float" office:value="10.1015254455221" calcext:value-type="float">
            <text:p>10.1015254455221</text:p>
          </table:table-cell>
          <table:table-cell table:formula="of:=STDEV([.BZ43:.BZ52])" office:value-type="float" office:value="11.7610371764081" calcext:value-type="float">
            <text:p>11.7610371764081</text:p>
          </table:table-cell>
          <table:table-cell table:formula="of:=STDEV([.CA43:.CA52])" office:value-type="float" office:value="14.2061275144536" calcext:value-type="float">
            <text:p>14.2061275144536</text:p>
          </table:table-cell>
          <table:table-cell table:formula="of:=STDEV([.CB43:.CB52])" office:value-type="float" office:value="13.4687005940295" calcext:value-type="float">
            <text:p>13.4687005940295</text:p>
          </table:table-cell>
          <table:table-cell table:formula="of:=STDEV([.CC43:.CC52])" office:value-type="float" office:value="12.5085005110131" calcext:value-type="float">
            <text:p>12.5085005110131</text:p>
          </table:table-cell>
          <table:table-cell table:formula="of:=STDEV([.CD43:.CD52])" office:value-type="float" office:value="12.5085005110131" calcext:value-type="float">
            <text:p>12.5085005110131</text:p>
          </table:table-cell>
          <table:table-cell table:formula="of:=STDEV([.CE43:.CE52])" office:value-type="float" office:value="12.5085005110131" calcext:value-type="float">
            <text:p>12.5085005110131</text:p>
          </table:table-cell>
          <table:table-cell table:formula="of:=STDEV([.CF43:.CF52])" office:value-type="float" office:value="13.1276654781812" calcext:value-type="float">
            <text:p>13.1276654781812</text:p>
          </table:table-cell>
          <table:table-cell table:formula="of:=STDEV([.CG43:.CG52])" office:value-type="float" office:value="13.1276654781812" calcext:value-type="float">
            <text:p>13.1276654781812</text:p>
          </table:table-cell>
          <table:table-cell table:formula="of:=STDEV([.CH43:.CH52])" office:value-type="float" office:value="13.5526185435788" calcext:value-type="float">
            <text:p>13.5526185435788</text:p>
          </table:table-cell>
          <table:table-cell table:formula="of:=STDEV([.CI43:.CI52])" office:value-type="float" office:value="16.7683970111038" calcext:value-type="float">
            <text:p>16.7683970111038</text:p>
          </table:table-cell>
          <table:table-cell table:formula="of:=STDEV([.CJ43:.CJ52])" office:value-type="float" office:value="17.8809365290653" calcext:value-type="float">
            <text:p>17.8809365290653</text:p>
          </table:table-cell>
          <table:table-cell table:formula="of:=STDEV([.CK43:.CK52])" office:value-type="float" office:value="18.8080168172681" calcext:value-type="float">
            <text:p>18.8080168172681</text:p>
          </table:table-cell>
          <table:table-cell table:formula="of:=STDEV([.CL43:.CL52])" office:value-type="float" office:value="19.047619047619" calcext:value-type="float">
            <text:p>19.047619047619</text:p>
          </table:table-cell>
          <table:table-cell table:formula="of:=STDEV([.CM43:.CM52])" office:value-type="float" office:value="19.047619047619" calcext:value-type="float">
            <text:p>19.047619047619</text:p>
          </table:table-cell>
          <table:table-cell table:formula="of:=STDEV([.CN43:.CN52])" office:value-type="float" office:value="17.5610370615103" calcext:value-type="float">
            <text:p>17.5610370615103</text:p>
          </table:table-cell>
          <table:table-cell table:formula="of:=STDEV([.CO43:.CO52])" office:value-type="float" office:value="17.5610370615103" calcext:value-type="float">
            <text:p>17.5610370615103</text:p>
          </table:table-cell>
          <table:table-cell table:formula="of:=STDEV([.CP43:.CP52])" office:value-type="float" office:value="18.070158058105" calcext:value-type="float">
            <text:p>18.070158058105</text:p>
          </table:table-cell>
          <table:table-cell table:formula="of:=STDEV([.CQ43:.CQ52])" office:value-type="float" office:value="20.7019667802706" calcext:value-type="float">
            <text:p>20.7019667802706</text:p>
          </table:table-cell>
          <table:table-cell table:formula="of:=STDEV([.CR43:.CR52])" office:value-type="float" office:value="16.2184632056442" calcext:value-type="float">
            <text:p>16.2184632056442</text:p>
          </table:table-cell>
          <table:table-cell table:formula="of:=STDEV([.CS43:.CS52])" office:value-type="float" office:value="16.5643115532629" calcext:value-type="float">
            <text:p>16.5643115532629</text:p>
          </table:table-cell>
          <table:table-cell table:formula="of:=STDEV([.CT43:.CT52])" office:value-type="float" office:value="18.070158058105" calcext:value-type="float">
            <text:p>18.070158058105</text:p>
          </table:table-cell>
          <table:table-cell table:formula="of:=STDEV([.CU43:.CU52])" office:value-type="float" office:value="18.070158058105" calcext:value-type="float">
            <text:p>18.070158058105</text:p>
          </table:table-cell>
          <table:table-cell table:formula="of:=STDEV([.CV43:.CV52])" office:value-type="float" office:value="17.8809365290653" calcext:value-type="float">
            <text:p>17.8809365290653</text:p>
          </table:table-cell>
          <table:table-cell table:formula="of:=STDEV([.CW43:.CW52])" office:value-type="float" office:value="17.8809365290653" calcext:value-type="float">
            <text:p>17.8809365290653</text:p>
          </table:table-cell>
          <table:table-cell table:formula="of:=STDEV([.CX43:.CX52])" office:value-type="float" office:value="19.5760045629471" calcext:value-type="float">
            <text:p>19.5760045629471</text:p>
          </table:table-cell>
          <table:table-cell table:formula="of:=STDEV([.CY43:.CY52])" office:value-type="float" office:value="19.047619047619" calcext:value-type="float">
            <text:p>19.047619047619</text:p>
          </table:table-cell>
          <table:table-cell table:formula="of:=STDEV([.CZ43:.CZ52])" office:value-type="float" office:value="19.1070501407037" calcext:value-type="float">
            <text:p>19.1070501407037</text:p>
          </table:table-cell>
          <table:table-cell table:formula="of:=STDEV([.DA43:.DA52])" office:value-type="float" office:value="19.1070501407037" calcext:value-type="float">
            <text:p>19.1070501407037</text:p>
          </table:table-cell>
          <table:table-cell table:formula="of:=STDEV([.DB43:.DB52])" office:value-type="float" office:value="21.5077900774023" calcext:value-type="float">
            <text:p>21.5077900774023</text:p>
          </table:table-cell>
          <table:table-cell table:formula="of:=STDEV([.DC43:.DC52])" office:value-type="float" office:value="17.8809365290653" calcext:value-type="float">
            <text:p>17.8809365290653</text:p>
          </table:table-cell>
          <table:table-cell table:formula="of:=STDEV([.DD43:.DD52])" office:value-type="float" office:value="17.8809365290653" calcext:value-type="float">
            <text:p>17.8809365290653</text:p>
          </table:table-cell>
          <table:table-cell table:formula="of:=STDEV([.DE43:.DE52])" office:value-type="float" office:value="18.8080168172681" calcext:value-type="float">
            <text:p>18.8080168172681</text:p>
          </table:table-cell>
          <table:table-cell table:formula="of:=STDEV([.DF43:.DF52])" office:value-type="float" office:value="18.3811991101131" calcext:value-type="float">
            <text:p>18.3811991101131</text:p>
          </table:table-cell>
          <table:table-cell table:formula="of:=STDEV([.DG43:.DG52])" office:value-type="float" office:value="17.817416127495" calcext:value-type="float">
            <text:p>17.817416127495</text:p>
          </table:table-cell>
          <table:table-cell table:formula="of:=STDEV([.DH43:.DH52])" office:value-type="float" office:value="18.3811991101131" calcext:value-type="float">
            <text:p>18.3811991101131</text:p>
          </table:table-cell>
          <table:table-cell table:formula="of:=STDEV([.DI43:.DI52])" office:value-type="float" office:value="15.1335700781626" calcext:value-type="float">
            <text:p>15.1335700781626</text:p>
          </table:table-cell>
          <table:table-cell table:formula="of:=STDEV([.DJ43:.DJ52])" office:value-type="float" office:value="12.0467720387367" calcext:value-type="float">
            <text:p>12.0467720387367</text:p>
          </table:table-cell>
          <table:table-cell table:formula="of:=STDEV([.DK43:.DK52])" office:value-type="float" office:value="9.9886556968586" calcext:value-type="float">
            <text:p>9.9886556968586</text:p>
          </table:table-cell>
          <table:table-cell table:formula="of:=STDEV([.DL43:.DL52])" office:value-type="float" office:value="9.9886556968586" calcext:value-type="float">
            <text:p>9.9886556968586</text:p>
          </table:table-cell>
          <table:table-cell table:formula="of:=STDEV([.DM43:.DM52])" office:value-type="float" office:value="9.9886556968586" calcext:value-type="float">
            <text:p>9.9886556968586</text:p>
          </table:table-cell>
          <table:table-cell table:formula="of:=STDEV([.DN43:.DN52])" office:value-type="float" office:value="9.9886556968586" calcext:value-type="float">
            <text:p>9.9886556968586</text:p>
          </table:table-cell>
          <table:table-cell table:formula="of:=STDEV([.DO43:.DO52])" office:value-type="float" office:value="9.9886556968586" calcext:value-type="float">
            <text:p>9.9886556968586</text:p>
          </table:table-cell>
          <table:table-cell table:formula="of:=STDEV([.DP43:.DP52])" office:value-type="float" office:value="9.9886556968586" calcext:value-type="float">
            <text:p>9.9886556968586</text:p>
          </table:table-cell>
          <table:table-cell table:formula="of:=STDEV([.DQ43:.DQ52])" office:value-type="float" office:value="9.64212225300791" calcext:value-type="float">
            <text:p>9.64212225300791</text:p>
          </table:table-cell>
          <table:table-cell table:formula="of:=STDEV([.DR43:.DR52])" office:value-type="float" office:value="9.64212225300791" calcext:value-type="float">
            <text:p>9.64212225300791</text:p>
          </table:table-cell>
          <table:table-cell table:formula="of:=STDEV([.DS43:.DS52])" office:value-type="float" office:value="6.02338601936835" calcext:value-type="float">
            <text:p>6.02338601936835</text:p>
          </table:table-cell>
          <table:table-cell table:formula="of:=STDEV([.DT43:.DT52])" office:value-type="float" office:value="4.51753951452626" calcext:value-type="float">
            <text:p>4.51753951452626</text:p>
          </table:table-cell>
          <table:table-cell table:formula="of:=STDEV([.DU43:.DU52])" office:value-type="float" office:value="4.51753951452626" calcext:value-type="float">
            <text:p>4.51753951452626</text:p>
          </table:table-cell>
          <table:table-cell table:formula="of:=STDEV([.DV43:.DV52])" office:value-type="float" office:value="4.51753951452626" calcext:value-type="float">
            <text:p>4.51753951452626</text:p>
          </table:table-cell>
          <table:table-cell table:formula="of:=STDEV([.DW43:.DW52])" office:value-type="float" office:value="4.51753951452626" calcext:value-type="float">
            <text:p>4.51753951452626</text:p>
          </table:table-cell>
          <table:table-cell table:formula="of:=STDEV([.DX43:.DX52])" office:value-type="float" office:value="4.51753951452626" calcext:value-type="float">
            <text:p>4.51753951452626</text:p>
          </table:table-cell>
          <table:table-cell table:formula="of:=STDEV([.DY43:.DY52])" office:value-type="float" office:value="4.51753951452626" calcext:value-type="float">
            <text:p>4.51753951452626</text:p>
          </table:table-cell>
          <table:table-cell table:formula="of:=STDEV([.DZ43:.DZ52])" office:value-type="float" office:value="4.51753951452626" calcext:value-type="float">
            <text:p>4.51753951452626</text:p>
          </table:table-cell>
          <table:table-cell table:formula="of:=STDEV([.EA43:.EA52])" office:value-type="float" office:value="4.51753951452626" calcext:value-type="float">
            <text:p>4.51753951452626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table:number-columns-repeated="69"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3" office:value-type="float" office:value="77.7777777777778" calcext:value-type="float">
            <text:p>77.7777777777778</text:p>
          </table:table-cell>
          <table:table-cell table:number-columns-repeated="9" office:value-type="float" office:value="66.6666666666667" calcext:value-type="float">
            <text:p>66.6666666666667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10" office:value-type="float" office:value="33.3333333333333" calcext:value-type="float">
            <text:p>33.3333333333333</text:p>
          </table:table-cell>
          <table:table-cell table:number-columns-repeated="4" office:value-type="float" office:value="22.2222222222222" calcext:value-type="float">
            <text:p>22.2222222222222</text:p>
          </table:table-cell>
          <table:table-cell table:number-columns-repeated="3" office:value-type="float" office:value="11.1111111111111" calcext:value-type="float">
            <text:p>11.111111111111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4"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4" office:value-type="float" office:value="77.7777777777778" calcext:value-type="float">
            <text:p>77.7777777777778</text:p>
          </table:table-cell>
          <table:table-cell table:number-columns-repeated="6" office:value-type="float" office:value="66.6666666666667" calcext:value-type="float">
            <text:p>66.6666666666667</text:p>
          </table:table-cell>
          <table:table-cell table:number-columns-repeated="5" office:value-type="float" office:value="55.5555555555556" calcext:value-type="float">
            <text:p>55.5555555555556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table:number-columns-repeated="9" office:value-type="float" office:value="33.3333333333333" calcext:value-type="float">
            <text:p>33.3333333333333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7" office:value-type="float" office:value="11.1111111111111" calcext:value-type="float">
            <text:p>11.111111111111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1" office:value-type="float" office:value="100" calcext:value-type="float">
            <text:p>100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4" office:value-type="float" office:value="66.6666666666667" calcext:value-type="float">
            <text:p>66.6666666666667</text:p>
          </table:table-cell>
          <table:table-cell table:number-columns-repeated="9" office:value-type="float" office:value="55.5555555555556" calcext:value-type="float">
            <text:p>55.5555555555556</text:p>
          </table:table-cell>
          <table:table-cell table:number-columns-repeated="4" office:value-type="float" office:value="44.4444444444444" calcext:value-type="float">
            <text:p>44.4444444444444</text:p>
          </table:table-cell>
          <table:table-cell table:number-columns-repeated="13" office:value-type="float" office:value="33.3333333333333" calcext:value-type="float">
            <text:p>33.3333333333333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7" office:value-type="float" office:value="11.1111111111111" calcext:value-type="float">
            <text:p>11.11111111111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6"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table:number-columns-repeated="5" office:value-type="float" office:value="66.6666666666667" calcext:value-type="float">
            <text:p>66.6666666666667</text:p>
          </table:table-cell>
          <table:table-cell table:number-columns-repeated="4" office:value-type="float" office:value="55.5555555555556" calcext:value-type="float">
            <text:p>55.5555555555556</text:p>
          </table:table-cell>
          <table:table-cell table:number-columns-repeated="5" office:value-type="float" office:value="44.4444444444444" calcext:value-type="float">
            <text:p>44.4444444444444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11.1111111111111" calcext:value-type="float">
            <text:p>11.111111111111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3" office:value-type="float" office:value="100" calcext:value-type="float">
            <text:p>100</text:p>
          </table:table-cell>
          <table:table-cell table:number-columns-repeated="7" office:value-type="float" office:value="88.8888888888889" calcext:value-type="float">
            <text:p>88.8888888888889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5" office:value-type="float" office:value="44.4444444444444" calcext:value-type="float">
            <text:p>44.4444444444444</text:p>
          </table:table-cell>
          <table:table-cell table:number-columns-repeated="6" office:value-type="float" office:value="33.3333333333333" calcext:value-type="float">
            <text:p>33.3333333333333</text:p>
          </table:table-cell>
          <table:table-cell table:number-columns-repeated="13" office:value-type="float" office:value="22.2222222222222" calcext:value-type="float">
            <text:p>22.2222222222222</text:p>
          </table:table-cell>
          <table:table-cell table:number-columns-repeated="3" office:value-type="float" office:value="11.1111111111111" calcext:value-type="float">
            <text:p>11.111111111111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58" office:value-type="float" office:value="100" calcext:value-type="float">
            <text:p>100</text:p>
          </table:table-cell>
          <table:table-cell table:number-columns-repeated="8" office:value-type="float" office:value="66.6666666666667" calcext:value-type="float">
            <text:p>66.6666666666667</text:p>
          </table:table-cell>
          <table:table-cell table:number-columns-repeated="8" office:value-type="float" office:value="55.5555555555556" calcext:value-type="float">
            <text:p>55.5555555555556</text:p>
          </table:table-cell>
          <table:table-cell table:number-columns-repeated="4" office:value-type="float" office:value="44.4444444444444" calcext:value-type="float">
            <text:p>44.4444444444444</text:p>
          </table:table-cell>
          <table:table-cell table:number-columns-repeated="5" office:value-type="float" office:value="33.3333333333333" calcext:value-type="float">
            <text:p>33.3333333333333</text:p>
          </table:table-cell>
          <table:table-cell table:number-columns-repeated="12" office:value-type="float" office:value="22.2222222222222" calcext:value-type="float">
            <text:p>22.2222222222222</text:p>
          </table:table-cell>
          <table:table-cell table:number-columns-repeated="2" office:value-type="float" office:value="11.1111111111111" calcext:value-type="float">
            <text:p>11.111111111111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7" office:value-type="float" office:value="100" calcext:value-type="float">
            <text:p>100</text:p>
          </table:table-cell>
          <table:table-cell table:number-columns-repeated="4" office:value-type="float" office:value="88.8888888888889" calcext:value-type="float">
            <text:p>88.8888888888889</text:p>
          </table:table-cell>
          <table:table-cell table:number-columns-repeated="3" office:value-type="float" office:value="77.7777777777778" calcext:value-type="float">
            <text:p>77.7777777777778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table:number-columns-repeated="5" office:value-type="float" office:value="55.5555555555556" calcext:value-type="float">
            <text:p>55.5555555555556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table:number-columns-repeated="8" office:value-type="float" office:value="33.3333333333333" calcext:value-type="float">
            <text:p>33.3333333333333</text:p>
          </table:table-cell>
          <table:table-cell table:number-columns-repeated="6" office:value-type="float" office:value="22.2222222222222" calcext:value-type="float">
            <text:p>22.2222222222222</text:p>
          </table:table-cell>
          <table:table-cell table:number-columns-repeated="4" office:value-type="float" office:value="11.1111111111111" calcext:value-type="float">
            <text:p>11.111111111111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6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6" office:value-type="float" office:value="77.7777777777778" calcext:value-type="float">
            <text:p>77.7777777777778</text:p>
          </table:table-cell>
          <table:table-cell table:number-columns-repeated="6"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4" office:value-type="float" office:value="44.4444444444444" calcext:value-type="float">
            <text:p>44.4444444444444</text:p>
          </table:table-cell>
          <table:table-cell table:number-columns-repeated="7" office:value-type="float" office:value="33.3333333333333" calcext:value-type="float">
            <text:p>33.3333333333333</text:p>
          </table:table-cell>
          <table:table-cell table:number-columns-repeated="9" office:value-type="float" office:value="22.2222222222222" calcext:value-type="float">
            <text:p>22.2222222222222</text:p>
          </table:table-cell>
          <table:table-cell table:number-columns-repeated="3" office:value-type="float" office:value="11.1111111111111" calcext:value-type="float">
            <text:p>11.111111111111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6" office:value-type="float" office:value="100" calcext:value-type="float">
            <text:p>100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table:number-columns-repeated="9" office:value-type="float" office:value="66.6666666666667" calcext:value-type="float">
            <text:p>66.6666666666667</text:p>
          </table:table-cell>
          <table:table-cell table:number-columns-repeated="6" office:value-type="float" office:value="55.5555555555556" calcext:value-type="float">
            <text:p>55.5555555555556</text:p>
          </table:table-cell>
          <table:table-cell table:number-columns-repeated="3" office:value-type="float" office:value="33.3333333333333" calcext:value-type="float">
            <text:p>33.3333333333333</text:p>
          </table:table-cell>
          <table:table-cell table:number-columns-repeated="7" office:value-type="float" office:value="22.2222222222222" calcext:value-type="float">
            <text:p>22.2222222222222</text:p>
          </table:table-cell>
          <table:table-cell table:number-columns-repeated="4" office:value-type="float" office:value="11.1111111111111" calcext:value-type="float">
            <text:p>11.111111111111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0"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6" office:value-type="float" office:value="77.7777777777778" calcext:value-type="float">
            <text:p>77.7777777777778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table:number-columns-repeated="3" office:value-type="float" office:value="55.5555555555556" calcext:value-type="float">
            <text:p>55.5555555555556</text:p>
          </table:table-cell>
          <table:table-cell table:number-columns-repeated="5" office:value-type="float" office:value="44.4444444444444" calcext:value-type="float">
            <text:p>44.4444444444444</text:p>
          </table:table-cell>
          <table:table-cell table:number-columns-repeated="6" office:value-type="float" office:value="33.3333333333333" calcext:value-type="float">
            <text:p>33.3333333333333</text:p>
          </table:table-cell>
          <table:table-cell table:number-columns-repeated="3" office:value-type="float" office:value="22.2222222222222" calcext:value-type="float">
            <text:p>22.2222222222222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6:.B65])" office:value-type="float" office:value="100" calcext:value-type="float">
            <text:p>100</text:p>
          </table:table-cell>
          <table:table-cell table:formula="of:=AVERAGE([.C56:.C65])" office:value-type="float" office:value="100" calcext:value-type="float">
            <text:p>100</text:p>
          </table:table-cell>
          <table:table-cell table:formula="of:=AVERAGE([.D56:.D65])" office:value-type="float" office:value="100" calcext:value-type="float">
            <text:p>100</text:p>
          </table:table-cell>
          <table:table-cell table:formula="of:=AVERAGE([.E56:.E65])" office:value-type="float" office:value="100" calcext:value-type="float">
            <text:p>100</text:p>
          </table:table-cell>
          <table:table-cell table:formula="of:=AVERAGE([.F56:.F65])" office:value-type="float" office:value="100" calcext:value-type="float">
            <text:p>100</text:p>
          </table:table-cell>
          <table:table-cell table:formula="of:=AVERAGE([.G56:.G65])" office:value-type="float" office:value="100" calcext:value-type="float">
            <text:p>100</text:p>
          </table:table-cell>
          <table:table-cell table:formula="of:=AVERAGE([.H56:.H65])" office:value-type="float" office:value="100" calcext:value-type="float">
            <text:p>100</text:p>
          </table:table-cell>
          <table:table-cell table:formula="of:=AVERAGE([.I56:.I65])" office:value-type="float" office:value="100" calcext:value-type="float">
            <text:p>100</text:p>
          </table:table-cell>
          <table:table-cell table:formula="of:=AVERAGE([.J56:.J65])" office:value-type="float" office:value="100" calcext:value-type="float">
            <text:p>100</text:p>
          </table:table-cell>
          <table:table-cell table:formula="of:=AVERAGE([.K56:.K65])" office:value-type="float" office:value="100" calcext:value-type="float">
            <text:p>100</text:p>
          </table:table-cell>
          <table:table-cell table:formula="of:=AVERAGE([.L56:.L65])" office:value-type="float" office:value="100" calcext:value-type="float">
            <text:p>100</text:p>
          </table:table-cell>
          <table:table-cell table:formula="of:=AVERAGE([.M56:.M65])" office:value-type="float" office:value="100" calcext:value-type="float">
            <text:p>100</text:p>
          </table:table-cell>
          <table:table-cell table:formula="of:=AVERAGE([.N56:.N65])" office:value-type="float" office:value="100" calcext:value-type="float">
            <text:p>100</text:p>
          </table:table-cell>
          <table:table-cell table:formula="of:=AVERAGE([.O56:.O65])" office:value-type="float" office:value="100" calcext:value-type="float">
            <text:p>100</text:p>
          </table:table-cell>
          <table:table-cell table:formula="of:=AVERAGE([.P56:.P65])" office:value-type="float" office:value="100" calcext:value-type="float">
            <text:p>100</text:p>
          </table:table-cell>
          <table:table-cell table:formula="of:=AVERAGE([.Q56:.Q65])" office:value-type="float" office:value="100" calcext:value-type="float">
            <text:p>100</text:p>
          </table:table-cell>
          <table:table-cell table:formula="of:=AVERAGE([.R56:.R65])" office:value-type="float" office:value="100" calcext:value-type="float">
            <text:p>100</text:p>
          </table:table-cell>
          <table:table-cell table:formula="of:=AVERAGE([.S56:.S65])" office:value-type="float" office:value="100" calcext:value-type="float">
            <text:p>100</text:p>
          </table:table-cell>
          <table:table-cell table:formula="of:=AVERAGE([.T56:.T65])" office:value-type="float" office:value="100" calcext:value-type="float">
            <text:p>100</text:p>
          </table:table-cell>
          <table:table-cell table:formula="of:=AVERAGE([.U56:.U65])" office:value-type="float" office:value="100" calcext:value-type="float">
            <text:p>100</text:p>
          </table:table-cell>
          <table:table-cell table:formula="of:=AVERAGE([.V56:.V65])" office:value-type="float" office:value="100" calcext:value-type="float">
            <text:p>100</text:p>
          </table:table-cell>
          <table:table-cell table:formula="of:=AVERAGE([.W56:.W65])" office:value-type="float" office:value="100" calcext:value-type="float">
            <text:p>100</text:p>
          </table:table-cell>
          <table:table-cell table:formula="of:=AVERAGE([.X56:.X65])" office:value-type="float" office:value="100" calcext:value-type="float">
            <text:p>100</text:p>
          </table:table-cell>
          <table:table-cell table:formula="of:=AVERAGE([.Y56:.Y65])" office:value-type="float" office:value="100" calcext:value-type="float">
            <text:p>100</text:p>
          </table:table-cell>
          <table:table-cell table:formula="of:=AVERAGE([.Z56:.Z65])" office:value-type="float" office:value="100" calcext:value-type="float">
            <text:p>100</text:p>
          </table:table-cell>
          <table:table-cell table:formula="of:=AVERAGE([.AA56:.AA65])" office:value-type="float" office:value="100" calcext:value-type="float">
            <text:p>100</text:p>
          </table:table-cell>
          <table:table-cell table:formula="of:=AVERAGE([.AB56:.AB65])" office:value-type="float" office:value="100" calcext:value-type="float">
            <text:p>100</text:p>
          </table:table-cell>
          <table:table-cell table:formula="of:=AVERAGE([.AC56:.AC65])" office:value-type="float" office:value="100" calcext:value-type="float">
            <text:p>100</text:p>
          </table:table-cell>
          <table:table-cell table:formula="of:=AVERAGE([.AD56:.AD65])" office:value-type="float" office:value="100" calcext:value-type="float">
            <text:p>100</text:p>
          </table:table-cell>
          <table:table-cell table:formula="of:=AVERAGE([.AE56:.AE65])" office:value-type="float" office:value="100" calcext:value-type="float">
            <text:p>100</text:p>
          </table:table-cell>
          <table:table-cell table:formula="of:=AVERAGE([.AF56:.AF65])" office:value-type="float" office:value="100" calcext:value-type="float">
            <text:p>100</text:p>
          </table:table-cell>
          <table:table-cell table:formula="of:=AVERAGE([.AG56:.AG65])" office:value-type="float" office:value="100" calcext:value-type="float">
            <text:p>100</text:p>
          </table:table-cell>
          <table:table-cell table:formula="of:=AVERAGE([.AH56:.AH65])" office:value-type="float" office:value="100" calcext:value-type="float">
            <text:p>100</text:p>
          </table:table-cell>
          <table:table-cell table:formula="of:=AVERAGE([.AI56:.AI65])" office:value-type="float" office:value="100" calcext:value-type="float">
            <text:p>100</text:p>
          </table:table-cell>
          <table:table-cell table:formula="of:=AVERAGE([.AJ56:.AJ65])" office:value-type="float" office:value="100" calcext:value-type="float">
            <text:p>100</text:p>
          </table:table-cell>
          <table:table-cell table:formula="of:=AVERAGE([.AK56:.AK65])" office:value-type="float" office:value="100" calcext:value-type="float">
            <text:p>100</text:p>
          </table:table-cell>
          <table:table-cell table:formula="of:=AVERAGE([.AL56:.AL65])" office:value-type="float" office:value="100" calcext:value-type="float">
            <text:p>100</text:p>
          </table:table-cell>
          <table:table-cell table:formula="of:=AVERAGE([.AM56:.AM65])" office:value-type="float" office:value="100" calcext:value-type="float">
            <text:p>100</text:p>
          </table:table-cell>
          <table:table-cell table:formula="of:=AVERAGE([.AN56:.AN65])" office:value-type="float" office:value="100" calcext:value-type="float">
            <text:p>100</text:p>
          </table:table-cell>
          <table:table-cell table:formula="of:=AVERAGE([.AO56:.AO65])" office:value-type="float" office:value="100" calcext:value-type="float">
            <text:p>100</text:p>
          </table:table-cell>
          <table:table-cell table:formula="of:=AVERAGE([.AP56:.AP65])" office:value-type="float" office:value="100" calcext:value-type="float">
            <text:p>100</text:p>
          </table:table-cell>
          <table:table-cell table:formula="of:=AVERAGE([.AQ56:.AQ65])" office:value-type="float" office:value="100" calcext:value-type="float">
            <text:p>100</text:p>
          </table:table-cell>
          <table:table-cell table:formula="of:=AVERAGE([.AR56:.AR65])" office:value-type="float" office:value="100" calcext:value-type="float">
            <text:p>100</text:p>
          </table:table-cell>
          <table:table-cell table:formula="of:=AVERAGE([.AS56:.AS65])" office:value-type="float" office:value="100" calcext:value-type="float">
            <text:p>100</text:p>
          </table:table-cell>
          <table:table-cell table:formula="of:=AVERAGE([.AT56:.AT65])" office:value-type="float" office:value="100" calcext:value-type="float">
            <text:p>100</text:p>
          </table:table-cell>
          <table:table-cell table:formula="of:=AVERAGE([.AU56:.AU65])" office:value-type="float" office:value="100" calcext:value-type="float">
            <text:p>100</text:p>
          </table:table-cell>
          <table:table-cell table:formula="of:=AVERAGE([.AV56:.AV65])" office:value-type="float" office:value="100" calcext:value-type="float">
            <text:p>100</text:p>
          </table:table-cell>
          <table:table-cell table:formula="of:=AVERAGE([.AW56:.AW65])" office:value-type="float" office:value="100" calcext:value-type="float">
            <text:p>100</text:p>
          </table:table-cell>
          <table:table-cell table:formula="of:=AVERAGE([.AX56:.AX65])" office:value-type="float" office:value="100" calcext:value-type="float">
            <text:p>100</text:p>
          </table:table-cell>
          <table:table-cell table:formula="of:=AVERAGE([.AY56:.AY65])" office:value-type="float" office:value="100" calcext:value-type="float">
            <text:p>100</text:p>
          </table:table-cell>
          <table:table-cell table:formula="of:=AVERAGE([.AZ56:.AZ65])" office:value-type="float" office:value="100" calcext:value-type="float">
            <text:p>100</text:p>
          </table:table-cell>
          <table:table-cell table:formula="of:=AVERAGE([.BA56:.BA65])" office:value-type="float" office:value="100" calcext:value-type="float">
            <text:p>100</text:p>
          </table:table-cell>
          <table:table-cell table:formula="of:=AVERAGE([.BB56:.BB65])" office:value-type="float" office:value="100" calcext:value-type="float">
            <text:p>100</text:p>
          </table:table-cell>
          <table:table-cell table:formula="of:=AVERAGE([.BC56:.BC65])" office:value-type="float" office:value="100" calcext:value-type="float">
            <text:p>100</text:p>
          </table:table-cell>
          <table:table-cell table:formula="of:=AVERAGE([.BD56:.BD65])" office:value-type="float" office:value="100" calcext:value-type="float">
            <text:p>100</text:p>
          </table:table-cell>
          <table:table-cell table:formula="of:=AVERAGE([.BE56:.BE65])" office:value-type="float" office:value="100" calcext:value-type="float">
            <text:p>100</text:p>
          </table:table-cell>
          <table:table-cell table:formula="of:=AVERAGE([.BF56:.BF65])" office:value-type="float" office:value="100" calcext:value-type="float">
            <text:p>100</text:p>
          </table:table-cell>
          <table:table-cell table:formula="of:=AVERAGE([.BG56:.BG65])" office:value-type="float" office:value="100" calcext:value-type="float">
            <text:p>100</text:p>
          </table:table-cell>
          <table:table-cell table:formula="of:=AVERAGE([.BH56:.BH65])" office:value-type="float" office:value="96.6666666666667" calcext:value-type="float">
            <text:p>96.6666666666667</text:p>
          </table:table-cell>
          <table:table-cell table:formula="of:=AVERAGE([.BI56:.BI65])" office:value-type="float" office:value="96.6666666666667" calcext:value-type="float">
            <text:p>96.6666666666667</text:p>
          </table:table-cell>
          <table:table-cell table:formula="of:=AVERAGE([.BJ56:.BJ65])" office:value-type="float" office:value="96.6666666666667" calcext:value-type="float">
            <text:p>96.6666666666667</text:p>
          </table:table-cell>
          <table:table-cell table:formula="of:=AVERAGE([.BK56:.BK65])" office:value-type="float" office:value="96.6666666666667" calcext:value-type="float">
            <text:p>96.6666666666667</text:p>
          </table:table-cell>
          <table:table-cell table:formula="of:=AVERAGE([.BL56:.BL65])" office:value-type="float" office:value="96.6666666666667" calcext:value-type="float">
            <text:p>96.6666666666667</text:p>
          </table:table-cell>
          <table:table-cell table:formula="of:=AVERAGE([.BM56:.BM65])" office:value-type="float" office:value="96.6666666666667" calcext:value-type="float">
            <text:p>96.6666666666667</text:p>
          </table:table-cell>
          <table:table-cell table:formula="of:=AVERAGE([.BN56:.BN65])" office:value-type="float" office:value="96.6666666666667" calcext:value-type="float">
            <text:p>96.6666666666667</text:p>
          </table:table-cell>
          <table:table-cell table:formula="of:=AVERAGE([.BO56:.BO65])" office:value-type="float" office:value="96.6666666666667" calcext:value-type="float">
            <text:p>96.6666666666667</text:p>
          </table:table-cell>
          <table:table-cell table:formula="of:=AVERAGE([.BP56:.BP65])" office:value-type="float" office:value="93.3333333333333" calcext:value-type="float">
            <text:p>93.3333333333333</text:p>
          </table:table-cell>
          <table:table-cell table:formula="of:=AVERAGE([.BQ56:.BQ65])" office:value-type="float" office:value="91.1111111111111" calcext:value-type="float">
            <text:p>91.1111111111111</text:p>
          </table:table-cell>
          <table:table-cell table:formula="of:=AVERAGE([.BR56:.BR65])" office:value-type="float" office:value="91.1111111111111" calcext:value-type="float">
            <text:p>91.1111111111111</text:p>
          </table:table-cell>
          <table:table-cell table:formula="of:=AVERAGE([.BS56:.BS65])" office:value-type="float" office:value="87.7777777777778" calcext:value-type="float">
            <text:p>87.7777777777778</text:p>
          </table:table-cell>
          <table:table-cell table:formula="of:=AVERAGE([.BT56:.BT65])" office:value-type="float" office:value="86.6666666666667" calcext:value-type="float">
            <text:p>86.6666666666667</text:p>
          </table:table-cell>
          <table:table-cell table:formula="of:=AVERAGE([.BU56:.BU65])" office:value-type="float" office:value="83.3333333333333" calcext:value-type="float">
            <text:p>83.3333333333333</text:p>
          </table:table-cell>
          <table:table-cell table:formula="of:=AVERAGE([.BV56:.BV65])" office:value-type="float" office:value="82.2222222222223" calcext:value-type="float">
            <text:p>82.2222222222223</text:p>
          </table:table-cell>
          <table:table-cell table:formula="of:=AVERAGE([.BW56:.BW65])" office:value-type="float" office:value="80" calcext:value-type="float">
            <text:p>80</text:p>
          </table:table-cell>
          <table:table-cell table:formula="of:=AVERAGE([.BX56:.BX65])" office:value-type="float" office:value="74.4444444444445" calcext:value-type="float">
            <text:p>74.4444444444445</text:p>
          </table:table-cell>
          <table:table-cell table:formula="of:=AVERAGE([.BY56:.BY65])" office:value-type="float" office:value="73.3333333333333" calcext:value-type="float">
            <text:p>73.3333333333333</text:p>
          </table:table-cell>
          <table:table-cell table:formula="of:=AVERAGE([.BZ56:.BZ65])" office:value-type="float" office:value="71.1111111111111" calcext:value-type="float">
            <text:p>71.1111111111111</text:p>
          </table:table-cell>
          <table:table-cell table:formula="of:=AVERAGE([.CA56:.CA65])" office:value-type="float" office:value="70" calcext:value-type="float">
            <text:p>70</text:p>
          </table:table-cell>
          <table:table-cell table:formula="of:=AVERAGE([.CB56:.CB65])" office:value-type="float" office:value="65.5555555555556" calcext:value-type="float">
            <text:p>65.5555555555556</text:p>
          </table:table-cell>
          <table:table-cell table:formula="of:=AVERAGE([.CC56:.CC65])" office:value-type="float" office:value="63.3333333333334" calcext:value-type="float">
            <text:p>63.3333333333334</text:p>
          </table:table-cell>
          <table:table-cell table:formula="of:=AVERAGE([.CD56:.CD65])" office:value-type="float" office:value="57.7777777777778" calcext:value-type="float">
            <text:p>57.7777777777778</text:p>
          </table:table-cell>
          <table:table-cell table:formula="of:=AVERAGE([.CE56:.CE65])" office:value-type="float" office:value="56.6666666666667" calcext:value-type="float">
            <text:p>56.6666666666667</text:p>
          </table:table-cell>
          <table:table-cell table:formula="of:=AVERAGE([.CF56:.CF65])" office:value-type="float" office:value="54.4444444444445" calcext:value-type="float">
            <text:p>54.4444444444445</text:p>
          </table:table-cell>
          <table:table-cell table:formula="of:=AVERAGE([.CG56:.CG65])" office:value-type="float" office:value="50" calcext:value-type="float">
            <text:p>50</text:p>
          </table:table-cell>
          <table:table-cell table:formula="of:=AVERAGE([.CH56:.CH65])" office:value-type="float" office:value="43.3333333333333" calcext:value-type="float">
            <text:p>43.3333333333333</text:p>
          </table:table-cell>
          <table:table-cell table:formula="of:=AVERAGE([.CI56:.CI65])" office:value-type="float" office:value="42.2222222222222" calcext:value-type="float">
            <text:p>42.2222222222222</text:p>
          </table:table-cell>
          <table:table-cell table:formula="of:=AVERAGE([.CJ56:.CJ65])" office:value-type="float" office:value="41.1111111111111" calcext:value-type="float">
            <text:p>41.1111111111111</text:p>
          </table:table-cell>
          <table:table-cell table:formula="of:=AVERAGE([.CK56:.CK65])" office:value-type="float" office:value="40" calcext:value-type="float">
            <text:p>40</text:p>
          </table:table-cell>
          <table:table-cell table:formula="of:=AVERAGE([.CL56:.CL65])" office:value-type="float" office:value="37.7777777777778" calcext:value-type="float">
            <text:p>37.7777777777778</text:p>
          </table:table-cell>
          <table:table-cell table:formula="of:=AVERAGE([.CM56:.CM65])" office:value-type="float" office:value="35.5555555555555" calcext:value-type="float">
            <text:p>35.5555555555555</text:p>
          </table:table-cell>
          <table:table-cell table:formula="of:=AVERAGE([.CN56:.CN65])" office:value-type="float" office:value="35.5555555555555" calcext:value-type="float">
            <text:p>35.5555555555555</text:p>
          </table:table-cell>
          <table:table-cell table:formula="of:=AVERAGE([.CO56:.CO65])" office:value-type="float" office:value="33.3333333333333" calcext:value-type="float">
            <text:p>33.3333333333333</text:p>
          </table:table-cell>
          <table:table-cell table:formula="of:=AVERAGE([.CP56:.CP65])" office:value-type="float" office:value="31.1111111111111" calcext:value-type="float">
            <text:p>31.1111111111111</text:p>
          </table:table-cell>
          <table:table-cell table:formula="of:=AVERAGE([.CQ56:.CQ65])" office:value-type="float" office:value="30" calcext:value-type="float">
            <text:p>30</text:p>
          </table:table-cell>
          <table:table-cell table:formula="of:=AVERAGE([.CR56:.CR65])" office:value-type="float" office:value="24.4444444444444" calcext:value-type="float">
            <text:p>24.4444444444444</text:p>
          </table:table-cell>
          <table:table-cell table:formula="of:=AVERAGE([.CS56:.CS65])" office:value-type="float" office:value="22.2222222222222" calcext:value-type="float">
            <text:p>22.2222222222222</text:p>
          </table:table-cell>
          <table:table-cell table:formula="of:=AVERAGE([.CT56:.CT65])" office:value-type="float" office:value="21.1111111111111" calcext:value-type="float">
            <text:p>21.1111111111111</text:p>
          </table:table-cell>
          <table:table-cell table:formula="of:=AVERAGE([.CU56:.CU65])" office:value-type="float" office:value="20" calcext:value-type="float">
            <text:p>20</text:p>
          </table:table-cell>
          <table:table-cell table:formula="of:=AVERAGE([.CV56:.CV65])" office:value-type="float" office:value="14.4444444444444" calcext:value-type="float">
            <text:p>14.4444444444444</text:p>
          </table:table-cell>
          <table:table-cell table:formula="of:=AVERAGE([.CW56:.CW65])" office:value-type="float" office:value="13.3333333333333" calcext:value-type="float">
            <text:p>13.3333333333333</text:p>
          </table:table-cell>
          <table:table-cell table:formula="of:=AVERAGE([.CX56:.CX65])" office:value-type="float" office:value="12.2222222222222" calcext:value-type="float">
            <text:p>12.2222222222222</text:p>
          </table:table-cell>
          <table:table-cell table:formula="of:=AVERAGE([.CY56:.CY65])" office:value-type="float" office:value="11.1111111111111" calcext:value-type="float">
            <text:p>11.1111111111111</text:p>
          </table:table-cell>
          <table:table-cell table:formula="of:=AVERAGE([.CZ56:.CZ65])" office:value-type="float" office:value="8.88888888888888" calcext:value-type="float">
            <text:p>8.88888888888888</text:p>
          </table:table-cell>
          <table:table-cell table:formula="of:=AVERAGE([.DA56:.DA65])" office:value-type="float" office:value="7.77777777777777" calcext:value-type="float">
            <text:p>7.77777777777777</text:p>
          </table:table-cell>
          <table:table-cell table:formula="of:=AVERAGE([.DB56:.DB65])" office:value-type="float" office:value="6.66666666666666" calcext:value-type="float">
            <text:p>6.66666666666666</text:p>
          </table:table-cell>
          <table:table-cell table:formula="of:=AVERAGE([.DC56:.DC65])" office:value-type="float" office:value="5.55555555555555" calcext:value-type="float">
            <text:p>5.55555555555555</text:p>
          </table:table-cell>
          <table:table-cell table:formula="of:=AVERAGE([.DD56:.DD65])" office:value-type="float" office:value="5.55555555555555" calcext:value-type="float">
            <text:p>5.55555555555555</text:p>
          </table:table-cell>
          <table:table-cell table:formula="of:=AVERAGE([.DE56:.DE65])" office:value-type="float" office:value="3.33333333333333" calcext:value-type="float">
            <text:p>3.33333333333333</text:p>
          </table:table-cell>
          <table:table-cell table:formula="of:=AVERAGE([.DF56:.DF65])" office:value-type="float" office:value="3.33333333333333" calcext:value-type="float">
            <text:p>3.33333333333333</text:p>
          </table:table-cell>
          <table:table-cell table:formula="of:=AVERAGE([.DG56:.DG65])" office:value-type="float" office:value="3.33333333333333" calcext:value-type="float">
            <text:p>3.33333333333333</text:p>
          </table:table-cell>
          <table:table-cell table:formula="of:=AVERAGE([.DH56:.DH65])" office:value-type="float" office:value="2.22222222222222" calcext:value-type="float">
            <text:p>2.22222222222222</text:p>
          </table:table-cell>
          <table:table-cell table:formula="of:=AVERAGE([.DI56:.DI65])" office:value-type="float" office:value="1.11111111111111" calcext:value-type="float">
            <text:p>1.11111111111111</text:p>
          </table:table-cell>
          <table:table-cell table:formula="of:=AVERAGE([.DJ56:.DJ65])" office:value-type="float" office:value="1.11111111111111" calcext:value-type="float">
            <text:p>1.11111111111111</text:p>
          </table:table-cell>
          <table:table-cell table:formula="of:=AVERAGE([.DK56:.DK65])" office:value-type="float" office:value="1.11111111111111" calcext:value-type="float">
            <text:p>1.11111111111111</text:p>
          </table:table-cell>
          <table:table-cell table:formula="of:=AVERAGE([.DL56:.DL65])" office:value-type="float" office:value="0" calcext:value-type="float">
            <text:p>0</text:p>
          </table:table-cell>
          <table:table-cell table:formula="of:=AVERAGE([.DM56:.DM65])" office:value-type="float" office:value="0" calcext:value-type="float">
            <text:p>0</text:p>
          </table:table-cell>
          <table:table-cell table:formula="of:=AVERAGE([.DN56:.DN65])" office:value-type="float" office:value="0" calcext:value-type="float">
            <text:p>0</text:p>
          </table:table-cell>
          <table:table-cell table:formula="of:=AVERAGE([.DO56:.DO65])" office:value-type="float" office:value="0" calcext:value-type="float">
            <text:p>0</text:p>
          </table:table-cell>
          <table:table-cell table:formula="of:=AVERAGE([.DP56:.DP65])" office:value-type="float" office:value="0" calcext:value-type="float">
            <text:p>0</text:p>
          </table:table-cell>
          <table:table-cell table:formula="of:=AVERAGE([.DQ56:.DQ65])" office:value-type="float" office:value="0" calcext:value-type="float">
            <text:p>0</text:p>
          </table:table-cell>
          <table:table-cell table:formula="of:=AVERAGE([.DR56:.DR65])" office:value-type="float" office:value="0" calcext:value-type="float">
            <text:p>0</text:p>
          </table:table-cell>
          <table:table-cell table:formula="of:=AVERAGE([.DS56:.DS65])" office:value-type="float" office:value="0" calcext:value-type="float">
            <text:p>0</text:p>
          </table:table-cell>
          <table:table-cell table:formula="of:=AVERAGE([.DT56:.DT65])" office:value-type="float" office:value="0" calcext:value-type="float">
            <text:p>0</text:p>
          </table:table-cell>
          <table:table-cell table:formula="of:=AVERAGE([.DU56:.DU65])" office:value-type="float" office:value="0" calcext:value-type="float">
            <text:p>0</text:p>
          </table:table-cell>
          <table:table-cell table:formula="of:=AVERAGE([.DV56:.DV65])" office:value-type="float" office:value="0" calcext:value-type="float">
            <text:p>0</text:p>
          </table:table-cell>
          <table:table-cell table:formula="of:=AVERAGE([.DW56:.DW65])" office:value-type="float" office:value="0" calcext:value-type="float">
            <text:p>0</text:p>
          </table:table-cell>
          <table:table-cell table:formula="of:=AVERAGE([.DX56:.DX65])" office:value-type="float" office:value="0" calcext:value-type="float">
            <text:p>0</text:p>
          </table:table-cell>
          <table:table-cell table:formula="of:=AVERAGE([.DY56:.DY65])" office:value-type="float" office:value="0" calcext:value-type="float">
            <text:p>0</text:p>
          </table:table-cell>
          <table:table-cell table:formula="of:=AVERAGE([.DZ56:.DZ65])" office:value-type="float" office:value="0" calcext:value-type="float">
            <text:p>0</text:p>
          </table:table-cell>
          <table:table-cell table:formula="of:=AVERAGE([.EA56:.EA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56:.B65])" office:value-type="float" office:value="0" calcext:value-type="float">
            <text:p>0</text:p>
          </table:table-cell>
          <table:table-cell table:formula="of:=STDEV([.C56:.C65])" office:value-type="float" office:value="0" calcext:value-type="float">
            <text:p>0</text:p>
          </table:table-cell>
          <table:table-cell table:formula="of:=STDEV([.D56:.D65])" office:value-type="float" office:value="0" calcext:value-type="float">
            <text:p>0</text:p>
          </table:table-cell>
          <table:table-cell table:formula="of:=STDEV([.E56:.E65])" office:value-type="float" office:value="0" calcext:value-type="float">
            <text:p>0</text:p>
          </table:table-cell>
          <table:table-cell table:formula="of:=STDEV([.F56:.F65])" office:value-type="float" office:value="0" calcext:value-type="float">
            <text:p>0</text:p>
          </table:table-cell>
          <table:table-cell table:formula="of:=STDEV([.G56:.G65])" office:value-type="float" office:value="0" calcext:value-type="float">
            <text:p>0</text:p>
          </table:table-cell>
          <table:table-cell table:formula="of:=STDEV([.H56:.H65])" office:value-type="float" office:value="0" calcext:value-type="float">
            <text:p>0</text:p>
          </table:table-cell>
          <table:table-cell table:formula="of:=STDEV([.I56:.I65])" office:value-type="float" office:value="0" calcext:value-type="float">
            <text:p>0</text:p>
          </table:table-cell>
          <table:table-cell table:formula="of:=STDEV([.J56:.J65])" office:value-type="float" office:value="0" calcext:value-type="float">
            <text:p>0</text:p>
          </table:table-cell>
          <table:table-cell table:formula="of:=STDEV([.K56:.K65])" office:value-type="float" office:value="0" calcext:value-type="float">
            <text:p>0</text:p>
          </table:table-cell>
          <table:table-cell table:formula="of:=STDEV([.L56:.L65])" office:value-type="float" office:value="0" calcext:value-type="float">
            <text:p>0</text:p>
          </table:table-cell>
          <table:table-cell table:formula="of:=STDEV([.M56:.M65])" office:value-type="float" office:value="0" calcext:value-type="float">
            <text:p>0</text:p>
          </table:table-cell>
          <table:table-cell table:formula="of:=STDEV([.N56:.N65])" office:value-type="float" office:value="0" calcext:value-type="float">
            <text:p>0</text:p>
          </table:table-cell>
          <table:table-cell table:formula="of:=STDEV([.O56:.O65])" office:value-type="float" office:value="0" calcext:value-type="float">
            <text:p>0</text:p>
          </table:table-cell>
          <table:table-cell table:formula="of:=STDEV([.P56:.P65])" office:value-type="float" office:value="0" calcext:value-type="float">
            <text:p>0</text:p>
          </table:table-cell>
          <table:table-cell table:formula="of:=STDEV([.Q56:.Q65])" office:value-type="float" office:value="0" calcext:value-type="float">
            <text:p>0</text:p>
          </table:table-cell>
          <table:table-cell table:formula="of:=STDEV([.R56:.R65])" office:value-type="float" office:value="0" calcext:value-type="float">
            <text:p>0</text:p>
          </table:table-cell>
          <table:table-cell table:formula="of:=STDEV([.S56:.S65])" office:value-type="float" office:value="0" calcext:value-type="float">
            <text:p>0</text:p>
          </table:table-cell>
          <table:table-cell table:formula="of:=STDEV([.T56:.T65])" office:value-type="float" office:value="0" calcext:value-type="float">
            <text:p>0</text:p>
          </table:table-cell>
          <table:table-cell table:formula="of:=STDEV([.U56:.U65])" office:value-type="float" office:value="0" calcext:value-type="float">
            <text:p>0</text:p>
          </table:table-cell>
          <table:table-cell table:formula="of:=STDEV([.V56:.V65])" office:value-type="float" office:value="0" calcext:value-type="float">
            <text:p>0</text:p>
          </table:table-cell>
          <table:table-cell table:formula="of:=STDEV([.W56:.W65])" office:value-type="float" office:value="0" calcext:value-type="float">
            <text:p>0</text:p>
          </table:table-cell>
          <table:table-cell table:formula="of:=STDEV([.X56:.X65])" office:value-type="float" office:value="0" calcext:value-type="float">
            <text:p>0</text:p>
          </table:table-cell>
          <table:table-cell table:formula="of:=STDEV([.Y56:.Y65])" office:value-type="float" office:value="0" calcext:value-type="float">
            <text:p>0</text:p>
          </table:table-cell>
          <table:table-cell table:formula="of:=STDEV([.Z56:.Z65])" office:value-type="float" office:value="0" calcext:value-type="float">
            <text:p>0</text:p>
          </table:table-cell>
          <table:table-cell table:formula="of:=STDEV([.AA56:.AA65])" office:value-type="float" office:value="0" calcext:value-type="float">
            <text:p>0</text:p>
          </table:table-cell>
          <table:table-cell table:formula="of:=STDEV([.AB56:.AB65])" office:value-type="float" office:value="0" calcext:value-type="float">
            <text:p>0</text:p>
          </table:table-cell>
          <table:table-cell table:formula="of:=STDEV([.AC56:.AC65])" office:value-type="float" office:value="0" calcext:value-type="float">
            <text:p>0</text:p>
          </table:table-cell>
          <table:table-cell table:formula="of:=STDEV([.AD56:.AD65])" office:value-type="float" office:value="0" calcext:value-type="float">
            <text:p>0</text:p>
          </table:table-cell>
          <table:table-cell table:formula="of:=STDEV([.AE56:.AE65])" office:value-type="float" office:value="0" calcext:value-type="float">
            <text:p>0</text:p>
          </table:table-cell>
          <table:table-cell table:formula="of:=STDEV([.AF56:.AF65])" office:value-type="float" office:value="0" calcext:value-type="float">
            <text:p>0</text:p>
          </table:table-cell>
          <table:table-cell table:formula="of:=STDEV([.AG56:.AG65])" office:value-type="float" office:value="0" calcext:value-type="float">
            <text:p>0</text:p>
          </table:table-cell>
          <table:table-cell table:formula="of:=STDEV([.AH56:.AH65])" office:value-type="float" office:value="0" calcext:value-type="float">
            <text:p>0</text:p>
          </table:table-cell>
          <table:table-cell table:formula="of:=STDEV([.AI56:.AI65])" office:value-type="float" office:value="0" calcext:value-type="float">
            <text:p>0</text:p>
          </table:table-cell>
          <table:table-cell table:formula="of:=STDEV([.AJ56:.AJ65])" office:value-type="float" office:value="0" calcext:value-type="float">
            <text:p>0</text:p>
          </table:table-cell>
          <table:table-cell table:formula="of:=STDEV([.AK56:.AK65])" office:value-type="float" office:value="0" calcext:value-type="float">
            <text:p>0</text:p>
          </table:table-cell>
          <table:table-cell table:formula="of:=STDEV([.AL56:.AL65])" office:value-type="float" office:value="0" calcext:value-type="float">
            <text:p>0</text:p>
          </table:table-cell>
          <table:table-cell table:formula="of:=STDEV([.AM56:.AM65])" office:value-type="float" office:value="0" calcext:value-type="float">
            <text:p>0</text:p>
          </table:table-cell>
          <table:table-cell table:formula="of:=STDEV([.AN56:.AN65])" office:value-type="float" office:value="0" calcext:value-type="float">
            <text:p>0</text:p>
          </table:table-cell>
          <table:table-cell table:formula="of:=STDEV([.AO56:.AO65])" office:value-type="float" office:value="0" calcext:value-type="float">
            <text:p>0</text:p>
          </table:table-cell>
          <table:table-cell table:formula="of:=STDEV([.AP56:.AP65])" office:value-type="float" office:value="0" calcext:value-type="float">
            <text:p>0</text:p>
          </table:table-cell>
          <table:table-cell table:formula="of:=STDEV([.AQ56:.AQ65])" office:value-type="float" office:value="0" calcext:value-type="float">
            <text:p>0</text:p>
          </table:table-cell>
          <table:table-cell table:formula="of:=STDEV([.AR56:.AR65])" office:value-type="float" office:value="0" calcext:value-type="float">
            <text:p>0</text:p>
          </table:table-cell>
          <table:table-cell table:formula="of:=STDEV([.AS56:.AS65])" office:value-type="float" office:value="0" calcext:value-type="float">
            <text:p>0</text:p>
          </table:table-cell>
          <table:table-cell table:formula="of:=STDEV([.AT56:.AT65])" office:value-type="float" office:value="0" calcext:value-type="float">
            <text:p>0</text:p>
          </table:table-cell>
          <table:table-cell table:formula="of:=STDEV([.AU56:.AU65])" office:value-type="float" office:value="0" calcext:value-type="float">
            <text:p>0</text:p>
          </table:table-cell>
          <table:table-cell table:formula="of:=STDEV([.AV56:.AV65])" office:value-type="float" office:value="0" calcext:value-type="float">
            <text:p>0</text:p>
          </table:table-cell>
          <table:table-cell table:formula="of:=STDEV([.AW56:.AW65])" office:value-type="float" office:value="0" calcext:value-type="float">
            <text:p>0</text:p>
          </table:table-cell>
          <table:table-cell table:formula="of:=STDEV([.AX56:.AX65])" office:value-type="float" office:value="0" calcext:value-type="float">
            <text:p>0</text:p>
          </table:table-cell>
          <table:table-cell table:formula="of:=STDEV([.AY56:.AY65])" office:value-type="float" office:value="0" calcext:value-type="float">
            <text:p>0</text:p>
          </table:table-cell>
          <table:table-cell table:formula="of:=STDEV([.AZ56:.AZ65])" office:value-type="float" office:value="0" calcext:value-type="float">
            <text:p>0</text:p>
          </table:table-cell>
          <table:table-cell table:formula="of:=STDEV([.BA56:.BA65])" office:value-type="float" office:value="0" calcext:value-type="float">
            <text:p>0</text:p>
          </table:table-cell>
          <table:table-cell table:formula="of:=STDEV([.BB56:.BB65])" office:value-type="float" office:value="0" calcext:value-type="float">
            <text:p>0</text:p>
          </table:table-cell>
          <table:table-cell table:formula="of:=STDEV([.BC56:.BC65])" office:value-type="float" office:value="0" calcext:value-type="float">
            <text:p>0</text:p>
          </table:table-cell>
          <table:table-cell table:formula="of:=STDEV([.BD56:.BD65])" office:value-type="float" office:value="0" calcext:value-type="float">
            <text:p>0</text:p>
          </table:table-cell>
          <table:table-cell table:formula="of:=STDEV([.BE56:.BE65])" office:value-type="float" office:value="0" calcext:value-type="float">
            <text:p>0</text:p>
          </table:table-cell>
          <table:table-cell table:formula="of:=STDEV([.BF56:.BF65])" office:value-type="float" office:value="0" calcext:value-type="float">
            <text:p>0</text:p>
          </table:table-cell>
          <table:table-cell table:formula="of:=STDEV([.BG56:.BG65])" office:value-type="float" office:value="0" calcext:value-type="float">
            <text:p>0</text:p>
          </table:table-cell>
          <table:table-cell table:formula="of:=STDEV([.BH56:.BH65])" office:value-type="float" office:value="10.5409255338946" calcext:value-type="float">
            <text:p>10.5409255338946</text:p>
          </table:table-cell>
          <table:table-cell table:formula="of:=STDEV([.BI56:.BI65])" office:value-type="float" office:value="10.5409255338946" calcext:value-type="float">
            <text:p>10.5409255338946</text:p>
          </table:table-cell>
          <table:table-cell table:formula="of:=STDEV([.BJ56:.BJ65])" office:value-type="float" office:value="10.5409255338946" calcext:value-type="float">
            <text:p>10.5409255338946</text:p>
          </table:table-cell>
          <table:table-cell table:formula="of:=STDEV([.BK56:.BK65])" office:value-type="float" office:value="10.5409255338946" calcext:value-type="float">
            <text:p>10.5409255338946</text:p>
          </table:table-cell>
          <table:table-cell table:formula="of:=STDEV([.BL56:.BL65])" office:value-type="float" office:value="10.5409255338946" calcext:value-type="float">
            <text:p>10.5409255338946</text:p>
          </table:table-cell>
          <table:table-cell table:formula="of:=STDEV([.BM56:.BM65])" office:value-type="float" office:value="10.5409255338946" calcext:value-type="float">
            <text:p>10.5409255338946</text:p>
          </table:table-cell>
          <table:table-cell table:formula="of:=STDEV([.BN56:.BN65])" office:value-type="float" office:value="10.5409255338946" calcext:value-type="float">
            <text:p>10.5409255338946</text:p>
          </table:table-cell>
          <table:table-cell table:formula="of:=STDEV([.BO56:.BO65])" office:value-type="float" office:value="10.5409255338946" calcext:value-type="float">
            <text:p>10.5409255338946</text:p>
          </table:table-cell>
          <table:table-cell table:formula="of:=STDEV([.BP56:.BP65])" office:value-type="float" office:value="14.0545673785261" calcext:value-type="float">
            <text:p>14.0545673785261</text:p>
          </table:table-cell>
          <table:table-cell table:formula="of:=STDEV([.BQ56:.BQ65])" office:value-type="float" office:value="14.6284575245418" calcext:value-type="float">
            <text:p>14.6284575245418</text:p>
          </table:table-cell>
          <table:table-cell table:formula="of:=STDEV([.BR56:.BR65])" office:value-type="float" office:value="14.6284575245418" calcext:value-type="float">
            <text:p>14.6284575245418</text:p>
          </table:table-cell>
          <table:table-cell table:formula="of:=STDEV([.BS56:.BS65])" office:value-type="float" office:value="16.1015297179883" calcext:value-type="float">
            <text:p>16.1015297179883</text:p>
          </table:table-cell>
          <table:table-cell table:formula="of:=STDEV([.BT56:.BT65])" office:value-type="float" office:value="15.53790886178" calcext:value-type="float">
            <text:p>15.53790886178</text:p>
          </table:table-cell>
          <table:table-cell table:formula="of:=STDEV([.BU56:.BU65])" office:value-type="float" office:value="15.0445155641407" calcext:value-type="float">
            <text:p>15.0445155641407</text:p>
          </table:table-cell>
          <table:table-cell table:formula="of:=STDEV([.BV56:.BV65])" office:value-type="float" office:value="14.9988568380123" calcext:value-type="float">
            <text:p>14.9988568380123</text:p>
          </table:table-cell>
          <table:table-cell table:formula="of:=STDEV([.BW56:.BW65])" office:value-type="float" office:value="14.6284575245418" calcext:value-type="float">
            <text:p>14.6284575245418</text:p>
          </table:table-cell>
          <table:table-cell table:formula="of:=STDEV([.BX56:.BX65])" office:value-type="float" office:value="15.7570721379131" calcext:value-type="float">
            <text:p>15.7570721379131</text:p>
          </table:table-cell>
          <table:table-cell table:formula="of:=STDEV([.BY56:.BY65])" office:value-type="float" office:value="15.8871189552054" calcext:value-type="float">
            <text:p>15.8871189552054</text:p>
          </table:table-cell>
          <table:table-cell table:formula="of:=STDEV([.BZ56:.BZ65])" office:value-type="float" office:value="13.0420865641919" calcext:value-type="float">
            <text:p>13.0420865641919</text:p>
          </table:table-cell>
          <table:table-cell table:formula="of:=STDEV([.CA56:.CA65])" office:value-type="float" office:value="13.9073950781619" calcext:value-type="float">
            <text:p>13.9073950781619</text:p>
          </table:table-cell>
          <table:table-cell table:formula="of:=STDEV([.CB56:.CB65])" office:value-type="float" office:value="15.2257813267367" calcext:value-type="float">
            <text:p>15.2257813267367</text:p>
          </table:table-cell>
          <table:table-cell table:formula="of:=STDEV([.CC56:.CC65])" office:value-type="float" office:value="15.7570721379131" calcext:value-type="float">
            <text:p>15.7570721379131</text:p>
          </table:table-cell>
          <table:table-cell table:formula="of:=STDEV([.CD56:.CD65])" office:value-type="float" office:value="11.475506210985" calcext:value-type="float">
            <text:p>11.475506210985</text:p>
          </table:table-cell>
          <table:table-cell table:formula="of:=STDEV([.CE56:.CE65])" office:value-type="float" office:value="11.0492102890195" calcext:value-type="float">
            <text:p>11.0492102890195</text:p>
          </table:table-cell>
          <table:table-cell table:formula="of:=STDEV([.CF56:.CF65])" office:value-type="float" office:value="11.0492102890195" calcext:value-type="float">
            <text:p>11.0492102890195</text:p>
          </table:table-cell>
          <table:table-cell table:formula="of:=STDEV([.CG56:.CG65])" office:value-type="float" office:value="13.0945700219731" calcext:value-type="float">
            <text:p>13.0945700219731</text:p>
          </table:table-cell>
          <table:table-cell table:formula="of:=STDEV([.CH56:.CH65])" office:value-type="float" office:value="15.2257813267367" calcext:value-type="float">
            <text:p>15.2257813267367</text:p>
          </table:table-cell>
          <table:table-cell table:formula="of:=STDEV([.CI56:.CI65])" office:value-type="float" office:value="13.6585843811747" calcext:value-type="float">
            <text:p>13.6585843811747</text:p>
          </table:table-cell>
          <table:table-cell table:formula="of:=STDEV([.CJ56:.CJ65])" office:value-type="float" office:value="11.7705545052376" calcext:value-type="float">
            <text:p>11.7705545052376</text:p>
          </table:table-cell>
          <table:table-cell table:formula="of:=STDEV([.CK56:.CK65])" office:value-type="float" office:value="13.0420865641919" calcext:value-type="float">
            <text:p>13.0420865641919</text:p>
          </table:table-cell>
          <table:table-cell table:formula="of:=STDEV([.CL56:.CL65])" office:value-type="float" office:value="11.9440855530349" calcext:value-type="float">
            <text:p>11.9440855530349</text:p>
          </table:table-cell>
          <table:table-cell table:formula="of:=STDEV([.CM56:.CM65])" office:value-type="float" office:value="10.2104064830298" calcext:value-type="float">
            <text:p>10.2104064830298</text:p>
          </table:table-cell>
          <table:table-cell table:formula="of:=STDEV([.CN56:.CN65])" office:value-type="float" office:value="10.2104064830298" calcext:value-type="float">
            <text:p>10.2104064830298</text:p>
          </table:table-cell>
          <table:table-cell table:formula="of:=STDEV([.CO56:.CO65])" office:value-type="float" office:value="9.07218423253028" calcext:value-type="float">
            <text:p>9.07218423253028</text:p>
          </table:table-cell>
          <table:table-cell table:formula="of:=STDEV([.CP56:.CP65])" office:value-type="float" office:value="8.76456264162905" calcext:value-type="float">
            <text:p>8.76456264162905</text:p>
          </table:table-cell>
          <table:table-cell table:formula="of:=STDEV([.CQ56:.CQ65])" office:value-type="float" office:value="7.49942841900614" calcext:value-type="float">
            <text:p>7.49942841900614</text:p>
          </table:table-cell>
          <table:table-cell table:formula="of:=STDEV([.CR56:.CR65])" office:value-type="float" office:value="7.02728368926306" calcext:value-type="float">
            <text:p>7.02728368926306</text:p>
          </table:table-cell>
          <table:table-cell table:formula="of:=STDEV([.CS56:.CS65])" office:value-type="float" office:value="7.4074074074074" calcext:value-type="float">
            <text:p>7.4074074074074</text:p>
          </table:table-cell>
          <table:table-cell table:formula="of:=STDEV([.CT56:.CT65])" office:value-type="float" office:value="8.19849763747357" calcext:value-type="float">
            <text:p>8.19849763747357</text:p>
          </table:table-cell>
          <table:table-cell table:formula="of:=STDEV([.CU56:.CU65])" office:value-type="float" office:value="10.2104064830298" calcext:value-type="float">
            <text:p>10.2104064830298</text:p>
          </table:table-cell>
          <table:table-cell table:formula="of:=STDEV([.CV56:.CV65])" office:value-type="float" office:value="12.8833534303156" calcext:value-type="float">
            <text:p>12.8833534303156</text:p>
          </table:table-cell>
          <table:table-cell table:formula="of:=STDEV([.CW56:.CW65])" office:value-type="float" office:value="13.6585843811746" calcext:value-type="float">
            <text:p>13.6585843811746</text:p>
          </table:table-cell>
          <table:table-cell table:formula="of:=STDEV([.CX56:.CX65])" office:value-type="float" office:value="13.3024333304207" calcext:value-type="float">
            <text:p>13.3024333304207</text:p>
          </table:table-cell>
          <table:table-cell table:formula="of:=STDEV([.CY56:.CY65])" office:value-type="float" office:value="13.857990321385" calcext:value-type="float">
            <text:p>13.857990321385</text:p>
          </table:table-cell>
          <table:table-cell table:formula="of:=STDEV([.CZ56:.CZ65])" office:value-type="float" office:value="12.6143602710566" calcext:value-type="float">
            <text:p>12.6143602710566</text:p>
          </table:table-cell>
          <table:table-cell table:formula="of:=STDEV([.DA56:.DA65])" office:value-type="float" office:value="12.8833534303156" calcext:value-type="float">
            <text:p>12.8833534303156</text:p>
          </table:table-cell>
          <table:table-cell table:formula="of:=STDEV([.DB56:.DB65])" office:value-type="float" office:value="11.9440855530349" calcext:value-type="float">
            <text:p>11.9440855530349</text:p>
          </table:table-cell>
          <table:table-cell table:formula="of:=STDEV([.DC56:.DC65])" office:value-type="float" office:value="9.44262872887552" calcext:value-type="float">
            <text:p>9.44262872887552</text:p>
          </table:table-cell>
          <table:table-cell table:formula="of:=STDEV([.DD56:.DD65])" office:value-type="float" office:value="9.44262872887552" calcext:value-type="float">
            <text:p>9.44262872887552</text:p>
          </table:table-cell>
          <table:table-cell table:formula="of:=STDEV([.DE56:.DE65])" office:value-type="float" office:value="5.36717657266275" calcext:value-type="float">
            <text:p>5.36717657266275</text:p>
          </table:table-cell>
          <table:table-cell table:formula="of:=STDEV([.DF56:.DF65])" office:value-type="float" office:value="5.36717657266275" calcext:value-type="float">
            <text:p>5.36717657266275</text:p>
          </table:table-cell>
          <table:table-cell table:formula="of:=STDEV([.DG56:.DG65])" office:value-type="float" office:value="5.36717657266275" calcext:value-type="float">
            <text:p>5.36717657266275</text:p>
          </table:table-cell>
          <table:table-cell table:formula="of:=STDEV([.DH56:.DH65])" office:value-type="float" office:value="4.68485579284204" calcext:value-type="float">
            <text:p>4.68485579284204</text:p>
          </table:table-cell>
          <table:table-cell table:formula="of:=STDEV([.DI56:.DI65])" office:value-type="float" office:value="3.51364184463153" calcext:value-type="float">
            <text:p>3.51364184463153</text:p>
          </table:table-cell>
          <table:table-cell table:formula="of:=STDEV([.DJ56:.DJ65])" office:value-type="float" office:value="3.51364184463153" calcext:value-type="float">
            <text:p>3.51364184463153</text:p>
          </table:table-cell>
          <table:table-cell table:formula="of:=STDEV([.DK56:.DK65])" office:value-type="float" office:value="3.51364184463153" calcext:value-type="float">
            <text:p>3.51364184463153</text:p>
          </table:table-cell>
          <table:table-cell table:formula="of:=STDEV([.DL56:.DL65])" office:value-type="float" office:value="0" calcext:value-type="float">
            <text:p>0</text:p>
          </table:table-cell>
          <table:table-cell table:formula="of:=STDEV([.DM56:.DM65])" office:value-type="float" office:value="0" calcext:value-type="float">
            <text:p>0</text:p>
          </table:table-cell>
          <table:table-cell table:formula="of:=STDEV([.DN56:.DN65])" office:value-type="float" office:value="0" calcext:value-type="float">
            <text:p>0</text:p>
          </table:table-cell>
          <table:table-cell table:formula="of:=STDEV([.DO56:.DO65])" office:value-type="float" office:value="0" calcext:value-type="float">
            <text:p>0</text:p>
          </table:table-cell>
          <table:table-cell table:formula="of:=STDEV([.DP56:.DP65])" office:value-type="float" office:value="0" calcext:value-type="float">
            <text:p>0</text:p>
          </table:table-cell>
          <table:table-cell table:formula="of:=STDEV([.DQ56:.DQ65])" office:value-type="float" office:value="0" calcext:value-type="float">
            <text:p>0</text:p>
          </table:table-cell>
          <table:table-cell table:formula="of:=STDEV([.DR56:.DR65])" office:value-type="float" office:value="0" calcext:value-type="float">
            <text:p>0</text:p>
          </table:table-cell>
          <table:table-cell table:formula="of:=STDEV([.DS56:.DS65])" office:value-type="float" office:value="0" calcext:value-type="float">
            <text:p>0</text:p>
          </table:table-cell>
          <table:table-cell table:formula="of:=STDEV([.DT56:.DT65])" office:value-type="float" office:value="0" calcext:value-type="float">
            <text:p>0</text:p>
          </table:table-cell>
          <table:table-cell table:formula="of:=STDEV([.DU56:.DU65])" office:value-type="float" office:value="0" calcext:value-type="float">
            <text:p>0</text:p>
          </table:table-cell>
          <table:table-cell table:formula="of:=STDEV([.DV56:.DV65])" office:value-type="float" office:value="0" calcext:value-type="float">
            <text:p>0</text:p>
          </table:table-cell>
          <table:table-cell table:formula="of:=STDEV([.DW56:.DW65])" office:value-type="float" office:value="0" calcext:value-type="float">
            <text:p>0</text:p>
          </table:table-cell>
          <table:table-cell table:formula="of:=STDEV([.DX56:.DX65])" office:value-type="float" office:value="0" calcext:value-type="float">
            <text:p>0</text:p>
          </table:table-cell>
          <table:table-cell table:formula="of:=STDEV([.DY56:.DY65])" office:value-type="float" office:value="0" calcext:value-type="float">
            <text:p>0</text:p>
          </table:table-cell>
          <table:table-cell table:formula="of:=STDEV([.DZ56:.DZ65])" office:value-type="float" office:value="0" calcext:value-type="float">
            <text:p>0</text:p>
          </table:table-cell>
          <table:table-cell table:formula="of:=STDEV([.EA56:.EA65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3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 office:value-type="float" office:value="85.7142857142857" calcext:value-type="float">
            <text:p>85.7142857142857</text:p>
          </table:table-cell>
          <table:table-cell table:number-columns-repeated="76" office:value-type="float" office:value="100" calcext:value-type="float">
            <text:p>100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table:number-columns-repeated="7" office:value-type="float" office:value="71.4285714285714" calcext:value-type="float">
            <text:p>71.4285714285714</text:p>
          </table:table-cell>
          <table:table-cell table:number-columns-repeated="4" office:value-type="float" office:value="57.1428571428571" calcext:value-type="float">
            <text:p>57.1428571428571</text:p>
          </table:table-cell>
          <table:table-cell table:number-columns-repeated="4" office:value-type="float" office:value="42.8571428571429" calcext:value-type="float">
            <text:p>42.8571428571429</text:p>
          </table:table-cell>
          <table:table-cell table:number-columns-repeated="3" office:value-type="float" office:value="28.5714285714286" calcext:value-type="float">
            <text:p>28.5714285714286</text:p>
          </table:table-cell>
          <table:table-cell table:number-columns-repeated="24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0" office:value-type="float" office:value="85.7142857142857" calcext:value-type="float">
            <text:p>85.7142857142857</text:p>
          </table:table-cell>
          <table:table-cell table:number-columns-repeated="77" office:value-type="float" office:value="100" calcext:value-type="float">
            <text:p>100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10" office:value-type="float" office:value="57.1428571428571" calcext:value-type="float">
            <text:p>57.1428571428571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9" office:value-type="float" office:value="28.5714285714286" calcext:value-type="float">
            <text:p>28.5714285714286</text:p>
          </table:table-cell>
          <table:table-cell table:number-columns-repeated="17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79"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8" office:value-type="float" office:value="71.4285714285714" calcext:value-type="float">
            <text:p>71.4285714285714</text:p>
          </table:table-cell>
          <table:table-cell table:number-columns-repeated="5" office:value-type="float" office:value="57.1428571428571" calcext:value-type="float">
            <text:p>57.1428571428571</text:p>
          </table:table-cell>
          <table:table-cell table:number-columns-repeated="17" office:value-type="float" office:value="42.8571428571429" calcext:value-type="float">
            <text:p>42.8571428571429</text:p>
          </table:table-cell>
          <table:table-cell table:number-columns-repeated="10" office:value-type="float" office:value="28.5714285714286" calcext:value-type="float">
            <text:p>28.57142857142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 office:value-type="float" office:value="85.7142857142857" calcext:value-type="float">
            <text:p>85.7142857142857</text:p>
          </table:table-cell>
          <table:table-cell table:number-columns-repeated="84" office:value-type="float" office:value="100" calcext:value-type="float">
            <text:p>100</text:p>
          </table:table-cell>
          <table:table-cell table:number-columns-repeated="19" office:value-type="float" office:value="85.7142857142857" calcext:value-type="float">
            <text:p>85.7142857142857</text:p>
          </table:table-cell>
          <table:table-cell table:number-columns-repeated="6" office:value-type="float" office:value="71.4285714285714" calcext:value-type="float">
            <text:p>71.428571428571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9" office:value-type="float" office:value="42.8571428571429" calcext:value-type="float">
            <text:p>42.8571428571429</text:p>
          </table:table-cell>
          <table:table-cell office:value-type="float" office:value="28.5714285714286" calcext:value-type="float">
            <text:p>28.5714285714286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81" office:value-type="float" office:value="100" calcext:value-type="float">
            <text:p>100</text:p>
          </table:table-cell>
          <table:table-cell table:number-columns-repeated="13" office:value-type="float" office:value="85.7142857142857" calcext:value-type="float">
            <text:p>85.7142857142857</text:p>
          </table:table-cell>
          <table:table-cell table:number-columns-repeated="8" office:value-type="float" office:value="71.4285714285714" calcext:value-type="float">
            <text:p>71.4285714285714</text:p>
          </table:table-cell>
          <table:table-cell table:number-columns-repeated="4" office:value-type="float" office:value="57.1428571428571" calcext:value-type="float">
            <text:p>57.1428571428571</text:p>
          </table:table-cell>
          <table:table-cell table:number-columns-repeated="5" office:value-type="float" office:value="42.8571428571429" calcext:value-type="float">
            <text:p>42.8571428571429</text:p>
          </table:table-cell>
          <table:table-cell table:number-columns-repeated="5" office:value-type="float" office:value="28.5714285714286" calcext:value-type="float">
            <text:p>28.5714285714286</text:p>
          </table:table-cell>
          <table:table-cell table:number-columns-repeated="6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91" office:value-type="float" office:value="100" calcext:value-type="float">
            <text:p>100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11" office:value-type="float" office:value="71.4285714285714" calcext:value-type="float">
            <text:p>71.428571428571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7" office:value-type="float" office:value="42.8571428571429" calcext:value-type="float">
            <text:p>42.8571428571429</text:p>
          </table:table-cell>
          <table:table-cell table:number-columns-repeated="8" office:value-type="float" office:value="28.5714285714286" calcext:value-type="float">
            <text:p>28.5714285714286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table:number-columns-repeated="81" office:value-type="float" office:value="100" calcext:value-type="float">
            <text:p>100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9" office:value-type="float" office:value="71.4285714285714" calcext:value-type="float">
            <text:p>71.428571428571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10" office:value-type="float" office:value="42.8571428571429" calcext:value-type="float">
            <text:p>42.8571428571429</text:p>
          </table:table-cell>
          <table:table-cell table:number-columns-repeated="4" office:value-type="float" office:value="28.5714285714286" calcext:value-type="float">
            <text:p>28.5714285714286</text:p>
          </table:table-cell>
          <table:table-cell table:number-columns-repeated="19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96" office:value-type="float" office:value="100" calcext:value-type="float">
            <text:p>100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7" office:value-type="float" office:value="71.4285714285714" calcext:value-type="float">
            <text:p>71.4285714285714</text:p>
          </table:table-cell>
          <table:table-cell table:number-columns-repeated="4" office:value-type="float" office:value="57.1428571428571" calcext:value-type="float">
            <text:p>57.1428571428571</text:p>
          </table:table-cell>
          <table:table-cell table:number-columns-repeated="5" office:value-type="float" office:value="42.8571428571429" calcext:value-type="float">
            <text:p>42.8571428571429</text:p>
          </table:table-cell>
          <table:table-cell table:number-columns-repeated="3" office:value-type="float" office:value="28.5714285714286" calcext:value-type="float">
            <text:p>28.57142857142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83" office:value-type="float" office:value="100" calcext:value-type="float">
            <text:p>100</text:p>
          </table:table-cell>
          <table:table-cell table:number-columns-repeated="6" office:value-type="float" office:value="85.7142857142857" calcext:value-type="float">
            <text:p>85.7142857142857</text:p>
          </table:table-cell>
          <table:table-cell table:number-columns-repeated="5" office:value-type="float" office:value="71.4285714285714" calcext:value-type="float">
            <text:p>71.4285714285714</text:p>
          </table:table-cell>
          <table:table-cell table:number-columns-repeated="8" office:value-type="float" office:value="57.1428571428571" calcext:value-type="float">
            <text:p>57.1428571428571</text:p>
          </table:table-cell>
          <table:table-cell table:number-columns-repeated="4" office:value-type="float" office:value="42.8571428571429" calcext:value-type="float">
            <text:p>42.8571428571429</text:p>
          </table:table-cell>
          <table:table-cell table:number-columns-repeated="6" office:value-type="float" office:value="28.5714285714286" calcext:value-type="float">
            <text:p>28.5714285714286</text:p>
          </table:table-cell>
          <table:table-cell table:number-columns-repeated="11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85" office:value-type="float" office:value="100" calcext:value-type="float">
            <text:p>100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table:number-columns-repeated="6" office:value-type="float" office:value="71.4285714285714" calcext:value-type="float">
            <text:p>71.4285714285714</text:p>
          </table:table-cell>
          <table:table-cell table:number-columns-repeated="3" office:value-type="float" office:value="57.1428571428571" calcext:value-type="float">
            <text:p>57.1428571428571</text:p>
          </table:table-cell>
          <table:table-cell table:number-columns-repeated="9" office:value-type="float" office:value="42.8571428571429" calcext:value-type="float">
            <text:p>42.8571428571429</text:p>
          </table:table-cell>
          <table:table-cell table:number-columns-repeated="3" office:value-type="float" office:value="28.5714285714286" calcext:value-type="float">
            <text:p>28.5714285714286</text:p>
          </table:table-cell>
          <table:table-cell table:number-columns-repeated="9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72:.B81])" office:value-type="float" office:value="100" calcext:value-type="float">
            <text:p>100</text:p>
          </table:table-cell>
          <table:table-cell table:formula="of:=AVERAGE([.C72:.C81])" office:value-type="float" office:value="91.4285714285714" calcext:value-type="float">
            <text:p>91.4285714285714</text:p>
          </table:table-cell>
          <table:table-cell table:formula="of:=AVERAGE([.D72:.D81])" office:value-type="float" office:value="88.5714285714286" calcext:value-type="float">
            <text:p>88.5714285714286</text:p>
          </table:table-cell>
          <table:table-cell table:formula="of:=AVERAGE([.E72:.E81])" office:value-type="float" office:value="87.1428571428571" calcext:value-type="float">
            <text:p>87.1428571428571</text:p>
          </table:table-cell>
          <table:table-cell table:formula="of:=AVERAGE([.F72:.F81])" office:value-type="float" office:value="85.7142857142857" calcext:value-type="float">
            <text:p>85.7142857142857</text:p>
          </table:table-cell>
          <table:table-cell table:formula="of:=AVERAGE([.G72:.G81])" office:value-type="float" office:value="87.1428571428571" calcext:value-type="float">
            <text:p>87.1428571428571</text:p>
          </table:table-cell>
          <table:table-cell table:formula="of:=AVERAGE([.H72:.H81])" office:value-type="float" office:value="88.5714285714286" calcext:value-type="float">
            <text:p>88.5714285714286</text:p>
          </table:table-cell>
          <table:table-cell table:formula="of:=AVERAGE([.I72:.I81])" office:value-type="float" office:value="92.8571428571429" calcext:value-type="float">
            <text:p>92.8571428571429</text:p>
          </table:table-cell>
          <table:table-cell table:formula="of:=AVERAGE([.J72:.J81])" office:value-type="float" office:value="94.2857142857143" calcext:value-type="float">
            <text:p>94.2857142857143</text:p>
          </table:table-cell>
          <table:table-cell table:formula="of:=AVERAGE([.K72:.K81])" office:value-type="float" office:value="94.2857142857143" calcext:value-type="float">
            <text:p>94.2857142857143</text:p>
          </table:table-cell>
          <table:table-cell table:formula="of:=AVERAGE([.L72:.L81])" office:value-type="float" office:value="98.5714285714286" calcext:value-type="float">
            <text:p>98.5714285714286</text:p>
          </table:table-cell>
          <table:table-cell table:formula="of:=AVERAGE([.M72:.M81])" office:value-type="float" office:value="100" calcext:value-type="float">
            <text:p>100</text:p>
          </table:table-cell>
          <table:table-cell table:formula="of:=AVERAGE([.N72:.N81])" office:value-type="float" office:value="100" calcext:value-type="float">
            <text:p>100</text:p>
          </table:table-cell>
          <table:table-cell table:formula="of:=AVERAGE([.O72:.O81])" office:value-type="float" office:value="100" calcext:value-type="float">
            <text:p>100</text:p>
          </table:table-cell>
          <table:table-cell table:formula="of:=AVERAGE([.P72:.P81])" office:value-type="float" office:value="100" calcext:value-type="float">
            <text:p>100</text:p>
          </table:table-cell>
          <table:table-cell table:formula="of:=AVERAGE([.Q72:.Q81])" office:value-type="float" office:value="100" calcext:value-type="float">
            <text:p>100</text:p>
          </table:table-cell>
          <table:table-cell table:formula="of:=AVERAGE([.R72:.R81])" office:value-type="float" office:value="100" calcext:value-type="float">
            <text:p>100</text:p>
          </table:table-cell>
          <table:table-cell table:formula="of:=AVERAGE([.S72:.S81])" office:value-type="float" office:value="100" calcext:value-type="float">
            <text:p>100</text:p>
          </table:table-cell>
          <table:table-cell table:formula="of:=AVERAGE([.T72:.T81])" office:value-type="float" office:value="100" calcext:value-type="float">
            <text:p>100</text:p>
          </table:table-cell>
          <table:table-cell table:formula="of:=AVERAGE([.U72:.U81])" office:value-type="float" office:value="100" calcext:value-type="float">
            <text:p>100</text:p>
          </table:table-cell>
          <table:table-cell table:formula="of:=AVERAGE([.V72:.V81])" office:value-type="float" office:value="100" calcext:value-type="float">
            <text:p>100</text:p>
          </table:table-cell>
          <table:table-cell table:formula="of:=AVERAGE([.W72:.W81])" office:value-type="float" office:value="100" calcext:value-type="float">
            <text:p>100</text:p>
          </table:table-cell>
          <table:table-cell table:formula="of:=AVERAGE([.X72:.X81])" office:value-type="float" office:value="100" calcext:value-type="float">
            <text:p>100</text:p>
          </table:table-cell>
          <table:table-cell table:formula="of:=AVERAGE([.Y72:.Y81])" office:value-type="float" office:value="100" calcext:value-type="float">
            <text:p>100</text:p>
          </table:table-cell>
          <table:table-cell table:formula="of:=AVERAGE([.Z72:.Z81])" office:value-type="float" office:value="100" calcext:value-type="float">
            <text:p>100</text:p>
          </table:table-cell>
          <table:table-cell table:formula="of:=AVERAGE([.AA72:.AA81])" office:value-type="float" office:value="100" calcext:value-type="float">
            <text:p>100</text:p>
          </table:table-cell>
          <table:table-cell table:formula="of:=AVERAGE([.AB72:.AB81])" office:value-type="float" office:value="100" calcext:value-type="float">
            <text:p>100</text:p>
          </table:table-cell>
          <table:table-cell table:formula="of:=AVERAGE([.AC72:.AC81])" office:value-type="float" office:value="100" calcext:value-type="float">
            <text:p>100</text:p>
          </table:table-cell>
          <table:table-cell table:formula="of:=AVERAGE([.AD72:.AD81])" office:value-type="float" office:value="100" calcext:value-type="float">
            <text:p>100</text:p>
          </table:table-cell>
          <table:table-cell table:formula="of:=AVERAGE([.AE72:.AE81])" office:value-type="float" office:value="100" calcext:value-type="float">
            <text:p>100</text:p>
          </table:table-cell>
          <table:table-cell table:formula="of:=AVERAGE([.AF72:.AF81])" office:value-type="float" office:value="100" calcext:value-type="float">
            <text:p>100</text:p>
          </table:table-cell>
          <table:table-cell table:formula="of:=AVERAGE([.AG72:.AG81])" office:value-type="float" office:value="100" calcext:value-type="float">
            <text:p>100</text:p>
          </table:table-cell>
          <table:table-cell table:formula="of:=AVERAGE([.AH72:.AH81])" office:value-type="float" office:value="100" calcext:value-type="float">
            <text:p>100</text:p>
          </table:table-cell>
          <table:table-cell table:formula="of:=AVERAGE([.AI72:.AI81])" office:value-type="float" office:value="100" calcext:value-type="float">
            <text:p>100</text:p>
          </table:table-cell>
          <table:table-cell table:formula="of:=AVERAGE([.AJ72:.AJ81])" office:value-type="float" office:value="100" calcext:value-type="float">
            <text:p>100</text:p>
          </table:table-cell>
          <table:table-cell table:formula="of:=AVERAGE([.AK72:.AK81])" office:value-type="float" office:value="100" calcext:value-type="float">
            <text:p>100</text:p>
          </table:table-cell>
          <table:table-cell table:formula="of:=AVERAGE([.AL72:.AL81])" office:value-type="float" office:value="100" calcext:value-type="float">
            <text:p>100</text:p>
          </table:table-cell>
          <table:table-cell table:formula="of:=AVERAGE([.AM72:.AM81])" office:value-type="float" office:value="100" calcext:value-type="float">
            <text:p>100</text:p>
          </table:table-cell>
          <table:table-cell table:formula="of:=AVERAGE([.AN72:.AN81])" office:value-type="float" office:value="100" calcext:value-type="float">
            <text:p>100</text:p>
          </table:table-cell>
          <table:table-cell table:formula="of:=AVERAGE([.AO72:.AO81])" office:value-type="float" office:value="100" calcext:value-type="float">
            <text:p>100</text:p>
          </table:table-cell>
          <table:table-cell table:formula="of:=AVERAGE([.AP72:.AP81])" office:value-type="float" office:value="100" calcext:value-type="float">
            <text:p>100</text:p>
          </table:table-cell>
          <table:table-cell table:formula="of:=AVERAGE([.AQ72:.AQ81])" office:value-type="float" office:value="100" calcext:value-type="float">
            <text:p>100</text:p>
          </table:table-cell>
          <table:table-cell table:formula="of:=AVERAGE([.AR72:.AR81])" office:value-type="float" office:value="100" calcext:value-type="float">
            <text:p>100</text:p>
          </table:table-cell>
          <table:table-cell table:formula="of:=AVERAGE([.AS72:.AS81])" office:value-type="float" office:value="100" calcext:value-type="float">
            <text:p>100</text:p>
          </table:table-cell>
          <table:table-cell table:formula="of:=AVERAGE([.AT72:.AT81])" office:value-type="float" office:value="100" calcext:value-type="float">
            <text:p>100</text:p>
          </table:table-cell>
          <table:table-cell table:formula="of:=AVERAGE([.AU72:.AU81])" office:value-type="float" office:value="100" calcext:value-type="float">
            <text:p>100</text:p>
          </table:table-cell>
          <table:table-cell table:formula="of:=AVERAGE([.AV72:.AV81])" office:value-type="float" office:value="100" calcext:value-type="float">
            <text:p>100</text:p>
          </table:table-cell>
          <table:table-cell table:formula="of:=AVERAGE([.AW72:.AW81])" office:value-type="float" office:value="100" calcext:value-type="float">
            <text:p>100</text:p>
          </table:table-cell>
          <table:table-cell table:formula="of:=AVERAGE([.AX72:.AX81])" office:value-type="float" office:value="100" calcext:value-type="float">
            <text:p>100</text:p>
          </table:table-cell>
          <table:table-cell table:formula="of:=AVERAGE([.AY72:.AY81])" office:value-type="float" office:value="100" calcext:value-type="float">
            <text:p>100</text:p>
          </table:table-cell>
          <table:table-cell table:formula="of:=AVERAGE([.AZ72:.AZ81])" office:value-type="float" office:value="100" calcext:value-type="float">
            <text:p>100</text:p>
          </table:table-cell>
          <table:table-cell table:formula="of:=AVERAGE([.BA72:.BA81])" office:value-type="float" office:value="100" calcext:value-type="float">
            <text:p>100</text:p>
          </table:table-cell>
          <table:table-cell table:formula="of:=AVERAGE([.BB72:.BB81])" office:value-type="float" office:value="100" calcext:value-type="float">
            <text:p>100</text:p>
          </table:table-cell>
          <table:table-cell table:formula="of:=AVERAGE([.BC72:.BC81])" office:value-type="float" office:value="100" calcext:value-type="float">
            <text:p>100</text:p>
          </table:table-cell>
          <table:table-cell table:formula="of:=AVERAGE([.BD72:.BD81])" office:value-type="float" office:value="100" calcext:value-type="float">
            <text:p>100</text:p>
          </table:table-cell>
          <table:table-cell table:formula="of:=AVERAGE([.BE72:.BE81])" office:value-type="float" office:value="100" calcext:value-type="float">
            <text:p>100</text:p>
          </table:table-cell>
          <table:table-cell table:formula="of:=AVERAGE([.BF72:.BF81])" office:value-type="float" office:value="100" calcext:value-type="float">
            <text:p>100</text:p>
          </table:table-cell>
          <table:table-cell table:formula="of:=AVERAGE([.BG72:.BG81])" office:value-type="float" office:value="100" calcext:value-type="float">
            <text:p>100</text:p>
          </table:table-cell>
          <table:table-cell table:formula="of:=AVERAGE([.BH72:.BH81])" office:value-type="float" office:value="100" calcext:value-type="float">
            <text:p>100</text:p>
          </table:table-cell>
          <table:table-cell table:formula="of:=AVERAGE([.BI72:.BI81])" office:value-type="float" office:value="100" calcext:value-type="float">
            <text:p>100</text:p>
          </table:table-cell>
          <table:table-cell table:formula="of:=AVERAGE([.BJ72:.BJ81])" office:value-type="float" office:value="100" calcext:value-type="float">
            <text:p>100</text:p>
          </table:table-cell>
          <table:table-cell table:formula="of:=AVERAGE([.BK72:.BK81])" office:value-type="float" office:value="100" calcext:value-type="float">
            <text:p>100</text:p>
          </table:table-cell>
          <table:table-cell table:formula="of:=AVERAGE([.BL72:.BL81])" office:value-type="float" office:value="100" calcext:value-type="float">
            <text:p>100</text:p>
          </table:table-cell>
          <table:table-cell table:formula="of:=AVERAGE([.BM72:.BM81])" office:value-type="float" office:value="100" calcext:value-type="float">
            <text:p>100</text:p>
          </table:table-cell>
          <table:table-cell table:formula="of:=AVERAGE([.BN72:.BN81])" office:value-type="float" office:value="100" calcext:value-type="float">
            <text:p>100</text:p>
          </table:table-cell>
          <table:table-cell table:formula="of:=AVERAGE([.BO72:.BO81])" office:value-type="float" office:value="100" calcext:value-type="float">
            <text:p>100</text:p>
          </table:table-cell>
          <table:table-cell table:formula="of:=AVERAGE([.BP72:.BP81])" office:value-type="float" office:value="100" calcext:value-type="float">
            <text:p>100</text:p>
          </table:table-cell>
          <table:table-cell table:formula="of:=AVERAGE([.BQ72:.BQ81])" office:value-type="float" office:value="100" calcext:value-type="float">
            <text:p>100</text:p>
          </table:table-cell>
          <table:table-cell table:formula="of:=AVERAGE([.BR72:.BR81])" office:value-type="float" office:value="100" calcext:value-type="float">
            <text:p>100</text:p>
          </table:table-cell>
          <table:table-cell table:formula="of:=AVERAGE([.BS72:.BS81])" office:value-type="float" office:value="100" calcext:value-type="float">
            <text:p>100</text:p>
          </table:table-cell>
          <table:table-cell table:formula="of:=AVERAGE([.BT72:.BT81])" office:value-type="float" office:value="100" calcext:value-type="float">
            <text:p>100</text:p>
          </table:table-cell>
          <table:table-cell table:formula="of:=AVERAGE([.BU72:.BU81])" office:value-type="float" office:value="100" calcext:value-type="float">
            <text:p>100</text:p>
          </table:table-cell>
          <table:table-cell table:formula="of:=AVERAGE([.BV72:.BV81])" office:value-type="float" office:value="100" calcext:value-type="float">
            <text:p>100</text:p>
          </table:table-cell>
          <table:table-cell table:formula="of:=AVERAGE([.BW72:.BW81])" office:value-type="float" office:value="100" calcext:value-type="float">
            <text:p>100</text:p>
          </table:table-cell>
          <table:table-cell table:formula="of:=AVERAGE([.BX72:.BX81])" office:value-type="float" office:value="100" calcext:value-type="float">
            <text:p>100</text:p>
          </table:table-cell>
          <table:table-cell table:formula="of:=AVERAGE([.BY72:.BY81])" office:value-type="float" office:value="100" calcext:value-type="float">
            <text:p>100</text:p>
          </table:table-cell>
          <table:table-cell table:formula="of:=AVERAGE([.BZ72:.BZ81])" office:value-type="float" office:value="100" calcext:value-type="float">
            <text:p>100</text:p>
          </table:table-cell>
          <table:table-cell table:formula="of:=AVERAGE([.CA72:.CA81])" office:value-type="float" office:value="100" calcext:value-type="float">
            <text:p>100</text:p>
          </table:table-cell>
          <table:table-cell table:formula="of:=AVERAGE([.CB72:.CB81])" office:value-type="float" office:value="100" calcext:value-type="float">
            <text:p>100</text:p>
          </table:table-cell>
          <table:table-cell table:formula="of:=AVERAGE([.CC72:.CC81])" office:value-type="float" office:value="100" calcext:value-type="float">
            <text:p>100</text:p>
          </table:table-cell>
          <table:table-cell table:formula="of:=AVERAGE([.CD72:.CD81])" office:value-type="float" office:value="100" calcext:value-type="float">
            <text:p>100</text:p>
          </table:table-cell>
          <table:table-cell table:formula="of:=AVERAGE([.CE72:.CE81])" office:value-type="float" office:value="100" calcext:value-type="float">
            <text:p>100</text:p>
          </table:table-cell>
          <table:table-cell table:formula="of:=AVERAGE([.CF72:.CF81])" office:value-type="float" office:value="100" calcext:value-type="float">
            <text:p>100</text:p>
          </table:table-cell>
          <table:table-cell table:formula="of:=AVERAGE([.CG72:.CG81])" office:value-type="float" office:value="100" calcext:value-type="float">
            <text:p>100</text:p>
          </table:table-cell>
          <table:table-cell table:formula="of:=AVERAGE([.CH72:.CH81])" office:value-type="float" office:value="100" calcext:value-type="float">
            <text:p>100</text:p>
          </table:table-cell>
          <table:table-cell table:formula="of:=AVERAGE([.CI72:.CI81])" office:value-type="float" office:value="98.5714285714286" calcext:value-type="float">
            <text:p>98.5714285714286</text:p>
          </table:table-cell>
          <table:table-cell table:formula="of:=AVERAGE([.CJ72:.CJ81])" office:value-type="float" office:value="95.7142857142857" calcext:value-type="float">
            <text:p>95.7142857142857</text:p>
          </table:table-cell>
          <table:table-cell table:formula="of:=AVERAGE([.CK72:.CK81])" office:value-type="float" office:value="94.2857142857143" calcext:value-type="float">
            <text:p>94.2857142857143</text:p>
          </table:table-cell>
          <table:table-cell table:formula="of:=AVERAGE([.CL72:.CL81])" office:value-type="float" office:value="91.4285714285714" calcext:value-type="float">
            <text:p>91.4285714285714</text:p>
          </table:table-cell>
          <table:table-cell table:formula="of:=AVERAGE([.CM72:.CM81])" office:value-type="float" office:value="90" calcext:value-type="float">
            <text:p>90</text:p>
          </table:table-cell>
          <table:table-cell table:formula="of:=AVERAGE([.CN72:.CN81])" office:value-type="float" office:value="87.1428571428571" calcext:value-type="float">
            <text:p>87.1428571428571</text:p>
          </table:table-cell>
          <table:table-cell table:formula="of:=AVERAGE([.CO72:.CO81])" office:value-type="float" office:value="87.1428571428571" calcext:value-type="float">
            <text:p>87.1428571428571</text:p>
          </table:table-cell>
          <table:table-cell table:formula="of:=AVERAGE([.CP72:.CP81])" office:value-type="float" office:value="84.2857142857143" calcext:value-type="float">
            <text:p>84.2857142857143</text:p>
          </table:table-cell>
          <table:table-cell table:formula="of:=AVERAGE([.CQ72:.CQ81])" office:value-type="float" office:value="82.8571428571429" calcext:value-type="float">
            <text:p>82.8571428571429</text:p>
          </table:table-cell>
          <table:table-cell table:formula="of:=AVERAGE([.CR72:.CR81])" office:value-type="float" office:value="81.4285714285714" calcext:value-type="float">
            <text:p>81.4285714285714</text:p>
          </table:table-cell>
          <table:table-cell table:formula="of:=AVERAGE([.CS72:.CS81])" office:value-type="float" office:value="80" calcext:value-type="float">
            <text:p>80</text:p>
          </table:table-cell>
          <table:table-cell table:formula="of:=AVERAGE([.CT72:.CT81])" office:value-type="float" office:value="77.1428571428571" calcext:value-type="float">
            <text:p>77.1428571428571</text:p>
          </table:table-cell>
          <table:table-cell table:formula="of:=AVERAGE([.CU72:.CU81])" office:value-type="float" office:value="75.7142857142857" calcext:value-type="float">
            <text:p>75.7142857142857</text:p>
          </table:table-cell>
          <table:table-cell table:formula="of:=AVERAGE([.CV72:.CV81])" office:value-type="float" office:value="72.8571428571429" calcext:value-type="float">
            <text:p>72.8571428571429</text:p>
          </table:table-cell>
          <table:table-cell table:formula="of:=AVERAGE([.CW72:.CW81])" office:value-type="float" office:value="71.4285714285714" calcext:value-type="float">
            <text:p>71.4285714285714</text:p>
          </table:table-cell>
          <table:table-cell table:formula="of:=AVERAGE([.CX72:.CX81])" office:value-type="float" office:value="70" calcext:value-type="float">
            <text:p>70</text:p>
          </table:table-cell>
          <table:table-cell table:formula="of:=AVERAGE([.CY72:.CY81])" office:value-type="float" office:value="68.5714285714286" calcext:value-type="float">
            <text:p>68.5714285714286</text:p>
          </table:table-cell>
          <table:table-cell table:formula="of:=AVERAGE([.CZ72:.CZ81])" office:value-type="float" office:value="65.7142857142857" calcext:value-type="float">
            <text:p>65.7142857142857</text:p>
          </table:table-cell>
          <table:table-cell table:formula="of:=AVERAGE([.DA72:.DA81])" office:value-type="float" office:value="61.4285714285714" calcext:value-type="float">
            <text:p>61.4285714285714</text:p>
          </table:table-cell>
          <table:table-cell table:formula="of:=AVERAGE([.DB72:.DB81])" office:value-type="float" office:value="60" calcext:value-type="float">
            <text:p>60</text:p>
          </table:table-cell>
          <table:table-cell table:formula="of:=AVERAGE([.DC72:.DC81])" office:value-type="float" office:value="60" calcext:value-type="float">
            <text:p>60</text:p>
          </table:table-cell>
          <table:table-cell table:formula="of:=AVERAGE([.DD72:.DD81])" office:value-type="float" office:value="55.7142857142857" calcext:value-type="float">
            <text:p>55.7142857142857</text:p>
          </table:table-cell>
          <table:table-cell table:formula="of:=AVERAGE([.DE72:.DE81])" office:value-type="float" office:value="54.2857142857143" calcext:value-type="float">
            <text:p>54.2857142857143</text:p>
          </table:table-cell>
          <table:table-cell table:formula="of:=AVERAGE([.DF72:.DF81])" office:value-type="float" office:value="54.2857142857143" calcext:value-type="float">
            <text:p>54.2857142857143</text:p>
          </table:table-cell>
          <table:table-cell table:formula="of:=AVERAGE([.DG72:.DG81])" office:value-type="float" office:value="51.4285714285714" calcext:value-type="float">
            <text:p>51.4285714285714</text:p>
          </table:table-cell>
          <table:table-cell table:formula="of:=AVERAGE([.DH72:.DH81])" office:value-type="float" office:value="50" calcext:value-type="float">
            <text:p>50</text:p>
          </table:table-cell>
          <table:table-cell table:formula="of:=AVERAGE([.DI72:.DI81])" office:value-type="float" office:value="47.1428571428572" calcext:value-type="float">
            <text:p>47.1428571428572</text:p>
          </table:table-cell>
          <table:table-cell table:formula="of:=AVERAGE([.DJ72:.DJ81])" office:value-type="float" office:value="47.1428571428572" calcext:value-type="float">
            <text:p>47.1428571428572</text:p>
          </table:table-cell>
          <table:table-cell table:formula="of:=AVERAGE([.DK72:.DK81])" office:value-type="float" office:value="41.4285714285714" calcext:value-type="float">
            <text:p>41.4285714285714</text:p>
          </table:table-cell>
          <table:table-cell table:formula="of:=AVERAGE([.DL72:.DL81])" office:value-type="float" office:value="38.5714285714286" calcext:value-type="float">
            <text:p>38.5714285714286</text:p>
          </table:table-cell>
          <table:table-cell table:formula="of:=AVERAGE([.DM72:.DM81])" office:value-type="float" office:value="38.5714285714286" calcext:value-type="float">
            <text:p>38.5714285714286</text:p>
          </table:table-cell>
          <table:table-cell table:formula="of:=AVERAGE([.DN72:.DN81])" office:value-type="float" office:value="38.5714285714286" calcext:value-type="float">
            <text:p>38.5714285714286</text:p>
          </table:table-cell>
          <table:table-cell table:formula="of:=AVERAGE([.DO72:.DO81])" office:value-type="float" office:value="38.5714285714286" calcext:value-type="float">
            <text:p>38.5714285714286</text:p>
          </table:table-cell>
          <table:table-cell table:formula="of:=AVERAGE([.DP72:.DP81])" office:value-type="float" office:value="35.7142857142857" calcext:value-type="float">
            <text:p>35.7142857142857</text:p>
          </table:table-cell>
          <table:table-cell table:formula="of:=AVERAGE([.DQ72:.DQ81])" office:value-type="float" office:value="31.4285714285714" calcext:value-type="float">
            <text:p>31.4285714285714</text:p>
          </table:table-cell>
          <table:table-cell table:formula="of:=AVERAGE([.DR72:.DR81])" office:value-type="float" office:value="28.5714285714286" calcext:value-type="float">
            <text:p>28.5714285714286</text:p>
          </table:table-cell>
          <table:table-cell table:formula="of:=AVERAGE([.DS72:.DS81])" office:value-type="float" office:value="25.7142857142857" calcext:value-type="float">
            <text:p>25.7142857142857</text:p>
          </table:table-cell>
          <table:table-cell table:formula="of:=AVERAGE([.DT72:.DT81])" office:value-type="float" office:value="24.2857142857143" calcext:value-type="float">
            <text:p>24.2857142857143</text:p>
          </table:table-cell>
          <table:table-cell table:formula="of:=AVERAGE([.DU72:.DU81])" office:value-type="float" office:value="24.2857142857143" calcext:value-type="float">
            <text:p>24.2857142857143</text:p>
          </table:table-cell>
          <table:table-cell table:formula="of:=AVERAGE([.DV72:.DV81])" office:value-type="float" office:value="22.8571428571429" calcext:value-type="float">
            <text:p>22.8571428571429</text:p>
          </table:table-cell>
          <table:table-cell table:formula="of:=AVERAGE([.DW72:.DW81])" office:value-type="float" office:value="22.8571428571429" calcext:value-type="float">
            <text:p>22.8571428571429</text:p>
          </table:table-cell>
          <table:table-cell table:formula="of:=AVERAGE([.DX72:.DX81])" office:value-type="float" office:value="22.8571428571429" calcext:value-type="float">
            <text:p>22.8571428571429</text:p>
          </table:table-cell>
          <table:table-cell table:formula="of:=AVERAGE([.DY72:.DY81])" office:value-type="float" office:value="21.4285714285714" calcext:value-type="float">
            <text:p>21.4285714285714</text:p>
          </table:table-cell>
          <table:table-cell table:formula="of:=AVERAGE([.DZ72:.DZ81])" office:value-type="float" office:value="21.4285714285714" calcext:value-type="float">
            <text:p>21.4285714285714</text:p>
          </table:table-cell>
          <table:table-cell table:formula="of:=AVERAGE([.EA72:.EA81])" office:value-type="float" office:value="18.5714285714286" calcext:value-type="float">
            <text:p>18.571428571428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72:.B81])" office:value-type="float" office:value="0" calcext:value-type="float">
            <text:p>0</text:p>
          </table:table-cell>
          <table:table-cell table:formula="of:=STDEV([.C72:.C81])" office:value-type="float" office:value="7.37711113563319" calcext:value-type="float">
            <text:p>7.37711113563319</text:p>
          </table:table-cell>
          <table:table-cell table:formula="of:=STDEV([.D72:.D81])" office:value-type="float" office:value="6.02338601936835" calcext:value-type="float">
            <text:p>6.02338601936835</text:p>
          </table:table-cell>
          <table:table-cell table:formula="of:=STDEV([.E72:.E81])" office:value-type="float" office:value="4.51753951452626" calcext:value-type="float">
            <text:p>4.51753951452626</text:p>
          </table:table-cell>
          <table:table-cell table:formula="of:=STDEV([.F72:.F81])" office:value-type="float" office:value="0" calcext:value-type="float">
            <text:p>0</text:p>
          </table:table-cell>
          <table:table-cell table:formula="of:=STDEV([.G72:.G81])" office:value-type="float" office:value="4.51753951452626" calcext:value-type="float">
            <text:p>4.51753951452626</text:p>
          </table:table-cell>
          <table:table-cell table:formula="of:=STDEV([.H72:.H81])" office:value-type="float" office:value="6.02338601936835" calcext:value-type="float">
            <text:p>6.02338601936835</text:p>
          </table:table-cell>
          <table:table-cell table:formula="of:=STDEV([.I72:.I81])" office:value-type="float" office:value="7.52923252421044" calcext:value-type="float">
            <text:p>7.52923252421044</text:p>
          </table:table-cell>
          <table:table-cell table:formula="of:=STDEV([.J72:.J81])" office:value-type="float" office:value="7.37711113563319" calcext:value-type="float">
            <text:p>7.37711113563319</text:p>
          </table:table-cell>
          <table:table-cell table:formula="of:=STDEV([.K72:.K81])" office:value-type="float" office:value="7.37711113563319" calcext:value-type="float">
            <text:p>7.37711113563319</text:p>
          </table:table-cell>
          <table:table-cell table:formula="of:=STDEV([.L72:.L81])" office:value-type="float" office:value="4.51753951452626" calcext:value-type="float">
            <text:p>4.51753951452626</text:p>
          </table:table-cell>
          <table:table-cell table:formula="of:=STDEV([.M72:.M81])" office:value-type="float" office:value="0" calcext:value-type="float">
            <text:p>0</text:p>
          </table:table-cell>
          <table:table-cell table:formula="of:=STDEV([.N72:.N81])" office:value-type="float" office:value="0" calcext:value-type="float">
            <text:p>0</text:p>
          </table:table-cell>
          <table:table-cell table:formula="of:=STDEV([.O72:.O81])" office:value-type="float" office:value="0" calcext:value-type="float">
            <text:p>0</text:p>
          </table:table-cell>
          <table:table-cell table:formula="of:=STDEV([.P72:.P81])" office:value-type="float" office:value="0" calcext:value-type="float">
            <text:p>0</text:p>
          </table:table-cell>
          <table:table-cell table:formula="of:=STDEV([.Q72:.Q81])" office:value-type="float" office:value="0" calcext:value-type="float">
            <text:p>0</text:p>
          </table:table-cell>
          <table:table-cell table:formula="of:=STDEV([.R72:.R81])" office:value-type="float" office:value="0" calcext:value-type="float">
            <text:p>0</text:p>
          </table:table-cell>
          <table:table-cell table:formula="of:=STDEV([.S72:.S81])" office:value-type="float" office:value="0" calcext:value-type="float">
            <text:p>0</text:p>
          </table:table-cell>
          <table:table-cell table:formula="of:=STDEV([.T72:.T81])" office:value-type="float" office:value="0" calcext:value-type="float">
            <text:p>0</text:p>
          </table:table-cell>
          <table:table-cell table:formula="of:=STDEV([.U72:.U81])" office:value-type="float" office:value="0" calcext:value-type="float">
            <text:p>0</text:p>
          </table:table-cell>
          <table:table-cell table:formula="of:=STDEV([.V72:.V81])" office:value-type="float" office:value="0" calcext:value-type="float">
            <text:p>0</text:p>
          </table:table-cell>
          <table:table-cell table:formula="of:=STDEV([.W72:.W81])" office:value-type="float" office:value="0" calcext:value-type="float">
            <text:p>0</text:p>
          </table:table-cell>
          <table:table-cell table:formula="of:=STDEV([.X72:.X81])" office:value-type="float" office:value="0" calcext:value-type="float">
            <text:p>0</text:p>
          </table:table-cell>
          <table:table-cell table:formula="of:=STDEV([.Y72:.Y81])" office:value-type="float" office:value="0" calcext:value-type="float">
            <text:p>0</text:p>
          </table:table-cell>
          <table:table-cell table:formula="of:=STDEV([.Z72:.Z81])" office:value-type="float" office:value="0" calcext:value-type="float">
            <text:p>0</text:p>
          </table:table-cell>
          <table:table-cell table:formula="of:=STDEV([.AA72:.AA81])" office:value-type="float" office:value="0" calcext:value-type="float">
            <text:p>0</text:p>
          </table:table-cell>
          <table:table-cell table:formula="of:=STDEV([.AB72:.AB81])" office:value-type="float" office:value="0" calcext:value-type="float">
            <text:p>0</text:p>
          </table:table-cell>
          <table:table-cell table:formula="of:=STDEV([.AC72:.AC81])" office:value-type="float" office:value="0" calcext:value-type="float">
            <text:p>0</text:p>
          </table:table-cell>
          <table:table-cell table:formula="of:=STDEV([.AD72:.AD81])" office:value-type="float" office:value="0" calcext:value-type="float">
            <text:p>0</text:p>
          </table:table-cell>
          <table:table-cell table:formula="of:=STDEV([.AE72:.AE81])" office:value-type="float" office:value="0" calcext:value-type="float">
            <text:p>0</text:p>
          </table:table-cell>
          <table:table-cell table:formula="of:=STDEV([.AF72:.AF81])" office:value-type="float" office:value="0" calcext:value-type="float">
            <text:p>0</text:p>
          </table:table-cell>
          <table:table-cell table:formula="of:=STDEV([.AG72:.AG81])" office:value-type="float" office:value="0" calcext:value-type="float">
            <text:p>0</text:p>
          </table:table-cell>
          <table:table-cell table:formula="of:=STDEV([.AH72:.AH81])" office:value-type="float" office:value="0" calcext:value-type="float">
            <text:p>0</text:p>
          </table:table-cell>
          <table:table-cell table:formula="of:=STDEV([.AI72:.AI81])" office:value-type="float" office:value="0" calcext:value-type="float">
            <text:p>0</text:p>
          </table:table-cell>
          <table:table-cell table:formula="of:=STDEV([.AJ72:.AJ81])" office:value-type="float" office:value="0" calcext:value-type="float">
            <text:p>0</text:p>
          </table:table-cell>
          <table:table-cell table:formula="of:=STDEV([.AK72:.AK81])" office:value-type="float" office:value="0" calcext:value-type="float">
            <text:p>0</text:p>
          </table:table-cell>
          <table:table-cell table:formula="of:=STDEV([.AL72:.AL81])" office:value-type="float" office:value="0" calcext:value-type="float">
            <text:p>0</text:p>
          </table:table-cell>
          <table:table-cell table:formula="of:=STDEV([.AM72:.AM81])" office:value-type="float" office:value="0" calcext:value-type="float">
            <text:p>0</text:p>
          </table:table-cell>
          <table:table-cell table:formula="of:=STDEV([.AN72:.AN81])" office:value-type="float" office:value="0" calcext:value-type="float">
            <text:p>0</text:p>
          </table:table-cell>
          <table:table-cell table:formula="of:=STDEV([.AO72:.AO81])" office:value-type="float" office:value="0" calcext:value-type="float">
            <text:p>0</text:p>
          </table:table-cell>
          <table:table-cell table:formula="of:=STDEV([.AP72:.AP81])" office:value-type="float" office:value="0" calcext:value-type="float">
            <text:p>0</text:p>
          </table:table-cell>
          <table:table-cell table:formula="of:=STDEV([.AQ72:.AQ81])" office:value-type="float" office:value="0" calcext:value-type="float">
            <text:p>0</text:p>
          </table:table-cell>
          <table:table-cell table:formula="of:=STDEV([.AR72:.AR81])" office:value-type="float" office:value="0" calcext:value-type="float">
            <text:p>0</text:p>
          </table:table-cell>
          <table:table-cell table:formula="of:=STDEV([.AS72:.AS81])" office:value-type="float" office:value="0" calcext:value-type="float">
            <text:p>0</text:p>
          </table:table-cell>
          <table:table-cell table:formula="of:=STDEV([.AT72:.AT81])" office:value-type="float" office:value="0" calcext:value-type="float">
            <text:p>0</text:p>
          </table:table-cell>
          <table:table-cell table:formula="of:=STDEV([.AU72:.AU81])" office:value-type="float" office:value="0" calcext:value-type="float">
            <text:p>0</text:p>
          </table:table-cell>
          <table:table-cell table:formula="of:=STDEV([.AV72:.AV81])" office:value-type="float" office:value="0" calcext:value-type="float">
            <text:p>0</text:p>
          </table:table-cell>
          <table:table-cell table:formula="of:=STDEV([.AW72:.AW81])" office:value-type="float" office:value="0" calcext:value-type="float">
            <text:p>0</text:p>
          </table:table-cell>
          <table:table-cell table:formula="of:=STDEV([.AX72:.AX81])" office:value-type="float" office:value="0" calcext:value-type="float">
            <text:p>0</text:p>
          </table:table-cell>
          <table:table-cell table:formula="of:=STDEV([.AY72:.AY81])" office:value-type="float" office:value="0" calcext:value-type="float">
            <text:p>0</text:p>
          </table:table-cell>
          <table:table-cell table:formula="of:=STDEV([.AZ72:.AZ81])" office:value-type="float" office:value="0" calcext:value-type="float">
            <text:p>0</text:p>
          </table:table-cell>
          <table:table-cell table:formula="of:=STDEV([.BA72:.BA81])" office:value-type="float" office:value="0" calcext:value-type="float">
            <text:p>0</text:p>
          </table:table-cell>
          <table:table-cell table:formula="of:=STDEV([.BB72:.BB81])" office:value-type="float" office:value="0" calcext:value-type="float">
            <text:p>0</text:p>
          </table:table-cell>
          <table:table-cell table:formula="of:=STDEV([.BC72:.BC81])" office:value-type="float" office:value="0" calcext:value-type="float">
            <text:p>0</text:p>
          </table:table-cell>
          <table:table-cell table:formula="of:=STDEV([.BD72:.BD81])" office:value-type="float" office:value="0" calcext:value-type="float">
            <text:p>0</text:p>
          </table:table-cell>
          <table:table-cell table:formula="of:=STDEV([.BE72:.BE81])" office:value-type="float" office:value="0" calcext:value-type="float">
            <text:p>0</text:p>
          </table:table-cell>
          <table:table-cell table:formula="of:=STDEV([.BF72:.BF81])" office:value-type="float" office:value="0" calcext:value-type="float">
            <text:p>0</text:p>
          </table:table-cell>
          <table:table-cell table:formula="of:=STDEV([.BG72:.BG81])" office:value-type="float" office:value="0" calcext:value-type="float">
            <text:p>0</text:p>
          </table:table-cell>
          <table:table-cell table:formula="of:=STDEV([.BH72:.BH81])" office:value-type="float" office:value="0" calcext:value-type="float">
            <text:p>0</text:p>
          </table:table-cell>
          <table:table-cell table:formula="of:=STDEV([.BI72:.BI81])" office:value-type="float" office:value="0" calcext:value-type="float">
            <text:p>0</text:p>
          </table:table-cell>
          <table:table-cell table:formula="of:=STDEV([.BJ72:.BJ81])" office:value-type="float" office:value="0" calcext:value-type="float">
            <text:p>0</text:p>
          </table:table-cell>
          <table:table-cell table:formula="of:=STDEV([.BK72:.BK81])" office:value-type="float" office:value="0" calcext:value-type="float">
            <text:p>0</text:p>
          </table:table-cell>
          <table:table-cell table:formula="of:=STDEV([.BL72:.BL81])" office:value-type="float" office:value="0" calcext:value-type="float">
            <text:p>0</text:p>
          </table:table-cell>
          <table:table-cell table:formula="of:=STDEV([.BM72:.BM81])" office:value-type="float" office:value="0" calcext:value-type="float">
            <text:p>0</text:p>
          </table:table-cell>
          <table:table-cell table:formula="of:=STDEV([.BN72:.BN81])" office:value-type="float" office:value="0" calcext:value-type="float">
            <text:p>0</text:p>
          </table:table-cell>
          <table:table-cell table:formula="of:=STDEV([.BO72:.BO81])" office:value-type="float" office:value="0" calcext:value-type="float">
            <text:p>0</text:p>
          </table:table-cell>
          <table:table-cell table:formula="of:=STDEV([.BP72:.BP81])" office:value-type="float" office:value="0" calcext:value-type="float">
            <text:p>0</text:p>
          </table:table-cell>
          <table:table-cell table:formula="of:=STDEV([.BQ72:.BQ81])" office:value-type="float" office:value="0" calcext:value-type="float">
            <text:p>0</text:p>
          </table:table-cell>
          <table:table-cell table:formula="of:=STDEV([.BR72:.BR81])" office:value-type="float" office:value="0" calcext:value-type="float">
            <text:p>0</text:p>
          </table:table-cell>
          <table:table-cell table:formula="of:=STDEV([.BS72:.BS81])" office:value-type="float" office:value="0" calcext:value-type="float">
            <text:p>0</text:p>
          </table:table-cell>
          <table:table-cell table:formula="of:=STDEV([.BT72:.BT81])" office:value-type="float" office:value="0" calcext:value-type="float">
            <text:p>0</text:p>
          </table:table-cell>
          <table:table-cell table:formula="of:=STDEV([.BU72:.BU81])" office:value-type="float" office:value="0" calcext:value-type="float">
            <text:p>0</text:p>
          </table:table-cell>
          <table:table-cell table:formula="of:=STDEV([.BV72:.BV81])" office:value-type="float" office:value="0" calcext:value-type="float">
            <text:p>0</text:p>
          </table:table-cell>
          <table:table-cell table:formula="of:=STDEV([.BW72:.BW81])" office:value-type="float" office:value="0" calcext:value-type="float">
            <text:p>0</text:p>
          </table:table-cell>
          <table:table-cell table:formula="of:=STDEV([.BX72:.BX81])" office:value-type="float" office:value="0" calcext:value-type="float">
            <text:p>0</text:p>
          </table:table-cell>
          <table:table-cell table:formula="of:=STDEV([.BY72:.BY81])" office:value-type="float" office:value="0" calcext:value-type="float">
            <text:p>0</text:p>
          </table:table-cell>
          <table:table-cell table:formula="of:=STDEV([.BZ72:.BZ81])" office:value-type="float" office:value="0" calcext:value-type="float">
            <text:p>0</text:p>
          </table:table-cell>
          <table:table-cell table:formula="of:=STDEV([.CA72:.CA81])" office:value-type="float" office:value="0" calcext:value-type="float">
            <text:p>0</text:p>
          </table:table-cell>
          <table:table-cell table:formula="of:=STDEV([.CB72:.CB81])" office:value-type="float" office:value="0" calcext:value-type="float">
            <text:p>0</text:p>
          </table:table-cell>
          <table:table-cell table:formula="of:=STDEV([.CC72:.CC81])" office:value-type="float" office:value="0" calcext:value-type="float">
            <text:p>0</text:p>
          </table:table-cell>
          <table:table-cell table:formula="of:=STDEV([.CD72:.CD81])" office:value-type="float" office:value="0" calcext:value-type="float">
            <text:p>0</text:p>
          </table:table-cell>
          <table:table-cell table:formula="of:=STDEV([.CE72:.CE81])" office:value-type="float" office:value="0" calcext:value-type="float">
            <text:p>0</text:p>
          </table:table-cell>
          <table:table-cell table:formula="of:=STDEV([.CF72:.CF81])" office:value-type="float" office:value="0" calcext:value-type="float">
            <text:p>0</text:p>
          </table:table-cell>
          <table:table-cell table:formula="of:=STDEV([.CG72:.CG81])" office:value-type="float" office:value="0" calcext:value-type="float">
            <text:p>0</text:p>
          </table:table-cell>
          <table:table-cell table:formula="of:=STDEV([.CH72:.CH81])" office:value-type="float" office:value="0" calcext:value-type="float">
            <text:p>0</text:p>
          </table:table-cell>
          <table:table-cell table:formula="of:=STDEV([.CI72:.CI81])" office:value-type="float" office:value="4.51753951452626" calcext:value-type="float">
            <text:p>4.51753951452626</text:p>
          </table:table-cell>
          <table:table-cell table:formula="of:=STDEV([.CJ72:.CJ81])" office:value-type="float" office:value="6.90065559342355" calcext:value-type="float">
            <text:p>6.90065559342355</text:p>
          </table:table-cell>
          <table:table-cell table:formula="of:=STDEV([.CK72:.CK81])" office:value-type="float" office:value="9.9886556968586" calcext:value-type="float">
            <text:p>9.9886556968586</text:p>
          </table:table-cell>
          <table:table-cell table:formula="of:=STDEV([.CL72:.CL81])" office:value-type="float" office:value="12.0467720387367" calcext:value-type="float">
            <text:p>12.0467720387367</text:p>
          </table:table-cell>
          <table:table-cell table:formula="of:=STDEV([.CM72:.CM81])" office:value-type="float" office:value="11.7610371764081" calcext:value-type="float">
            <text:p>11.7610371764081</text:p>
          </table:table-cell>
          <table:table-cell table:formula="of:=STDEV([.CN72:.CN81])" office:value-type="float" office:value="12.5085005110131" calcext:value-type="float">
            <text:p>12.5085005110131</text:p>
          </table:table-cell>
          <table:table-cell table:formula="of:=STDEV([.CO72:.CO81])" office:value-type="float" office:value="12.5085005110131" calcext:value-type="float">
            <text:p>12.5085005110131</text:p>
          </table:table-cell>
          <table:table-cell table:formula="of:=STDEV([.CP72:.CP81])" office:value-type="float" office:value="12.5085005110131" calcext:value-type="float">
            <text:p>12.5085005110131</text:p>
          </table:table-cell>
          <table:table-cell table:formula="of:=STDEV([.CQ72:.CQ81])" office:value-type="float" office:value="14.7542222712664" calcext:value-type="float">
            <text:p>14.7542222712664</text:p>
          </table:table-cell>
          <table:table-cell table:formula="of:=STDEV([.CR72:.CR81])" office:value-type="float" office:value="13.5526185435788" calcext:value-type="float">
            <text:p>13.5526185435788</text:p>
          </table:table-cell>
          <table:table-cell table:formula="of:=STDEV([.CS72:.CS81])" office:value-type="float" office:value="15.3566814253306" calcext:value-type="float">
            <text:p>15.3566814253306</text:p>
          </table:table-cell>
          <table:table-cell table:formula="of:=STDEV([.CT72:.CT81])" office:value-type="float" office:value="16.7683970111038" calcext:value-type="float">
            <text:p>16.7683970111038</text:p>
          </table:table-cell>
          <table:table-cell table:formula="of:=STDEV([.CU72:.CU81])" office:value-type="float" office:value="19.1070501407037" calcext:value-type="float">
            <text:p>19.1070501407037</text:p>
          </table:table-cell>
          <table:table-cell table:formula="of:=STDEV([.CV72:.CV81])" office:value-type="float" office:value="18.3811991101131" calcext:value-type="float">
            <text:p>18.3811991101131</text:p>
          </table:table-cell>
          <table:table-cell table:formula="of:=STDEV([.CW72:.CW81])" office:value-type="float" office:value="20.2030508910442" calcext:value-type="float">
            <text:p>20.2030508910442</text:p>
          </table:table-cell>
          <table:table-cell table:formula="of:=STDEV([.CX72:.CX81])" office:value-type="float" office:value="19.5760045629471" calcext:value-type="float">
            <text:p>19.5760045629471</text:p>
          </table:table-cell>
          <table:table-cell table:formula="of:=STDEV([.CY72:.CY81])" office:value-type="float" office:value="19.9773113937172" calcext:value-type="float">
            <text:p>19.9773113937172</text:p>
          </table:table-cell>
          <table:table-cell table:formula="of:=STDEV([.CZ72:.CZ81])" office:value-type="float" office:value="18.070158058105" calcext:value-type="float">
            <text:p>18.070158058105</text:p>
          </table:table-cell>
          <table:table-cell table:formula="of:=STDEV([.DA72:.DA81])" office:value-type="float" office:value="22.3860176638917" calcext:value-type="float">
            <text:p>22.3860176638917</text:p>
          </table:table-cell>
          <table:table-cell table:formula="of:=STDEV([.DB72:.DB81])" office:value-type="float" office:value="24.0935440774733" calcext:value-type="float">
            <text:p>24.0935440774733</text:p>
          </table:table-cell>
          <table:table-cell table:formula="of:=STDEV([.DC72:.DC81])" office:value-type="float" office:value="24.0935440774733" calcext:value-type="float">
            <text:p>24.0935440774733</text:p>
          </table:table-cell>
          <table:table-cell table:formula="of:=STDEV([.DD72:.DD81])" office:value-type="float" office:value="23.7618570473803" calcext:value-type="float">
            <text:p>23.7618570473803</text:p>
          </table:table-cell>
          <table:table-cell table:formula="of:=STDEV([.DE72:.DE81])" office:value-type="float" office:value="25.0170010220261" calcext:value-type="float">
            <text:p>25.0170010220261</text:p>
          </table:table-cell>
          <table:table-cell table:formula="of:=STDEV([.DF72:.DF81])" office:value-type="float" office:value="25.0170010220261" calcext:value-type="float">
            <text:p>25.0170010220261</text:p>
          </table:table-cell>
          <table:table-cell table:formula="of:=STDEV([.DG72:.DG81])" office:value-type="float" office:value="25.3769763704271" calcext:value-type="float">
            <text:p>25.3769763704271</text:p>
          </table:table-cell>
          <table:table-cell table:formula="of:=STDEV([.DH72:.DH81])" office:value-type="float" office:value="24.5134050975881" calcext:value-type="float">
            <text:p>24.5134050975881</text:p>
          </table:table-cell>
          <table:table-cell table:formula="of:=STDEV([.DI72:.DI81])" office:value-type="float" office:value="24.3276948084663" calcext:value-type="float">
            <text:p>24.3276948084663</text:p>
          </table:table-cell>
          <table:table-cell table:formula="of:=STDEV([.DJ72:.DJ81])" office:value-type="float" office:value="24.3276948084663" calcext:value-type="float">
            <text:p>24.3276948084663</text:p>
          </table:table-cell>
          <table:table-cell table:formula="of:=STDEV([.DK72:.DK81])" office:value-type="float" office:value="22.7875925981055" calcext:value-type="float">
            <text:p>22.7875925981055</text:p>
          </table:table-cell>
          <table:table-cell table:formula="of:=STDEV([.DL72:.DL81])" office:value-type="float" office:value="21.3490588299618" calcext:value-type="float">
            <text:p>21.3490588299618</text:p>
          </table:table-cell>
          <table:table-cell table:formula="of:=STDEV([.DM72:.DM81])" office:value-type="float" office:value="21.3490588299618" calcext:value-type="float">
            <text:p>21.3490588299618</text:p>
          </table:table-cell>
          <table:table-cell table:formula="of:=STDEV([.DN72:.DN81])" office:value-type="float" office:value="21.3490588299618" calcext:value-type="float">
            <text:p>21.3490588299618</text:p>
          </table:table-cell>
          <table:table-cell table:formula="of:=STDEV([.DO72:.DO81])" office:value-type="float" office:value="21.3490588299618" calcext:value-type="float">
            <text:p>21.3490588299618</text:p>
          </table:table-cell>
          <table:table-cell table:formula="of:=STDEV([.DP72:.DP81])" office:value-type="float" office:value="19.3429485824666" calcext:value-type="float">
            <text:p>19.3429485824666</text:p>
          </table:table-cell>
          <table:table-cell table:formula="of:=STDEV([.DQ72:.DQ81])" office:value-type="float" office:value="17.5610370615102" calcext:value-type="float">
            <text:p>17.5610370615102</text:p>
          </table:table-cell>
          <table:table-cell table:formula="of:=STDEV([.DR72:.DR81])" office:value-type="float" office:value="15.0584650484208" calcext:value-type="float">
            <text:p>15.0584650484208</text:p>
          </table:table-cell>
          <table:table-cell table:formula="of:=STDEV([.DS72:.DS81])" office:value-type="float" office:value="14.7542222712663" calcext:value-type="float">
            <text:p>14.7542222712663</text:p>
          </table:table-cell>
          <table:table-cell table:formula="of:=STDEV([.DT72:.DT81])" office:value-type="float" office:value="11.7610371764081" calcext:value-type="float">
            <text:p>11.7610371764081</text:p>
          </table:table-cell>
          <table:table-cell table:formula="of:=STDEV([.DU72:.DU81])" office:value-type="float" office:value="11.7610371764081" calcext:value-type="float">
            <text:p>11.7610371764081</text:p>
          </table:table-cell>
          <table:table-cell table:formula="of:=STDEV([.DV72:.DV81])" office:value-type="float" office:value="12.0467720387367" calcext:value-type="float">
            <text:p>12.0467720387367</text:p>
          </table:table-cell>
          <table:table-cell table:formula="of:=STDEV([.DW72:.DW81])" office:value-type="float" office:value="12.0467720387367" calcext:value-type="float">
            <text:p>12.0467720387367</text:p>
          </table:table-cell>
          <table:table-cell table:formula="of:=STDEV([.DX72:.DX81])" office:value-type="float" office:value="12.0467720387367" calcext:value-type="float">
            <text:p>12.0467720387367</text:p>
          </table:table-cell>
          <table:table-cell table:formula="of:=STDEV([.DY72:.DY81])" office:value-type="float" office:value="10.1015254455221" calcext:value-type="float">
            <text:p>10.1015254455221</text:p>
          </table:table-cell>
          <table:table-cell table:formula="of:=STDEV([.DZ72:.DZ81])" office:value-type="float" office:value="10.1015254455221" calcext:value-type="float">
            <text:p>10.1015254455221</text:p>
          </table:table-cell>
          <table:table-cell table:formula="of:=STDEV([.EA72:.EA81])" office:value-type="float" office:value="6.90065559342355" calcext:value-type="float">
            <text:p>6.90065559342355</text:p>
          </table:table-cell>
        </table:table-row>
        <table:table-row table:style-name="ro1" table:number-rows-repeated="3">
          <table:table-cell table:number-columns-repeated="13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83.3333333333333" calcext:value-type="float">
            <text:p>83.3333333333333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4" office:value-type="float" office:value="91.6666666666667" calcext:value-type="float">
            <text:p>91.6666666666667</text:p>
          </table:table-cell>
          <table:table-cell table:number-columns-repeated="11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8" office:value-type="float" office:value="83.3333333333333" calcext:value-type="float">
            <text:p>83.3333333333333</text:p>
          </table:table-cell>
          <table:table-cell table:number-columns-repeated="2" office:value-type="float" office:value="91.6666666666667" calcext:value-type="float">
            <text:p>91.6666666666667</text:p>
          </table:table-cell>
          <table:table-cell table:number-columns-repeated="118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8" office:value-type="float" office:value="83.3333333333333" calcext:value-type="float">
            <text:p>83.3333333333333</text:p>
          </table:table-cell>
          <table:table-cell table:number-columns-repeated="3" office:value-type="float" office:value="91.6666666666667" calcext:value-type="float">
            <text:p>91.6666666666667</text:p>
          </table:table-cell>
          <table:table-cell table:number-columns-repeated="118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6" office:value-type="float" office:value="83.3333333333333" calcext:value-type="float">
            <text:p>83.3333333333333</text:p>
          </table:table-cell>
          <table:table-cell table:number-columns-repeated="6" office:value-type="float" office:value="91.6666666666667" calcext:value-type="float">
            <text:p>91.6666666666667</text:p>
          </table:table-cell>
          <table:table-cell table:number-columns-repeated="11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83.3333333333333" calcext:value-type="float">
            <text:p>8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5" office:value-type="float" office:value="83.3333333333333" calcext:value-type="float">
            <text:p>83.3333333333333</text:p>
          </table:table-cell>
          <table:table-cell table:number-columns-repeated="3" office:value-type="float" office:value="91.6666666666667" calcext:value-type="float">
            <text:p>91.6666666666667</text:p>
          </table:table-cell>
          <table:table-cell table:number-columns-repeated="11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 office:value-type="float" office:value="83.3333333333333" calcext:value-type="float">
            <text:p>83.333333333333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5" office:value-type="float" office:value="83.3333333333333" calcext:value-type="float">
            <text:p>83.3333333333333</text:p>
          </table:table-cell>
          <table:table-cell table:number-columns-repeated="5" office:value-type="float" office:value="91.6666666666667" calcext:value-type="float">
            <text:p>91.6666666666667</text:p>
          </table:table-cell>
          <table:table-cell table:number-columns-repeated="11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4" office:value-type="float" office:value="83.3333333333333" calcext:value-type="float">
            <text:p>83.3333333333333</text:p>
          </table:table-cell>
          <table:table-cell table:number-columns-repeated="5" office:value-type="float" office:value="91.6666666666667" calcext:value-type="float">
            <text:p>91.6666666666667</text:p>
          </table:table-cell>
          <table:table-cell table:number-columns-repeated="2" office:value-type="float" office:value="83.3333333333333" calcext:value-type="float">
            <text:p>83.3333333333333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11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83.3333333333333" calcext:value-type="float">
            <text:p>83.3333333333333</text:p>
          </table:table-cell>
          <table:table-cell table:number-columns-repeated="5" office:value-type="float" office:value="91.6666666666667" calcext:value-type="float">
            <text:p>91.6666666666667</text:p>
          </table:table-cell>
          <table:table-cell table:number-columns-repeated="117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7" office:value-type="float" office:value="83.3333333333333" calcext:value-type="float">
            <text:p>83.3333333333333</text:p>
          </table:table-cell>
          <table:table-cell table:number-columns-repeated="3" office:value-type="float" office:value="91.6666666666667" calcext:value-type="float">
            <text:p>91.6666666666667</text:p>
          </table:table-cell>
          <table:table-cell table:number-columns-repeated="11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1.6666666666667" calcext:value-type="float">
            <text:p>91.6666666666667</text:p>
          </table:table-cell>
          <table:table-cell table:number-columns-repeated="4" office:value-type="float" office:value="83.3333333333333" calcext:value-type="float">
            <text:p>83.3333333333333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3" office:value-type="float" office:value="91.6666666666667" calcext:value-type="float">
            <text:p>91.6666666666667</text:p>
          </table:table-cell>
          <table:table-cell table:number-columns-repeated="11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87:.B96])" office:value-type="float" office:value="100" calcext:value-type="float">
            <text:p>100</text:p>
          </table:table-cell>
          <table:table-cell table:formula="of:=AVERAGE([.C87:.C96])" office:value-type="float" office:value="89.1666666666667" calcext:value-type="float">
            <text:p>89.1666666666667</text:p>
          </table:table-cell>
          <table:table-cell table:formula="of:=AVERAGE([.D87:.D96])" office:value-type="float" office:value="86.6666666666667" calcext:value-type="float">
            <text:p>86.6666666666667</text:p>
          </table:table-cell>
          <table:table-cell table:formula="of:=AVERAGE([.E87:.E96])" office:value-type="float" office:value="84.1666666666666" calcext:value-type="float">
            <text:p>84.1666666666666</text:p>
          </table:table-cell>
          <table:table-cell table:formula="of:=AVERAGE([.F87:.F96])" office:value-type="float" office:value="83.3333333333333" calcext:value-type="float">
            <text:p>83.3333333333333</text:p>
          </table:table-cell>
          <table:table-cell table:formula="of:=AVERAGE([.G87:.G96])" office:value-type="float" office:value="82.5" calcext:value-type="float">
            <text:p>82.5</text:p>
          </table:table-cell>
          <table:table-cell table:formula="of:=AVERAGE([.H87:.H96])" office:value-type="float" office:value="82.5" calcext:value-type="float">
            <text:p>82.5</text:p>
          </table:table-cell>
          <table:table-cell table:formula="of:=AVERAGE([.I87:.I96])" office:value-type="float" office:value="80" calcext:value-type="float">
            <text:p>80</text:p>
          </table:table-cell>
          <table:table-cell table:formula="of:=AVERAGE([.J87:.J96])" office:value-type="float" office:value="82.5" calcext:value-type="float">
            <text:p>82.5</text:p>
          </table:table-cell>
          <table:table-cell table:formula="of:=AVERAGE([.K87:.K96])" office:value-type="float" office:value="84.1666666666667" calcext:value-type="float">
            <text:p>84.1666666666667</text:p>
          </table:table-cell>
          <table:table-cell table:formula="of:=AVERAGE([.L87:.L96])" office:value-type="float" office:value="86.6666666666667" calcext:value-type="float">
            <text:p>86.6666666666667</text:p>
          </table:table-cell>
          <table:table-cell table:formula="of:=AVERAGE([.M87:.M96])" office:value-type="float" office:value="89.1666666666667" calcext:value-type="float">
            <text:p>89.1666666666667</text:p>
          </table:table-cell>
          <table:table-cell table:formula="of:=AVERAGE([.N87:.N96])" office:value-type="float" office:value="90.8333333333333" calcext:value-type="float">
            <text:p>90.8333333333333</text:p>
          </table:table-cell>
          <table:table-cell table:formula="of:=AVERAGE([.O87:.O96])" office:value-type="float" office:value="93.3333333333333" calcext:value-type="float">
            <text:p>93.3333333333333</text:p>
          </table:table-cell>
          <table:table-cell table:formula="of:=AVERAGE([.P87:.P96])" office:value-type="float" office:value="95.8333333333333" calcext:value-type="float">
            <text:p>95.8333333333333</text:p>
          </table:table-cell>
          <table:table-cell table:formula="of:=AVERAGE([.Q87:.Q96])" office:value-type="float" office:value="98.3333333333333" calcext:value-type="float">
            <text:p>98.3333333333333</text:p>
          </table:table-cell>
          <table:table-cell table:formula="of:=AVERAGE([.R87:.R96])" office:value-type="float" office:value="98.3333333333333" calcext:value-type="float">
            <text:p>98.3333333333333</text:p>
          </table:table-cell>
          <table:table-cell table:formula="of:=AVERAGE([.S87:.S96])" office:value-type="float" office:value="98.3333333333333" calcext:value-type="float">
            <text:p>98.3333333333333</text:p>
          </table:table-cell>
          <table:table-cell table:formula="of:=AVERAGE([.T87:.T96])" office:value-type="float" office:value="100" calcext:value-type="float">
            <text:p>100</text:p>
          </table:table-cell>
          <table:table-cell table:formula="of:=AVERAGE([.U87:.U96])" office:value-type="float" office:value="100" calcext:value-type="float">
            <text:p>100</text:p>
          </table:table-cell>
          <table:table-cell table:formula="of:=AVERAGE([.V87:.V96])" office:value-type="float" office:value="100" calcext:value-type="float">
            <text:p>100</text:p>
          </table:table-cell>
          <table:table-cell table:formula="of:=AVERAGE([.W87:.W96])" office:value-type="float" office:value="100" calcext:value-type="float">
            <text:p>100</text:p>
          </table:table-cell>
          <table:table-cell table:formula="of:=AVERAGE([.X87:.X96])" office:value-type="float" office:value="100" calcext:value-type="float">
            <text:p>100</text:p>
          </table:table-cell>
          <table:table-cell table:formula="of:=AVERAGE([.Y87:.Y96])" office:value-type="float" office:value="100" calcext:value-type="float">
            <text:p>100</text:p>
          </table:table-cell>
          <table:table-cell table:formula="of:=AVERAGE([.Z87:.Z96])" office:value-type="float" office:value="100" calcext:value-type="float">
            <text:p>100</text:p>
          </table:table-cell>
          <table:table-cell table:formula="of:=AVERAGE([.AA87:.AA96])" office:value-type="float" office:value="100" calcext:value-type="float">
            <text:p>100</text:p>
          </table:table-cell>
          <table:table-cell table:formula="of:=AVERAGE([.AB87:.AB96])" office:value-type="float" office:value="100" calcext:value-type="float">
            <text:p>100</text:p>
          </table:table-cell>
          <table:table-cell table:formula="of:=AVERAGE([.AC87:.AC96])" office:value-type="float" office:value="100" calcext:value-type="float">
            <text:p>100</text:p>
          </table:table-cell>
          <table:table-cell table:formula="of:=AVERAGE([.AD87:.AD96])" office:value-type="float" office:value="100" calcext:value-type="float">
            <text:p>100</text:p>
          </table:table-cell>
          <table:table-cell table:formula="of:=AVERAGE([.AE87:.AE96])" office:value-type="float" office:value="100" calcext:value-type="float">
            <text:p>100</text:p>
          </table:table-cell>
          <table:table-cell table:formula="of:=AVERAGE([.AF87:.AF96])" office:value-type="float" office:value="100" calcext:value-type="float">
            <text:p>100</text:p>
          </table:table-cell>
          <table:table-cell table:formula="of:=AVERAGE([.AG87:.AG96])" office:value-type="float" office:value="100" calcext:value-type="float">
            <text:p>100</text:p>
          </table:table-cell>
          <table:table-cell table:formula="of:=AVERAGE([.AH87:.AH96])" office:value-type="float" office:value="100" calcext:value-type="float">
            <text:p>100</text:p>
          </table:table-cell>
          <table:table-cell table:formula="of:=AVERAGE([.AI87:.AI96])" office:value-type="float" office:value="100" calcext:value-type="float">
            <text:p>100</text:p>
          </table:table-cell>
          <table:table-cell table:formula="of:=AVERAGE([.AJ87:.AJ96])" office:value-type="float" office:value="100" calcext:value-type="float">
            <text:p>100</text:p>
          </table:table-cell>
          <table:table-cell table:formula="of:=AVERAGE([.AK87:.AK96])" office:value-type="float" office:value="100" calcext:value-type="float">
            <text:p>100</text:p>
          </table:table-cell>
          <table:table-cell table:formula="of:=AVERAGE([.AL87:.AL96])" office:value-type="float" office:value="100" calcext:value-type="float">
            <text:p>100</text:p>
          </table:table-cell>
          <table:table-cell table:formula="of:=AVERAGE([.AM87:.AM96])" office:value-type="float" office:value="100" calcext:value-type="float">
            <text:p>100</text:p>
          </table:table-cell>
          <table:table-cell table:formula="of:=AVERAGE([.AN87:.AN96])" office:value-type="float" office:value="100" calcext:value-type="float">
            <text:p>100</text:p>
          </table:table-cell>
          <table:table-cell table:formula="of:=AVERAGE([.AO87:.AO96])" office:value-type="float" office:value="100" calcext:value-type="float">
            <text:p>100</text:p>
          </table:table-cell>
          <table:table-cell table:formula="of:=AVERAGE([.AP87:.AP96])" office:value-type="float" office:value="100" calcext:value-type="float">
            <text:p>100</text:p>
          </table:table-cell>
          <table:table-cell table:formula="of:=AVERAGE([.AQ87:.AQ96])" office:value-type="float" office:value="100" calcext:value-type="float">
            <text:p>100</text:p>
          </table:table-cell>
          <table:table-cell table:formula="of:=AVERAGE([.AR87:.AR96])" office:value-type="float" office:value="100" calcext:value-type="float">
            <text:p>100</text:p>
          </table:table-cell>
          <table:table-cell table:formula="of:=AVERAGE([.AS87:.AS96])" office:value-type="float" office:value="100" calcext:value-type="float">
            <text:p>100</text:p>
          </table:table-cell>
          <table:table-cell table:formula="of:=AVERAGE([.AT87:.AT96])" office:value-type="float" office:value="100" calcext:value-type="float">
            <text:p>100</text:p>
          </table:table-cell>
          <table:table-cell table:formula="of:=AVERAGE([.AU87:.AU96])" office:value-type="float" office:value="100" calcext:value-type="float">
            <text:p>100</text:p>
          </table:table-cell>
          <table:table-cell table:formula="of:=AVERAGE([.AV87:.AV96])" office:value-type="float" office:value="100" calcext:value-type="float">
            <text:p>100</text:p>
          </table:table-cell>
          <table:table-cell table:formula="of:=AVERAGE([.AW87:.AW96])" office:value-type="float" office:value="100" calcext:value-type="float">
            <text:p>100</text:p>
          </table:table-cell>
          <table:table-cell table:formula="of:=AVERAGE([.AX87:.AX96])" office:value-type="float" office:value="100" calcext:value-type="float">
            <text:p>100</text:p>
          </table:table-cell>
          <table:table-cell table:formula="of:=AVERAGE([.AY87:.AY96])" office:value-type="float" office:value="100" calcext:value-type="float">
            <text:p>100</text:p>
          </table:table-cell>
          <table:table-cell table:formula="of:=AVERAGE([.AZ87:.AZ96])" office:value-type="float" office:value="100" calcext:value-type="float">
            <text:p>100</text:p>
          </table:table-cell>
          <table:table-cell table:formula="of:=AVERAGE([.BA87:.BA96])" office:value-type="float" office:value="100" calcext:value-type="float">
            <text:p>100</text:p>
          </table:table-cell>
          <table:table-cell table:formula="of:=AVERAGE([.BB87:.BB96])" office:value-type="float" office:value="100" calcext:value-type="float">
            <text:p>100</text:p>
          </table:table-cell>
          <table:table-cell table:formula="of:=AVERAGE([.BC87:.BC96])" office:value-type="float" office:value="100" calcext:value-type="float">
            <text:p>100</text:p>
          </table:table-cell>
          <table:table-cell table:formula="of:=AVERAGE([.BD87:.BD96])" office:value-type="float" office:value="100" calcext:value-type="float">
            <text:p>100</text:p>
          </table:table-cell>
          <table:table-cell table:formula="of:=AVERAGE([.BE87:.BE96])" office:value-type="float" office:value="100" calcext:value-type="float">
            <text:p>100</text:p>
          </table:table-cell>
          <table:table-cell table:formula="of:=AVERAGE([.BF87:.BF96])" office:value-type="float" office:value="100" calcext:value-type="float">
            <text:p>100</text:p>
          </table:table-cell>
          <table:table-cell table:formula="of:=AVERAGE([.BG87:.BG96])" office:value-type="float" office:value="100" calcext:value-type="float">
            <text:p>100</text:p>
          </table:table-cell>
          <table:table-cell table:formula="of:=AVERAGE([.BH87:.BH96])" office:value-type="float" office:value="100" calcext:value-type="float">
            <text:p>100</text:p>
          </table:table-cell>
          <table:table-cell table:formula="of:=AVERAGE([.BI87:.BI96])" office:value-type="float" office:value="100" calcext:value-type="float">
            <text:p>100</text:p>
          </table:table-cell>
          <table:table-cell table:formula="of:=AVERAGE([.BJ87:.BJ96])" office:value-type="float" office:value="100" calcext:value-type="float">
            <text:p>100</text:p>
          </table:table-cell>
          <table:table-cell table:formula="of:=AVERAGE([.BK87:.BK96])" office:value-type="float" office:value="100" calcext:value-type="float">
            <text:p>100</text:p>
          </table:table-cell>
          <table:table-cell table:formula="of:=AVERAGE([.BL87:.BL96])" office:value-type="float" office:value="100" calcext:value-type="float">
            <text:p>100</text:p>
          </table:table-cell>
          <table:table-cell table:formula="of:=AVERAGE([.BM87:.BM96])" office:value-type="float" office:value="100" calcext:value-type="float">
            <text:p>100</text:p>
          </table:table-cell>
          <table:table-cell table:formula="of:=AVERAGE([.BN87:.BN96])" office:value-type="float" office:value="100" calcext:value-type="float">
            <text:p>100</text:p>
          </table:table-cell>
          <table:table-cell table:formula="of:=AVERAGE([.BO87:.BO96])" office:value-type="float" office:value="100" calcext:value-type="float">
            <text:p>100</text:p>
          </table:table-cell>
          <table:table-cell table:formula="of:=AVERAGE([.BP87:.BP96])" office:value-type="float" office:value="100" calcext:value-type="float">
            <text:p>100</text:p>
          </table:table-cell>
          <table:table-cell table:formula="of:=AVERAGE([.BQ87:.BQ96])" office:value-type="float" office:value="100" calcext:value-type="float">
            <text:p>100</text:p>
          </table:table-cell>
          <table:table-cell table:formula="of:=AVERAGE([.BR87:.BR96])" office:value-type="float" office:value="100" calcext:value-type="float">
            <text:p>100</text:p>
          </table:table-cell>
          <table:table-cell table:formula="of:=AVERAGE([.BS87:.BS96])" office:value-type="float" office:value="100" calcext:value-type="float">
            <text:p>100</text:p>
          </table:table-cell>
          <table:table-cell table:formula="of:=AVERAGE([.BT87:.BT96])" office:value-type="float" office:value="100" calcext:value-type="float">
            <text:p>100</text:p>
          </table:table-cell>
          <table:table-cell table:formula="of:=AVERAGE([.BU87:.BU96])" office:value-type="float" office:value="100" calcext:value-type="float">
            <text:p>100</text:p>
          </table:table-cell>
          <table:table-cell table:formula="of:=AVERAGE([.BV87:.BV96])" office:value-type="float" office:value="100" calcext:value-type="float">
            <text:p>100</text:p>
          </table:table-cell>
          <table:table-cell table:formula="of:=AVERAGE([.BW87:.BW96])" office:value-type="float" office:value="100" calcext:value-type="float">
            <text:p>100</text:p>
          </table:table-cell>
          <table:table-cell table:formula="of:=AVERAGE([.BX87:.BX96])" office:value-type="float" office:value="100" calcext:value-type="float">
            <text:p>100</text:p>
          </table:table-cell>
          <table:table-cell table:formula="of:=AVERAGE([.BY87:.BY96])" office:value-type="float" office:value="100" calcext:value-type="float">
            <text:p>100</text:p>
          </table:table-cell>
          <table:table-cell table:formula="of:=AVERAGE([.BZ87:.BZ96])" office:value-type="float" office:value="100" calcext:value-type="float">
            <text:p>100</text:p>
          </table:table-cell>
          <table:table-cell table:formula="of:=AVERAGE([.CA87:.CA96])" office:value-type="float" office:value="100" calcext:value-type="float">
            <text:p>100</text:p>
          </table:table-cell>
          <table:table-cell table:formula="of:=AVERAGE([.CB87:.CB96])" office:value-type="float" office:value="100" calcext:value-type="float">
            <text:p>100</text:p>
          </table:table-cell>
          <table:table-cell table:formula="of:=AVERAGE([.CC87:.CC96])" office:value-type="float" office:value="100" calcext:value-type="float">
            <text:p>100</text:p>
          </table:table-cell>
          <table:table-cell table:formula="of:=AVERAGE([.CD87:.CD96])" office:value-type="float" office:value="100" calcext:value-type="float">
            <text:p>100</text:p>
          </table:table-cell>
          <table:table-cell table:formula="of:=AVERAGE([.CE87:.CE96])" office:value-type="float" office:value="100" calcext:value-type="float">
            <text:p>100</text:p>
          </table:table-cell>
          <table:table-cell table:formula="of:=AVERAGE([.CF87:.CF96])" office:value-type="float" office:value="100" calcext:value-type="float">
            <text:p>100</text:p>
          </table:table-cell>
          <table:table-cell table:formula="of:=AVERAGE([.CG87:.CG96])" office:value-type="float" office:value="100" calcext:value-type="float">
            <text:p>100</text:p>
          </table:table-cell>
          <table:table-cell table:formula="of:=AVERAGE([.CH87:.CH96])" office:value-type="float" office:value="100" calcext:value-type="float">
            <text:p>100</text:p>
          </table:table-cell>
          <table:table-cell table:formula="of:=AVERAGE([.CI87:.CI96])" office:value-type="float" office:value="100" calcext:value-type="float">
            <text:p>100</text:p>
          </table:table-cell>
          <table:table-cell table:formula="of:=AVERAGE([.CJ87:.CJ96])" office:value-type="float" office:value="100" calcext:value-type="float">
            <text:p>100</text:p>
          </table:table-cell>
          <table:table-cell table:formula="of:=AVERAGE([.CK87:.CK96])" office:value-type="float" office:value="100" calcext:value-type="float">
            <text:p>100</text:p>
          </table:table-cell>
          <table:table-cell table:formula="of:=AVERAGE([.CL87:.CL96])" office:value-type="float" office:value="100" calcext:value-type="float">
            <text:p>100</text:p>
          </table:table-cell>
          <table:table-cell table:formula="of:=AVERAGE([.CM87:.CM96])" office:value-type="float" office:value="100" calcext:value-type="float">
            <text:p>100</text:p>
          </table:table-cell>
          <table:table-cell table:formula="of:=AVERAGE([.CN87:.CN96])" office:value-type="float" office:value="100" calcext:value-type="float">
            <text:p>100</text:p>
          </table:table-cell>
          <table:table-cell table:formula="of:=AVERAGE([.CO87:.CO96])" office:value-type="float" office:value="100" calcext:value-type="float">
            <text:p>100</text:p>
          </table:table-cell>
          <table:table-cell table:formula="of:=AVERAGE([.CP87:.CP96])" office:value-type="float" office:value="100" calcext:value-type="float">
            <text:p>100</text:p>
          </table:table-cell>
          <table:table-cell table:formula="of:=AVERAGE([.CQ87:.CQ96])" office:value-type="float" office:value="100" calcext:value-type="float">
            <text:p>100</text:p>
          </table:table-cell>
          <table:table-cell table:formula="of:=AVERAGE([.CR87:.CR96])" office:value-type="float" office:value="100" calcext:value-type="float">
            <text:p>100</text:p>
          </table:table-cell>
          <table:table-cell table:formula="of:=AVERAGE([.CS87:.CS96])" office:value-type="float" office:value="100" calcext:value-type="float">
            <text:p>100</text:p>
          </table:table-cell>
          <table:table-cell table:formula="of:=AVERAGE([.CT87:.CT96])" office:value-type="float" office:value="100" calcext:value-type="float">
            <text:p>100</text:p>
          </table:table-cell>
          <table:table-cell table:formula="of:=AVERAGE([.CU87:.CU96])" office:value-type="float" office:value="100" calcext:value-type="float">
            <text:p>100</text:p>
          </table:table-cell>
          <table:table-cell table:formula="of:=AVERAGE([.CV87:.CV96])" office:value-type="float" office:value="100" calcext:value-type="float">
            <text:p>100</text:p>
          </table:table-cell>
          <table:table-cell table:formula="of:=AVERAGE([.CW87:.CW96])" office:value-type="float" office:value="100" calcext:value-type="float">
            <text:p>100</text:p>
          </table:table-cell>
          <table:table-cell table:formula="of:=AVERAGE([.CX87:.CX96])" office:value-type="float" office:value="100" calcext:value-type="float">
            <text:p>100</text:p>
          </table:table-cell>
          <table:table-cell table:formula="of:=AVERAGE([.CY87:.CY96])" office:value-type="float" office:value="100" calcext:value-type="float">
            <text:p>100</text:p>
          </table:table-cell>
          <table:table-cell table:formula="of:=AVERAGE([.CZ87:.CZ96])" office:value-type="float" office:value="100" calcext:value-type="float">
            <text:p>100</text:p>
          </table:table-cell>
          <table:table-cell table:formula="of:=AVERAGE([.DA87:.DA96])" office:value-type="float" office:value="100" calcext:value-type="float">
            <text:p>100</text:p>
          </table:table-cell>
          <table:table-cell table:formula="of:=AVERAGE([.DB87:.DB96])" office:value-type="float" office:value="100" calcext:value-type="float">
            <text:p>100</text:p>
          </table:table-cell>
          <table:table-cell table:formula="of:=AVERAGE([.DC87:.DC96])" office:value-type="float" office:value="100" calcext:value-type="float">
            <text:p>100</text:p>
          </table:table-cell>
          <table:table-cell table:formula="of:=AVERAGE([.DD87:.DD96])" office:value-type="float" office:value="100" calcext:value-type="float">
            <text:p>100</text:p>
          </table:table-cell>
          <table:table-cell table:formula="of:=AVERAGE([.DE87:.DE96])" office:value-type="float" office:value="100" calcext:value-type="float">
            <text:p>100</text:p>
          </table:table-cell>
          <table:table-cell table:formula="of:=AVERAGE([.DF87:.DF96])" office:value-type="float" office:value="100" calcext:value-type="float">
            <text:p>100</text:p>
          </table:table-cell>
          <table:table-cell table:formula="of:=AVERAGE([.DG87:.DG96])" office:value-type="float" office:value="100" calcext:value-type="float">
            <text:p>100</text:p>
          </table:table-cell>
          <table:table-cell table:formula="of:=AVERAGE([.DH87:.DH96])" office:value-type="float" office:value="100" calcext:value-type="float">
            <text:p>100</text:p>
          </table:table-cell>
          <table:table-cell table:formula="of:=AVERAGE([.DI87:.DI96])" office:value-type="float" office:value="100" calcext:value-type="float">
            <text:p>100</text:p>
          </table:table-cell>
          <table:table-cell table:formula="of:=AVERAGE([.DJ87:.DJ96])" office:value-type="float" office:value="100" calcext:value-type="float">
            <text:p>100</text:p>
          </table:table-cell>
          <table:table-cell table:formula="of:=AVERAGE([.DK87:.DK96])" office:value-type="float" office:value="100" calcext:value-type="float">
            <text:p>100</text:p>
          </table:table-cell>
          <table:table-cell table:formula="of:=AVERAGE([.DL87:.DL96])" office:value-type="float" office:value="100" calcext:value-type="float">
            <text:p>100</text:p>
          </table:table-cell>
          <table:table-cell table:formula="of:=AVERAGE([.DM87:.DM96])" office:value-type="float" office:value="100" calcext:value-type="float">
            <text:p>100</text:p>
          </table:table-cell>
          <table:table-cell table:formula="of:=AVERAGE([.DN87:.DN96])" office:value-type="float" office:value="100" calcext:value-type="float">
            <text:p>100</text:p>
          </table:table-cell>
          <table:table-cell table:formula="of:=AVERAGE([.DO87:.DO96])" office:value-type="float" office:value="100" calcext:value-type="float">
            <text:p>100</text:p>
          </table:table-cell>
          <table:table-cell table:formula="of:=AVERAGE([.DP87:.DP96])" office:value-type="float" office:value="100" calcext:value-type="float">
            <text:p>100</text:p>
          </table:table-cell>
          <table:table-cell table:formula="of:=AVERAGE([.DQ87:.DQ96])" office:value-type="float" office:value="100" calcext:value-type="float">
            <text:p>100</text:p>
          </table:table-cell>
          <table:table-cell table:formula="of:=AVERAGE([.DR87:.DR96])" office:value-type="float" office:value="100" calcext:value-type="float">
            <text:p>100</text:p>
          </table:table-cell>
          <table:table-cell table:formula="of:=AVERAGE([.DS87:.DS96])" office:value-type="float" office:value="100" calcext:value-type="float">
            <text:p>100</text:p>
          </table:table-cell>
          <table:table-cell table:formula="of:=AVERAGE([.DT87:.DT96])" office:value-type="float" office:value="100" calcext:value-type="float">
            <text:p>100</text:p>
          </table:table-cell>
          <table:table-cell table:formula="of:=AVERAGE([.DU87:.DU96])" office:value-type="float" office:value="100" calcext:value-type="float">
            <text:p>100</text:p>
          </table:table-cell>
          <table:table-cell table:formula="of:=AVERAGE([.DV87:.DV96])" office:value-type="float" office:value="100" calcext:value-type="float">
            <text:p>100</text:p>
          </table:table-cell>
          <table:table-cell table:formula="of:=AVERAGE([.DW87:.DW96])" office:value-type="float" office:value="100" calcext:value-type="float">
            <text:p>100</text:p>
          </table:table-cell>
          <table:table-cell table:formula="of:=AVERAGE([.DX87:.DX96])" office:value-type="float" office:value="100" calcext:value-type="float">
            <text:p>100</text:p>
          </table:table-cell>
          <table:table-cell table:formula="of:=AVERAGE([.DY87:.DY96])" office:value-type="float" office:value="100" calcext:value-type="float">
            <text:p>100</text:p>
          </table:table-cell>
          <table:table-cell table:formula="of:=AVERAGE([.DZ87:.DZ96])" office:value-type="float" office:value="100" calcext:value-type="float">
            <text:p>100</text:p>
          </table:table-cell>
          <table:table-cell table:formula="of:=AVERAGE([.EA87:.EA9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87:.B96])" office:value-type="float" office:value="0" calcext:value-type="float">
            <text:p>0</text:p>
          </table:table-cell>
          <table:table-cell table:formula="of:=STDEV([.C87:.C96])" office:value-type="float" office:value="6.86060501957139" calcext:value-type="float">
            <text:p>6.86060501957139</text:p>
          </table:table-cell>
          <table:table-cell table:formula="of:=STDEV([.D87:.D96])" office:value-type="float" office:value="5.82671582316753" calcext:value-type="float">
            <text:p>5.82671582316753</text:p>
          </table:table-cell>
          <table:table-cell table:formula="of:=STDEV([.E87:.E96])" office:value-type="float" office:value="2.63523138347367" calcext:value-type="float">
            <text:p>2.63523138347367</text:p>
          </table:table-cell>
          <table:table-cell table:formula="of:=STDEV([.F87:.F96])" office:value-type="float" office:value="0" calcext:value-type="float">
            <text:p>0</text:p>
          </table:table-cell>
          <table:table-cell table:formula="of:=STDEV([.G87:.G96])" office:value-type="float" office:value="2.63523138347364" calcext:value-type="float">
            <text:p>2.63523138347364</text:p>
          </table:table-cell>
          <table:table-cell table:formula="of:=STDEV([.H87:.H96])" office:value-type="float" office:value="4.73038510164623" calcext:value-type="float">
            <text:p>4.73038510164623</text:p>
          </table:table-cell>
          <table:table-cell table:formula="of:=STDEV([.I87:.I96])" office:value-type="float" office:value="7.02728368926306" calcext:value-type="float">
            <text:p>7.02728368926306</text:p>
          </table:table-cell>
          <table:table-cell table:formula="of:=STDEV([.J87:.J96])" office:value-type="float" office:value="6.14887322810519" calcext:value-type="float">
            <text:p>6.14887322810519</text:p>
          </table:table-cell>
          <table:table-cell table:formula="of:=STDEV([.K87:.K96])" office:value-type="float" office:value="7.29662529809096" calcext:value-type="float">
            <text:p>7.29662529809096</text:p>
          </table:table-cell>
          <table:table-cell table:formula="of:=STDEV([.L87:.L96])" office:value-type="float" office:value="5.82671582316753" calcext:value-type="float">
            <text:p>5.82671582316753</text:p>
          </table:table-cell>
          <table:table-cell table:formula="of:=STDEV([.M87:.M96])" office:value-type="float" office:value="4.0253824294971" calcext:value-type="float">
            <text:p>4.0253824294971</text:p>
          </table:table-cell>
          <table:table-cell table:formula="of:=STDEV([.N87:.N96])" office:value-type="float" office:value="6.1488732281052" calcext:value-type="float">
            <text:p>6.1488732281052</text:p>
          </table:table-cell>
          <table:table-cell table:formula="of:=STDEV([.O87:.O96])" office:value-type="float" office:value="5.2704627669473" calcext:value-type="float">
            <text:p>5.2704627669473</text:p>
          </table:table-cell>
          <table:table-cell table:formula="of:=STDEV([.P87:.P96])" office:value-type="float" office:value="5.8925565098879" calcext:value-type="float">
            <text:p>5.8925565098879</text:p>
          </table:table-cell>
          <table:table-cell table:formula="of:=STDEV([.Q87:.Q96])" office:value-type="float" office:value="3.51364184463152" calcext:value-type="float">
            <text:p>3.51364184463152</text:p>
          </table:table-cell>
          <table:table-cell table:formula="of:=STDEV([.R87:.R96])" office:value-type="float" office:value="3.51364184463152" calcext:value-type="float">
            <text:p>3.51364184463152</text:p>
          </table:table-cell>
          <table:table-cell table:formula="of:=STDEV([.S87:.S96])" office:value-type="float" office:value="3.51364184463152" calcext:value-type="float">
            <text:p>3.51364184463152</text:p>
          </table:table-cell>
          <table:table-cell table:formula="of:=STDEV([.T87:.T96])" office:value-type="float" office:value="0" calcext:value-type="float">
            <text:p>0</text:p>
          </table:table-cell>
          <table:table-cell table:formula="of:=STDEV([.U87:.U96])" office:value-type="float" office:value="0" calcext:value-type="float">
            <text:p>0</text:p>
          </table:table-cell>
          <table:table-cell table:formula="of:=STDEV([.V87:.V96])" office:value-type="float" office:value="0" calcext:value-type="float">
            <text:p>0</text:p>
          </table:table-cell>
          <table:table-cell table:formula="of:=STDEV([.W87:.W96])" office:value-type="float" office:value="0" calcext:value-type="float">
            <text:p>0</text:p>
          </table:table-cell>
          <table:table-cell table:formula="of:=STDEV([.X87:.X96])" office:value-type="float" office:value="0" calcext:value-type="float">
            <text:p>0</text:p>
          </table:table-cell>
          <table:table-cell table:formula="of:=STDEV([.Y87:.Y96])" office:value-type="float" office:value="0" calcext:value-type="float">
            <text:p>0</text:p>
          </table:table-cell>
          <table:table-cell table:formula="of:=STDEV([.Z87:.Z96])" office:value-type="float" office:value="0" calcext:value-type="float">
            <text:p>0</text:p>
          </table:table-cell>
          <table:table-cell table:formula="of:=STDEV([.AA87:.AA96])" office:value-type="float" office:value="0" calcext:value-type="float">
            <text:p>0</text:p>
          </table:table-cell>
          <table:table-cell table:formula="of:=STDEV([.AB87:.AB96])" office:value-type="float" office:value="0" calcext:value-type="float">
            <text:p>0</text:p>
          </table:table-cell>
          <table:table-cell table:formula="of:=STDEV([.AC87:.AC96])" office:value-type="float" office:value="0" calcext:value-type="float">
            <text:p>0</text:p>
          </table:table-cell>
          <table:table-cell table:formula="of:=STDEV([.AD87:.AD96])" office:value-type="float" office:value="0" calcext:value-type="float">
            <text:p>0</text:p>
          </table:table-cell>
          <table:table-cell table:formula="of:=STDEV([.AE87:.AE96])" office:value-type="float" office:value="0" calcext:value-type="float">
            <text:p>0</text:p>
          </table:table-cell>
          <table:table-cell table:formula="of:=STDEV([.AF87:.AF96])" office:value-type="float" office:value="0" calcext:value-type="float">
            <text:p>0</text:p>
          </table:table-cell>
          <table:table-cell table:formula="of:=STDEV([.AG87:.AG96])" office:value-type="float" office:value="0" calcext:value-type="float">
            <text:p>0</text:p>
          </table:table-cell>
          <table:table-cell table:formula="of:=STDEV([.AH87:.AH96])" office:value-type="float" office:value="0" calcext:value-type="float">
            <text:p>0</text:p>
          </table:table-cell>
          <table:table-cell table:formula="of:=STDEV([.AI87:.AI96])" office:value-type="float" office:value="0" calcext:value-type="float">
            <text:p>0</text:p>
          </table:table-cell>
          <table:table-cell table:formula="of:=STDEV([.AJ87:.AJ96])" office:value-type="float" office:value="0" calcext:value-type="float">
            <text:p>0</text:p>
          </table:table-cell>
          <table:table-cell table:formula="of:=STDEV([.AK87:.AK96])" office:value-type="float" office:value="0" calcext:value-type="float">
            <text:p>0</text:p>
          </table:table-cell>
          <table:table-cell table:formula="of:=STDEV([.AL87:.AL96])" office:value-type="float" office:value="0" calcext:value-type="float">
            <text:p>0</text:p>
          </table:table-cell>
          <table:table-cell table:formula="of:=STDEV([.AM87:.AM96])" office:value-type="float" office:value="0" calcext:value-type="float">
            <text:p>0</text:p>
          </table:table-cell>
          <table:table-cell table:formula="of:=STDEV([.AN87:.AN96])" office:value-type="float" office:value="0" calcext:value-type="float">
            <text:p>0</text:p>
          </table:table-cell>
          <table:table-cell table:formula="of:=STDEV([.AO87:.AO96])" office:value-type="float" office:value="0" calcext:value-type="float">
            <text:p>0</text:p>
          </table:table-cell>
          <table:table-cell table:formula="of:=STDEV([.AP87:.AP96])" office:value-type="float" office:value="0" calcext:value-type="float">
            <text:p>0</text:p>
          </table:table-cell>
          <table:table-cell table:formula="of:=STDEV([.AQ87:.AQ96])" office:value-type="float" office:value="0" calcext:value-type="float">
            <text:p>0</text:p>
          </table:table-cell>
          <table:table-cell table:formula="of:=STDEV([.AR87:.AR96])" office:value-type="float" office:value="0" calcext:value-type="float">
            <text:p>0</text:p>
          </table:table-cell>
          <table:table-cell table:formula="of:=STDEV([.AS87:.AS96])" office:value-type="float" office:value="0" calcext:value-type="float">
            <text:p>0</text:p>
          </table:table-cell>
          <table:table-cell table:formula="of:=STDEV([.AT87:.AT96])" office:value-type="float" office:value="0" calcext:value-type="float">
            <text:p>0</text:p>
          </table:table-cell>
          <table:table-cell table:formula="of:=STDEV([.AU87:.AU96])" office:value-type="float" office:value="0" calcext:value-type="float">
            <text:p>0</text:p>
          </table:table-cell>
          <table:table-cell table:formula="of:=STDEV([.AV87:.AV96])" office:value-type="float" office:value="0" calcext:value-type="float">
            <text:p>0</text:p>
          </table:table-cell>
          <table:table-cell table:formula="of:=STDEV([.AW87:.AW96])" office:value-type="float" office:value="0" calcext:value-type="float">
            <text:p>0</text:p>
          </table:table-cell>
          <table:table-cell table:formula="of:=STDEV([.AX87:.AX96])" office:value-type="float" office:value="0" calcext:value-type="float">
            <text:p>0</text:p>
          </table:table-cell>
          <table:table-cell table:formula="of:=STDEV([.AY87:.AY96])" office:value-type="float" office:value="0" calcext:value-type="float">
            <text:p>0</text:p>
          </table:table-cell>
          <table:table-cell table:formula="of:=STDEV([.AZ87:.AZ96])" office:value-type="float" office:value="0" calcext:value-type="float">
            <text:p>0</text:p>
          </table:table-cell>
          <table:table-cell table:formula="of:=STDEV([.BA87:.BA96])" office:value-type="float" office:value="0" calcext:value-type="float">
            <text:p>0</text:p>
          </table:table-cell>
          <table:table-cell table:formula="of:=STDEV([.BB87:.BB96])" office:value-type="float" office:value="0" calcext:value-type="float">
            <text:p>0</text:p>
          </table:table-cell>
          <table:table-cell table:formula="of:=STDEV([.BC87:.BC96])" office:value-type="float" office:value="0" calcext:value-type="float">
            <text:p>0</text:p>
          </table:table-cell>
          <table:table-cell table:formula="of:=STDEV([.BD87:.BD96])" office:value-type="float" office:value="0" calcext:value-type="float">
            <text:p>0</text:p>
          </table:table-cell>
          <table:table-cell table:formula="of:=STDEV([.BE87:.BE96])" office:value-type="float" office:value="0" calcext:value-type="float">
            <text:p>0</text:p>
          </table:table-cell>
          <table:table-cell table:formula="of:=STDEV([.BF87:.BF96])" office:value-type="float" office:value="0" calcext:value-type="float">
            <text:p>0</text:p>
          </table:table-cell>
          <table:table-cell table:formula="of:=STDEV([.BG87:.BG96])" office:value-type="float" office:value="0" calcext:value-type="float">
            <text:p>0</text:p>
          </table:table-cell>
          <table:table-cell table:formula="of:=STDEV([.BH87:.BH96])" office:value-type="float" office:value="0" calcext:value-type="float">
            <text:p>0</text:p>
          </table:table-cell>
          <table:table-cell table:formula="of:=STDEV([.BI87:.BI96])" office:value-type="float" office:value="0" calcext:value-type="float">
            <text:p>0</text:p>
          </table:table-cell>
          <table:table-cell table:formula="of:=STDEV([.BJ87:.BJ96])" office:value-type="float" office:value="0" calcext:value-type="float">
            <text:p>0</text:p>
          </table:table-cell>
          <table:table-cell table:formula="of:=STDEV([.BK87:.BK96])" office:value-type="float" office:value="0" calcext:value-type="float">
            <text:p>0</text:p>
          </table:table-cell>
          <table:table-cell table:formula="of:=STDEV([.BL87:.BL96])" office:value-type="float" office:value="0" calcext:value-type="float">
            <text:p>0</text:p>
          </table:table-cell>
          <table:table-cell table:formula="of:=STDEV([.BM87:.BM96])" office:value-type="float" office:value="0" calcext:value-type="float">
            <text:p>0</text:p>
          </table:table-cell>
          <table:table-cell table:formula="of:=STDEV([.BN87:.BN96])" office:value-type="float" office:value="0" calcext:value-type="float">
            <text:p>0</text:p>
          </table:table-cell>
          <table:table-cell table:formula="of:=STDEV([.BO87:.BO96])" office:value-type="float" office:value="0" calcext:value-type="float">
            <text:p>0</text:p>
          </table:table-cell>
          <table:table-cell table:formula="of:=STDEV([.BP87:.BP96])" office:value-type="float" office:value="0" calcext:value-type="float">
            <text:p>0</text:p>
          </table:table-cell>
          <table:table-cell table:formula="of:=STDEV([.BQ87:.BQ96])" office:value-type="float" office:value="0" calcext:value-type="float">
            <text:p>0</text:p>
          </table:table-cell>
          <table:table-cell table:formula="of:=STDEV([.BR87:.BR96])" office:value-type="float" office:value="0" calcext:value-type="float">
            <text:p>0</text:p>
          </table:table-cell>
          <table:table-cell table:formula="of:=STDEV([.BS87:.BS96])" office:value-type="float" office:value="0" calcext:value-type="float">
            <text:p>0</text:p>
          </table:table-cell>
          <table:table-cell table:formula="of:=STDEV([.BT87:.BT96])" office:value-type="float" office:value="0" calcext:value-type="float">
            <text:p>0</text:p>
          </table:table-cell>
          <table:table-cell table:formula="of:=STDEV([.BU87:.BU96])" office:value-type="float" office:value="0" calcext:value-type="float">
            <text:p>0</text:p>
          </table:table-cell>
          <table:table-cell table:formula="of:=STDEV([.BV87:.BV96])" office:value-type="float" office:value="0" calcext:value-type="float">
            <text:p>0</text:p>
          </table:table-cell>
          <table:table-cell table:formula="of:=STDEV([.BW87:.BW96])" office:value-type="float" office:value="0" calcext:value-type="float">
            <text:p>0</text:p>
          </table:table-cell>
          <table:table-cell table:formula="of:=STDEV([.BX87:.BX96])" office:value-type="float" office:value="0" calcext:value-type="float">
            <text:p>0</text:p>
          </table:table-cell>
          <table:table-cell table:formula="of:=STDEV([.BY87:.BY96])" office:value-type="float" office:value="0" calcext:value-type="float">
            <text:p>0</text:p>
          </table:table-cell>
          <table:table-cell table:formula="of:=STDEV([.BZ87:.BZ96])" office:value-type="float" office:value="0" calcext:value-type="float">
            <text:p>0</text:p>
          </table:table-cell>
          <table:table-cell table:formula="of:=STDEV([.CA87:.CA96])" office:value-type="float" office:value="0" calcext:value-type="float">
            <text:p>0</text:p>
          </table:table-cell>
          <table:table-cell table:formula="of:=STDEV([.CB87:.CB96])" office:value-type="float" office:value="0" calcext:value-type="float">
            <text:p>0</text:p>
          </table:table-cell>
          <table:table-cell table:formula="of:=STDEV([.CC87:.CC96])" office:value-type="float" office:value="0" calcext:value-type="float">
            <text:p>0</text:p>
          </table:table-cell>
          <table:table-cell table:formula="of:=STDEV([.CD87:.CD96])" office:value-type="float" office:value="0" calcext:value-type="float">
            <text:p>0</text:p>
          </table:table-cell>
          <table:table-cell table:formula="of:=STDEV([.CE87:.CE96])" office:value-type="float" office:value="0" calcext:value-type="float">
            <text:p>0</text:p>
          </table:table-cell>
          <table:table-cell table:formula="of:=STDEV([.CF87:.CF96])" office:value-type="float" office:value="0" calcext:value-type="float">
            <text:p>0</text:p>
          </table:table-cell>
          <table:table-cell table:formula="of:=STDEV([.CG87:.CG96])" office:value-type="float" office:value="0" calcext:value-type="float">
            <text:p>0</text:p>
          </table:table-cell>
          <table:table-cell table:formula="of:=STDEV([.CH87:.CH96])" office:value-type="float" office:value="0" calcext:value-type="float">
            <text:p>0</text:p>
          </table:table-cell>
          <table:table-cell table:formula="of:=STDEV([.CI87:.CI96])" office:value-type="float" office:value="0" calcext:value-type="float">
            <text:p>0</text:p>
          </table:table-cell>
          <table:table-cell table:formula="of:=STDEV([.CJ87:.CJ96])" office:value-type="float" office:value="0" calcext:value-type="float">
            <text:p>0</text:p>
          </table:table-cell>
          <table:table-cell table:formula="of:=STDEV([.CK87:.CK96])" office:value-type="float" office:value="0" calcext:value-type="float">
            <text:p>0</text:p>
          </table:table-cell>
          <table:table-cell table:formula="of:=STDEV([.CL87:.CL96])" office:value-type="float" office:value="0" calcext:value-type="float">
            <text:p>0</text:p>
          </table:table-cell>
          <table:table-cell table:formula="of:=STDEV([.CM87:.CM96])" office:value-type="float" office:value="0" calcext:value-type="float">
            <text:p>0</text:p>
          </table:table-cell>
          <table:table-cell table:formula="of:=STDEV([.CN87:.CN96])" office:value-type="float" office:value="0" calcext:value-type="float">
            <text:p>0</text:p>
          </table:table-cell>
          <table:table-cell table:formula="of:=STDEV([.CO87:.CO96])" office:value-type="float" office:value="0" calcext:value-type="float">
            <text:p>0</text:p>
          </table:table-cell>
          <table:table-cell table:formula="of:=STDEV([.CP87:.CP96])" office:value-type="float" office:value="0" calcext:value-type="float">
            <text:p>0</text:p>
          </table:table-cell>
          <table:table-cell table:formula="of:=STDEV([.CQ87:.CQ96])" office:value-type="float" office:value="0" calcext:value-type="float">
            <text:p>0</text:p>
          </table:table-cell>
          <table:table-cell table:formula="of:=STDEV([.CR87:.CR96])" office:value-type="float" office:value="0" calcext:value-type="float">
            <text:p>0</text:p>
          </table:table-cell>
          <table:table-cell table:formula="of:=STDEV([.CS87:.CS96])" office:value-type="float" office:value="0" calcext:value-type="float">
            <text:p>0</text:p>
          </table:table-cell>
          <table:table-cell table:formula="of:=STDEV([.CT87:.CT96])" office:value-type="float" office:value="0" calcext:value-type="float">
            <text:p>0</text:p>
          </table:table-cell>
          <table:table-cell table:formula="of:=STDEV([.CU87:.CU96])" office:value-type="float" office:value="0" calcext:value-type="float">
            <text:p>0</text:p>
          </table:table-cell>
          <table:table-cell table:formula="of:=STDEV([.CV87:.CV96])" office:value-type="float" office:value="0" calcext:value-type="float">
            <text:p>0</text:p>
          </table:table-cell>
          <table:table-cell table:formula="of:=STDEV([.CW87:.CW96])" office:value-type="float" office:value="0" calcext:value-type="float">
            <text:p>0</text:p>
          </table:table-cell>
          <table:table-cell table:formula="of:=STDEV([.CX87:.CX96])" office:value-type="float" office:value="0" calcext:value-type="float">
            <text:p>0</text:p>
          </table:table-cell>
          <table:table-cell table:formula="of:=STDEV([.CY87:.CY96])" office:value-type="float" office:value="0" calcext:value-type="float">
            <text:p>0</text:p>
          </table:table-cell>
          <table:table-cell table:formula="of:=STDEV([.CZ87:.CZ96])" office:value-type="float" office:value="0" calcext:value-type="float">
            <text:p>0</text:p>
          </table:table-cell>
          <table:table-cell table:formula="of:=STDEV([.DA87:.DA96])" office:value-type="float" office:value="0" calcext:value-type="float">
            <text:p>0</text:p>
          </table:table-cell>
          <table:table-cell table:formula="of:=STDEV([.DB87:.DB96])" office:value-type="float" office:value="0" calcext:value-type="float">
            <text:p>0</text:p>
          </table:table-cell>
          <table:table-cell table:formula="of:=STDEV([.DC87:.DC96])" office:value-type="float" office:value="0" calcext:value-type="float">
            <text:p>0</text:p>
          </table:table-cell>
          <table:table-cell table:formula="of:=STDEV([.DD87:.DD96])" office:value-type="float" office:value="0" calcext:value-type="float">
            <text:p>0</text:p>
          </table:table-cell>
          <table:table-cell table:formula="of:=STDEV([.DE87:.DE96])" office:value-type="float" office:value="0" calcext:value-type="float">
            <text:p>0</text:p>
          </table:table-cell>
          <table:table-cell table:formula="of:=STDEV([.DF87:.DF96])" office:value-type="float" office:value="0" calcext:value-type="float">
            <text:p>0</text:p>
          </table:table-cell>
          <table:table-cell table:formula="of:=STDEV([.DG87:.DG96])" office:value-type="float" office:value="0" calcext:value-type="float">
            <text:p>0</text:p>
          </table:table-cell>
          <table:table-cell table:formula="of:=STDEV([.DH87:.DH96])" office:value-type="float" office:value="0" calcext:value-type="float">
            <text:p>0</text:p>
          </table:table-cell>
          <table:table-cell table:formula="of:=STDEV([.DI87:.DI96])" office:value-type="float" office:value="0" calcext:value-type="float">
            <text:p>0</text:p>
          </table:table-cell>
          <table:table-cell table:formula="of:=STDEV([.DJ87:.DJ96])" office:value-type="float" office:value="0" calcext:value-type="float">
            <text:p>0</text:p>
          </table:table-cell>
          <table:table-cell table:formula="of:=STDEV([.DK87:.DK96])" office:value-type="float" office:value="0" calcext:value-type="float">
            <text:p>0</text:p>
          </table:table-cell>
          <table:table-cell table:formula="of:=STDEV([.DL87:.DL96])" office:value-type="float" office:value="0" calcext:value-type="float">
            <text:p>0</text:p>
          </table:table-cell>
          <table:table-cell table:formula="of:=STDEV([.DM87:.DM96])" office:value-type="float" office:value="0" calcext:value-type="float">
            <text:p>0</text:p>
          </table:table-cell>
          <table:table-cell table:formula="of:=STDEV([.DN87:.DN96])" office:value-type="float" office:value="0" calcext:value-type="float">
            <text:p>0</text:p>
          </table:table-cell>
          <table:table-cell table:formula="of:=STDEV([.DO87:.DO96])" office:value-type="float" office:value="0" calcext:value-type="float">
            <text:p>0</text:p>
          </table:table-cell>
          <table:table-cell table:formula="of:=STDEV([.DP87:.DP96])" office:value-type="float" office:value="0" calcext:value-type="float">
            <text:p>0</text:p>
          </table:table-cell>
          <table:table-cell table:formula="of:=STDEV([.DQ87:.DQ96])" office:value-type="float" office:value="0" calcext:value-type="float">
            <text:p>0</text:p>
          </table:table-cell>
          <table:table-cell table:formula="of:=STDEV([.DR87:.DR96])" office:value-type="float" office:value="0" calcext:value-type="float">
            <text:p>0</text:p>
          </table:table-cell>
          <table:table-cell table:formula="of:=STDEV([.DS87:.DS96])" office:value-type="float" office:value="0" calcext:value-type="float">
            <text:p>0</text:p>
          </table:table-cell>
          <table:table-cell table:formula="of:=STDEV([.DT87:.DT96])" office:value-type="float" office:value="0" calcext:value-type="float">
            <text:p>0</text:p>
          </table:table-cell>
          <table:table-cell table:formula="of:=STDEV([.DU87:.DU96])" office:value-type="float" office:value="0" calcext:value-type="float">
            <text:p>0</text:p>
          </table:table-cell>
          <table:table-cell table:formula="of:=STDEV([.DV87:.DV96])" office:value-type="float" office:value="0" calcext:value-type="float">
            <text:p>0</text:p>
          </table:table-cell>
          <table:table-cell table:formula="of:=STDEV([.DW87:.DW96])" office:value-type="float" office:value="0" calcext:value-type="float">
            <text:p>0</text:p>
          </table:table-cell>
          <table:table-cell table:formula="of:=STDEV([.DX87:.DX96])" office:value-type="float" office:value="0" calcext:value-type="float">
            <text:p>0</text:p>
          </table:table-cell>
          <table:table-cell table:formula="of:=STDEV([.DY87:.DY96])" office:value-type="float" office:value="0" calcext:value-type="float">
            <text:p>0</text:p>
          </table:table-cell>
          <table:table-cell table:formula="of:=STDEV([.DZ87:.DZ96])" office:value-type="float" office:value="0" calcext:value-type="float">
            <text:p>0</text:p>
          </table:table-cell>
          <table:table-cell table:formula="of:=STDEV([.EA87:.EA9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4:28:12.525057485</dc:date>
    <meta:editing-duration>PT4H3M19S</meta:editing-duration>
    <meta:editing-cycles>3</meta:editing-cycles>
    <meta:generator>LibreOffice/7.3.6.2$Linux_X86_64 LibreOffice_project/30$Build-2</meta:generator>
    <meta:document-statistic meta:table-count="1" meta:cell-count="109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symbol-type="none" chart:link-data-style-to-source="true" chart:error-category="cell-range" chart:error-upper-range="tiny_plane_module_percentage_data.B98:tiny_plane_module_percentage_data.EA98" chart:error-lower-range="tiny_plane_module_percentage_data.B98:tiny_plane_module_percentage_data.EA98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iny_plane_module_percentage_data.B98:tiny_plane_module_percentage_data.EA98" chart:error-lower-range="tiny_plane_module_percentage_data.B98:tiny_plane_module_percentage_data.EA98" loext:std-weight="1"/>
      <style:graphic-properties draw:stroke="solid" svg:stroke-width="0cm" svg:stroke-color="#2a6099" svg:stroke-opacity="100%" draw:stroke-linejoin="roun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error-category="cell-range" chart:error-upper-range="tiny_plane_module_percentage_data.B28:tiny_plane_module_percentage_data.EA28" chart:error-lower-range="tiny_plane_module_percentage_data.B28:tiny_plane_module_percentage_data.EA28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iny_plane_module_percentage_data.B28:tiny_plane_module_percentage_data.EA28" chart:error-lower-range="tiny_plane_module_percentage_data.B28:tiny_plane_module_percentage_data.EA28" loext:std-weight="1"/>
      <style:graphic-properties draw:stroke="solid" svg:stroke-width="0cm" svg:stroke-color="#80008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tiny_plane_module_percentage_data.B54:tiny_plane_module_percentage_data.EA54" chart:error-lower-range="tiny_plane_module_percentage_data.B54:tiny_plane_module_percentage_data.EA5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tiny_plane_module_percentage_data.B54:tiny_plane_module_percentage_data.EA54" chart:error-lower-range="tiny_plane_module_percentage_data.B54:tiny_plane_module_percentage_data.EA54" loext:std-weight="1"/>
      <style:graphic-properties draw:stroke="solid" svg:stroke-width="0cm" svg:stroke-color="#00a933" svg:stroke-opacity="100%" draw:stroke-linejoin="round"/>
    </style:style>
    <style:style style:name="ch15" style:family="chart" style:data-style-name="N0">
      <style:chart-properties chart:symbol-type="none" chart:link-data-style-to-source="true" chart:error-category="cell-range" chart:error-upper-range="tiny_plane_module_percentage_data.G67:tiny_plane_module_percentage_data.EA67" chart:error-lower-range="tiny_plane_module_percentage_data.G67:tiny_plane_module_percentage_data.EA6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tiny_plane_module_percentage_data.G67:tiny_plane_module_percentage_data.EA67" chart:error-lower-range="tiny_plane_module_percentage_data.G67:tiny_plane_module_percentage_data.EA67" loext:std-weight="1"/>
      <style:graphic-properties draw:stroke="solid" svg:stroke-width="0cm" svg:stroke-color="#ffff00" svg:stroke-opacity="100%" draw:stroke-linejoin="round"/>
    </style:style>
    <style:style style:name="ch17" style:family="chart" style:data-style-name="N0">
      <style:chart-properties chart:symbol-type="none" chart:link-data-style-to-source="true" chart:error-category="cell-range" chart:error-upper-range="tiny_plane_module_percentage_data.B83:tiny_plane_module_percentage_data.EA83" chart:error-lower-range="tiny_plane_module_percentage_data.B83:tiny_plane_module_percentage_data.EA8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tiny_plane_module_percentage_data.B83:tiny_plane_module_percentage_data.EA83" chart:error-lower-range="tiny_plane_module_percentage_data.B83:tiny_plane_module_percentage_data.EA83" loext:std-weight="1"/>
      <style:graphic-properties draw:stroke="solid" svg:stroke-width="0cm" svg:stroke-color="#ff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621cm" svg:height="19.258cm" xlink:href=".." xlink:type="simple" chart:class="chart:line" chart:style-name="ch1">
        <chart:title svg:x="7.083cm" svg:y="0.521cm" chart:style-name="ch2">
          <text:p>Percentage of Successfully Classified Cells for Plane Self-Classification</text:p>
        </chart:title>
        <chart:subtitle svg:x="12.242cm" svg:y="1.685cm" chart:style-name="ch3">
          <text:p>Plane size less than 10</text:p>
        </chart:subtitle>
        <chart:plot-area chart:style-name="ch4" table:cell-range-address="tiny_plane_module_percentage_data.B97:tiny_plane_module_percentage_data.EA97 tiny_plane_module_percentage_data.B14:tiny_plane_module_percentage_data.EA14 tiny_plane_module_percentage_data.B27:tiny_plane_module_percentage_data.EA27 tiny_plane_module_percentage_data.B53:tiny_plane_module_percentage_data.EA53 tiny_plane_module_percentage_data.G66:tiny_plane_module_percentage_data.EA66 tiny_plane_module_percentage_data.B82:tiny_plane_module_percentage_data.EA82" svg:x="1.061cm" svg:y="2.268cm" svg:width="25.921cm" svg:height="16.087cm">
          <chart:coordinate-region svg:x="1.868cm" svg:y="2.467cm" svg:width="24.974cm" svg:height="14.964cm"/>
          <chart:axis chart:dimension="x" chart:name="primary-x" chart:style-name="ch5">
            <chart:title svg:x="13.019cm" svg:y="18.554cm" chart:style-name="ch6">
              <text:p>Time step</text:p>
            </chart:title>
          </chart:axis>
          <chart:axis chart:dimension="y" chart:name="primary-y" chart:style-name="ch5">
            <chart:title svg:x="0cm" svg:y="13.946cm" chart:style-name="ch7">
              <text:p>Percentage of correctly identified cells</text:p>
            </chart:title>
          </chart:axis>
          <chart:series chart:style-name="ch8" chart:values-cell-range-address="tiny_plane_module_percentage_data.B97:tiny_plane_module_percentage_data.EA97" chart:class="chart:line">
            <chart:error-indicator chart:style-name="ch9" chart:dimension="y"/>
            <chart:data-point chart:repeated="130"/>
          </chart:series>
          <chart:series chart:style-name="ch10" chart:values-cell-range-address="tiny_plane_module_percentage_data.B14:tiny_plane_module_percentage_data.EA14" chart:class="chart:line">
            <chart:data-point chart:repeated="130"/>
          </chart:series>
          <chart:series chart:style-name="ch11" chart:values-cell-range-address="tiny_plane_module_percentage_data.B27:tiny_plane_module_percentage_data.EA27" chart:class="chart:line">
            <chart:error-indicator chart:style-name="ch12" chart:dimension="y"/>
            <chart:data-point chart:repeated="130"/>
          </chart:series>
          <chart:series chart:style-name="ch13" chart:values-cell-range-address="tiny_plane_module_percentage_data.B53:tiny_plane_module_percentage_data.EA53" chart:class="chart:line">
            <chart:error-indicator chart:style-name="ch14" chart:dimension="y"/>
            <chart:data-point chart:repeated="130"/>
          </chart:series>
          <chart:series chart:style-name="ch15" chart:values-cell-range-address="tiny_plane_module_percentage_data.G66:tiny_plane_module_percentage_data.EA66" chart:class="chart:line">
            <chart:error-indicator chart:style-name="ch16" chart:dimension="y"/>
            <chart:data-point chart:repeated="125"/>
          </chart:series>
          <chart:series chart:style-name="ch17" chart:values-cell-range-address="tiny_plane_module_percentage_data.B82:tiny_plane_module_percentage_data.EA82" chart:class="chart:line">
            <chart:error-indicator chart:style-name="ch18" chart:dimension="y"/>
            <chart:data-point chart:repeated="1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B97:tiny_plane_module_percentage_data.EA97</svg:desc>
                </draw:g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1666666666666">
                <text:p>84.166666666666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2.5">
                <text:p>82.5</text:p>
              </table:table-cell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82.5">
                <text:p>82.5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98:tiny_plane_module_percentage_data.EA98</svg:desc>
                </draw:g>
              </table:table-cell>
              <table:table-cell office:value-type="float" office:value="6.86060501957139">
                <text:p>6.86060501957139</text:p>
              </table:table-cell>
              <table:table-cell office:value-type="float" office:value="5.82671582316753">
                <text:p>5.82671582316753</text:p>
              </table:table-cell>
              <table:table-cell office:value-type="float" office:value="2.63523138347367">
                <text:p>2.63523138347367</text:p>
              </table:table-cell>
              <table:table-cell office:value-type="float" office:value="0">
                <text:p>0</text:p>
              </table:table-cell>
              <table:table-cell office:value-type="float" office:value="2.63523138347364">
                <text:p>2.63523138347364</text:p>
              </table:table-cell>
              <table:table-cell office:value-type="float" office:value="4.73038510164623">
                <text:p>4.73038510164623</text:p>
              </table:table-cell>
              <table:table-cell office:value-type="float" office:value="7.02728368926306">
                <text:p>7.02728368926306</text:p>
              </table:table-cell>
              <table:table-cell office:value-type="float" office:value="6.14887322810519">
                <text:p>6.14887322810519</text:p>
              </table:table-cell>
              <table:table-cell office:value-type="float" office:value="7.29662529809096">
                <text:p>7.29662529809096</text:p>
              </table:table-cell>
              <table:table-cell office:value-type="float" office:value="5.82671582316753">
                <text:p>5.82671582316753</text:p>
              </table:table-cell>
              <table:table-cell office:value-type="float" office:value="4.0253824294971">
                <text:p>4.0253824294971</text:p>
              </table:table-cell>
              <table:table-cell office:value-type="float" office:value="6.1488732281052">
                <text:p>6.1488732281052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5.8925565098879">
                <text:p>5.8925565098879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98:tiny_plane_module_percentage_data.EA98</svg:desc>
                </draw:g>
              </table:table-cell>
              <table:table-cell office:value-type="float" office:value="6.86060501957139">
                <text:p>6.86060501957139</text:p>
              </table:table-cell>
              <table:table-cell office:value-type="float" office:value="5.82671582316753">
                <text:p>5.82671582316753</text:p>
              </table:table-cell>
              <table:table-cell office:value-type="float" office:value="2.63523138347367">
                <text:p>2.63523138347367</text:p>
              </table:table-cell>
              <table:table-cell office:value-type="float" office:value="0">
                <text:p>0</text:p>
              </table:table-cell>
              <table:table-cell office:value-type="float" office:value="2.63523138347364">
                <text:p>2.63523138347364</text:p>
              </table:table-cell>
              <table:table-cell office:value-type="float" office:value="4.73038510164623">
                <text:p>4.73038510164623</text:p>
              </table:table-cell>
              <table:table-cell office:value-type="float" office:value="7.02728368926306">
                <text:p>7.02728368926306</text:p>
              </table:table-cell>
              <table:table-cell office:value-type="float" office:value="6.14887322810519">
                <text:p>6.14887322810519</text:p>
              </table:table-cell>
              <table:table-cell office:value-type="float" office:value="7.29662529809096">
                <text:p>7.29662529809096</text:p>
              </table:table-cell>
              <table:table-cell office:value-type="float" office:value="5.82671582316753">
                <text:p>5.82671582316753</text:p>
              </table:table-cell>
              <table:table-cell office:value-type="float" office:value="4.0253824294971">
                <text:p>4.0253824294971</text:p>
              </table:table-cell>
              <table:table-cell office:value-type="float" office:value="6.1488732281052">
                <text:p>6.1488732281052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5.8925565098879">
                <text:p>5.8925565098879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3.51364184463152">
                <text:p>3.51364184463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B14:tiny_plane_module_percentage_data.EA1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8.5714285714286">
                <text:p>88.5714285714286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5.7142857142857">
                <text:p>95.7142857142857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90">
                <text:p>90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2.8571428571428">
                <text:p>82.8571428571428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77.1428571428571">
                <text:p>77.1428571428571</text:p>
              </table:table-cell>
              <table:table-cell office:value-type="float" office:value="75.7142857142857">
                <text:p>75.7142857142857</text:p>
              </table:table-cell>
              <table:table-cell office:value-type="float" office:value="72.8571428571428">
                <text:p>72.857142857142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0">
                <text:p>70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2.8571428571429">
                <text:p>62.8571428571429</text:p>
              </table:table-cell>
              <table:table-cell office:value-type="float" office:value="61.4285714285714">
                <text:p>61.4285714285714</text:p>
              </table:table-cell>
              <table:table-cell office:value-type="float" office:value="58.5714285714286">
                <text:p>58.5714285714286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41.4285714285715">
                <text:p>41.4285714285715</text:p>
              </table:table-cell>
              <table:table-cell office:value-type="float" office:value="40">
                <text:p>40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7.1428571428572">
                <text:p>27.1428571428572</text:p>
              </table:table-cell>
              <table:table-cell office:value-type="float" office:value="27.1428571428572">
                <text:p>27.1428571428572</text:p>
              </table:table-cell>
              <table:table-cell office:value-type="float" office:value="27.1428571428572">
                <text:p>27.1428571428572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0">
                <text:p>20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7.1428571428572">
                <text:p>17.1428571428572</text:p>
              </table:table-cell>
              <table:table-cell office:value-type="float" office:value="17.1428571428572">
                <text:p>17.1428571428572</text:p>
              </table:table-cell>
              <table:table-cell office:value-type="float" office:value="17.1428571428572">
                <text:p>17.1428571428572</text:p>
              </table:table-cell>
              <table:table-cell office:value-type="float" office:value="17.1428571428572">
                <text:p>17.1428571428572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B27:tiny_plane_module_percentage_data.EA2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5">
                <text:p>35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28:tiny_plane_module_percentage_data.EA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7.02728368926308">
                <text:p>7.02728368926308</text:p>
              </table:table-cell>
              <table:table-cell office:value-type="float" office:value="7.02728368926308">
                <text:p>7.02728368926308</text:p>
              </table:table-cell>
              <table:table-cell office:value-type="float" office:value="11.7851130197758">
                <text:p>11.7851130197758</text:p>
              </table:table-cell>
              <table:table-cell office:value-type="float" office:value="13.7212100391427">
                <text:p>13.7212100391427</text:p>
              </table:table-cell>
              <table:table-cell office:value-type="float" office:value="14.5932505961819">
                <text:p>14.5932505961819</text:p>
              </table:table-cell>
              <table:table-cell office:value-type="float" office:value="18.9215404065849">
                <text:p>18.9215404065849</text:p>
              </table:table-cell>
              <table:table-cell office:value-type="float" office:value="26.1170206078737">
                <text:p>26.1170206078737</text:p>
              </table:table-cell>
              <table:table-cell office:value-type="float" office:value="22.838671990105">
                <text:p>22.838671990105</text:p>
              </table:table-cell>
              <table:table-cell office:value-type="float" office:value="22.838671990105">
                <text:p>22.838671990105</text:p>
              </table:table-cell>
              <table:table-cell office:value-type="float" office:value="25.8198889747161">
                <text:p>25.8198889747161</text:p>
              </table:table-cell>
              <table:table-cell office:value-type="float" office:value="23.8953479640073">
                <text:p>23.8953479640073</text:p>
              </table:table-cell>
              <table:table-cell office:value-type="float" office:value="26.9887951144247">
                <text:p>26.9887951144247</text:p>
              </table:table-cell>
              <table:table-cell office:value-type="float" office:value="29.865955679368">
                <text:p>29.865955679368</text:p>
              </table:table-cell>
              <table:table-cell office:value-type="float" office:value="27.4985970461435">
                <text:p>27.4985970461435</text:p>
              </table:table-cell>
              <table:table-cell office:value-type="float" office:value="26.1170206078737">
                <text:p>26.1170206078737</text:p>
              </table:table-cell>
              <table:table-cell office:value-type="float" office:value="24.1522945769824">
                <text:p>24.1522945769824</text:p>
              </table:table-cell>
              <table:table-cell office:value-type="float" office:value="22.8386719901049">
                <text:p>22.8386719901049</text:p>
              </table:table-cell>
              <table:table-cell office:value-type="float" office:value="22.8386719901049">
                <text:p>22.8386719901049</text:p>
              </table:table-cell>
              <table:table-cell office:value-type="float" office:value="14.0545673785261">
                <text:p>14.0545673785261</text:p>
              </table:table-cell>
              <table:table-cell office:value-type="float" office:value="11.2491426285092">
                <text:p>11.2491426285092</text:p>
              </table:table-cell>
              <table:table-cell office:value-type="float" office:value="11.2491426285092">
                <text:p>11.2491426285092</text:p>
              </table:table-cell>
              <table:table-cell office:value-type="float" office:value="7.02728368926304">
                <text:p>7.02728368926304</text:p>
              </table:table-cell>
              <table:table-cell office:value-type="float" office:value="7.02728368926304">
                <text:p>7.02728368926304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28:tiny_plane_module_percentage_data.EA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5.27046276694731">
                <text:p>5.27046276694731</text:p>
              </table:table-cell>
              <table:table-cell office:value-type="float" office:value="7.02728368926308">
                <text:p>7.02728368926308</text:p>
              </table:table-cell>
              <table:table-cell office:value-type="float" office:value="7.02728368926308">
                <text:p>7.02728368926308</text:p>
              </table:table-cell>
              <table:table-cell office:value-type="float" office:value="11.7851130197758">
                <text:p>11.7851130197758</text:p>
              </table:table-cell>
              <table:table-cell office:value-type="float" office:value="13.7212100391427">
                <text:p>13.7212100391427</text:p>
              </table:table-cell>
              <table:table-cell office:value-type="float" office:value="14.5932505961819">
                <text:p>14.5932505961819</text:p>
              </table:table-cell>
              <table:table-cell office:value-type="float" office:value="18.9215404065849">
                <text:p>18.9215404065849</text:p>
              </table:table-cell>
              <table:table-cell office:value-type="float" office:value="26.1170206078737">
                <text:p>26.1170206078737</text:p>
              </table:table-cell>
              <table:table-cell office:value-type="float" office:value="22.838671990105">
                <text:p>22.838671990105</text:p>
              </table:table-cell>
              <table:table-cell office:value-type="float" office:value="22.838671990105">
                <text:p>22.838671990105</text:p>
              </table:table-cell>
              <table:table-cell office:value-type="float" office:value="25.8198889747161">
                <text:p>25.8198889747161</text:p>
              </table:table-cell>
              <table:table-cell office:value-type="float" office:value="23.8953479640073">
                <text:p>23.8953479640073</text:p>
              </table:table-cell>
              <table:table-cell office:value-type="float" office:value="26.9887951144247">
                <text:p>26.9887951144247</text:p>
              </table:table-cell>
              <table:table-cell office:value-type="float" office:value="29.865955679368">
                <text:p>29.865955679368</text:p>
              </table:table-cell>
              <table:table-cell office:value-type="float" office:value="27.4985970461435">
                <text:p>27.4985970461435</text:p>
              </table:table-cell>
              <table:table-cell office:value-type="float" office:value="26.1170206078737">
                <text:p>26.1170206078737</text:p>
              </table:table-cell>
              <table:table-cell office:value-type="float" office:value="24.1522945769824">
                <text:p>24.1522945769824</text:p>
              </table:table-cell>
              <table:table-cell office:value-type="float" office:value="22.8386719901049">
                <text:p>22.8386719901049</text:p>
              </table:table-cell>
              <table:table-cell office:value-type="float" office:value="22.8386719901049">
                <text:p>22.8386719901049</text:p>
              </table:table-cell>
              <table:table-cell office:value-type="float" office:value="14.0545673785261">
                <text:p>14.0545673785261</text:p>
              </table:table-cell>
              <table:table-cell office:value-type="float" office:value="11.2491426285092">
                <text:p>11.2491426285092</text:p>
              </table:table-cell>
              <table:table-cell office:value-type="float" office:value="11.2491426285092">
                <text:p>11.2491426285092</text:p>
              </table:table-cell>
              <table:table-cell office:value-type="float" office:value="7.02728368926304">
                <text:p>7.02728368926304</text:p>
              </table:table-cell>
              <table:table-cell office:value-type="float" office:value="7.02728368926304">
                <text:p>7.02728368926304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5.27046276694728">
                <text:p>5.27046276694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B53:tiny_plane_module_percentage_data.EA53</svg:desc>
                </draw:g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8.5714285714286">
                <text:p>88.5714285714286</text:p>
              </table:table-cell>
              <table:table-cell office:value-type="float" office:value="88.5714285714286">
                <text:p>88.5714285714286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0">
                <text:p>90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2.8571428571428">
                <text:p>82.8571428571428</text:p>
              </table:table-cell>
              <table:table-cell office:value-type="float" office:value="82.8571428571428">
                <text:p>82.8571428571428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80">
                <text:p>80</text:p>
              </table:table-cell>
              <table:table-cell office:value-type="float" office:value="75.7142857142857">
                <text:p>75.7142857142857</text:p>
              </table:table-cell>
              <table:table-cell office:value-type="float" office:value="74.2857142857143">
                <text:p>74.285714285714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62.8571428571428">
                <text:p>62.8571428571428</text:p>
              </table:table-cell>
              <table:table-cell office:value-type="float" office:value="58.5714285714286">
                <text:p>58.5714285714286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7.1428571428572">
                <text:p>47.1428571428572</text:p>
              </table:table-cell>
              <table:table-cell office:value-type="float" office:value="47.1428571428572">
                <text:p>47.1428571428572</text:p>
              </table:table-cell>
              <table:table-cell office:value-type="float" office:value="44.2857142857143">
                <text:p>44.285714285714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30">
                <text:p>3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7.1428571428572">
                <text:p>27.1428571428572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7.1428571428572">
                <text:p>17.1428571428572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15.7142857142857">
                <text:p>15.714285714285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54:tiny_plane_module_percentage_data.EA54</svg:desc>
                </draw:g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52923252421044">
                <text:p>7.52923252421044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4.2061275144536">
                <text:p>14.2061275144536</text:p>
              </table:table-cell>
              <table:table-cell office:value-type="float" office:value="13.4687005940295">
                <text:p>13.4687005940295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3.1276654781812">
                <text:p>13.1276654781812</text:p>
              </table:table-cell>
              <table:table-cell office:value-type="float" office:value="13.1276654781812">
                <text:p>13.1276654781812</text:p>
              </table:table-cell>
              <table:table-cell office:value-type="float" office:value="13.5526185435788">
                <text:p>13.5526185435788</text:p>
              </table:table-cell>
              <table:table-cell office:value-type="float" office:value="16.7683970111038">
                <text:p>16.7683970111038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8.8080168172681">
                <text:p>18.8080168172681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7.5610370615103">
                <text:p>17.5610370615103</text:p>
              </table:table-cell>
              <table:table-cell office:value-type="float" office:value="17.5610370615103">
                <text:p>17.5610370615103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20.7019667802706">
                <text:p>20.7019667802706</text:p>
              </table:table-cell>
              <table:table-cell office:value-type="float" office:value="16.2184632056442">
                <text:p>16.2184632056442</text:p>
              </table:table-cell>
              <table:table-cell office:value-type="float" office:value="16.5643115532629">
                <text:p>16.5643115532629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9.5760045629471">
                <text:p>19.5760045629471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21.5077900774023">
                <text:p>21.507790077402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8.8080168172681">
                <text:p>18.8080168172681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17.817416127495">
                <text:p>17.817416127495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15.1335700781626">
                <text:p>15.1335700781626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64212225300791">
                <text:p>9.64212225300791</text:p>
              </table:table-cell>
              <table:table-cell office:value-type="float" office:value="9.64212225300791">
                <text:p>9.64212225300791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54:tiny_plane_module_percentage_data.EA54</svg:desc>
                </draw:g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52923252421044">
                <text:p>7.52923252421044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4.2061275144536">
                <text:p>14.2061275144536</text:p>
              </table:table-cell>
              <table:table-cell office:value-type="float" office:value="13.4687005940295">
                <text:p>13.4687005940295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3.1276654781812">
                <text:p>13.1276654781812</text:p>
              </table:table-cell>
              <table:table-cell office:value-type="float" office:value="13.1276654781812">
                <text:p>13.1276654781812</text:p>
              </table:table-cell>
              <table:table-cell office:value-type="float" office:value="13.5526185435788">
                <text:p>13.5526185435788</text:p>
              </table:table-cell>
              <table:table-cell office:value-type="float" office:value="16.7683970111038">
                <text:p>16.7683970111038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8.8080168172681">
                <text:p>18.8080168172681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7.5610370615103">
                <text:p>17.5610370615103</text:p>
              </table:table-cell>
              <table:table-cell office:value-type="float" office:value="17.5610370615103">
                <text:p>17.5610370615103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20.7019667802706">
                <text:p>20.7019667802706</text:p>
              </table:table-cell>
              <table:table-cell office:value-type="float" office:value="16.2184632056442">
                <text:p>16.2184632056442</text:p>
              </table:table-cell>
              <table:table-cell office:value-type="float" office:value="16.5643115532629">
                <text:p>16.5643115532629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9.5760045629471">
                <text:p>19.5760045629471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21.5077900774023">
                <text:p>21.507790077402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7.8809365290653">
                <text:p>17.8809365290653</text:p>
              </table:table-cell>
              <table:table-cell office:value-type="float" office:value="18.8080168172681">
                <text:p>18.8080168172681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17.817416127495">
                <text:p>17.817416127495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15.1335700781626">
                <text:p>15.1335700781626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9.64212225300791">
                <text:p>9.64212225300791</text:p>
              </table:table-cell>
              <table:table-cell office:value-type="float" office:value="9.64212225300791">
                <text:p>9.64212225300791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G66:tiny_plane_module_percentage_data.EA6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1.1111111111111">
                <text:p>91.1111111111111</text:p>
              </table:table-cell>
              <table:table-cell office:value-type="float" office:value="91.1111111111111">
                <text:p>91.1111111111111</text:p>
              </table:table-cell>
              <table:table-cell office:value-type="float" office:value="87.7777777777778">
                <text:p>87.777777777777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2.2222222222223">
                <text:p>82.2222222222223</text:p>
              </table:table-cell>
              <table:table-cell office:value-type="float" office:value="80">
                <text:p>80</text:p>
              </table:table-cell>
              <table:table-cell office:value-type="float" office:value="74.4444444444445">
                <text:p>74.4444444444445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70">
                <text:p>70</text:p>
              </table:table-cell>
              <table:table-cell office:value-type="float" office:value="65.5555555555556">
                <text:p>65.5555555555556</text:p>
              </table:table-cell>
              <table:table-cell office:value-type="float" office:value="63.3333333333334">
                <text:p>63.3333333333334</text:p>
              </table:table-cell>
              <table:table-cell office:value-type="float" office:value="57.7777777777778">
                <text:p>57.7777777777778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4.4444444444445">
                <text:p>54.4444444444445</text:p>
              </table:table-cell>
              <table:table-cell office:value-type="float" office:value="50">
                <text:p>5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2.2222222222222">
                <text:p>42.2222222222222</text:p>
              </table:table-cell>
              <table:table-cell office:value-type="float" office:value="41.1111111111111">
                <text:p>41.1111111111111</text:p>
              </table:table-cell>
              <table:table-cell office:value-type="float" office:value="40">
                <text:p>40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35.5555555555555">
                <text:p>35.5555555555555</text:p>
              </table:table-cell>
              <table:table-cell office:value-type="float" office:value="35.5555555555555">
                <text:p>35.555555555555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0">
                <text:p>3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20">
                <text:p>20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8.88888888888888">
                <text:p>8.88888888888888</text:p>
              </table:table-cell>
              <table:table-cell office:value-type="float" office:value="7.77777777777777">
                <text:p>7.77777777777777</text:p>
              </table:table-cell>
              <table:table-cell office:value-type="float" office:value="6.66666666666666">
                <text:p>6.66666666666666</text:p>
              </table:table-cell>
              <table:table-cell office:value-type="float" office:value="5.55555555555555">
                <text:p>5.55555555555555</text:p>
              </table:table-cell>
              <table:table-cell office:value-type="float" office:value="5.55555555555555">
                <text:p>5.5555555555555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G67:tiny_plane_module_percentage_data.EA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4.0545673785261">
                <text:p>14.0545673785261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6.1015297179883">
                <text:p>16.1015297179883</text:p>
              </table:table-cell>
              <table:table-cell office:value-type="float" office:value="15.53790886178">
                <text:p>15.53790886178</text:p>
              </table:table-cell>
              <table:table-cell office:value-type="float" office:value="15.0445155641407">
                <text:p>15.0445155641407</text:p>
              </table:table-cell>
              <table:table-cell office:value-type="float" office:value="14.9988568380123">
                <text:p>14.9988568380123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5.7570721379131">
                <text:p>15.7570721379131</text:p>
              </table:table-cell>
              <table:table-cell office:value-type="float" office:value="15.8871189552054">
                <text:p>15.8871189552054</text:p>
              </table:table-cell>
              <table:table-cell office:value-type="float" office:value="13.0420865641919">
                <text:p>13.0420865641919</text:p>
              </table:table-cell>
              <table:table-cell office:value-type="float" office:value="13.9073950781619">
                <text:p>13.9073950781619</text:p>
              </table:table-cell>
              <table:table-cell office:value-type="float" office:value="15.2257813267367">
                <text:p>15.2257813267367</text:p>
              </table:table-cell>
              <table:table-cell office:value-type="float" office:value="15.7570721379131">
                <text:p>15.7570721379131</text:p>
              </table:table-cell>
              <table:table-cell office:value-type="float" office:value="11.475506210985">
                <text:p>11.475506210985</text:p>
              </table:table-cell>
              <table:table-cell office:value-type="float" office:value="11.0492102890195">
                <text:p>11.0492102890195</text:p>
              </table:table-cell>
              <table:table-cell office:value-type="float" office:value="11.0492102890195">
                <text:p>11.0492102890195</text:p>
              </table:table-cell>
              <table:table-cell office:value-type="float" office:value="13.0945700219731">
                <text:p>13.0945700219731</text:p>
              </table:table-cell>
              <table:table-cell office:value-type="float" office:value="15.2257813267367">
                <text:p>15.2257813267367</text:p>
              </table:table-cell>
              <table:table-cell office:value-type="float" office:value="13.6585843811747">
                <text:p>13.6585843811747</text:p>
              </table:table-cell>
              <table:table-cell office:value-type="float" office:value="11.7705545052376">
                <text:p>11.7705545052376</text:p>
              </table:table-cell>
              <table:table-cell office:value-type="float" office:value="13.0420865641919">
                <text:p>13.0420865641919</text:p>
              </table:table-cell>
              <table:table-cell office:value-type="float" office:value="11.9440855530349">
                <text:p>11.9440855530349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9.07218423253028">
                <text:p>9.07218423253028</text:p>
              </table:table-cell>
              <table:table-cell office:value-type="float" office:value="8.76456264162905">
                <text:p>8.76456264162905</text:p>
              </table:table-cell>
              <table:table-cell office:value-type="float" office:value="7.49942841900614">
                <text:p>7.49942841900614</text:p>
              </table:table-cell>
              <table:table-cell office:value-type="float" office:value="7.02728368926306">
                <text:p>7.02728368926306</text:p>
              </table:table-cell>
              <table:table-cell office:value-type="float" office:value="7.4074074074074">
                <text:p>7.4074074074074</text:p>
              </table:table-cell>
              <table:table-cell office:value-type="float" office:value="8.19849763747357">
                <text:p>8.19849763747357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12.8833534303156">
                <text:p>12.8833534303156</text:p>
              </table:table-cell>
              <table:table-cell office:value-type="float" office:value="13.6585843811746">
                <text:p>13.6585843811746</text:p>
              </table:table-cell>
              <table:table-cell office:value-type="float" office:value="13.3024333304207">
                <text:p>13.3024333304207</text:p>
              </table:table-cell>
              <table:table-cell office:value-type="float" office:value="13.857990321385">
                <text:p>13.857990321385</text:p>
              </table:table-cell>
              <table:table-cell office:value-type="float" office:value="12.6143602710566">
                <text:p>12.6143602710566</text:p>
              </table:table-cell>
              <table:table-cell office:value-type="float" office:value="12.8833534303156">
                <text:p>12.8833534303156</text:p>
              </table:table-cell>
              <table:table-cell office:value-type="float" office:value="11.9440855530349">
                <text:p>11.9440855530349</text:p>
              </table:table-cell>
              <table:table-cell office:value-type="float" office:value="9.44262872887552">
                <text:p>9.44262872887552</text:p>
              </table:table-cell>
              <table:table-cell office:value-type="float" office:value="9.44262872887552">
                <text:p>9.44262872887552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4.68485579284204">
                <text:p>4.68485579284204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G67:tiny_plane_module_percentage_data.EA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0.5409255338946">
                <text:p>10.5409255338946</text:p>
              </table:table-cell>
              <table:table-cell office:value-type="float" office:value="14.0545673785261">
                <text:p>14.0545673785261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6.1015297179883">
                <text:p>16.1015297179883</text:p>
              </table:table-cell>
              <table:table-cell office:value-type="float" office:value="15.53790886178">
                <text:p>15.53790886178</text:p>
              </table:table-cell>
              <table:table-cell office:value-type="float" office:value="15.0445155641407">
                <text:p>15.0445155641407</text:p>
              </table:table-cell>
              <table:table-cell office:value-type="float" office:value="14.9988568380123">
                <text:p>14.9988568380123</text:p>
              </table:table-cell>
              <table:table-cell office:value-type="float" office:value="14.6284575245418">
                <text:p>14.6284575245418</text:p>
              </table:table-cell>
              <table:table-cell office:value-type="float" office:value="15.7570721379131">
                <text:p>15.7570721379131</text:p>
              </table:table-cell>
              <table:table-cell office:value-type="float" office:value="15.8871189552054">
                <text:p>15.8871189552054</text:p>
              </table:table-cell>
              <table:table-cell office:value-type="float" office:value="13.0420865641919">
                <text:p>13.0420865641919</text:p>
              </table:table-cell>
              <table:table-cell office:value-type="float" office:value="13.9073950781619">
                <text:p>13.9073950781619</text:p>
              </table:table-cell>
              <table:table-cell office:value-type="float" office:value="15.2257813267367">
                <text:p>15.2257813267367</text:p>
              </table:table-cell>
              <table:table-cell office:value-type="float" office:value="15.7570721379131">
                <text:p>15.7570721379131</text:p>
              </table:table-cell>
              <table:table-cell office:value-type="float" office:value="11.475506210985">
                <text:p>11.475506210985</text:p>
              </table:table-cell>
              <table:table-cell office:value-type="float" office:value="11.0492102890195">
                <text:p>11.0492102890195</text:p>
              </table:table-cell>
              <table:table-cell office:value-type="float" office:value="11.0492102890195">
                <text:p>11.0492102890195</text:p>
              </table:table-cell>
              <table:table-cell office:value-type="float" office:value="13.0945700219731">
                <text:p>13.0945700219731</text:p>
              </table:table-cell>
              <table:table-cell office:value-type="float" office:value="15.2257813267367">
                <text:p>15.2257813267367</text:p>
              </table:table-cell>
              <table:table-cell office:value-type="float" office:value="13.6585843811747">
                <text:p>13.6585843811747</text:p>
              </table:table-cell>
              <table:table-cell office:value-type="float" office:value="11.7705545052376">
                <text:p>11.7705545052376</text:p>
              </table:table-cell>
              <table:table-cell office:value-type="float" office:value="13.0420865641919">
                <text:p>13.0420865641919</text:p>
              </table:table-cell>
              <table:table-cell office:value-type="float" office:value="11.9440855530349">
                <text:p>11.9440855530349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9.07218423253028">
                <text:p>9.07218423253028</text:p>
              </table:table-cell>
              <table:table-cell office:value-type="float" office:value="8.76456264162905">
                <text:p>8.76456264162905</text:p>
              </table:table-cell>
              <table:table-cell office:value-type="float" office:value="7.49942841900614">
                <text:p>7.49942841900614</text:p>
              </table:table-cell>
              <table:table-cell office:value-type="float" office:value="7.02728368926306">
                <text:p>7.02728368926306</text:p>
              </table:table-cell>
              <table:table-cell office:value-type="float" office:value="7.4074074074074">
                <text:p>7.4074074074074</text:p>
              </table:table-cell>
              <table:table-cell office:value-type="float" office:value="8.19849763747357">
                <text:p>8.19849763747357</text:p>
              </table:table-cell>
              <table:table-cell office:value-type="float" office:value="10.2104064830298">
                <text:p>10.2104064830298</text:p>
              </table:table-cell>
              <table:table-cell office:value-type="float" office:value="12.8833534303156">
                <text:p>12.8833534303156</text:p>
              </table:table-cell>
              <table:table-cell office:value-type="float" office:value="13.6585843811746">
                <text:p>13.6585843811746</text:p>
              </table:table-cell>
              <table:table-cell office:value-type="float" office:value="13.3024333304207">
                <text:p>13.3024333304207</text:p>
              </table:table-cell>
              <table:table-cell office:value-type="float" office:value="13.857990321385">
                <text:p>13.857990321385</text:p>
              </table:table-cell>
              <table:table-cell office:value-type="float" office:value="12.6143602710566">
                <text:p>12.6143602710566</text:p>
              </table:table-cell>
              <table:table-cell office:value-type="float" office:value="12.8833534303156">
                <text:p>12.8833534303156</text:p>
              </table:table-cell>
              <table:table-cell office:value-type="float" office:value="11.9440855530349">
                <text:p>11.9440855530349</text:p>
              </table:table-cell>
              <table:table-cell office:value-type="float" office:value="9.44262872887552">
                <text:p>9.44262872887552</text:p>
              </table:table-cell>
              <table:table-cell office:value-type="float" office:value="9.44262872887552">
                <text:p>9.44262872887552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5.36717657266275">
                <text:p>5.36717657266275</text:p>
              </table:table-cell>
              <table:table-cell office:value-type="float" office:value="4.68485579284204">
                <text:p>4.68485579284204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tiny_plane_module_percentage_data.B82:tiny_plane_module_percentage_data.EA82</svg:desc>
                </draw:g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88.5714285714286">
                <text:p>88.5714285714286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8.5714285714286">
                <text:p>88.5714285714286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5.7142857142857">
                <text:p>95.7142857142857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90">
                <text:p>90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2.8571428571429">
                <text:p>82.8571428571429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80">
                <text:p>80</text:p>
              </table:table-cell>
              <table:table-cell office:value-type="float" office:value="77.1428571428571">
                <text:p>77.1428571428571</text:p>
              </table:table-cell>
              <table:table-cell office:value-type="float" office:value="75.7142857142857">
                <text:p>75.7142857142857</text:p>
              </table:table-cell>
              <table:table-cell office:value-type="float" office:value="72.8571428571429">
                <text:p>72.857142857142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0">
                <text:p>70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1.4285714285714">
                <text:p>61.428571428571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50">
                <text:p>50</text:p>
              </table:table-cell>
              <table:table-cell office:value-type="float" office:value="47.1428571428572">
                <text:p>47.1428571428572</text:p>
              </table:table-cell>
              <table:table-cell office:value-type="float" office:value="47.1428571428572">
                <text:p>47.1428571428572</text:p>
              </table:table-cell>
              <table:table-cell office:value-type="float" office:value="41.4285714285714">
                <text:p>41.4285714285714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83:tiny_plane_module_percentage_data.EA83</svg:desc>
                </draw:g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52923252421044">
                <text:p>7.52923252421044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90065559342355">
                <text:p>6.90065559342355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4.7542222712664">
                <text:p>14.7542222712664</text:p>
              </table:table-cell>
              <table:table-cell office:value-type="float" office:value="13.5526185435788">
                <text:p>13.5526185435788</text:p>
              </table:table-cell>
              <table:table-cell office:value-type="float" office:value="15.3566814253306">
                <text:p>15.3566814253306</text:p>
              </table:table-cell>
              <table:table-cell office:value-type="float" office:value="16.7683970111038">
                <text:p>16.7683970111038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20.2030508910442">
                <text:p>20.2030508910442</text:p>
              </table:table-cell>
              <table:table-cell office:value-type="float" office:value="19.5760045629471">
                <text:p>19.5760045629471</text:p>
              </table:table-cell>
              <table:table-cell office:value-type="float" office:value="19.9773113937172">
                <text:p>19.9773113937172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22.3860176638917">
                <text:p>22.3860176638917</text:p>
              </table:table-cell>
              <table:table-cell office:value-type="float" office:value="24.0935440774733">
                <text:p>24.0935440774733</text:p>
              </table:table-cell>
              <table:table-cell office:value-type="float" office:value="24.0935440774733">
                <text:p>24.0935440774733</text:p>
              </table:table-cell>
              <table:table-cell office:value-type="float" office:value="23.7618570473803">
                <text:p>23.7618570473803</text:p>
              </table:table-cell>
              <table:table-cell office:value-type="float" office:value="25.0170010220261">
                <text:p>25.0170010220261</text:p>
              </table:table-cell>
              <table:table-cell office:value-type="float" office:value="25.0170010220261">
                <text:p>25.0170010220261</text:p>
              </table:table-cell>
              <table:table-cell office:value-type="float" office:value="25.3769763704271">
                <text:p>25.3769763704271</text:p>
              </table:table-cell>
              <table:table-cell office:value-type="float" office:value="24.5134050975881">
                <text:p>24.5134050975881</text:p>
              </table:table-cell>
              <table:table-cell office:value-type="float" office:value="24.3276948084663">
                <text:p>24.3276948084663</text:p>
              </table:table-cell>
              <table:table-cell office:value-type="float" office:value="24.3276948084663">
                <text:p>24.3276948084663</text:p>
              </table:table-cell>
              <table:table-cell office:value-type="float" office:value="22.7875925981055">
                <text:p>22.7875925981055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19.3429485824666">
                <text:p>19.3429485824666</text:p>
              </table:table-cell>
              <table:table-cell office:value-type="float" office:value="17.5610370615102">
                <text:p>17.5610370615102</text:p>
              </table:table-cell>
              <table:table-cell office:value-type="float" office:value="15.0584650484208">
                <text:p>15.0584650484208</text:p>
              </table:table-cell>
              <table:table-cell office:value-type="float" office:value="14.7542222712663">
                <text:p>14.7542222712663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6.90065559342355">
                <text:p>6.9006555934235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plane_module_percentage_data.B83:tiny_plane_module_percentage_data.EA83</svg:desc>
                </draw:g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02338601936835">
                <text:p>6.02338601936835</text:p>
              </table:table-cell>
              <table:table-cell office:value-type="float" office:value="7.52923252421044">
                <text:p>7.52923252421044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7.37711113563319">
                <text:p>7.37711113563319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6.90065559342355">
                <text:p>6.90065559342355</text:p>
              </table:table-cell>
              <table:table-cell office:value-type="float" office:value="9.9886556968586">
                <text:p>9.9886556968586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2.5085005110131">
                <text:p>12.5085005110131</text:p>
              </table:table-cell>
              <table:table-cell office:value-type="float" office:value="14.7542222712664">
                <text:p>14.7542222712664</text:p>
              </table:table-cell>
              <table:table-cell office:value-type="float" office:value="13.5526185435788">
                <text:p>13.5526185435788</text:p>
              </table:table-cell>
              <table:table-cell office:value-type="float" office:value="15.3566814253306">
                <text:p>15.3566814253306</text:p>
              </table:table-cell>
              <table:table-cell office:value-type="float" office:value="16.7683970111038">
                <text:p>16.7683970111038</text:p>
              </table:table-cell>
              <table:table-cell office:value-type="float" office:value="19.1070501407037">
                <text:p>19.1070501407037</text:p>
              </table:table-cell>
              <table:table-cell office:value-type="float" office:value="18.3811991101131">
                <text:p>18.3811991101131</text:p>
              </table:table-cell>
              <table:table-cell office:value-type="float" office:value="20.2030508910442">
                <text:p>20.2030508910442</text:p>
              </table:table-cell>
              <table:table-cell office:value-type="float" office:value="19.5760045629471">
                <text:p>19.5760045629471</text:p>
              </table:table-cell>
              <table:table-cell office:value-type="float" office:value="19.9773113937172">
                <text:p>19.9773113937172</text:p>
              </table:table-cell>
              <table:table-cell office:value-type="float" office:value="18.070158058105">
                <text:p>18.070158058105</text:p>
              </table:table-cell>
              <table:table-cell office:value-type="float" office:value="22.3860176638917">
                <text:p>22.3860176638917</text:p>
              </table:table-cell>
              <table:table-cell office:value-type="float" office:value="24.0935440774733">
                <text:p>24.0935440774733</text:p>
              </table:table-cell>
              <table:table-cell office:value-type="float" office:value="24.0935440774733">
                <text:p>24.0935440774733</text:p>
              </table:table-cell>
              <table:table-cell office:value-type="float" office:value="23.7618570473803">
                <text:p>23.7618570473803</text:p>
              </table:table-cell>
              <table:table-cell office:value-type="float" office:value="25.0170010220261">
                <text:p>25.0170010220261</text:p>
              </table:table-cell>
              <table:table-cell office:value-type="float" office:value="25.0170010220261">
                <text:p>25.0170010220261</text:p>
              </table:table-cell>
              <table:table-cell office:value-type="float" office:value="25.3769763704271">
                <text:p>25.3769763704271</text:p>
              </table:table-cell>
              <table:table-cell office:value-type="float" office:value="24.5134050975881">
                <text:p>24.5134050975881</text:p>
              </table:table-cell>
              <table:table-cell office:value-type="float" office:value="24.3276948084663">
                <text:p>24.3276948084663</text:p>
              </table:table-cell>
              <table:table-cell office:value-type="float" office:value="24.3276948084663">
                <text:p>24.3276948084663</text:p>
              </table:table-cell>
              <table:table-cell office:value-type="float" office:value="22.7875925981055">
                <text:p>22.7875925981055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21.3490588299618">
                <text:p>21.3490588299618</text:p>
              </table:table-cell>
              <table:table-cell office:value-type="float" office:value="19.3429485824666">
                <text:p>19.3429485824666</text:p>
              </table:table-cell>
              <table:table-cell office:value-type="float" office:value="17.5610370615102">
                <text:p>17.5610370615102</text:p>
              </table:table-cell>
              <table:table-cell office:value-type="float" office:value="15.0584650484208">
                <text:p>15.0584650484208</text:p>
              </table:table-cell>
              <table:table-cell office:value-type="float" office:value="14.7542222712663">
                <text:p>14.7542222712663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1.7610371764081">
                <text:p>11.7610371764081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2.0467720387367">
                <text:p>12.0467720387367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10.1015254455221">
                <text:p>10.1015254455221</text:p>
              </table:table-cell>
              <table:table-cell office:value-type="float" office:value="6.90065559342355">
                <text:p>6.90065559342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